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35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0.2638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0.2535in"/>
    </style:style>
    <style:style style:name="co6" style:family="table-column">
      <style:table-column-properties fo:break-before="auto" style:column-width="9.612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3.4835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0.2425in"/>
    </style:style>
    <style:style style:name="co11" style:family="table-column">
      <style:table-column-properties fo:break-before="auto" style:column-width="7.9256in"/>
    </style:style>
    <style:style style:name="co12" style:family="table-column">
      <style:table-column-properties fo:break-before="auto" style:column-width="3.3953in"/>
    </style:style>
    <style:style style:name="co13" style:family="table-column">
      <style:table-column-properties fo:break-before="auto" style:column-width="1.102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0.2862in"/>
    </style:style>
    <style:style style:name="co16" style:family="table-column">
      <style:table-column-properties fo:break-before="auto" style:column-width="1.3118in"/>
    </style:style>
    <style:style style:name="co17" style:family="table-column">
      <style:table-column-properties fo:break-before="auto" style:column-width="3.0425in"/>
    </style:style>
    <style:style style:name="co18" style:family="table-column">
      <style:table-column-properties fo:break-before="auto" style:column-width="0.8264in"/>
    </style:style>
    <style:style style:name="co19" style:family="table-column">
      <style:table-column-properties fo:break-before="auto" style:column-width="1.0138in"/>
    </style:style>
    <style:style style:name="co20" style:family="table-column">
      <style:table-column-properties fo:break-before="auto" style:column-width="0.9583in"/>
    </style:style>
    <style:style style:name="co21" style:family="table-column">
      <style:table-column-properties fo:break-before="auto" style:column-width="0.2311in"/>
    </style:style>
    <style:style style:name="co22" style:family="table-column">
      <style:table-column-properties fo:break-before="auto" style:column-width="5.0819in"/>
    </style:style>
    <style:style style:name="co23" style:family="table-column">
      <style:table-column-properties fo:break-before="auto" style:column-width="4.4098in"/>
    </style:style>
    <style:style style:name="co24" style:family="table-column">
      <style:table-column-properties fo:break-before="auto" style:column-width="0.7055in"/>
    </style:style>
    <style:style style:name="co25" style:family="table-column">
      <style:table-column-properties fo:break-before="auto" style:column-width="0.9256in"/>
    </style:style>
    <style:style style:name="co26" style:family="table-column">
      <style:table-column-properties fo:break-before="auto" style:column-width="0.3083in"/>
    </style:style>
    <style:style style:name="co27" style:family="table-column">
      <style:table-column-properties fo:break-before="auto" style:column-width="3.8807in"/>
    </style:style>
    <style:style style:name="co28" style:family="table-column">
      <style:table-column-properties fo:break-before="auto" style:column-width="0.8043in"/>
    </style:style>
    <style:style style:name="co29" style:family="table-column">
      <style:table-column-properties fo:break-before="auto" style:column-width="0.8811in"/>
    </style:style>
    <style:style style:name="co30" style:family="table-column">
      <style:table-column-properties fo:break-before="auto" style:column-width="2.7008in"/>
    </style:style>
    <style:style style:name="co31" style:family="table-column">
      <style:table-column-properties fo:break-before="auto" style:column-width="0.2756in"/>
    </style:style>
    <style:style style:name="co32" style:family="table-column">
      <style:table-column-properties fo:break-before="auto" style:column-width="8.4661in"/>
    </style:style>
    <style:style style:name="co33" style:family="table-column">
      <style:table-column-properties fo:break-before="auto" style:column-width="1.2236in"/>
    </style:style>
    <style:style style:name="co34" style:family="table-column">
      <style:table-column-properties fo:break-before="auto" style:column-width="0.7602in"/>
    </style:style>
    <style:style style:name="co35" style:family="table-column">
      <style:table-column-properties fo:break-before="auto" style:column-width="0.8161in"/>
    </style:style>
    <style:style style:name="co36" style:family="table-column">
      <style:table-column-properties fo:break-before="auto" style:column-width="1.8299in"/>
    </style:style>
    <style:style style:name="co37" style:family="table-column">
      <style:table-column-properties fo:break-before="auto" style:column-width="1.3228in"/>
    </style:style>
    <style:style style:name="co38" style:family="table-column">
      <style:table-column-properties fo:break-before="auto" style:column-width="0.9154in"/>
    </style:style>
    <style:style style:name="co39" style:family="table-column">
      <style:table-column-properties fo:break-before="auto" style:column-width="0.8484in"/>
    </style:style>
    <style:style style:name="co40" style:family="table-column">
      <style:table-column-properties fo:break-before="auto" style:column-width="0.2201in"/>
    </style:style>
    <style:style style:name="co41" style:family="table-column">
      <style:table-column-properties fo:break-before="auto" style:column-width="7.1984in"/>
    </style:style>
    <style:style style:name="co42" style:family="table-column">
      <style:table-column-properties fo:break-before="auto" style:column-width="3.1417in"/>
    </style:style>
    <style:style style:name="co43" style:family="table-column">
      <style:table-column-properties fo:break-before="auto" style:column-width="6.9118in"/>
    </style:style>
    <style:style style:name="co44" style:family="table-column">
      <style:table-column-properties fo:break-before="auto" style:column-width="1.1244in"/>
    </style:style>
    <style:style style:name="co45" style:family="table-column">
      <style:table-column-properties fo:break-before="auto" style:column-width="0.9807in"/>
    </style:style>
    <style:style style:name="co46" style:family="table-column">
      <style:table-column-properties fo:break-before="auto" style:column-width="7.5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PageStyle_5f_men_20__26__20_women_20_injuries">
      <style:table-properties table:display="true" style:writing-mode="lr-tb"/>
    </style:style>
    <style:style style:name="ta2" style:family="table" style:master-page-name="PageStyle_5f_leading_20_causes_20_2001">
      <style:table-properties table:display="true" style:writing-mode="lr-tb"/>
    </style:style>
    <style:style style:name="ta3" style:family="table" style:master-page-name="PageStyle_5f_leading_20_causes_20_2010">
      <style:table-properties table:display="true" style:writing-mode="lr-tb"/>
    </style:style>
    <style:style style:name="ta4" style:family="table" style:master-page-name="PageStyle_5f_comparison_20_with_20_NHAMCS">
      <style:table-properties table:display="true" style:writing-mode="lr-tb"/>
    </style:style>
    <style:style style:name="ta5" style:family="table" style:master-page-name="PageStyle_5f_fatal_20_causes_20_2001_20__26__20_2010">
      <style:table-properties table:display="true" style:writing-mode="lr-tb"/>
    </style:style>
    <style:style style:name="ta6" style:family="table" style:master-page-name="PageStyle_5f_non-fatal_20_extract_20_causes">
      <style:table-properties table:display="true" style:writing-mode="lr-tb"/>
    </style:style>
    <style:style style:name="ta7" style:family="table" style:master-page-name="PageStyle_5f_non-fatal_20_extract_20_totals">
      <style:table-properties table:display="true" style:writing-mode="lr-tb"/>
    </style:style>
    <style:style style:name="ta8" style:family="table" style:master-page-name="PageStyle_5f_fatal_20_extract_20_causes">
      <style:table-properties table:display="true" style:writing-mode="lr-tb"/>
    </style:style>
    <style:style style:name="ta9" style:family="table" style:master-page-name="PageStyle_5f_fatal_20_extract_20_total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Percent" style:data-style-name="N800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8003"/>
    <style:style style:name="ce1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 style:data-style-name="N8003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 style:data-style-name="N118"/>
    <style:style style:name="ce2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n &amp; women injuri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ce5"/>
        <table:table-column table:style-name="co3" table:default-cell-style-name="ce5"/>
        <table:table-column table:style-name="co4" table:number-columns-repeated="2" table:default-cell-style-name="ce8"/>
        <table:table-column table:style-name="co4" table:default-cell-style-name="ce5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4" table:default-cell-style-name="Excel_20_Built-in_20_Normal"/>
        <table:table-row table:style-name="ro1">
          <table:table-cell table:style-name="ce1" office:value-type="string" table:number-columns-spanned="4" table:number-rows-spanned="1">
            <text:p>Sex differences in injuries to persons ages 15 to 44 in U.S., 2001 and 2010</text:p>
          </table:table-cell>
          <table:covered-table-cell table:number-columns-repeated="3" table:style-name="ce4"/>
          <table:table-cell table:number-columns-repeated="5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8"/>
          <table:table-cell table:number-columns-repeated="6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table:number-columns-spanned="3" table:number-rows-spanned="1">
            <text:p>in year 2001</text:p>
          </table:table-cell>
          <table:covered-table-cell table:number-columns-repeated="2"/>
          <table:table-cell/>
          <table:table-cell table:style-name="ce11" office:value-type="string" table:number-columns-spanned="3" table:number-rows-spanned="1">
            <text:p>in year 2010</text:p>
          </table:table-cell>
          <table:covered-table-cell table:style-name="ce5"/>
          <table:covered-table-cell/>
          <table:table-cell table:number-columns-repeated="1016"/>
        </table:table-row>
        <table:table-row table:style-name="ro2">
          <table:table-cell table:style-name="ce2"/>
          <table:table-cell table:style-name="ce7" office:value-type="string">
            <text:p>men</text:p>
          </table:table-cell>
          <table:table-cell table:style-name="ce7" office:value-type="string">
            <text:p>women</text:p>
          </table:table-cell>
          <table:table-cell table:style-name="ce7" office:value-type="string">
            <text:p>men/women ratio</text:p>
          </table:table-cell>
          <table:table-cell table:style-name="ce7"/>
          <table:table-cell table:style-name="ce7" office:value-type="string">
            <text:p>men</text:p>
          </table:table-cell>
          <table:table-cell table:style-name="ce7" office:value-type="string">
            <text:p>women</text:p>
          </table:table-cell>
          <table:table-cell table:style-name="ce7" office:value-type="string">
            <text:p>men/women ratio</text:p>
          </table:table-cell>
          <table:table-cell table:style-name="ce2"/>
          <table:table-cell table:style-name="ce2" office:value-type="string">
            <text:p>source and 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non-fatal injuries</text:p>
          </table:table-cell>
          <table:table-cell table:style-name="ce6" office:value-type="string" table:number-columns-spanned="3" table:number-rows-spanned="1">
            <text:p>hospital emergency visits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hospital emergency visits</text:p>
          </table:table-cell>
          <table:covered-table-cell table:style-name="ce5"/>
          <table:covered-table-cell/>
          <table:table-cell/>
          <table:table-cell table:style-name="ce3" office:value-type="string">
            <text:p>non-fatal injury data from NEISS AIP, see sheet "non-fatal extract totals"</text:p>
          </table:table-cell>
          <table:table-cell table:number-columns-repeated="1014"/>
        </table:table-row>
        <table:table-row table:style-name="ro1">
          <table:table-cell office:value-type="string">
            <text:p>all injuries</text:p>
          </table:table-cell>
          <table:table-cell table:style-name="ce8" office:value-type="float" office:value="9104759.21446772">
            <text:p>9,104,759</text:p>
          </table:table-cell>
          <table:table-cell table:style-name="ce8" office:value-type="float" office:value="6316912.44797686">
            <text:p>6,316,912</text:p>
          </table:table-cell>
          <table:table-cell table:style-name="ce10" table:formula="of:=[.B7]/[.C7]" office:value-type="float" office:value="1.44133060089882">
            <text:p>1.44</text:p>
          </table:table-cell>
          <table:table-cell/>
          <table:table-cell office:value-type="float" office:value="8437118.18646839">
            <text:p>8,437,118</text:p>
          </table:table-cell>
          <table:table-cell office:value-type="float" office:value="6432504.81766754">
            <text:p>6,432,505</text:p>
          </table:table-cell>
          <table:table-cell table:style-name="ce10" table:formula="of:=[.F7]/[.G7]" office:value-type="float" office:value="1.31163806722616">
            <text:p>1.31</text:p>
          </table:table-cell>
          <table:table-cell/>
          <table:table-cell table:style-name="ce3" office:value-type="string">
            <text:p>fatal injury data from NCHS Vital Statistics, see sheet "fatal extract totals"</text:p>
          </table:table-cell>
          <table:table-cell table:number-columns-repeated="1014"/>
        </table:table-row>
        <table:table-row table:style-name="ro1">
          <table:table-cell office:value-type="string">
            <text:p>violence (ex. self-harm and legal intervention)</text:p>
          </table:table-cell>
          <table:table-cell table:style-name="ce8" office:value-type="float" office:value="798544.289609833">
            <text:p>798,544</text:p>
          </table:table-cell>
          <table:table-cell table:style-name="ce8" office:value-type="float" office:value="526331.742366938">
            <text:p>526,332</text:p>
          </table:table-cell>
          <table:table-cell table:style-name="ce10" table:formula="of:=[.B8]/[.C8]" office:value-type="float" office:value="1.51718816353113">
            <text:p>1.52</text:p>
          </table:table-cell>
          <table:table-cell/>
          <table:table-cell office:value-type="float" office:value="828117.587658557">
            <text:p>828,118</text:p>
          </table:table-cell>
          <table:table-cell office:value-type="float" office:value="519264.830368196">
            <text:p>519,265</text:p>
          </table:table-cell>
          <table:table-cell table:style-name="ce10" table:formula="of:=[.F8]/[.G8]" office:value-type="float" office:value="1.59478851489203">
            <text:p>1.59</text:p>
          </table:table-cell>
          <table:table-cell/>
          <table:table-cell table:style-name="ce3" office:value-type="string">
            <text:p>domestic violence (dv) and intimate-partner violence (ipv): see workbook victims-injuries-dv:"injuries summary"</text:p>
          </table:table-cell>
          <table:table-cell table:number-columns-repeated="1014"/>
        </table:table-row>
        <table:table-row table:style-name="ro1">
          <table:table-cell office:value-type="string">
            <text:p>domestic violence</text:p>
          </table:table-cell>
          <table:table-cell table:style-name="ce8" table:formula="of:=[.B25]*[.B35]/[.B30]" office:value-type="float" office:value="185464.202995768">
            <text:p>185,464</text:p>
          </table:table-cell>
          <table:table-cell table:style-name="ce8" table:formula="of:=[.C25]*[.C35]/[.C30]" office:value-type="float" office:value="332129.113035891">
            <text:p>332,129</text:p>
          </table:table-cell>
          <table:table-cell table:style-name="ce10" table:formula="of:=[.B9]/[.C9]" office:value-type="float" office:value="0.558409954792871">
            <text:p>0.56</text:p>
          </table:table-cell>
          <table:table-cell/>
          <table:table-cell table:formula="of:=[.B35]" office:value-type="float" office:value="180969.167560116">
            <text:p>180,969</text:p>
          </table:table-cell>
          <table:table-cell table:formula="of:=[.C35]" office:value-type="float" office:value="298159.434424415">
            <text:p>298,159</text:p>
          </table:table-cell>
          <table:table-cell table:style-name="ce10" table:formula="of:=[.F9]/[.G9]" office:value-type="float" office:value="0.606954356180175">
            <text:p>0.61</text:p>
          </table:table-cell>
          <table:table-cell/>
          <table:table-cell table:style-name="ce3" office:value-type="string">
            <text:p>dv and ipv estimates for 2010 are 2008 data</text:p>
          </table:table-cell>
          <table:table-cell table:number-columns-repeated="1014"/>
        </table:table-row>
        <table:table-row table:style-name="ro1">
          <table:table-cell office:value-type="string">
            <text:p>intimate partner violence</text:p>
          </table:table-cell>
          <table:table-cell table:style-name="ce8" table:formula="of:=[.B24]*[.B34]/[.B29]" office:value-type="float" office:value="90541.2855192278">
            <text:p>90,541</text:p>
          </table:table-cell>
          <table:table-cell table:style-name="ce8" table:formula="of:=[.C24]*[.C34]/[.C29]" office:value-type="float" office:value="263925.461920904">
            <text:p>263,925</text:p>
          </table:table-cell>
          <table:table-cell table:style-name="ce10" table:formula="of:=[.B10]/[.C10]" office:value-type="float" office:value="0.343056273768547">
            <text:p>0.34</text:p>
          </table:table-cell>
          <table:table-cell/>
          <table:table-cell table:formula="of:=[.B34]" office:value-type="float" office:value="79753.5553859382">
            <text:p>79,754</text:p>
          </table:table-cell>
          <table:table-cell table:formula="of:=[.C34]" office:value-type="float" office:value="240105.086429215">
            <text:p>240,105</text:p>
          </table:table-cell>
          <table:table-cell table:style-name="ce10" table:formula="of:=[.F10]/[.G10]" office:value-type="float" office:value="0.332161040701027">
            <text:p>0.33</text:p>
          </table:table-cell>
          <table:table-cell/>
          <table:table-cell table:style-name="ce3" office:value-type="string">
            <text:p>dv and ipv estimates for 2001 are estimated from estimates for women ages 18 &amp; over in 2001 and age-group estimate ratios for 2008</text:p>
          </table:table-cell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>
            <text:p>fatal injuries</text:p>
          </table:table-cell>
          <table:table-cell table:style-name="ce6" office:value-type="string" table:number-columns-spanned="3" table:number-rows-spanned="1">
            <text:p>deaths from injuries</text:p>
          </table:table-cell>
          <table:covered-table-cell table:number-columns-repeated="2"/>
          <table:table-cell/>
          <table:table-cell table:style-name="ce9" office:value-type="string" table:number-columns-spanned="3" table:number-rows-spanned="1">
            <text:p>deaths from injuries</text:p>
          </table:table-cell>
          <table:covered-table-cell/>
          <table:covered-table-cell table:style-name="ce8"/>
          <table:table-cell/>
          <table:table-cell office:value-type="string">
            <text:p>Differences in injury counts are much greater than differences in population counts. <text:s/>For population-adjusted rates ("crude rates"),</text:p>
          </table:table-cell>
          <table:table-cell table:number-columns-repeated="1014"/>
        </table:table-row>
        <table:table-row table:style-name="ro1">
          <table:table-cell office:value-type="string">
            <text:p>all injuries</text:p>
          </table:table-cell>
          <table:table-cell table:style-name="ce8" office:value-type="float" office:value="58204">
            <text:p>58,204</text:p>
          </table:table-cell>
          <table:table-cell table:style-name="ce8" office:value-type="float" office:value="17284">
            <text:p>17,284</text:p>
          </table:table-cell>
          <table:table-cell table:style-name="ce10" table:formula="of:=[.B13]/[.C13]" office:value-type="float" office:value="3.36750752140708">
            <text:p>3.37</text:p>
          </table:table-cell>
          <table:table-cell/>
          <table:table-cell office:value-type="float" office:value="54713">
            <text:p>54,713</text:p>
          </table:table-cell>
          <table:table-cell office:value-type="float" office:value="17788">
            <text:p>17,788</text:p>
          </table:table-cell>
          <table:table-cell table:style-name="ce10" table:formula="of:=[.F13]/[.G13]" office:value-type="float" office:value="3.07583764335507">
            <text:p>3.08</text:p>
          </table:table-cell>
          <table:table-cell/>
          <table:table-cell office:value-type="string">
            <text:p>see extract sheets. <text:s/>Because women have about a 5-year longer expected lifespan than men, informative comparisons of injuries to men and women</text:p>
          </table:table-cell>
          <table:table-cell table:number-columns-repeated="1014"/>
        </table:table-row>
        <table:table-row table:style-name="ro1">
          <table:table-cell office:value-type="string">
            <text:p>violence (ex. self-harm and legal intervention)</text:p>
          </table:table-cell>
          <table:table-cell table:style-name="ce8" office:value-type="float" office:value="11820">
            <text:p>11,820</text:p>
          </table:table-cell>
          <table:table-cell table:style-name="ce8" office:value-type="float" office:value="2949">
            <text:p>2,949</text:p>
          </table:table-cell>
          <table:table-cell table:style-name="ce10" table:formula="of:=[.B14]/[.C14]" office:value-type="float" office:value="4.00813835198372">
            <text:p>4.01</text:p>
          </table:table-cell>
          <table:table-cell/>
          <table:table-cell office:value-type="float" office:value="9519">
            <text:p>9,519</text:p>
          </table:table-cell>
          <table:table-cell office:value-type="float" office:value="1890">
            <text:p>1,890</text:p>
          </table:table-cell>
          <table:table-cell table:style-name="ce10" table:formula="of:=[.F14]/[.G14]" office:value-type="float" office:value="5.03650793650794">
            <text:p>5.04</text:p>
          </table:table-cell>
          <table:table-cell/>
          <table:table-cell office:value-type="string">
            <text:p><text:s/>ages 18 and older depends more on relative population sizes ("crude rate") and population age distributions ("age-adjusted rate")</text:p>
          </table:table-cell>
          <table:table-cell table:number-columns-repeated="1014"/>
        </table:table-row>
        <table:table-row table:style-name="ro1">
          <table:table-cell office:value-type="string">
            <text:p>suicide</text:p>
          </table:table-cell>
          <table:table-cell table:style-name="ce8" office:value-type="float" office:value="12788">
            <text:p>12,788</text:p>
          </table:table-cell>
          <table:table-cell table:style-name="ce8" office:value-type="float" office:value="2888">
            <text:p>2,888</text:p>
          </table:table-cell>
          <table:table-cell table:style-name="ce10" table:formula="of:=[.B15]/[.C15]" office:value-type="float" office:value="4.42797783933518">
            <text:p>4.43</text:p>
          </table:table-cell>
          <table:table-cell/>
          <table:table-cell office:value-type="float" office:value="13447">
            <text:p>13,447</text:p>
          </table:table-cell>
          <table:table-cell office:value-type="float" office:value="3459">
            <text:p>3,459</text:p>
          </table:table-cell>
          <table:table-cell table:style-name="ce10" table:formula="of:=[.F15]/[.G15]" office:value-type="float" office:value="3.88753975137323">
            <text:p>3.89</text:p>
          </table:table-cell>
          <table:table-cell/>
          <table:table-cell office:value-type="string">
            <text:p>For statistics on persons ages 18 and over, see sheets "non-fatal extract totals" and "fatal extract totals."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In the U.S. in 2001 and 2010, men ages 15-44 numbered about 2% more than women ages 15-44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>
            <text:p>For homicide data, see workbook victims-homici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on-fatal injuries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table:number-columns-spanned="3" table:number-rows-spanned="1">
            <text:p>in 2001, ages 18 &amp; over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table:style-name="ce7" office:value-type="string">
            <text:p>men/women ratio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office:value-type="string">
            <text:p>intimate partner violence</text:p>
          </table:table-cell>
          <table:table-cell table:style-name="ce8" office:value-type="float" office:value="131227.197945872">
            <text:p>131,227</text:p>
          </table:table-cell>
          <table:table-cell table:style-name="ce8" office:value-type="float" office:value="289466.108684029">
            <text:p>289,466</text:p>
          </table:table-cell>
          <table:table-cell table:style-name="ce10" table:formula="of:=[.B24]/[.C24]" office:value-type="float" office:value="0.453342184141893">
            <text:p>0.45</text:p>
          </table:table-cell>
          <table:table-cell table:number-columns-repeated="1020"/>
        </table:table-row>
        <table:table-row table:style-name="ro1">
          <table:table-cell office:value-type="string">
            <text:p>domestic violence</text:p>
          </table:table-cell>
          <table:table-cell table:style-name="ce8" office:value-type="float" office:value="238320.48043666">
            <text:p>238,320</text:p>
          </table:table-cell>
          <table:table-cell table:style-name="ce8" office:value-type="float" office:value="359719.663423709">
            <text:p>359,720</text:p>
          </table:table-cell>
          <table:table-cell table:style-name="ce10" table:formula="of:=[.B25]/[.C25]" office:value-type="float" office:value="0.66251724514694">
            <text:p>0.66</text:p>
          </table:table-cell>
          <table:table-cell table:number-columns-repeated="1020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9" office:value-type="string" table:number-columns-spanned="3" table:number-rows-spanned="1">
            <text:p>in 2008, ages 18 &amp; over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8" office:value-type="string">
            <text:p>men</text:p>
          </table:table-cell>
          <table:table-cell table:style-name="ce8" office:value-type="string">
            <text:p>women</text:p>
          </table:table-cell>
          <table:table-cell table:number-columns-repeated="1021"/>
        </table:table-row>
        <table:table-row table:style-name="ro1">
          <table:table-cell office:value-type="string">
            <text:p>intimate partner violence</text:p>
          </table:table-cell>
          <table:table-cell table:style-name="ce8" office:value-type="float" office:value="115591.859995129">
            <text:p>115,592</text:p>
          </table:table-cell>
          <table:table-cell table:style-name="ce8" office:value-type="float" office:value="263340.583125461">
            <text:p>263,341</text:p>
          </table:table-cell>
          <table:table-cell table:style-name="ce10" table:formula="of:=[.B29]/[.C29]" office:value-type="float" office:value="0.438944345847593">
            <text:p>0.44</text:p>
          </table:table-cell>
          <table:table-cell table:number-columns-repeated="1020"/>
        </table:table-row>
        <table:table-row table:style-name="ro1">
          <table:table-cell office:value-type="string">
            <text:p>domestic violence</text:p>
          </table:table-cell>
          <table:table-cell table:style-name="ce8" office:value-type="float" office:value="232544.384633262">
            <text:p>232,544</text:p>
          </table:table-cell>
          <table:table-cell table:style-name="ce8" office:value-type="float" office:value="322928.063780316">
            <text:p>322,928</text:p>
          </table:table-cell>
          <table:table-cell table:style-name="ce10" table:formula="of:=[.B30]/[.C30]" office:value-type="float" office:value="0.720112033345789">
            <text:p>0.72</text:p>
          </table:table-cell>
          <table:table-cell table:number-columns-repeated="1020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9" office:value-type="string" table:number-columns-spanned="3" table:number-rows-spanned="1">
            <text:p>in 2008, ages 15-44</text:p>
          </table:table-cell>
          <table:covered-table-cell table:number-columns-repeated="2" table:style-name="ce8"/>
          <table:table-cell table:number-columns-repeated="1020"/>
        </table:table-row>
        <table:table-row table:style-name="ro1">
          <table:table-cell/>
          <table:table-cell table:style-name="ce8" office:value-type="string">
            <text:p>men</text:p>
          </table:table-cell>
          <table:table-cell table:style-name="ce8" office:value-type="string">
            <text:p>women</text:p>
          </table:table-cell>
          <table:table-cell table:number-columns-repeated="1021"/>
        </table:table-row>
        <table:table-row table:style-name="ro1">
          <table:table-cell office:value-type="string">
            <text:p>intimate partner violence</text:p>
          </table:table-cell>
          <table:table-cell table:style-name="ce8" office:value-type="float" office:value="79753.5553859382">
            <text:p>79,754</text:p>
          </table:table-cell>
          <table:table-cell table:style-name="ce8" office:value-type="float" office:value="240105.086429215">
            <text:p>240,105</text:p>
          </table:table-cell>
          <table:table-cell table:style-name="ce10" table:formula="of:=[.B34]/[.C34]" office:value-type="float" office:value="0.332161040701027">
            <text:p>0.33</text:p>
          </table:table-cell>
          <table:table-cell table:number-columns-repeated="1020"/>
        </table:table-row>
        <table:table-row table:style-name="ro1">
          <table:table-cell office:value-type="string">
            <text:p>domestic violence</text:p>
          </table:table-cell>
          <table:table-cell table:style-name="ce8" office:value-type="float" office:value="180969.167560116">
            <text:p>180,969</text:p>
          </table:table-cell>
          <table:table-cell table:style-name="ce8" office:value-type="float" office:value="298159.434424415">
            <text:p>298,159</text:p>
          </table:table-cell>
          <table:table-cell table:style-name="ce10" table:formula="of:=[.B35]/[.C35]" office:value-type="float" office:value="0.606954356180175">
            <text:p>0.6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3" table:number-rows-spanned="1">
            <text:p>in 2010, ages 18 &amp; over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8" office:value-type="string">
            <text:p>men</text:p>
          </table:table-cell>
          <table:table-cell table:style-name="ce8" office:value-type="string">
            <text:p>women</text:p>
          </table:table-cell>
          <table:table-cell table:number-columns-repeated="1021"/>
        </table:table-row>
        <table:table-row table:style-name="ro1">
          <table:table-cell office:value-type="string">
            <text:p>all violence</text:p>
          </table:table-cell>
          <table:table-cell table:style-name="ce8" table:formula="of:=[$'leading causes 2010'.D61]" office:value-type="float" office:value="914228.213929739">
            <text:p>914,228</text:p>
          </table:table-cell>
          <table:table-cell table:style-name="ce8" table:formula="of:=[$'leading causes 2010'.C61]" office:value-type="float" office:value="573756.002436335">
            <text:p>573,756</text:p>
          </table:table-cell>
          <table:table-cell table:style-name="ce10" table:formula="of:=[.B39]/[.C39]" office:value-type="float" office:value="1.59340941105219">
            <text:p>1.59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ding causes 2001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ce15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2" office:value-type="string" table:number-columns-spanned="5" table:number-rows-spanned="1">
            <text:p>Top-20 causes of injury-related visits to U.S. hospital emergency departments in 2001, by sex and age groups</text:p>
          </table:table-cell>
          <table:covered-table-cell table:number-columns-repeated="4" table:style-name="ce4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Based on NEISS AIP data (non-fatal injuries)</text:p>
          </table:table-cell>
          <table:covered-table-cell table:style-name="ce4"/>
          <table:table-cell table:number-columns-repeated="4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style-name="ce12" office:value-type="string" table:number-columns-spanned="4" table:number-rows-spanned="1">
            <text:p>Injury-related visits for persons ages 15 to 44 (listed by descending frequency for women)</text:p>
          </table:table-cell>
          <table:covered-table-cell table:number-columns-repeated="3" table:style-name="ce14"/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Injury-related visits by</text:p>
          </table:table-cell>
          <table:covered-table-cell table:style-name="ce8"/>
          <table:table-cell table:number-columns-repeated="1020"/>
        </table:table-row>
        <table:table-row table:style-name="ro2">
          <table:table-cell table:style-name="ce13" office:value-type="string">
            <text:p>cause rank</text:p>
          </table:table-cell>
          <table:table-cell office:value-type="string">
            <text:p>Cause of Injury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men</text:p>
          </table:table-cell>
          <table:table-cell table:style-name="ce7" office:value-type="string">
            <text:p>men/women ratio</text:p>
          </table:table-cell>
          <table:table-cell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ntentional Fall</text:p>
          </table:table-cell>
          <table:table-cell table:style-name="ce8" office:value-type="float" office:value="1222778.95183018">
            <text:p>1,222,779</text:p>
          </table:table-cell>
          <table:table-cell table:style-name="ce8" office:value-type="float" office:value="1255705.2115138">
            <text:p>1,255,705</text:p>
          </table:table-cell>
          <table:table-cell table:style-name="ce10" table:formula="of:=[.D7]/[.C7]" office:value-type="float" office:value="1.02692740141981">
            <text:p>1.03</text:p>
          </table:table-cell>
          <table:table-cell/>
          <table:table-cell office:value-type="string">
            <text:p>see non-fatal extract sheets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ntentional MV-Occupant</text:p>
          </table:table-cell>
          <table:table-cell table:style-name="ce8" office:value-type="float" office:value="1112436.37067489">
            <text:p>1,112,436</text:p>
          </table:table-cell>
          <table:table-cell table:style-name="ce8" office:value-type="float" office:value="973293.926239229">
            <text:p>973,294</text:p>
          </table:table-cell>
          <table:table-cell table:style-name="ce10" table:formula="of:=[.D8]/[.C8]" office:value-type="float" office:value="0.874920985951541">
            <text:p>0.87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ntentional Overexertion</text:p>
          </table:table-cell>
          <table:table-cell table:style-name="ce8" office:value-type="float" office:value="949889.121802496">
            <text:p>949,889</text:p>
          </table:table-cell>
          <table:table-cell table:style-name="ce8" office:value-type="float" office:value="1331623.16207545">
            <text:p>1,331,623</text:p>
          </table:table-cell>
          <table:table-cell table:style-name="ce10" table:formula="of:=[.D9]/[.C9]" office:value-type="float" office:value="1.40187220962019">
            <text:p>1.40</text:p>
          </table:table-cell>
          <table:table-cell/>
          <table:table-cell office:value-type="string">
            <text:p>Note that the male and female injury counts are not adjusted for population size.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ntentional Struck By/Against</text:p>
          </table:table-cell>
          <table:table-cell table:style-name="ce8" office:value-type="float" office:value="770923.167751313">
            <text:p>770,923</text:p>
          </table:table-cell>
          <table:table-cell table:style-name="ce8" office:value-type="float" office:value="1535154.8063809">
            <text:p>1,535,155</text:p>
          </table:table-cell>
          <table:table-cell table:style-name="ce10" table:formula="of:=[.D10]/[.C10]" office:value-type="float" office:value="1.99132010892701">
            <text:p>1.99</text:p>
          </table:table-cell>
          <table:table-cell/>
          <table:table-cell office:value-type="string">
            <text:p>Because of males' shorter expected lifespan, the female population 18 &amp; over is larger than the male population 18 &amp; over.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ntentional Cut/Pierce</text:p>
          </table:table-cell>
          <table:table-cell table:style-name="ce8" office:value-type="float" office:value="494032.303254047">
            <text:p>494,032</text:p>
          </table:table-cell>
          <table:table-cell table:style-name="ce8" office:value-type="float" office:value="983577.520631334">
            <text:p>983,578</text:p>
          </table:table-cell>
          <table:table-cell table:style-name="ce10" table:formula="of:=[.D11]/[.C11]" office:value-type="float" office:value="1.99091742412955">
            <text:p>1.99</text:p>
          </table:table-cell>
          <table:table-cell/>
          <table:table-cell office:value-type="string">
            <text:p>Hence, adjusting for population size, female/male injury rates would be lower than female/male injury counts.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ther Assault -- Struck By/Against</text:p>
          </table:table-cell>
          <table:table-cell table:style-name="ce8" office:value-type="float" office:value="403219.493082469">
            <text:p>403,219</text:p>
          </table:table-cell>
          <table:table-cell table:style-name="ce8" office:value-type="float" office:value="611686.665531383">
            <text:p>611,687</text:p>
          </table:table-cell>
          <table:table-cell table:style-name="ce10" table:formula="of:=[.D12]/[.C12]" office:value-type="float" office:value="1.51700668252732">
            <text:p>1.5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ntentional Other Bite/Sting</text:p>
          </table:table-cell>
          <table:table-cell table:style-name="ce8" office:value-type="float" office:value="180750.495189014">
            <text:p>180,750</text:p>
          </table:table-cell>
          <table:table-cell table:style-name="ce8" office:value-type="float" office:value="175040.188193068">
            <text:p>175,040</text:p>
          </table:table-cell>
          <table:table-cell table:style-name="ce10" table:formula="of:=[.D13]/[.C13]" office:value-type="float" office:value="0.968407793350858">
            <text:p>0.97</text:p>
          </table:table-cell>
          <table:table-cell/>
          <table:table-cell office:value-type="string">
            <text:p>Because fatal injuries are relatively rare, they have little signficance to counts of all injuries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intentional Unknown/Unspecified</text:p>
          </table:table-cell>
          <table:table-cell table:style-name="ce8" office:value-type="float" office:value="132204.965617131">
            <text:p>132,205</text:p>
          </table:table-cell>
          <table:table-cell table:style-name="ce8" office:value-type="float" office:value="310818.552772059">
            <text:p>310,819</text:p>
          </table:table-cell>
          <table:table-cell table:style-name="ce10" table:formula="of:=[.D14]/[.C14]" office:value-type="float" office:value="2.35103538903522">
            <text:p>2.35</text:p>
          </table:table-cell>
          <table:table-cell/>
          <table:table-cell office:value-type="string">
            <text:p>For fatal injury causes, see sheet "fatal causes 2001"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ntentional Other Transport</text:p>
          </table:table-cell>
          <table:table-cell table:style-name="ce8" office:value-type="float" office:value="124404.492345015">
            <text:p>124,404</text:p>
          </table:table-cell>
          <table:table-cell table:style-name="ce8" office:value-type="float" office:value="187788.500513546">
            <text:p>187,789</text:p>
          </table:table-cell>
          <table:table-cell table:style-name="ce10" table:formula="of:=[.D15]/[.C15]" office:value-type="float" office:value="1.50949935146028">
            <text:p>1.51</text:p>
          </table:table-cell>
          <table:table-cell/>
          <table:table-cell office:value-type="string">
            <text:p>The female/male fatal injury rate is much lower than the female/male non-fatal injury rate.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intentional Fire/Burn</text:p>
          </table:table-cell>
          <table:table-cell table:style-name="ce8" office:value-type="float" office:value="118055.181192045">
            <text:p>118,055</text:p>
          </table:table-cell>
          <table:table-cell table:style-name="ce8" office:value-type="float" office:value="151113.141372162">
            <text:p>151,113</text:p>
          </table:table-cell>
          <table:table-cell table:style-name="ce10" table:formula="of:=[.D16]/[.C16]" office:value-type="float" office:value="1.28002125655409">
            <text:p>1.28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ntentional Poisoning</text:p>
          </table:table-cell>
          <table:table-cell table:style-name="ce8" office:value-type="float" office:value="108772.179461419">
            <text:p>108,772</text:p>
          </table:table-cell>
          <table:table-cell table:style-name="ce8" office:value-type="float" office:value="161336.961439948">
            <text:p>161,337</text:p>
          </table:table-cell>
          <table:table-cell table:style-name="ce10" table:formula="of:=[.D17]/[.C17]" office:value-type="float" office:value="1.48325575748138">
            <text:p>1.48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intentional Other Specified</text:p>
          </table:table-cell>
          <table:table-cell table:style-name="ce8" office:value-type="float" office:value="108220.911317468">
            <text:p>108,221</text:p>
          </table:table-cell>
          <table:table-cell table:style-name="ce8" office:value-type="float" office:value="173864.379541602">
            <text:p>173,864</text:p>
          </table:table-cell>
          <table:table-cell table:style-name="ce10" table:formula="of:=[.D18]/[.C18]" office:value-type="float" office:value="1.60656916879555">
            <text:p>1.6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intentional Foreign Body</text:p>
          </table:table-cell>
          <table:table-cell table:style-name="ce8" office:value-type="float" office:value="108152.327045639">
            <text:p>108,152</text:p>
          </table:table-cell>
          <table:table-cell table:style-name="ce8" office:value-type="float" office:value="233354.424718389">
            <text:p>233,354</text:p>
          </table:table-cell>
          <table:table-cell table:style-name="ce10" table:formula="of:=[.D19]/[.C19]" office:value-type="float" office:value="2.15764589716055">
            <text:p>2.16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lf-harm Poisoning</text:p>
          </table:table-cell>
          <table:table-cell table:style-name="ce8" office:value-type="float" office:value="100579.002299954">
            <text:p>100,579</text:p>
          </table:table-cell>
          <table:table-cell table:style-name="ce8" office:value-type="float" office:value="67252.195984156">
            <text:p>67,252</text:p>
          </table:table-cell>
          <table:table-cell table:style-name="ce10" table:formula="of:=[.D20]/[.C20]" office:value-type="float" office:value="0.668650458309296">
            <text:p>0.67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ntentional Dog Bite</text:p>
          </table:table-cell>
          <table:table-cell table:style-name="ce8" office:value-type="float" office:value="66194.593551929">
            <text:p>66,195</text:p>
          </table:table-cell>
          <table:table-cell table:style-name="ce8" office:value-type="float" office:value="77721.2196243409">
            <text:p>77,721</text:p>
          </table:table-cell>
          <table:table-cell table:style-name="ce10" table:formula="of:=[.D21]/[.C21]" office:value-type="float" office:value="1.17413243973421">
            <text:p>1.17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intentional Pedestrian</text:p>
          </table:table-cell>
          <table:table-cell table:style-name="ce8" office:value-type="float" office:value="35773.3973096609">
            <text:p>35,773</text:p>
          </table:table-cell>
          <table:table-cell table:style-name="ce8" office:value-type="float" office:value="47127.0195795219">
            <text:p>47,127</text:p>
          </table:table-cell>
          <table:table-cell table:style-name="ce10" table:formula="of:=[.D22]/[.C22]" office:value-type="float" office:value="1.31737612649931">
            <text:p>1.32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intentional Pedal Cyclist</text:p>
          </table:table-cell>
          <table:table-cell table:style-name="ce8" office:value-type="float" office:value="35505.501492084">
            <text:p>35,506</text:p>
          </table:table-cell>
          <table:table-cell table:style-name="ce8" office:value-type="float" office:value="145592.06408192">
            <text:p>145,592</text:p>
          </table:table-cell>
          <table:table-cell table:style-name="ce10" table:formula="of:=[.D23]/[.C23]" office:value-type="float" office:value="4.10054943497643">
            <text:p>4.1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nintentional Machinery</text:p>
          </table:table-cell>
          <table:table-cell table:style-name="ce8" office:value-type="float" office:value="33493.643546789">
            <text:p>33,494</text:p>
          </table:table-cell>
          <table:table-cell table:style-name="ce8" office:value-type="float" office:value="178304.945366982">
            <text:p>178,305</text:p>
          </table:table-cell>
          <table:table-cell table:style-name="ce10" table:formula="of:=[.D24]/[.C24]" office:value-type="float" office:value="5.32354579811237">
            <text:p>5.32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xual Assault All Injury Causes</text:p>
          </table:table-cell>
          <table:table-cell table:style-name="ce8" office:value-type="float" office:value="31847.9229923309">
            <text:p>31,848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ther Assault -- Cut/Pierce</text:p>
          </table:table-cell>
          <table:table-cell table:style-name="ce8" office:value-type="float" office:value="28890.191326238">
            <text:p>28,890</text:p>
          </table:table-cell>
          <table:table-cell table:style-name="ce8" office:value-type="float" office:value="84707.4449729829">
            <text:p>84,707</text:p>
          </table:table-cell>
          <table:table-cell table:style-name="ce10" table:formula="of:=[.D26]/[.C26]" office:value-type="float" office:value="2.93204859796314">
            <text:p>2.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nintentional Motorcyclist</text:p>
          </table:table-cell>
          <table:table-cell table:style-name="ce8"/>
          <table:table-cell table:style-name="ce8" office:value-type="float" office:value="130443.856960559">
            <text:p>130,444</text:p>
          </table:table-cell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1">
          <table:table-cell/>
          <table:table-cell office:value-type="string">
            <text:p>total injury-related visits</text:p>
          </table:table-cell>
          <table:table-cell table:style-name="ce8" office:value-type="float" office:value="6299628.44797686">
            <text:p>6,299,628</text:p>
          </table:table-cell>
          <table:table-cell table:style-name="ce8" office:value-type="float" office:value="9046555.21446772">
            <text:p>9,046,555</text:p>
          </table:table-cell>
          <table:table-cell table:style-name="ce10" table:formula="of:=[.D29]/[.C29]" office:value-type="float" office:value="1.43604583812765">
            <text:p>1.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violence (ex. self-harm and legal intervention)</text:p>
          </table:table-cell>
          <table:table-cell table:style-name="ce8" office:value-type="float" office:value="526331.742366938">
            <text:p>526,332</text:p>
          </table:table-cell>
          <table:table-cell table:style-name="ce8" office:value-type="float" office:value="798544.289609833">
            <text:p>798,544</text:p>
          </table:table-cell>
          <table:table-cell table:style-name="ce10" table:formula="of:=[.D30]/[.C30]" office:value-type="float" office:value="1.51718816353113">
            <text:p>1.5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Injury-related visits for persons ages 18 and over</text:p>
          </table:table-cell>
          <table:covered-table-cell table:style-name="ce4"/>
          <table:table-cell table:style-name="ce8" table:number-columns-repeated="2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Injury-related visits by</text:p>
          </table:table-cell>
          <table:covered-table-cell table:style-name="ce8"/>
          <table:table-cell table:style-name="ce5"/>
          <table:table-cell table:number-columns-repeated="1019"/>
        </table:table-row>
        <table:table-row table:style-name="ro2">
          <table:table-cell table:style-name="ce13" office:value-type="string">
            <text:p>cause rank</text:p>
          </table:table-cell>
          <table:table-cell office:value-type="string">
            <text:p>Cause of Injury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men</text:p>
          </table:table-cell>
          <table:table-cell table:style-name="ce7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ntentional Fall</text:p>
          </table:table-cell>
          <table:table-cell table:style-name="ce8" office:value-type="float" office:value="3001936.1256829">
            <text:p>3,001,936</text:p>
          </table:table-cell>
          <table:table-cell table:style-name="ce8" office:value-type="float" office:value="2061440.72897358">
            <text:p>2,061,441</text:p>
          </table:table-cell>
          <table:table-cell table:style-name="ce10" table:formula="of:=[.D36]/[.C36]" office:value-type="float" office:value="0.686703728083032">
            <text:p>0.69</text:p>
          </table:table-cell>
          <table:table-cell/>
          <table:table-cell table:style-name="ce3" office:value-type="string">
            <text:p>men/women ratio not adjusted for greater total population of women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ntentional MV-Occupant</text:p>
          </table:table-cell>
          <table:table-cell table:style-name="ce8" office:value-type="float" office:value="1371492.70021056">
            <text:p>1,371,493</text:p>
          </table:table-cell>
          <table:table-cell table:style-name="ce8" office:value-type="float" office:value="1176191.89087073">
            <text:p>1,176,192</text:p>
          </table:table-cell>
          <table:table-cell table:style-name="ce10" table:formula="of:=[.D37]/[.C37]" office:value-type="float" office:value="0.857599818570054">
            <text:p>0.86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ntentional Overexertion</text:p>
          </table:table-cell>
          <table:table-cell table:style-name="ce8" office:value-type="float" office:value="1264773.54123717">
            <text:p>1,264,774</text:p>
          </table:table-cell>
          <table:table-cell table:style-name="ce8" office:value-type="float" office:value="1505983.64077571">
            <text:p>1,505,984</text:p>
          </table:table-cell>
          <table:table-cell table:style-name="ce10" table:formula="of:=[.D38]/[.C38]" office:value-type="float" office:value="1.19071406198346">
            <text:p>1.19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ntentional Struck By/Against</text:p>
          </table:table-cell>
          <table:table-cell table:style-name="ce8" office:value-type="float" office:value="1021586.43706701">
            <text:p>1,021,586</text:p>
          </table:table-cell>
          <table:table-cell table:style-name="ce8" office:value-type="float" office:value="1675490.41137631">
            <text:p>1,675,490</text:p>
          </table:table-cell>
          <table:table-cell table:style-name="ce10" table:formula="of:=[.D39]/[.C39]" office:value-type="float" office:value="1.64008678128761">
            <text:p>1.64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ntentional Cut/Pierce</text:p>
          </table:table-cell>
          <table:table-cell table:style-name="ce8" office:value-type="float" office:value="672237.718348674">
            <text:p>672,238</text:p>
          </table:table-cell>
          <table:table-cell table:style-name="ce8" office:value-type="float" office:value="1232192.07919636">
            <text:p>1,232,192</text:p>
          </table:table-cell>
          <table:table-cell table:style-name="ce10" table:formula="of:=[.D40]/[.C40]" office:value-type="float" office:value="1.83297075656985">
            <text:p>1.83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ther Assault -- Struck By/Against</text:p>
          </table:table-cell>
          <table:table-cell table:style-name="ce8" office:value-type="float" office:value="418860.466427432">
            <text:p>418,860</text:p>
          </table:table-cell>
          <table:table-cell table:style-name="ce8" office:value-type="float" office:value="625909.231705071">
            <text:p>625,909</text:p>
          </table:table-cell>
          <table:table-cell table:style-name="ce10" table:formula="of:=[.D41]/[.C41]" office:value-type="float" office:value="1.49431441225192">
            <text:p>1.49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ntentional Other Bite/Sting</text:p>
          </table:table-cell>
          <table:table-cell table:style-name="ce8" office:value-type="float" office:value="285899.934365594">
            <text:p>285,900</text:p>
          </table:table-cell>
          <table:table-cell table:style-name="ce8" office:value-type="float" office:value="243339.844808815">
            <text:p>243,340</text:p>
          </table:table-cell>
          <table:table-cell table:style-name="ce10" table:formula="of:=[.D42]/[.C42]" office:value-type="float" office:value="0.851136413685372">
            <text:p>0.85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intentional Unknown/Unspecified</text:p>
          </table:table-cell>
          <table:table-cell table:style-name="ce8" office:value-type="float" office:value="193374.225040037">
            <text:p>193,374</text:p>
          </table:table-cell>
          <table:table-cell table:style-name="ce8" office:value-type="float" office:value="314201.410206849">
            <text:p>314,201</text:p>
          </table:table-cell>
          <table:table-cell table:style-name="ce10" table:formula="of:=[.D43]/[.C43]" office:value-type="float" office:value="1.62483604080014">
            <text:p>1.62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ntentional Other Transport</text:p>
          </table:table-cell>
          <table:table-cell table:style-name="ce8" office:value-type="float" office:value="180516.640737944">
            <text:p>180,517</text:p>
          </table:table-cell>
          <table:table-cell table:style-name="ce8" office:value-type="float" office:value="223465.186863171">
            <text:p>223,465</text:p>
          </table:table-cell>
          <table:table-cell table:style-name="ce10" table:formula="of:=[.D44]/[.C44]" office:value-type="float" office:value="1.23792014935385">
            <text:p>1.24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intentional Fire/Burn</text:p>
          </table:table-cell>
          <table:table-cell table:style-name="ce8" office:value-type="float" office:value="160314.198899504">
            <text:p>160,314</text:p>
          </table:table-cell>
          <table:table-cell table:style-name="ce8" office:value-type="float" office:value="183543.585893979">
            <text:p>183,544</text:p>
          </table:table-cell>
          <table:table-cell table:style-name="ce10" table:formula="of:=[.D45]/[.C45]" office:value-type="float" office:value="1.14489912405723">
            <text:p>1.14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ntentional Foreign Body</text:p>
          </table:table-cell>
          <table:table-cell table:style-name="ce8" office:value-type="float" office:value="150299.933163641">
            <text:p>150,300</text:p>
          </table:table-cell>
          <table:table-cell table:style-name="ce8" office:value-type="float" office:value="308958.476207">
            <text:p>308,958</text:p>
          </table:table-cell>
          <table:table-cell table:style-name="ce10" table:formula="of:=[.D46]/[.C46]" office:value-type="float" office:value="2.0556128649147">
            <text:p>2.06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intentional Poisoning</text:p>
          </table:table-cell>
          <table:table-cell table:style-name="ce8" office:value-type="float" office:value="148086.585410618">
            <text:p>148,087</text:p>
          </table:table-cell>
          <table:table-cell table:style-name="ce8" office:value-type="float" office:value="231036.824054189">
            <text:p>231,037</text:p>
          </table:table-cell>
          <table:table-cell table:style-name="ce10" table:formula="of:=[.D47]/[.C47]" office:value-type="float" office:value="1.56014687902732">
            <text:p>1.56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intentional Other Specified</text:p>
          </table:table-cell>
          <table:table-cell table:style-name="ce8" office:value-type="float" office:value="140194.893738521">
            <text:p>140,195</text:p>
          </table:table-cell>
          <table:table-cell table:style-name="ce8" office:value-type="float" office:value="232513.805865278">
            <text:p>232,514</text:p>
          </table:table-cell>
          <table:table-cell table:style-name="ce10" table:formula="of:=[.D48]/[.C48]" office:value-type="float" office:value="1.65850409857967">
            <text:p>1.66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lf-harm Poisoning</text:p>
          </table:table-cell>
          <table:table-cell table:style-name="ce8" office:value-type="float" office:value="104513.011192883">
            <text:p>104,513</text:p>
          </table:table-cell>
          <table:table-cell table:style-name="ce8" office:value-type="float" office:value="76244.552738089">
            <text:p>76,245</text:p>
          </table:table-cell>
          <table:table-cell table:style-name="ce10" table:formula="of:=[.D49]/[.C49]" office:value-type="float" office:value="0.72952211277672">
            <text:p>0.73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ntentional Dog Bite</text:p>
          </table:table-cell>
          <table:table-cell table:style-name="ce8" office:value-type="float" office:value="92625.7936997479">
            <text:p>92,626</text:p>
          </table:table-cell>
          <table:table-cell table:style-name="ce8" office:value-type="float" office:value="102017.509241232">
            <text:p>102,018</text:p>
          </table:table-cell>
          <table:table-cell table:style-name="ce10" table:formula="of:=[.D50]/[.C50]" office:value-type="float" office:value="1.10139417074177">
            <text:p>1.1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intentional Pedestrian</text:p>
          </table:table-cell>
          <table:table-cell table:style-name="ce8" office:value-type="float" office:value="49649.598967326">
            <text:p>49,650</text:p>
          </table:table-cell>
          <table:table-cell table:style-name="ce8" office:value-type="float" office:value="61730.414541907">
            <text:p>61,730</text:p>
          </table:table-cell>
          <table:table-cell table:style-name="ce10" table:formula="of:=[.D51]/[.C51]" office:value-type="float" office:value="1.24332151368496">
            <text:p>1.24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intentional Pedal Cyclist</text:p>
          </table:table-cell>
          <table:table-cell table:style-name="ce8" office:value-type="float" office:value="47119.196761529">
            <text:p>47,119</text:p>
          </table:table-cell>
          <table:table-cell table:style-name="ce8" office:value-type="float" office:value="144632.642414624">
            <text:p>144,633</text:p>
          </table:table-cell>
          <table:table-cell table:style-name="ce10" table:formula="of:=[.D52]/[.C52]" office:value-type="float" office:value="3.06950568675039">
            <text:p>3.07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nintentional Machinery</text:p>
          </table:table-cell>
          <table:table-cell table:style-name="ce8" office:value-type="float" office:value="42468.773004798">
            <text:p>42,469</text:p>
          </table:table-cell>
          <table:table-cell table:style-name="ce8" office:value-type="float" office:value="245657.205467629">
            <text:p>245,657</text:p>
          </table:table-cell>
          <table:table-cell table:style-name="ce10" table:formula="of:=[.D53]/[.C53]" office:value-type="float" office:value="5.78441965911931">
            <text:p>5.78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ther Assault -- Cut/Pierce</text:p>
          </table:table-cell>
          <table:table-cell table:style-name="ce8" office:value-type="float" office:value="28402.943701131">
            <text:p>28,403</text:p>
          </table:table-cell>
          <table:table-cell table:style-name="ce8" office:value-type="float" office:value="88476.94593859">
            <text:p>88,477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xual Assault All Injury Causes</text:p>
          </table:table-cell>
          <table:table-cell table:style-name="ce8" office:value-type="float" office:value="27575.447435992">
            <text:p>27,575</text:p>
          </table:table-cell>
          <table:table-cell table:style-name="ce8"/>
          <table:table-cell table:style-name="ce16"/>
          <table:table-cell table:number-columns-repeated="1019"/>
        </table:table-row>
        <table:table-row table:style-name="ro1">
          <table:table-cell/>
          <table:table-cell office:value-type="string">
            <text:p>Unintentional Motorcyclist</text:p>
          </table:table-cell>
          <table:table-cell table:style-name="ce8"/>
          <table:table-cell table:style-name="ce8" office:value-type="float" office:value="142307.523679824">
            <text:p>142,308</text:p>
          </table:table-cell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1">
          <table:table-cell/>
          <table:table-cell office:value-type="string">
            <text:p>total injury-related visits</text:p>
          </table:table-cell>
          <table:table-cell table:style-name="ce8" office:value-type="float" office:value="9553320.59091001">
            <text:p>9,553,321</text:p>
          </table:table-cell>
          <table:table-cell table:style-name="ce8" office:value-type="float" office:value="11123450.5109093">
            <text:p>11,123,451</text:p>
          </table:table-cell>
          <table:table-cell table:style-name="ce10" table:formula="of:=[.D58]/[.C58]" office:value-type="float" office:value="1.16435436297336">
            <text:p>1.1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violence (ex. self-harm and legal intervention)</text:p>
          </table:table-cell>
          <table:table-cell table:style-name="ce8" office:value-type="float" office:value="538727.44999208">
            <text:p>538,727</text:p>
          </table:table-cell>
          <table:table-cell table:style-name="ce8" office:value-type="float" office:value="807374.600187734">
            <text:p>807,375</text:p>
          </table:table-cell>
          <table:table-cell table:style-name="ce10" table:formula="of:=[.D59]/[.C59]" office:value-type="float" office:value="1.49866987509102">
            <text:p>1.50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ding causes 2010" table:style-name="ta3" table:print="false">
        <table:table-column table:style-name="co7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ce15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1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2" office:value-type="string" table:number-columns-spanned="5" table:number-rows-spanned="1">
            <text:p>Top-20 causes of injury-related visits to U.S. hospital emergency departments in 2010, by sex and age groups</text:p>
          </table:table-cell>
          <table:covered-table-cell table:number-columns-repeated="4" table:style-name="ce4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1" office:value-type="string" table:number-columns-spanned="2" table:number-rows-spanned="1">
            <text:p>Based on NEISS AIP data (non-fatal injuries)</text:p>
          </table:table-cell>
          <table:covered-table-cell table:style-name="ce4"/>
          <table:table-cell table:number-columns-repeated="4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style-name="ce12" office:value-type="string" table:number-columns-spanned="4" table:number-rows-spanned="1">
            <text:p>Injury-related visits for persons ages 15 to 44 (listed by descending frequency for women)</text:p>
          </table:table-cell>
          <table:covered-table-cell table:number-columns-repeated="3" table:style-name="ce14"/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Injury-related visits by</text:p>
          </table:table-cell>
          <table:covered-table-cell table:style-name="ce8"/>
          <table:table-cell table:number-columns-repeated="1020"/>
        </table:table-row>
        <table:table-row table:style-name="ro2">
          <table:table-cell table:style-name="ce13" office:value-type="string">
            <text:p>cause rank</text:p>
          </table:table-cell>
          <table:table-cell office:value-type="string">
            <text:p>Cause of Injury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men</text:p>
          </table:table-cell>
          <table:table-cell table:style-name="ce7" office:value-type="string">
            <text:p>men/women ratio</text:p>
          </table:table-cell>
          <table:table-cell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ntentional Fall</text:p>
          </table:table-cell>
          <table:table-cell table:style-name="ce8" office:value-type="float" office:value="1319795.2777653">
            <text:p>1,319,795</text:p>
          </table:table-cell>
          <table:table-cell table:style-name="ce8" office:value-type="float" office:value="1232633.48235235">
            <text:p>1,232,633</text:p>
          </table:table-cell>
          <table:table-cell table:style-name="ce10" table:formula="of:=[.D7]/[.C7]" office:value-type="float" office:value="0.933958094197356">
            <text:p>0.93</text:p>
          </table:table-cell>
          <table:table-cell/>
          <table:table-cell office:value-type="string">
            <text:p>see non-fatal extract sheets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ntentional MV-Occupant</text:p>
          </table:table-cell>
          <table:table-cell table:style-name="ce8" office:value-type="float" office:value="992410.009132664">
            <text:p>992,410</text:p>
          </table:table-cell>
          <table:table-cell table:style-name="ce8" office:value-type="float" office:value="773877.328506998">
            <text:p>773,877</text:p>
          </table:table-cell>
          <table:table-cell table:style-name="ce10" table:formula="of:=[.D8]/[.C8]" office:value-type="float" office:value="0.77979597281908">
            <text:p>0.78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ntentional Overexertion</text:p>
          </table:table-cell>
          <table:table-cell table:style-name="ce8" office:value-type="float" office:value="890429.116868673">
            <text:p>890,429</text:p>
          </table:table-cell>
          <table:table-cell table:style-name="ce8" office:value-type="float" office:value="1124634.96419138">
            <text:p>1,124,635</text:p>
          </table:table-cell>
          <table:table-cell table:style-name="ce10" table:formula="of:=[.D9]/[.C9]" office:value-type="float" office:value="1.26302581854727">
            <text:p>1.26</text:p>
          </table:table-cell>
          <table:table-cell/>
          <table:table-cell office:value-type="string">
            <text:p>Note that the male and female injury counts are not adjusted for population size.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ntentional Struck By/Against</text:p>
          </table:table-cell>
          <table:table-cell table:style-name="ce8" office:value-type="float" office:value="779931.197350173">
            <text:p>779,931</text:p>
          </table:table-cell>
          <table:table-cell table:style-name="ce8" office:value-type="float" office:value="1395511.73841372">
            <text:p>1,395,512</text:p>
          </table:table-cell>
          <table:table-cell table:style-name="ce10" table:formula="of:=[.D10]/[.C10]" office:value-type="float" office:value="1.78927544269929">
            <text:p>1.79</text:p>
          </table:table-cell>
          <table:table-cell/>
          <table:table-cell office:value-type="string">
            <text:p>Because of males' shorter expected lifespan, the female population 18 &amp; over is larger than the male population 18 &amp; over.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ther Assault -- Struck By/Against</text:p>
          </table:table-cell>
          <table:table-cell table:style-name="ce8" office:value-type="float" office:value="421482.989254149">
            <text:p>421,483</text:p>
          </table:table-cell>
          <table:table-cell table:style-name="ce8" office:value-type="float" office:value="659164.136372586">
            <text:p>659,164</text:p>
          </table:table-cell>
          <table:table-cell table:style-name="ce10" table:formula="of:=[.D11]/[.C11]" office:value-type="float" office:value="1.56391634580327">
            <text:p>1.56</text:p>
          </table:table-cell>
          <table:table-cell/>
          <table:table-cell office:value-type="string">
            <text:p>Hence, adjusting for population size, female/male injury rates would be lower than female/male injury counts.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intentional Cut/Pierce</text:p>
          </table:table-cell>
          <table:table-cell table:style-name="ce8" office:value-type="float" office:value="402138.662655046">
            <text:p>402,139</text:p>
          </table:table-cell>
          <table:table-cell table:style-name="ce8" office:value-type="float" office:value="778359.125493447">
            <text:p>778,359</text:p>
          </table:table-cell>
          <table:table-cell table:style-name="ce10" table:formula="of:=[.D12]/[.C12]" office:value-type="float" office:value="1.93554909730508">
            <text:p>1.94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ntentional Other Bite/Sting</text:p>
          </table:table-cell>
          <table:table-cell table:style-name="ce8" office:value-type="float" office:value="266849.546820566">
            <text:p>266,850</text:p>
          </table:table-cell>
          <table:table-cell table:style-name="ce8" office:value-type="float" office:value="239277.184000768">
            <text:p>239,277</text:p>
          </table:table-cell>
          <table:table-cell table:style-name="ce10" table:formula="of:=[.D13]/[.C13]" office:value-type="float" office:value="0.896674500113211">
            <text:p>0.90</text:p>
          </table:table-cell>
          <table:table-cell/>
          <table:table-cell office:value-type="string">
            <text:p>Because fatal injuries are relatively rare, they have little signficance to counts of all injuries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intentional Other Specified</text:p>
          </table:table-cell>
          <table:table-cell table:style-name="ce8" office:value-type="float" office:value="266338.467102284">
            <text:p>266,338</text:p>
          </table:table-cell>
          <table:table-cell table:style-name="ce8" office:value-type="float" office:value="444088.652529143">
            <text:p>444,089</text:p>
          </table:table-cell>
          <table:table-cell table:style-name="ce10" table:formula="of:=[.D14]/[.C14]" office:value-type="float" office:value="1.66738457782967">
            <text:p>1.67</text:p>
          </table:table-cell>
          <table:table-cell/>
          <table:table-cell office:value-type="string">
            <text:p>For fatal injury causes, see sheet "fatal causes 2001"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ntentional Poisoning</text:p>
          </table:table-cell>
          <table:table-cell table:style-name="ce8" office:value-type="float" office:value="155834.682110756">
            <text:p>155,835</text:p>
          </table:table-cell>
          <table:table-cell table:style-name="ce8" office:value-type="float" office:value="242226.049568494">
            <text:p>242,226</text:p>
          </table:table-cell>
          <table:table-cell table:style-name="ce10" table:formula="of:=[.D15]/[.C15]" office:value-type="float" office:value="1.55437830839439">
            <text:p>1.55</text:p>
          </table:table-cell>
          <table:table-cell/>
          <table:table-cell office:value-type="string">
            <text:p>The female/male fatal injury rate is much lower than the female/male non-fatal injury rate.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intentional Other Transport</text:p>
          </table:table-cell>
          <table:table-cell table:style-name="ce8" office:value-type="float" office:value="135282.293719686">
            <text:p>135,282</text:p>
          </table:table-cell>
          <table:table-cell table:style-name="ce8" office:value-type="float" office:value="163542.383443054">
            <text:p>163,542</text:p>
          </table:table-cell>
          <table:table-cell table:style-name="ce10" table:formula="of:=[.D16]/[.C16]" office:value-type="float" office:value="1.20889718045382">
            <text:p>1.21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ntentional Unknown/Unspecified</text:p>
          </table:table-cell>
          <table:table-cell table:style-name="ce8" office:value-type="float" office:value="123588.507434104">
            <text:p>123,589</text:p>
          </table:table-cell>
          <table:table-cell table:style-name="ce8" office:value-type="float" office:value="221120.282597903">
            <text:p>221,120</text:p>
          </table:table-cell>
          <table:table-cell table:style-name="ce10" table:formula="of:=[.D17]/[.C17]" office:value-type="float" office:value="1.78916541018834">
            <text:p>1.79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lf-harm Poisoning</text:p>
          </table:table-cell>
          <table:table-cell table:style-name="ce8" office:value-type="float" office:value="113406.75269021">
            <text:p>113,407</text:p>
          </table:table-cell>
          <table:table-cell table:style-name="ce8" office:value-type="float" office:value="71357.21873059">
            <text:p>71,357</text:p>
          </table:table-cell>
          <table:table-cell table:style-name="ce10" table:formula="of:=[.D18]/[.C18]" office:value-type="float" office:value="0.629214901563353">
            <text:p>0.63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intentional Fire/Burn</text:p>
          </table:table-cell>
          <table:table-cell table:style-name="ce8" office:value-type="float" office:value="92448.605258183">
            <text:p>92,449</text:p>
          </table:table-cell>
          <table:table-cell table:style-name="ce8" office:value-type="float" office:value="105379.544920319">
            <text:p>105,380</text:p>
          </table:table-cell>
          <table:table-cell table:style-name="ce10" table:formula="of:=[.D19]/[.C19]" office:value-type="float" office:value="1.13987165762018">
            <text:p>1.14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intentional Foreign Body</text:p>
          </table:table-cell>
          <table:table-cell table:style-name="ce8" office:value-type="float" office:value="88457.328149104">
            <text:p>88,457</text:p>
          </table:table-cell>
          <table:table-cell table:style-name="ce8" office:value-type="float" office:value="134460.314830869">
            <text:p>134,460</text:p>
          </table:table-cell>
          <table:table-cell table:style-name="ce10" table:formula="of:=[.D20]/[.C20]" office:value-type="float" office:value="1.52005851458934">
            <text:p>1.52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ntentional Dog Bite</text:p>
          </table:table-cell>
          <table:table-cell table:style-name="ce8" office:value-type="float" office:value="61230.036708203">
            <text:p>61,230</text:p>
          </table:table-cell>
          <table:table-cell table:style-name="ce8" office:value-type="float" office:value="71152.025432144">
            <text:p>71,152</text:p>
          </table:table-cell>
          <table:table-cell table:style-name="ce10" table:formula="of:=[.D21]/[.C21]" office:value-type="float" office:value="1.16204446799902">
            <text:p>1.16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intentional Pedestrian</text:p>
          </table:table-cell>
          <table:table-cell table:style-name="ce8" office:value-type="float" office:value="49870.164725194">
            <text:p>49,870</text:p>
          </table:table-cell>
          <table:table-cell table:style-name="ce8" office:value-type="float" office:value="62612.3733088419">
            <text:p>62,612</text:p>
          </table:table-cell>
          <table:table-cell table:style-name="ce10" table:formula="of:=[.D22]/[.C22]" office:value-type="float" office:value="1.25550764979147">
            <text:p>1.26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intentional Pedal Cyclist</text:p>
          </table:table-cell>
          <table:table-cell table:style-name="ce8" office:value-type="float" office:value="41440.757166528">
            <text:p>41,441</text:p>
          </table:table-cell>
          <table:table-cell table:style-name="ce8" office:value-type="float" office:value="155195.707922971">
            <text:p>155,196</text:p>
          </table:table-cell>
          <table:table-cell table:style-name="ce10" table:formula="of:=[.D23]/[.C23]" office:value-type="float" office:value="3.74500174548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lf-harm Cut/Pierce</text:p>
          </table:table-cell>
          <table:table-cell table:style-name="ce8" office:value-type="float" office:value="39119.036096909">
            <text:p>39,119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xual Assault All Injury Causes</text:p>
          </table:table-cell>
          <table:table-cell table:style-name="ce8" office:value-type="float" office:value="37814.217174508">
            <text:p>37,814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ther Assault -- Cut/Pierce</text:p>
          </table:table-cell>
          <table:table-cell table:style-name="ce8" office:value-type="float" office:value="23850.28998305">
            <text:p>23,850</text:p>
          </table:table-cell>
          <table:table-cell table:style-name="ce8" office:value-type="float" office:value="85592.552327652">
            <text:p>85,593</text:p>
          </table:table-cell>
          <table:table-cell table:style-name="ce10" table:formula="of:=[.D26]/[.C26]" office:value-type="float" office:value="3.58874262696517">
            <text:p>3.5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nintentional Machinery</text:p>
          </table:table-cell>
          <table:table-cell table:style-name="ce8"/>
          <table:table-cell table:style-name="ce8" office:value-type="float" office:value="84687.2439124009">
            <text:p>84,687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office:value-type="string">
            <text:p>Unintentional Motorcyclist</text:p>
          </table:table-cell>
          <table:table-cell table:style-name="ce8"/>
          <table:table-cell table:style-name="ce8" office:value-type="float" office:value="131987.106159952">
            <text:p>131,987</text:p>
          </table:table-cell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1">
          <table:table-cell/>
          <table:table-cell office:value-type="string">
            <text:p>total injury-related visits</text:p>
          </table:table-cell>
          <table:table-cell table:style-name="ce8" office:value-type="float" office:value="6432504.81766754">
            <text:p>6,432,505</text:p>
          </table:table-cell>
          <table:table-cell table:style-name="ce8" office:value-type="float" office:value="8437118.18646839">
            <text:p>8,437,118</text:p>
          </table:table-cell>
          <table:table-cell table:style-name="ce10" table:formula="of:=[.D30]/[.C30]" office:value-type="float" office:value="1.31163806722616">
            <text:p>1.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violence (ex. self-harm and legal intervention)</text:p>
          </table:table-cell>
          <table:table-cell table:style-name="ce8" office:value-type="float" office:value="519264.830368196">
            <text:p>519,265</text:p>
          </table:table-cell>
          <table:table-cell table:style-name="ce8" office:value-type="float" office:value="828117.587658557">
            <text:p>828,118</text:p>
          </table:table-cell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Injury-related visits for persons ages 18 and over</text:p>
          </table:table-cell>
          <table:covered-table-cell table:style-name="ce4"/>
          <table:table-cell table:style-name="ce8" table:number-columns-repeated="2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Injury-related visits by</text:p>
          </table:table-cell>
          <table:covered-table-cell table:style-name="ce8"/>
          <table:table-cell table:style-name="ce5"/>
          <table:table-cell table:number-columns-repeated="1019"/>
        </table:table-row>
        <table:table-row table:style-name="ro2">
          <table:table-cell table:style-name="ce13" office:value-type="string">
            <text:p>cause rank</text:p>
          </table:table-cell>
          <table:table-cell office:value-type="string">
            <text:p>Cause of Injury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men</text:p>
          </table:table-cell>
          <table:table-cell table:style-name="ce7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ntentional Fall</text:p>
          </table:table-cell>
          <table:table-cell table:style-name="ce8" office:value-type="float" office:value="3898382.25540317">
            <text:p>3,898,382</text:p>
          </table:table-cell>
          <table:table-cell table:style-name="ce8" office:value-type="float" office:value="2563500.03362871">
            <text:p>2,563,500</text:p>
          </table:table-cell>
          <table:table-cell table:style-name="ce10" table:formula="of:=[.D37]/[.C37]" office:value-type="float" office:value="0.65758046945645">
            <text:p>0.6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ntentional MV-Occupant</text:p>
          </table:table-cell>
          <table:table-cell table:style-name="ce8" office:value-type="float" office:value="1359681.67801756">
            <text:p>1,359,682</text:p>
          </table:table-cell>
          <table:table-cell table:style-name="ce8" office:value-type="float" office:value="1065807.78176337">
            <text:p>1,065,808</text:p>
          </table:table-cell>
          <table:table-cell table:style-name="ce10" table:formula="of:=[.D38]/[.C38]" office:value-type="float" office:value="0.783865664290878">
            <text:p>0.78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ntentional Overexertion</text:p>
          </table:table-cell>
          <table:table-cell table:style-name="ce8" office:value-type="float" office:value="1299114.90909441">
            <text:p>1,299,115</text:p>
          </table:table-cell>
          <table:table-cell table:style-name="ce8" office:value-type="float" office:value="1378983.32914979">
            <text:p>1,378,983</text:p>
          </table:table-cell>
          <table:table-cell table:style-name="ce10" table:formula="of:=[.D39]/[.C39]" office:value-type="float" office:value="1.06147910357757">
            <text:p>1.06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ntentional Struck By/Against</text:p>
          </table:table-cell>
          <table:table-cell table:style-name="ce8" office:value-type="float" office:value="1094164.69958061">
            <text:p>1,094,165</text:p>
          </table:table-cell>
          <table:table-cell table:style-name="ce8" office:value-type="float" office:value="1584135.23685976">
            <text:p>1,584,135</text:p>
          </table:table-cell>
          <table:table-cell table:style-name="ce10" table:formula="of:=[.D40]/[.C40]" office:value-type="float" office:value="1.44780327629557">
            <text:p>1.45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ntentional Cut/Pierce</text:p>
          </table:table-cell>
          <table:table-cell table:style-name="ce8" office:value-type="float" office:value="604809.963664773">
            <text:p>604,810</text:p>
          </table:table-cell>
          <table:table-cell table:style-name="ce8" office:value-type="float" office:value="1090008.38110465">
            <text:p>1,090,008</text:p>
          </table:table-cell>
          <table:table-cell table:style-name="ce10" table:formula="of:=[.D41]/[.C41]" office:value-type="float" office:value="1.80223284434647">
            <text:p>1.8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ther Assault -- Struck By/Against</text:p>
          </table:table-cell>
          <table:table-cell table:style-name="ce8" office:value-type="float" office:value="475086.993716567">
            <text:p>475,087</text:p>
          </table:table-cell>
          <table:table-cell table:style-name="ce8" office:value-type="float" office:value="731680.895486087">
            <text:p>731,681</text:p>
          </table:table-cell>
          <table:table-cell table:style-name="ce10" table:formula="of:=[.D42]/[.C42]" office:value-type="float" office:value="1.54009877172643">
            <text:p>1.54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ntentional Other Bite/Sting</text:p>
          </table:table-cell>
          <table:table-cell table:style-name="ce8" office:value-type="float" office:value="413278.308938272">
            <text:p>413,278</text:p>
          </table:table-cell>
          <table:table-cell table:style-name="ce8" office:value-type="float" office:value="356044.647052752">
            <text:p>356,045</text:p>
          </table:table-cell>
          <table:table-cell table:style-name="ce10" table:formula="of:=[.D43]/[.C43]" office:value-type="float" office:value="0.861513027304638">
            <text:p>0.86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intentional Other Specified</text:p>
          </table:table-cell>
          <table:table-cell table:style-name="ce8" office:value-type="float" office:value="383910.429023312">
            <text:p>383,910</text:p>
          </table:table-cell>
          <table:table-cell table:style-name="ce8" office:value-type="float" office:value="714803.633215956">
            <text:p>714,804</text:p>
          </table:table-cell>
          <table:table-cell table:style-name="ce10" table:formula="of:=[.D44]/[.C44]" office:value-type="float" office:value="1.86190209793064">
            <text:p>1.86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ntentional Poisoning</text:p>
          </table:table-cell>
          <table:table-cell table:style-name="ce8" office:value-type="float" office:value="288471.183286898">
            <text:p>288,471</text:p>
          </table:table-cell>
          <table:table-cell table:style-name="ce8" office:value-type="float" office:value="447280.470777344">
            <text:p>447,280</text:p>
          </table:table-cell>
          <table:table-cell table:style-name="ce10" table:formula="of:=[.D45]/[.C45]" office:value-type="float" office:value="1.55052045643153">
            <text:p>1.55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intentional Other Transport</text:p>
          </table:table-cell>
          <table:table-cell table:style-name="ce8" office:value-type="float" office:value="219019.811134259">
            <text:p>219,020</text:p>
          </table:table-cell>
          <table:table-cell table:style-name="ce8" office:value-type="float" office:value="243279.219742971">
            <text:p>243,279</text:p>
          </table:table-cell>
          <table:table-cell table:style-name="ce10" table:formula="of:=[.D46]/[.C46]" office:value-type="float" office:value="1.1107635354221">
            <text:p>1.11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ntentional Unknown/Unspecified</text:p>
          </table:table-cell>
          <table:table-cell table:style-name="ce8" office:value-type="float" office:value="193354.284872958">
            <text:p>193,354</text:p>
          </table:table-cell>
          <table:table-cell table:style-name="ce8" office:value-type="float" office:value="252529.614035306">
            <text:p>252,530</text:p>
          </table:table-cell>
          <table:table-cell table:style-name="ce10" table:formula="of:=[.D47]/[.C47]" office:value-type="float" office:value="1.30604612254251">
            <text:p>1.31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intentional Fire/Burn</text:p>
          </table:table-cell>
          <table:table-cell table:style-name="ce8" office:value-type="float" office:value="141964.565921728">
            <text:p>141,965</text:p>
          </table:table-cell>
          <table:table-cell table:style-name="ce8" office:value-type="float" office:value="147412.13758294">
            <text:p>147,412</text:p>
          </table:table-cell>
          <table:table-cell table:style-name="ce10" table:formula="of:=[.D48]/[.C48]" office:value-type="float" office:value="1.03837275608771">
            <text:p>1.04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lf-harm Poisoning</text:p>
          </table:table-cell>
          <table:table-cell table:style-name="ce8" office:value-type="float" office:value="138933.94264165">
            <text:p>138,934</text:p>
          </table:table-cell>
          <table:table-cell table:style-name="ce8" office:value-type="float" office:value="96292.512799556">
            <text:p>96,293</text:p>
          </table:table-cell>
          <table:table-cell table:style-name="ce10" table:formula="of:=[.D49]/[.C49]" office:value-type="float" office:value="0.693081265590524">
            <text:p>0.69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intentional Foreign Body</text:p>
          </table:table-cell>
          <table:table-cell table:style-name="ce8" office:value-type="float" office:value="129878.643883479">
            <text:p>129,879</text:p>
          </table:table-cell>
          <table:table-cell table:style-name="ce8" office:value-type="float" office:value="214654.666232653">
            <text:p>214,655</text:p>
          </table:table-cell>
          <table:table-cell table:style-name="ce10" table:formula="of:=[.D50]/[.C50]" office:value-type="float" office:value="1.65273258030959">
            <text:p>1.65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ntentional Dog Bite</text:p>
          </table:table-cell>
          <table:table-cell table:style-name="ce8" office:value-type="float" office:value="104281.478731561">
            <text:p>104,281</text:p>
          </table:table-cell>
          <table:table-cell table:style-name="ce8" office:value-type="float" office:value="103270.617426672">
            <text:p>103,271</text:p>
          </table:table-cell>
          <table:table-cell table:style-name="ce10" table:formula="of:=[.D51]/[.C51]" office:value-type="float" office:value="0.990306415701189">
            <text:p>0.99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intentional Pedestrian</text:p>
          </table:table-cell>
          <table:table-cell table:style-name="ce8" office:value-type="float" office:value="73211.749975758">
            <text:p>73,212</text:p>
          </table:table-cell>
          <table:table-cell table:style-name="ce8" office:value-type="float" office:value="87897.4273174689">
            <text:p>87,897</text:p>
          </table:table-cell>
          <table:table-cell table:style-name="ce10" table:formula="of:=[.D52]/[.C52]" office:value-type="float" office:value="1.20059180864511">
            <text:p>1.2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intentional Pedal Cyclist</text:p>
          </table:table-cell>
          <table:table-cell table:style-name="ce8" office:value-type="float" office:value="63682.806838686">
            <text:p>63,683</text:p>
          </table:table-cell>
          <table:table-cell table:style-name="ce8" office:value-type="float" office:value="187890.510662034">
            <text:p>187,891</text:p>
          </table:table-cell>
          <table:table-cell table:style-name="ce10" table:formula="of:=[.D53]/[.C53]" office:value-type="float" office:value="2.95041189277314">
            <text:p>2.95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lf-harm Cut/Pierce</text:p>
          </table:table-cell>
          <table:table-cell table:style-name="ce8" office:value-type="float" office:value="38941.294487286">
            <text:p>38,941</text:p>
          </table:table-cell>
          <table:table-cell table:style-name="ce8"/>
          <table:table-cell table:style-name="ce5"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xual Assault All Injury Causes</text:p>
          </table:table-cell>
          <table:table-cell table:style-name="ce8" office:value-type="float" office:value="34698.761806243">
            <text:p>34,699</text:p>
          </table:table-cell>
          <table:table-cell table:style-name="ce8"/>
          <table:table-cell table:style-name="ce5"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nintentional Motorcyclist</text:p>
          </table:table-cell>
          <table:table-cell table:style-name="ce8" office:value-type="float" office:value="34432.9202123159">
            <text:p>34,433</text:p>
          </table:table-cell>
          <table:table-cell table:style-name="ce8" office:value-type="float" office:value="179726.323325875">
            <text:p>179,726</text:p>
          </table:table-cell>
          <table:table-cell table:style-name="ce10" table:formula="of:=[.D56]/[.C56]" office:value-type="float" office:value="5.21960734720347">
            <text:p>5.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ther Assault -- Cut/Pierce</text:p>
          </table:table-cell>
          <table:table-cell table:style-name="ce8"/>
          <table:table-cell table:style-name="ce8" office:value-type="float" office:value="93334.6259951519">
            <text:p>93,335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>
            <text:p>Unintentional Machinery</text:p>
          </table:table-cell>
          <table:table-cell table:style-name="ce8"/>
          <table:table-cell table:style-name="ce8" office:value-type="float" office:value="154447.217393294">
            <text:p>154,447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8" table:number-columns-repeated="2"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>
            <text:p>total injury-related visits</text:p>
          </table:table-cell>
          <table:table-cell table:style-name="ce8" office:value-type="float" office:value="11155413.3013338">
            <text:p>11,155,413</text:p>
          </table:table-cell>
          <table:table-cell table:style-name="ce8" office:value-type="float" office:value="12000613.4294049">
            <text:p>12,000,613</text:p>
          </table:table-cell>
          <table:table-cell table:style-name="ce10" table:formula="of:=[.D60]/[.C60]" office:value-type="float" office:value="1.07576591787684">
            <text:p>1.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violence (ex. self-harm and legal intervention)</text:p>
          </table:table-cell>
          <table:table-cell table:style-name="ce8" office:value-type="float" office:value="573756.002436335">
            <text:p>573,756</text:p>
          </table:table-cell>
          <table:table-cell table:style-name="ce8" office:value-type="float" office:value="914228.213929739">
            <text:p>914,228</text:p>
          </table:table-cell>
          <table:table-cell table:style-name="ce10" table:formula="of:=[.D61]/[.C61]" office:value-type="float" office:value="1.59340941105219">
            <text:p>1.59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Injury-related visits for persons ages 45 and over</text:p>
          </table:table-cell>
          <table:covered-table-cell table:style-name="ce4"/>
          <table:table-cell table:style-name="ce8" table:number-columns-repeated="2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Injury-related visits by</text:p>
          </table:table-cell>
          <table:covered-table-cell table:style-name="ce8"/>
          <table:table-cell table:style-name="ce5"/>
          <table:table-cell table:number-columns-repeated="1019"/>
        </table:table-row>
        <table:table-row table:style-name="ro2">
          <table:table-cell table:style-name="ce13" office:value-type="string">
            <text:p>cause rank</text:p>
          </table:table-cell>
          <table:table-cell office:value-type="string">
            <text:p>Cause of Injury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men</text:p>
          </table:table-cell>
          <table:table-cell table:style-name="ce7" office:value-type="string">
            <text:p>men/women ratio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ntentional Fall</text:p>
          </table:table-cell>
          <table:table-cell table:style-name="ce8" office:value-type="float" office:value="2700277.64781729">
            <text:p>2,700,278</text:p>
          </table:table-cell>
          <table:table-cell table:style-name="ce8" office:value-type="float" office:value="1498374.69021312">
            <text:p>1,498,375</text:p>
          </table:table-cell>
          <table:table-cell table:style-name="ce10" table:formula="of:=[.D67]/[.C67]" office:value-type="float" office:value="0.554896527556823">
            <text:p>0.5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ntentional Overexertion</text:p>
          </table:table-cell>
          <table:table-cell table:style-name="ce8" office:value-type="float" office:value="506394.172870516">
            <text:p>506,394</text:p>
          </table:table-cell>
          <table:table-cell table:style-name="ce8" office:value-type="float" office:value="417037.361782259">
            <text:p>417,037</text:p>
          </table:table-cell>
          <table:table-cell table:style-name="ce10" table:formula="of:=[.D68]/[.C68]" office:value-type="float" office:value="0.823542971314748">
            <text:p>0.8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ntentional MV-Occupant</text:p>
          </table:table-cell>
          <table:table-cell table:style-name="ce8" office:value-type="float" office:value="459022.848561014">
            <text:p>459,023</text:p>
          </table:table-cell>
          <table:table-cell table:style-name="ce8" office:value-type="float" office:value="349319.028899248">
            <text:p>349,319</text:p>
          </table:table-cell>
          <table:table-cell table:style-name="ce10" table:formula="of:=[.D69]/[.C69]" office:value-type="float" office:value="0.76100575384063">
            <text:p>0.76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ntentional Struck By/Against</text:p>
          </table:table-cell>
          <table:table-cell table:style-name="ce8" office:value-type="float" office:value="444805.43013383">
            <text:p>444,805</text:p>
          </table:table-cell>
          <table:table-cell table:style-name="ce8" office:value-type="float" office:value="479357.291973046">
            <text:p>479,357</text:p>
          </table:table-cell>
          <table:table-cell table:style-name="ce10" table:formula="of:=[.D70]/[.C70]" office:value-type="float" office:value="1.07767859719883">
            <text:p>1.08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ntentional Cut/Pierce</text:p>
          </table:table-cell>
          <table:table-cell table:style-name="ce8" office:value-type="float" office:value="235028.930960659">
            <text:p>235,029</text:p>
          </table:table-cell>
          <table:table-cell table:style-name="ce8" office:value-type="float" office:value="380460.718979688">
            <text:p>380,461</text:p>
          </table:table-cell>
          <table:table-cell table:style-name="ce10" table:formula="of:=[.D71]/[.C71]" office:value-type="float" office:value="1.61878249381721">
            <text:p>1.62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intentional Other Bite/Sting</text:p>
          </table:table-cell>
          <table:table-cell table:style-name="ce8" office:value-type="float" office:value="169524.634546198">
            <text:p>169,525</text:p>
          </table:table-cell>
          <table:table-cell table:style-name="ce8" office:value-type="float" office:value="137511.836878381">
            <text:p>137,512</text:p>
          </table:table-cell>
          <table:table-cell table:style-name="ce10" table:formula="of:=[.D72]/[.C72]" office:value-type="float" office:value="0.811161382217326">
            <text:p>0.81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ntentional Poisoning</text:p>
          </table:table-cell>
          <table:table-cell table:style-name="ce8" office:value-type="float" office:value="144043.952786368">
            <text:p>144,044</text:p>
          </table:table-cell>
          <table:table-cell table:style-name="ce8" office:value-type="float" office:value="220762.681965022">
            <text:p>220,763</text:p>
          </table:table-cell>
          <table:table-cell table:style-name="ce10" table:formula="of:=[.D73]/[.C73]" office:value-type="float" office:value="1.53260638641621">
            <text:p>1.5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intentional Other Specified</text:p>
          </table:table-cell>
          <table:table-cell table:style-name="ce8" office:value-type="float" office:value="141868.359990537">
            <text:p>141,868</text:p>
          </table:table-cell>
          <table:table-cell table:style-name="ce8" office:value-type="float" office:value="298023.853525146">
            <text:p>298,024</text:p>
          </table:table-cell>
          <table:table-cell table:style-name="ce10" table:formula="of:=[.D74]/[.C74]" office:value-type="float" office:value="2.10070697613636">
            <text:p>2.1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ntentional Other Transport</text:p>
          </table:table-cell>
          <table:table-cell table:style-name="ce8" office:value-type="float" office:value="101216.107420454">
            <text:p>101,216</text:p>
          </table:table-cell>
          <table:table-cell table:style-name="ce8" office:value-type="float" office:value="96498.305467241">
            <text:p>96,498</text:p>
          </table:table-cell>
          <table:table-cell table:style-name="ce10" table:formula="of:=[.D75]/[.C75]" office:value-type="float" office:value="0.95338882245673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ther Assault -- Struck By/Against</text:p>
          </table:table-cell>
          <table:table-cell table:style-name="ce8" office:value-type="float" office:value="92743.760724373">
            <text:p>92,744</text:p>
          </table:table-cell>
          <table:table-cell table:style-name="ce8" office:value-type="float" office:value="154888.937877588">
            <text:p>154,889</text:p>
          </table:table-cell>
          <table:table-cell table:style-name="ce10" table:formula="of:=[.D76]/[.C76]" office:value-type="float" office:value="1.67007393993765">
            <text:p>1.67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ntentional Unknown/Unspecified</text:p>
          </table:table-cell>
          <table:table-cell table:style-name="ce8" office:value-type="float" office:value="85948.608602716">
            <text:p>85,949</text:p>
          </table:table-cell>
          <table:table-cell table:style-name="ce8" office:value-type="float" office:value="81001.267952672">
            <text:p>81,001</text:p>
          </table:table-cell>
          <table:table-cell table:style-name="ce10" table:formula="of:=[.D77]/[.C77]" office:value-type="float" office:value="0.942438385792697">
            <text:p>0.94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intentional Fire/Burn</text:p>
          </table:table-cell>
          <table:table-cell table:style-name="ce8" office:value-type="float" office:value="54868.056521227">
            <text:p>54,868</text:p>
          </table:table-cell>
          <table:table-cell table:style-name="ce8" office:value-type="float" office:value="48829.36669248">
            <text:p>48,829</text:p>
          </table:table-cell>
          <table:table-cell table:style-name="ce10" table:formula="of:=[.D78]/[.C78]" office:value-type="float" office:value="0.889941612449663">
            <text:p>0.89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intentional Foreign Body</text:p>
          </table:table-cell>
          <table:table-cell table:style-name="ce8" office:value-type="float" office:value="51029.044013852">
            <text:p>51,029</text:p>
          </table:table-cell>
          <table:table-cell table:style-name="ce8" office:value-type="float" office:value="87635.057394458">
            <text:p>87,635</text:p>
          </table:table-cell>
          <table:table-cell table:style-name="ce10" table:formula="of:=[.D79]/[.C79]" office:value-type="float" office:value="1.71735644059233">
            <text:p>1.72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intentional Dog Bite</text:p>
          </table:table-cell>
          <table:table-cell table:style-name="ce8" office:value-type="float" office:value="49284.871536356">
            <text:p>49,285</text:p>
          </table:table-cell>
          <table:table-cell table:style-name="ce8" office:value-type="float" office:value="40916.539487433">
            <text:p>40,917</text:p>
          </table:table-cell>
          <table:table-cell table:style-name="ce10" table:formula="of:=[.D80]/[.C80]" office:value-type="float" office:value="0.830204852157321">
            <text:p>0.83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lf-harm Poisoning</text:p>
          </table:table-cell>
          <table:table-cell table:style-name="ce8" office:value-type="float" office:value="42986.618140202">
            <text:p>42,987</text:p>
          </table:table-cell>
          <table:table-cell table:style-name="ce8" office:value-type="float" office:value="30939.133255686">
            <text:p>30,939</text:p>
          </table:table-cell>
          <table:table-cell table:style-name="ce10" table:formula="of:=[.D81]/[.C81]" office:value-type="float" office:value="0.719738713912716">
            <text:p>0.72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intentional Pedestrian</text:p>
          </table:table-cell>
          <table:table-cell table:style-name="ce8" office:value-type="float" office:value="29737.757489337">
            <text:p>29,738</text:p>
          </table:table-cell>
          <table:table-cell table:style-name="ce8" office:value-type="float" office:value="34890.599625086">
            <text:p>34,891</text:p>
          </table:table-cell>
          <table:table-cell table:style-name="ce10" table:formula="of:=[.D82]/[.C82]" office:value-type="float" office:value="1.17327608302666">
            <text:p>1.17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intentional Pedal Cyclist</text:p>
          </table:table-cell>
          <table:table-cell table:style-name="ce8" office:value-type="float" office:value="27772.431716926">
            <text:p>27,772</text:p>
          </table:table-cell>
          <table:table-cell table:style-name="ce8" office:value-type="float" office:value="71010.793537095">
            <text:p>71,011</text:p>
          </table:table-cell>
          <table:table-cell table:style-name="ce10" table:formula="of:=[.D83]/[.C83]" office:value-type="float" office:value="2.55688065996098">
            <text:p>2.56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nintentional Motorcyclist</text:p>
          </table:table-cell>
          <table:table-cell table:style-name="ce8" office:value-type="float" office:value="13926.902111607">
            <text:p>13,927</text:p>
          </table:table-cell>
          <table:table-cell table:style-name="ce8" office:value-type="float" office:value="60988.485202488">
            <text:p>60,988</text:p>
          </table:table-cell>
          <table:table-cell table:style-name="ce10" table:formula="of:=[.D84]/[.C84]" office:value-type="float" office:value="4.37918531441811">
            <text:p>4.38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lf-harm Other Specified</text:p>
          </table:table-cell>
          <table:table-cell table:style-name="ce8" office:value-type="float" office:value="10076.793799368">
            <text:p>10,077</text:p>
          </table:table-cell>
          <table:table-cell table:style-name="ce8"/>
          <table:table-cell table:style-name="ce5"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nintentional Inhalation/Suffocation</text:p>
          </table:table-cell>
          <table:table-cell table:style-name="ce8" office:value-type="float" office:value="10059.775193272">
            <text:p>10,060</text:p>
          </table:table-cell>
          <table:table-cell table:style-name="ce8"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>
            <text:p>Other Assault -- Cut/Pierce</text:p>
          </table:table-cell>
          <table:table-cell table:style-name="ce8"/>
          <table:table-cell table:style-name="ce8" office:value-type="float" office:value="14259.009421276">
            <text:p>14,259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>
            <text:p>Unintentional Machinery</text:p>
          </table:table-cell>
          <table:table-cell table:style-name="ce8"/>
          <table:table-cell table:style-name="ce8" office:value-type="float" office:value="72033.824897867">
            <text:p>72,034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8" table:number-columns-repeated="2"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>
            <text:p>total injury-related visits</text:p>
          </table:table-cell>
          <table:table-cell table:style-name="ce8" office:value-type="float" office:value="5411540.6683736">
            <text:p>5,411,541</text:p>
          </table:table-cell>
          <table:table-cell table:style-name="ce8" office:value-type="float" office:value="4647894.3135463">
            <text:p>4,647,894</text:p>
          </table:table-cell>
          <table:table-cell table:style-name="ce10" table:formula="of:=[.D90]/[.C90]" office:value-type="float" office:value="0.85888559254664">
            <text:p>0.86</text:p>
          </table:table-cell>
          <table:table-cell table:number-columns-repeated="101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ison with NHAMCS" table:style-name="ta4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Injury-related visit to U.S. hospital emergency departments in 2001, NNAMCS data compared to NEISS data</text:p>
          </table:table-cell>
          <table:covered-table-cell table:number-columns-repeated="4" table:style-name="ce4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 office:value-type="string" table:number-columns-spanned="2" table:number-rows-spanned="1">
            <text:p>injury visits</text:p>
          </table:table-cell>
          <table:covered-table-cell table:style-name="ce17"/>
          <table:table-cell table:number-columns-repeated="1019"/>
        </table:table-row>
        <table:table-row table:style-name="ro1">
          <table:table-cell office:value-type="string">
            <text:p>survey</text:p>
          </table:table-cell>
          <table:table-cell office:value-type="string">
            <text:p>injury category</text:p>
          </table:table-cell>
          <table:table-cell table:style-name="ce17" office:value-type="string">
            <text:p>age group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men</text:p>
          </table:table-cell>
          <table:table-cell/>
          <table:table-cell office:value-type="string">
            <text:p>sources and notes</text:p>
          </table:table-cell>
          <table:table-cell table:number-columns-repeated="1017"/>
        </table:table-row>
        <table:table-row table:style-name="ro1">
          <table:table-cell office:value-type="string">
            <text:p>NEISS</text:p>
          </table:table-cell>
          <table:table-cell office:value-type="string">
            <text:p>all injury-related visits</text:p>
          </table:table-cell>
          <table:table-cell table:style-name="ce8" office:value-type="string">
            <text:p>15-44</text:p>
          </table:table-cell>
          <table:table-cell table:style-name="ce8" table:formula="of:=[.D31]+[.D32]" office:value-type="float" office:value="6316912.44797686">
            <text:p>6,316,912</text:p>
          </table:table-cell>
          <table:table-cell table:style-name="ce8" table:formula="of:=[.E31]+[.E32]" office:value-type="float" office:value="9104759.21446772">
            <text:p>9,104,759</text:p>
          </table:table-cell>
          <table:table-cell/>
          <table:table-cell office:value-type="string">
            <text:p>for NEISS, see sheet "non-fatal extract totals" and "fatal extract total"</text:p>
          </table:table-cell>
          <table:table-cell table:number-columns-repeated="1017"/>
        </table:table-row>
        <table:table-row table:style-name="ro1">
          <table:table-cell office:value-type="string">
            <text:p>NEISS</text:p>
          </table:table-cell>
          <table:table-cell office:value-type="string">
            <text:p>violence (ex. self-harm and legal intervention)</text:p>
          </table:table-cell>
          <table:table-cell table:style-name="ce8" office:value-type="string">
            <text:p>15-44</text:p>
          </table:table-cell>
          <table:table-cell table:style-name="ce8" table:formula="of:=[.D35]+[.D36]" office:value-type="float" office:value="526331.742366938">
            <text:p>526,332</text:p>
          </table:table-cell>
          <table:table-cell table:style-name="ce8" table:formula="of:=[.E35]+[.E36]" office:value-type="float" office:value="798544.289609833">
            <text:p>798,544</text:p>
          </table:table-cell>
          <table:table-cell/>
          <table:table-cell office:value-type="string">
            <text:p>the NHAMCS data includes non-fatal and fatal injuries</text:p>
          </table:table-cell>
          <table:table-cell table:number-columns-repeated="1017"/>
        </table:table-row>
        <table:table-row table:style-name="ro1">
          <table:table-cell office:value-type="string">
            <text:p>NHAMCS</text:p>
          </table:table-cell>
          <table:table-cell office:value-type="string">
            <text:p>all injury-related visits</text:p>
          </table:table-cell>
          <table:table-cell table:style-name="ce8" office:value-type="string">
            <text:p>15-44</text:p>
          </table:table-cell>
          <table:table-cell table:style-name="ce8" office:value-type="float" office:value="8239557">
            <text:p>8,239,557</text:p>
          </table:table-cell>
          <table:table-cell table:style-name="ce8" office:value-type="float" office:value="11544430">
            <text:p>11,544,430</text:p>
          </table:table-cell>
          <table:table-cell table:number-columns-repeated="1019"/>
        </table:table-row>
        <table:table-row table:style-name="ro1">
          <table:table-cell office:value-type="string">
            <text:p>NHAMCS</text:p>
          </table:table-cell>
          <table:table-cell office:value-type="string">
            <text:p>violence (ex. self-harm and legal intervention)</text:p>
          </table:table-cell>
          <table:table-cell table:style-name="ce8" office:value-type="string">
            <text:p>15-44</text:p>
          </table:table-cell>
          <table:table-cell table:style-name="ce8" office:value-type="float" office:value="430312">
            <text:p>430,312</text:p>
          </table:table-cell>
          <table:table-cell table:style-name="ce8" office:value-type="float" office:value="615855">
            <text:p>615,855</text:p>
          </table:table-cell>
          <table:table-cell/>
          <table:table-cell office:value-type="string">
            <text:p>the NEISS excludes injuries from therapeutic (medical) procedure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style-name="ce19" office:value-type="string" table:number-columns-spanned="2" table:number-rows-spanned="1">
            <text:p>difference NHAMCS / NEISS</text:p>
          </table:table-cell>
          <table:covered-table-cell table:style-name="ce20"/>
          <table:table-cell table:number-columns-repeated="1019"/>
        </table:table-row>
        <table:table-row table:style-name="ro1">
          <table:table-cell office:value-type="string">
            <text:p>NHAMCS/NEISS</text:p>
          </table:table-cell>
          <table:table-cell office:value-type="string">
            <text:p>all injury-related visits</text:p>
          </table:table-cell>
          <table:table-cell table:style-name="ce8" office:value-type="string">
            <text:p>15-44</text:p>
          </table:table-cell>
          <table:table-cell table:style-name="ce16" table:formula="of:=[.D8]/[.D6]-1" office:value-type="percentage" office:value="0.304364603413003">
            <text:p>30%</text:p>
          </table:table-cell>
          <table:table-cell table:style-name="ce16" table:formula="of:=[.E8]/[.E6]-1" office:value-type="percentage" office:value="0.26795555248244">
            <text:p>27%</text:p>
          </table:table-cell>
          <table:table-cell/>
          <table:table-cell office:value-type="string">
            <text:p>These injures have been excluded from the NHAMCS counts for comparability.</text:p>
          </table:table-cell>
          <table:table-cell table:number-columns-repeated="1017"/>
        </table:table-row>
        <table:table-row table:style-name="ro1">
          <table:table-cell office:value-type="string">
            <text:p>NHAMCS/NEISS</text:p>
          </table:table-cell>
          <table:table-cell office:value-type="string">
            <text:p>violence (ex. self-harm and legal intervention)</text:p>
          </table:table-cell>
          <table:table-cell table:style-name="ce8" office:value-type="string">
            <text:p>15-44</text:p>
          </table:table-cell>
          <table:table-cell table:style-name="ce16" table:formula="of:=[.D9]/[.D7]-1" office:value-type="percentage" office:value="-0.182431980893139">
            <text:p>-18%</text:p>
          </table:table-cell>
          <table:table-cell table:style-name="ce16" table:formula="of:=[.E9]/[.E7]-1" office:value-type="percentage" office:value="-0.228777904978939">
            <text:p>-23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1019"/>
        </table:table-row>
        <table:table-row table:style-name="ro1">
          <table:table-cell office:value-type="string">
            <text:p>NEISS</text:p>
          </table:table-cell>
          <table:table-cell office:value-type="string">
            <text:p>all injury-related visits</text:p>
          </table:table-cell>
          <table:table-cell table:style-name="ce8" office:value-type="string">
            <text:p>18 &amp; over</text:p>
          </table:table-cell>
          <table:table-cell table:style-name="ce8" table:formula="of:=[.D41]+[.D42]" office:value-type="float" office:value="9596794.59091001">
            <text:p>9,596,795</text:p>
          </table:table-cell>
          <table:table-cell table:style-name="ce8" table:formula="of:=[.E41]+[.E42]" office:value-type="float" office:value="11225138.5109093">
            <text:p>11,225,139</text:p>
          </table:table-cell>
          <table:table-cell table:number-columns-repeated="1019"/>
        </table:table-row>
        <table:table-row table:style-name="ro1">
          <table:table-cell office:value-type="string">
            <text:p>NEISS</text:p>
          </table:table-cell>
          <table:table-cell office:value-type="string">
            <text:p>violence (ex. self-harm and legal intervention)</text:p>
          </table:table-cell>
          <table:table-cell table:style-name="ce8" office:value-type="string">
            <text:p>18 &amp; over</text:p>
          </table:table-cell>
          <table:table-cell table:style-name="ce8" table:formula="of:=[.D45]+[.D46]" office:value-type="float" office:value="541705.44999208">
            <text:p>541,705</text:p>
          </table:table-cell>
          <table:table-cell table:style-name="ce8" table:formula="of:=[.E45]+[.E46]" office:value-type="float" office:value="818955.600187734">
            <text:p>818,956</text:p>
          </table:table-cell>
          <table:table-cell table:number-columns-repeated="1019"/>
        </table:table-row>
        <table:table-row table:style-name="ro1">
          <table:table-cell office:value-type="string">
            <text:p>NHAMCS</text:p>
          </table:table-cell>
          <table:table-cell office:value-type="string">
            <text:p>all injury-related visits</text:p>
          </table:table-cell>
          <table:table-cell table:style-name="ce8" office:value-type="string">
            <text:p>18 &amp; over</text:p>
          </table:table-cell>
          <table:table-cell table:style-name="ce8" office:value-type="float" office:value="13001529">
            <text:p>13,001,529</text:p>
          </table:table-cell>
          <table:table-cell table:style-name="ce8" office:value-type="float" office:value="14961720">
            <text:p>14,961,720</text:p>
          </table:table-cell>
          <table:table-cell table:number-columns-repeated="1019"/>
        </table:table-row>
        <table:table-row table:style-name="ro1">
          <table:table-cell office:value-type="string">
            <text:p>NHAMCS</text:p>
          </table:table-cell>
          <table:table-cell office:value-type="string">
            <text:p>violence (ex. self-harm and legal intervention)</text:p>
          </table:table-cell>
          <table:table-cell table:style-name="ce8" office:value-type="string">
            <text:p>18 &amp; over</text:p>
          </table:table-cell>
          <table:table-cell table:style-name="ce8" office:value-type="float" office:value="435488">
            <text:p>435,488</text:p>
          </table:table-cell>
          <table:table-cell table:style-name="ce8" office:value-type="float" office:value="657356">
            <text:p>657,35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8"/>
          <table:table-cell table:style-name="ce19" office:value-type="string" table:number-columns-spanned="2" table:number-rows-spanned="1">
            <text:p>difference NHAMCS / NEISS</text:p>
          </table:table-cell>
          <table:covered-table-cell table:style-name="ce20"/>
          <table:table-cell table:number-columns-repeated="1019"/>
        </table:table-row>
        <table:table-row table:style-name="ro1">
          <table:table-cell office:value-type="string">
            <text:p>NHAMCS/NEISS</text:p>
          </table:table-cell>
          <table:table-cell office:value-type="string">
            <text:p>all injury-related visits</text:p>
          </table:table-cell>
          <table:table-cell table:style-name="ce8" office:value-type="string">
            <text:p>18 &amp; over</text:p>
          </table:table-cell>
          <table:table-cell table:style-name="ce16" table:formula="of:=[.D16]/[.D14]-1" office:value-type="percentage" office:value="0.354778293610131">
            <text:p>35%</text:p>
          </table:table-cell>
          <table:table-cell table:style-name="ce16" table:formula="of:=[.E16]/[.E14]-1" office:value-type="percentage" office:value="0.332876203305576">
            <text:p>33%</text:p>
          </table:table-cell>
          <table:table-cell table:number-columns-repeated="1019"/>
        </table:table-row>
        <table:table-row table:style-name="ro1">
          <table:table-cell office:value-type="string">
            <text:p>NHAMCS/NEISS</text:p>
          </table:table-cell>
          <table:table-cell office:value-type="string">
            <text:p>violence (ex. self-harm and legal intervention)</text:p>
          </table:table-cell>
          <table:table-cell table:style-name="ce8" office:value-type="string">
            <text:p>18 &amp; over</text:p>
          </table:table-cell>
          <table:table-cell table:style-name="ce16" table:formula="of:=[.D17]/[.D15]-1" office:value-type="percentage" office:value="-0.196079714526839">
            <text:p>-20%</text:p>
          </table:table-cell>
          <table:table-cell table:style-name="ce16" table:formula="of:=[.E17]/[.E15]-1" office:value-type="percentage" office:value="-0.197324006515969">
            <text:p>-20%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NEISS 2001 detail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15-44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>
            <text:p>all injuries</text:p>
          </table:table-cell>
          <table:table-cell/>
          <table:table-cell office:value-type="string">
            <text:p>women</text:p>
          </table:table-cell>
          <table:table-cell office:value-type="string">
            <text:p>men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non-fatal</text:p>
          </table:table-cell>
          <table:table-cell/>
          <table:table-cell table:formula="of:=6299628.44797686" office:value-type="float" office:value="6299628.44797686">
            <text:p>6,299,628</text:p>
          </table:table-cell>
          <table:table-cell table:formula="of:=9046555.21446772" office:value-type="float" office:value="9046555.21446772">
            <text:p>9,046,555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fatal</text:p>
          </table:table-cell>
          <table:table-cell/>
          <table:table-cell office:value-type="float" office:value="17284">
            <text:p>17,284</text:p>
          </table:table-cell>
          <table:table-cell office:value-type="float" office:value="58204">
            <text:p>58,204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/>
          <table:table-cell table:style-name="ce15" office:value-type="string">
            <text:p>violenc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>
            <text:p>non-fatal</text:p>
          </table:table-cell>
          <table:table-cell/>
          <table:table-cell table:formula="of:=523382.742366938" office:value-type="float" office:value="523382.742366938">
            <text:p>523,383</text:p>
          </table:table-cell>
          <table:table-cell table:formula="of:=786724.289609833" office:value-type="float" office:value="786724.289609833">
            <text:p>786,724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fatal</text:p>
          </table:table-cell>
          <table:table-cell/>
          <table:table-cell office:value-type="float" office:value="2949">
            <text:p>2,949</text:p>
          </table:table-cell>
          <table:table-cell office:value-type="float" office:value="11820">
            <text:p>11,82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18 &amp; over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>
            <text:p>all injuries</text:p>
          </table:table-cell>
          <table:table-cell/>
          <table:table-cell office:value-type="string">
            <text:p>females</text:p>
          </table:table-cell>
          <table:table-cell office:value-type="string">
            <text:p>males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non-fatal</text:p>
          </table:table-cell>
          <table:table-cell/>
          <table:table-cell office:value-type="float" office:value="9553320.59091001">
            <text:p>9,553,321</text:p>
          </table:table-cell>
          <table:table-cell office:value-type="float" office:value="11123450.5109093">
            <text:p>11,123,451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fatal</text:p>
          </table:table-cell>
          <table:table-cell/>
          <table:table-cell office:value-type="float" office:value="43474">
            <text:p>43,474</text:p>
          </table:table-cell>
          <table:table-cell office:value-type="float" office:value="101688">
            <text:p>101,688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/>
          <table:table-cell table:style-name="ce15" office:value-type="string">
            <text:p>violenc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>
            <text:p>non-fatal</text:p>
          </table:table-cell>
          <table:table-cell/>
          <table:table-cell office:value-type="float" office:value="538727.44999208">
            <text:p>538,727</text:p>
          </table:table-cell>
          <table:table-cell office:value-type="float" office:value="807374.600187734">
            <text:p>807,375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>
            <text:p>fatal</text:p>
          </table:table-cell>
          <table:table-cell/>
          <table:table-cell office:value-type="float" office:value="2978">
            <text:p>2,978</text:p>
          </table:table-cell>
          <table:table-cell office:value-type="float" office:value="11581">
            <text:p>11,581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 causes 2001 &amp; 2010" table:style-name="ta5" table:print="false">
        <table:table-column table:style-name="co23" table:default-cell-style-name="Excel_20_Built-in_20_Normal"/>
        <table:table-column table:style-name="co24" table:number-columns-repeated="2" table:default-cell-style-name="ce15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3" office:value-type="string">
            <text:p>Injury-related deaths by top-20 causes, U.S. 2001 and 2010</text:p>
          </table:table-cell>
          <table:table-cell table:number-columns-repeated="4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4" table:number-rows-spanned="1">
            <text:p>Based on data from the U.S. National Center for Health Statistics (NCHS) Vital Statistics System</text:p>
          </table:table-cell>
          <table:covered-table-cell table:number-columns-repeated="3" table:style-name="ce4"/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jury-related deaths for persons ages 15 to 44 in 2001</text:p>
          </table:table-cell>
          <table:table-cell table:style-name="ce9" office:value-type="string" table:number-columns-spanned="2" table:number-rows-spanned="1">
            <text:p>deaths</text:p>
          </table:table-cell>
          <table:covered-table-cell table:style-name="ce8"/>
          <table:table-cell table:number-columns-repeated="1021"/>
        </table:table-row>
        <table:table-row table:style-name="ro2">
          <table:table-cell office:value-type="string">
            <text:p>Cause of Death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men</text:p>
          </table:table-cell>
          <table:table-cell table:style-name="ce7" office:value-type="string">
            <text:p>men/women ratio</text:p>
          </table:table-cell>
          <table:table-cell/>
          <table:table-cell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Unintentional MV Traffic</text:p>
          </table:table-cell>
          <table:table-cell table:style-name="ce8" office:value-type="float" office:value="6633">
            <text:p>6,633</text:p>
          </table:table-cell>
          <table:table-cell table:style-name="ce8" office:value-type="float" office:value="17530">
            <text:p>17,530</text:p>
          </table:table-cell>
          <table:table-cell table:style-name="ce10" table:formula="of:=[.C7]/[.B7]" office:value-type="float" office:value="2.64284637418966">
            <text:p>2.64</text:p>
          </table:table-cell>
          <table:table-cell/>
          <table:table-cell office:value-type="string">
            <text:p>see "fatal extract causes" and "fatal extract totals" sheets</text:p>
          </table:table-cell>
          <table:table-cell table:number-columns-repeated="1018"/>
        </table:table-row>
        <table:table-row table:style-name="ro1">
          <table:table-cell office:value-type="string">
            <text:p>Unintentional Poisoning</text:p>
          </table:table-cell>
          <table:table-cell table:style-name="ce8" office:value-type="float" office:value="2441">
            <text:p>2,441</text:p>
          </table:table-cell>
          <table:table-cell table:style-name="ce8" office:value-type="float" office:value="6464">
            <text:p>6,464</text:p>
          </table:table-cell>
          <table:table-cell table:style-name="ce10" table:formula="of:=[.C8]/[.B8]" office:value-type="float" office:value="2.64809504301516">
            <text:p>2.65</text:p>
          </table:table-cell>
          <table:table-cell table:number-columns-repeated="1020"/>
        </table:table-row>
        <table:table-row table:style-name="ro1">
          <table:table-cell office:value-type="string">
            <text:p>Homicide Firearm</text:p>
          </table:table-cell>
          <table:table-cell table:style-name="ce8" office:value-type="float" office:value="1298">
            <text:p>1,298</text:p>
          </table:table-cell>
          <table:table-cell table:style-name="ce8" office:value-type="float" office:value="8188">
            <text:p>8,188</text:p>
          </table:table-cell>
          <table:table-cell table:style-name="ce10" table:formula="of:=[.C9]/[.B9]" office:value-type="float" office:value="6.30816640986133">
            <text:p>6.31</text:p>
          </table:table-cell>
          <table:table-cell table:number-columns-repeated="1020"/>
        </table:table-row>
        <table:table-row table:style-name="ro1">
          <table:table-cell office:value-type="string">
            <text:p>Suicide Poisoning</text:p>
          </table:table-cell>
          <table:table-cell table:style-name="ce8" office:value-type="float" office:value="1019">
            <text:p>1,019</text:p>
          </table:table-cell>
          <table:table-cell table:style-name="ce8" office:value-type="float" office:value="1612">
            <text:p>1,612</text:p>
          </table:table-cell>
          <table:table-cell table:style-name="ce10" table:formula="of:=[.C10]/[.B10]" office:value-type="float" office:value="1.5819430814524">
            <text:p>1.58</text:p>
          </table:table-cell>
          <table:table-cell table:number-columns-repeated="1020"/>
        </table:table-row>
        <table:table-row table:style-name="ro1">
          <table:table-cell office:value-type="string">
            <text:p>Suicide Firearm</text:p>
          </table:table-cell>
          <table:table-cell table:style-name="ce8" office:value-type="float" office:value="992">
            <text:p>992</text:p>
          </table:table-cell>
          <table:table-cell table:style-name="ce8" office:value-type="float" office:value="6732">
            <text:p>6,732</text:p>
          </table:table-cell>
          <table:table-cell table:style-name="ce10" table:formula="of:=[.C11]/[.B11]" office:value-type="float" office:value="6.78629032258065">
            <text:p>6.79</text:p>
          </table:table-cell>
          <table:table-cell table:number-columns-repeated="1020"/>
        </table:table-row>
        <table:table-row table:style-name="ro1">
          <table:table-cell office:value-type="string">
            <text:p>Undetermined Poisoning</text:p>
          </table:table-cell>
          <table:table-cell table:style-name="ce8" office:value-type="float" office:value="640">
            <text:p>640</text:p>
          </table:table-cell>
          <table:table-cell table:style-name="ce8" office:value-type="float" office:value="1271">
            <text:p>1,271</text:p>
          </table:table-cell>
          <table:table-cell table:style-name="ce10" table:formula="of:=[.C12]/[.B12]" office:value-type="float" office:value="1.9859375">
            <text:p>1.99</text:p>
          </table:table-cell>
          <table:table-cell table:number-columns-repeated="1020"/>
        </table:table-row>
        <table:table-row table:style-name="ro1">
          <table:table-cell office:value-type="string">
            <text:p>Suicide Suffocation</text:p>
          </table:table-cell>
          <table:table-cell table:style-name="ce8" office:value-type="float" office:value="596">
            <text:p>596</text:p>
          </table:table-cell>
          <table:table-cell table:style-name="ce8" office:value-type="float" office:value="3546">
            <text:p>3,546</text:p>
          </table:table-cell>
          <table:table-cell table:style-name="ce10" table:formula="of:=[.C13]/[.B13]" office:value-type="float" office:value="5.9496644295302">
            <text:p>5.95</text:p>
          </table:table-cell>
          <table:table-cell table:number-columns-repeated="1020"/>
        </table:table-row>
        <table:table-row table:style-name="ro1">
          <table:table-cell office:value-type="string">
            <text:p>Homicide TransportationRelated</text:p>
          </table:table-cell>
          <table:table-cell table:style-name="ce8" office:value-type="float" office:value="469">
            <text:p>469</text:p>
          </table:table-cell>
          <table:table-cell table:style-name="ce8" office:value-type="float" office:value="1573">
            <text:p>1,573</text:p>
          </table:table-cell>
          <table:table-cell table:style-name="ce10" table:formula="of:=[.C14]/[.B14]" office:value-type="float" office:value="3.35394456289979">
            <text:p>3.35</text:p>
          </table:table-cell>
          <table:table-cell table:number-columns-repeated="1020"/>
        </table:table-row>
        <table:table-row table:style-name="ro1">
          <table:table-cell office:value-type="string">
            <text:p>Homicide Cut/pierce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016">
            <text:p>1,016</text:p>
          </table:table-cell>
          <table:table-cell table:style-name="ce10" table:formula="of:=[.C15]/[.B15]" office:value-type="float" office:value="2.57215189873418">
            <text:p>2.57</text:p>
          </table:table-cell>
          <table:table-cell table:number-columns-repeated="1020"/>
        </table:table-row>
        <table:table-row table:style-name="ro1">
          <table:table-cell office:value-type="string">
            <text:p>Unintentional Fire/burn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618">
            <text:p>618</text:p>
          </table:table-cell>
          <table:table-cell table:style-name="ce10" table:formula="of:=[.C16]/[.B16]" office:value-type="float" office:value="2.10204081632653">
            <text:p>2.10</text:p>
          </table:table-cell>
          <table:table-cell table:number-columns-repeated="1020"/>
        </table:table-row>
        <table:table-row table:style-name="ro1">
          <table:table-cell office:value-type="string">
            <text:p>Homicide Suffocation</text:p>
          </table:table-cell>
          <table:table-cell table:style-name="ce8" office:value-type="float" office:value="282">
            <text:p>282</text:p>
          </table:table-cell>
          <table:table-cell table:style-name="ce8"/>
          <table:table-cell table:style-name="ce16"/>
          <table:table-cell table:number-columns-repeated="1020"/>
        </table:table-row>
        <table:table-row table:style-name="ro1">
          <table:table-cell office:value-type="string">
            <text:p>Homicide Unspecified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414">
            <text:p>414</text:p>
          </table:table-cell>
          <table:table-cell table:style-name="ce10" table:formula="of:=[.C18]/[.B18]" office:value-type="float" office:value="1.64285714285714">
            <text:p>1.64</text:p>
          </table:table-cell>
          <table:table-cell table:number-columns-repeated="1020"/>
        </table:table-row>
        <table:table-row table:style-name="ro1">
          <table:table-cell office:value-type="string">
            <text:p>Unintentional Drowning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248">
            <text:p>1,248</text:p>
          </table:table-cell>
          <table:table-cell table:style-name="ce10" table:formula="of:=[.C19]/[.B19]" office:value-type="float" office:value="6.78260869565217">
            <text:p>6.78</text:p>
          </table:table-cell>
          <table:table-cell table:number-columns-repeated="1020"/>
        </table:table-row>
        <table:table-row table:style-name="ro1">
          <table:table-cell office:value-type="string">
            <text:p>Unintentional Fall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071">
            <text:p>1,071</text:p>
          </table:table-cell>
          <table:table-cell table:style-name="ce10" table:formula="of:=[.C20]/[.B20]" office:value-type="float" office:value="6.22674418604651">
            <text:p>6.23</text:p>
          </table:table-cell>
          <table:table-cell table:number-columns-repeated="1020"/>
        </table:table-row>
        <table:table-row table:style-name="ro1">
          <table:table-cell office:value-type="string">
            <text:p>Unintentional Unspecified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425">
            <text:p>425</text:p>
          </table:table-cell>
          <table:table-cell table:style-name="ce10" table:formula="of:=[.C21]/[.B21]" office:value-type="float" office:value="2.51479289940828">
            <text:p>2.51</text:p>
          </table:table-cell>
          <table:table-cell table:number-columns-repeated="1020"/>
        </table:table-row>
        <table:table-row table:style-name="ro1">
          <table:table-cell office:value-type="string">
            <text:p>Unintentional Suffocation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487">
            <text:p>487</text:p>
          </table:table-cell>
          <table:table-cell table:style-name="ce10" table:formula="of:=[.C22]/[.B22]" office:value-type="float" office:value="3.08227848101266">
            <text:p>3.08</text:p>
          </table:table-cell>
          <table:table-cell table:number-columns-repeated="1020"/>
        </table:table-row>
        <table:table-row table:style-name="ro1">
          <table:table-cell office:value-type="string">
            <text:p>Adverse Effects</text:p>
          </table:table-cell>
          <table:table-cell table:style-name="ce8" office:value-type="float" office:value="150">
            <text:p>150</text:p>
          </table:table-cell>
          <table:table-cell table:style-name="ce8"/>
          <table:table-cell table:style-name="ce16"/>
          <table:table-cell table:number-columns-repeated="1020"/>
        </table:table-row>
        <table:table-row table:style-name="ro1">
          <table:table-cell office:value-type="string">
            <text:p>Unintentional Other Transport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607">
            <text:p>607</text:p>
          </table:table-cell>
          <table:table-cell table:style-name="ce10" table:formula="of:=[.C24]/[.B24]" office:value-type="float" office:value="4.15753424657534">
            <text:p>4.16</text:p>
          </table:table-cell>
          <table:table-cell table:number-columns-repeated="1020"/>
        </table:table-row>
        <table:table-row table:style-name="ro1">
          <table:table-cell office:value-type="string">
            <text:p>Homicide Other Spec., NEC</text:p>
          </table:table-cell>
          <table:table-cell table:style-name="ce8" office:value-type="float" office:value="132">
            <text:p>132</text:p>
          </table:table-cell>
          <table:table-cell table:style-name="ce8"/>
          <table:table-cell table:style-name="ce16"/>
          <table:table-cell table:number-columns-repeated="1020"/>
        </table:table-row>
        <table:table-row table:style-name="ro1">
          <table:table-cell office:value-type="string">
            <text:p>Unintentional Pedestrian, Other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440">
            <text:p>440</text:p>
          </table:table-cell>
          <table:table-cell table:style-name="ce10" table:formula="of:=[.C26]/[.B26]" office:value-type="float" office:value="4.5360824742268">
            <text:p>4.54</text:p>
          </table:table-cell>
          <table:table-cell table:number-columns-repeated="1020"/>
        </table:table-row>
        <table:table-row table:style-name="ro1">
          <table:table-cell office:value-type="string">
            <text:p>Unintentional Firearm</text:p>
          </table:table-cell>
          <table:table-cell table:style-name="ce8"/>
          <table:table-cell table:style-name="ce8" office:value-type="float" office:value="417">
            <text:p>417</text:p>
          </table:table-cell>
          <table:table-cell table:style-name="ce16"/>
          <table:table-cell table:number-columns-repeated="1020"/>
        </table:table-row>
        <table:table-row table:style-name="ro1">
          <table:table-cell office:value-type="string">
            <text:p>Unintentional Other Land Transport</text:p>
          </table:table-cell>
          <table:table-cell table:style-name="ce8"/>
          <table:table-cell table:style-name="ce8" office:value-type="float" office:value="533">
            <text:p>533</text:p>
          </table:table-cell>
          <table:table-cell table:style-name="ce16"/>
          <table:table-cell table:number-columns-repeated="1020"/>
        </table:table-row>
        <table:table-row table:style-name="ro1">
          <table:table-cell office:value-type="string">
            <text:p>Unintentional Other Spec., classifiable</text:p>
          </table:table-cell>
          <table:table-cell table:style-name="ce8"/>
          <table:table-cell table:style-name="ce8" office:value-type="float" office:value="604">
            <text:p>604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table:style-name="ce8" table:number-columns-repeated="2"/>
          <table:table-cell table:style-name="ce16"/>
          <table:table-cell table:number-columns-repeated="1020"/>
        </table:table-row>
        <table:table-row table:style-name="ro1">
          <table:table-cell office:value-type="string">
            <text:p>from all causes of injury-related deaths</text:p>
          </table:table-cell>
          <table:table-cell table:style-name="ce8" office:value-type="float" office:value="17284">
            <text:p>17,284</text:p>
          </table:table-cell>
          <table:table-cell table:style-name="ce8" office:value-type="float" office:value="58204">
            <text:p>58,204</text:p>
          </table:table-cell>
          <table:table-cell table:style-name="ce10" table:formula="of:=[.C31]/[.B31]" office:value-type="float" office:value="3.36750752140708">
            <text:p>3.37</text:p>
          </table:table-cell>
          <table:table-cell table:number-columns-repeated="1020"/>
        </table:table-row>
        <table:table-row table:style-name="ro1">
          <table:table-cell office:value-type="string">
            <text:p>violence (ex. self-harm and legal intervention)</text:p>
          </table:table-cell>
          <table:table-cell table:style-name="ce8" office:value-type="float" office:value="2949">
            <text:p>2,949</text:p>
          </table:table-cell>
          <table:table-cell table:style-name="ce8" office:value-type="float" office:value="11820">
            <text:p>11,820</text:p>
          </table:table-cell>
          <table:table-cell table:style-name="ce10" table:formula="of:=[.C32]/[.B32]" office:value-type="float" office:value="4.00813835198372">
            <text:p>4.01</text:p>
          </table:table-cell>
          <table:table-cell table:number-columns-repeated="1020"/>
        </table:table-row>
        <table:table-row table:style-name="ro1">
          <table:table-cell office:value-type="string">
            <text:p>suicide</text:p>
          </table:table-cell>
          <table:table-cell table:style-name="ce8" office:value-type="float" office:value="2888">
            <text:p>2,888</text:p>
          </table:table-cell>
          <table:table-cell table:style-name="ce8" office:value-type="float" office:value="12788">
            <text:p>12,788</text:p>
          </table:table-cell>
          <table:table-cell table:style-name="ce10" table:formula="of:=[.C33]/[.B33]" office:value-type="float" office:value="4.42797783933518">
            <text:p>4.43</text:p>
          </table:table-cell>
          <table:table-cell table:number-columns-repeated="1020"/>
        </table:table-row>
        <table:table-row table:style-name="ro1">
          <table:table-cell/>
          <table:table-cell table:style-name="ce8" table:number-columns-repeated="2"/>
          <table:table-cell table:style-name="ce16"/>
          <table:table-cell table:number-columns-repeated="1020"/>
        </table:table-row>
        <table:table-row table:style-name="ro1">
          <table:table-cell/>
          <table:table-cell table:style-name="ce8"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string">
            <text:p>Injury-related deaths for persons ages 15 to 44 in 2010</text:p>
          </table:table-cell>
          <table:table-cell table:style-name="ce9" office:value-type="string" table:number-columns-spanned="2" table:number-rows-spanned="1">
            <text:p>deaths</text:p>
          </table:table-cell>
          <table:covered-table-cell table:style-name="ce8"/>
          <table:table-cell table:style-name="ce5"/>
          <table:table-cell table:number-columns-repeated="1020"/>
        </table:table-row>
        <table:table-row table:style-name="ro2">
          <table:table-cell office:value-type="string">
            <text:p>Cause of Death</text:p>
          </table:table-cell>
          <table:table-cell table:style-name="ce8" office:value-type="string">
            <text:p>women</text:p>
          </table:table-cell>
          <table:table-cell table:style-name="ce8" office:value-type="string">
            <text:p>men</text:p>
          </table:table-cell>
          <table:table-cell table:style-name="ce7" office:value-type="string">
            <text:p>men/women ratio</text:p>
          </table:table-cell>
          <table:table-cell table:number-columns-repeated="1020"/>
        </table:table-row>
        <table:table-row table:style-name="ro1">
          <table:table-cell office:value-type="string">
            <text:p>Unintentional Poisoning</text:p>
          </table:table-cell>
          <table:table-cell table:style-name="ce8" office:value-type="float" office:value="5531">
            <text:p>5,531</text:p>
          </table:table-cell>
          <table:table-cell table:style-name="ce8" office:value-type="float" office:value="11895">
            <text:p>11,895</text:p>
          </table:table-cell>
          <table:table-cell table:style-name="ce10" table:formula="of:=[.C38]/[.B38]" office:value-type="float" office:value="2.15060567709275">
            <text:p>2.15</text:p>
          </table:table-cell>
          <table:table-cell table:number-columns-repeated="1020"/>
        </table:table-row>
        <table:table-row table:style-name="ro1">
          <table:table-cell office:value-type="string">
            <text:p>Unintentional MV Traffic</text:p>
          </table:table-cell>
          <table:table-cell table:style-name="ce8" office:value-type="float" office:value="4686">
            <text:p>4,686</text:p>
          </table:table-cell>
          <table:table-cell table:style-name="ce8" office:value-type="float" office:value="12448">
            <text:p>12,448</text:p>
          </table:table-cell>
          <table:table-cell table:style-name="ce10" table:formula="of:=[.C39]/[.B39]" office:value-type="float" office:value="2.65642338881775">
            <text:p>2.66</text:p>
          </table:table-cell>
          <table:table-cell table:number-columns-repeated="1020"/>
        </table:table-row>
        <table:table-row table:style-name="ro1">
          <table:table-cell office:value-type="string">
            <text:p>Homicide Firearm</text:p>
          </table:table-cell>
          <table:table-cell table:style-name="ce8" office:value-type="float" office:value="1128">
            <text:p>1,128</text:p>
          </table:table-cell>
          <table:table-cell table:style-name="ce8" office:value-type="float" office:value="7765">
            <text:p>7,765</text:p>
          </table:table-cell>
          <table:table-cell table:style-name="ce10" table:formula="of:=[.C40]/[.B40]" office:value-type="float" office:value="6.88386524822695">
            <text:p>6.88</text:p>
          </table:table-cell>
          <table:table-cell table:number-columns-repeated="1020"/>
        </table:table-row>
        <table:table-row table:style-name="ro1">
          <table:table-cell office:value-type="string">
            <text:p>Suicide Suffocation</text:p>
          </table:table-cell>
          <table:table-cell table:style-name="ce8" office:value-type="float" office:value="1095">
            <text:p>1,095</text:p>
          </table:table-cell>
          <table:table-cell table:style-name="ce8" office:value-type="float" office:value="4478">
            <text:p>4,478</text:p>
          </table:table-cell>
          <table:table-cell table:style-name="ce10" table:formula="of:=[.C41]/[.B41]" office:value-type="float" office:value="4.08949771689498">
            <text:p>4.09</text:p>
          </table:table-cell>
          <table:table-cell table:number-columns-repeated="1020"/>
        </table:table-row>
        <table:table-row table:style-name="ro1">
          <table:table-cell office:value-type="string">
            <text:p>Suicide Poisoning</text:p>
          </table:table-cell>
          <table:table-cell table:style-name="ce8" office:value-type="float" office:value="1086">
            <text:p>1,086</text:p>
          </table:table-cell>
          <table:table-cell table:style-name="ce8" office:value-type="float" office:value="1351">
            <text:p>1,351</text:p>
          </table:table-cell>
          <table:table-cell table:style-name="ce10" table:formula="of:=[.C42]/[.B42]" office:value-type="float" office:value="1.24401473296501">
            <text:p>1.24</text:p>
          </table:table-cell>
          <table:table-cell table:number-columns-repeated="1020"/>
        </table:table-row>
        <table:table-row table:style-name="ro1">
          <table:table-cell office:value-type="string">
            <text:p>Suicide Firearm</text:p>
          </table:table-cell>
          <table:table-cell table:style-name="ce8" office:value-type="float" office:value="977">
            <text:p>977</text:p>
          </table:table-cell>
          <table:table-cell table:style-name="ce8" office:value-type="float" office:value="6577">
            <text:p>6,577</text:p>
          </table:table-cell>
          <table:table-cell table:style-name="ce10" table:formula="of:=[.C43]/[.B43]" office:value-type="float" office:value="6.73183213920164">
            <text:p>6.73</text:p>
          </table:table-cell>
          <table:table-cell table:number-columns-repeated="1020"/>
        </table:table-row>
        <table:table-row table:style-name="ro1">
          <table:table-cell office:value-type="string">
            <text:p>Undetermined Poisoning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915">
            <text:p>915</text:p>
          </table:table-cell>
          <table:table-cell table:style-name="ce10" table:formula="of:=[.C44]/[.B44]" office:value-type="float" office:value="1.38846737481032">
            <text:p>1.39</text:p>
          </table:table-cell>
          <table:table-cell table:number-columns-repeated="1020"/>
        </table:table-row>
        <table:table-row table:style-name="ro1">
          <table:table-cell office:value-type="string">
            <text:p>Homicide Cut/pierce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944">
            <text:p>944</text:p>
          </table:table-cell>
          <table:table-cell table:style-name="ce10" table:formula="of:=[.C45]/[.B45]" office:value-type="float" office:value="3.5893536121673">
            <text:p>3.59</text:p>
          </table:table-cell>
          <table:table-cell table:number-columns-repeated="1020"/>
        </table:table-row>
        <table:table-row table:style-name="ro1">
          <table:table-cell office:value-type="string">
            <text:p>Unintentional Drowning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312">
            <text:p>1,312</text:p>
          </table:table-cell>
          <table:table-cell table:style-name="ce10" table:formula="of:=[.C46]/[.B46]" office:value-type="float" office:value="5.7292576419214">
            <text:p>5.73</text:p>
          </table:table-cell>
          <table:table-cell table:number-columns-repeated="1020"/>
        </table:table-row>
        <table:table-row table:style-name="ro1">
          <table:table-cell office:value-type="string">
            <text:p>Homicide Unspecified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433">
            <text:p>433</text:p>
          </table:table-cell>
          <table:table-cell table:style-name="ce10" table:formula="of:=[.C47]/[.B47]" office:value-type="float" office:value="2.09178743961353">
            <text:p>2.09</text:p>
          </table:table-cell>
          <table:table-cell table:number-columns-repeated="1020"/>
        </table:table-row>
        <table:table-row table:style-name="ro1">
          <table:table-cell office:value-type="string">
            <text:p>Homicide Suffocation</text:p>
          </table:table-cell>
          <table:table-cell table:style-name="ce8" office:value-type="float" office:value="203">
            <text:p>203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office:value-type="string">
            <text:p>Unintentional Fire/burn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22">
            <text:p>322</text:p>
          </table:table-cell>
          <table:table-cell table:style-name="ce10" table:formula="of:=[.C49]/[.B49]" office:value-type="float" office:value="1.65979381443299">
            <text:p>1.66</text:p>
          </table:table-cell>
          <table:table-cell table:number-columns-repeated="1020"/>
        </table:table-row>
        <table:table-row table:style-name="ro1">
          <table:table-cell office:value-type="string">
            <text:p>Unintentional Fall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817">
            <text:p>817</text:p>
          </table:table-cell>
          <table:table-cell table:style-name="ce10" table:formula="of:=[.C50]/[.B50]" office:value-type="float" office:value="4.39247311827957">
            <text:p>4.39</text:p>
          </table:table-cell>
          <table:table-cell table:number-columns-repeated="1020"/>
        </table:table-row>
        <table:table-row table:style-name="ro1">
          <table:table-cell office:value-type="string">
            <text:p>Unintentional Suffocation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408">
            <text:p>408</text:p>
          </table:table-cell>
          <table:table-cell table:style-name="ce10" table:formula="of:=[.C51]/[.B51]" office:value-type="float" office:value="2.51851851851852">
            <text:p>2.52</text:p>
          </table:table-cell>
          <table:table-cell table:number-columns-repeated="1020"/>
        </table:table-row>
        <table:table-row table:style-name="ro1">
          <table:table-cell office:value-type="string">
            <text:p>Unintentional Other Land Transport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463">
            <text:p>463</text:p>
          </table:table-cell>
          <table:table-cell table:style-name="ce10" table:formula="of:=[.C52]/[.B52]" office:value-type="float" office:value="3.73387096774194">
            <text:p>3.73</text:p>
          </table:table-cell>
          <table:table-cell table:number-columns-repeated="1020"/>
        </table:table-row>
        <table:table-row table:style-name="ro1">
          <table:table-cell office:value-type="string">
            <text:p>Adverse Effects</text:p>
          </table:table-cell>
          <table:table-cell table:style-name="ce8" office:value-type="float" office:value="119">
            <text:p>119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office:value-type="string">
            <text:p>Unintentional Unspecified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71">
            <text:p>271</text:p>
          </table:table-cell>
          <table:table-cell table:style-name="ce10" table:formula="of:=[.C54]/[.B54]" office:value-type="float" office:value="2.71">
            <text:p>2.71</text:p>
          </table:table-cell>
          <table:table-cell table:number-columns-repeated="1020"/>
        </table:table-row>
        <table:table-row table:style-name="ro1">
          <table:table-cell office:value-type="string">
            <text:p>Unintentional Other Spec., classifiable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455">
            <text:p>455</text:p>
          </table:table-cell>
          <table:table-cell table:style-name="ce10" table:formula="of:=[.C55]/[.B55]" office:value-type="float" office:value="5.41666666666667">
            <text:p>5.42</text:p>
          </table:table-cell>
          <table:table-cell table:number-columns-repeated="1020"/>
        </table:table-row>
        <table:table-row table:style-name="ro1">
          <table:table-cell office:value-type="string">
            <text:p>Suicide Fall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28">
            <text:p>328</text:p>
          </table:table-cell>
          <table:table-cell table:style-name="ce10" table:formula="of:=[.C56]/[.B56]" office:value-type="float" office:value="4.1">
            <text:p>4.10</text:p>
          </table:table-cell>
          <table:table-cell table:number-columns-repeated="1020"/>
        </table:table-row>
        <table:table-row table:style-name="ro1">
          <table:table-cell office:value-type="string">
            <text:p>Unintentional Pedestrian, Other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327">
            <text:p>327</text:p>
          </table:table-cell>
          <table:table-cell table:style-name="ce10" table:formula="of:=[.C57]/[.B57]" office:value-type="float" office:value="4.30263157894737">
            <text:p>4.30</text:p>
          </table:table-cell>
          <table:table-cell table:number-columns-repeated="1020"/>
        </table:table-row>
        <table:table-row table:style-name="ro1">
          <table:table-cell office:value-type="string">
            <text:p>Unintentional Firearm</text:p>
          </table:table-cell>
          <table:table-cell table:style-name="ce8"/>
          <table:table-cell table:style-name="ce8" office:value-type="float" office:value="293">
            <text:p>293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string">
            <text:p>Unintentional Other Transport</text:p>
          </table:table-cell>
          <table:table-cell table:style-name="ce8"/>
          <table:table-cell table:style-name="ce8" office:value-type="float" office:value="270">
            <text:p>270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8"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string">
            <text:p>from all causes of injury-related deaths</text:p>
          </table:table-cell>
          <table:table-cell table:style-name="ce8" office:value-type="float" office:value="17788">
            <text:p>17,788</text:p>
          </table:table-cell>
          <table:table-cell table:style-name="ce8" office:value-type="float" office:value="54713">
            <text:p>54,713</text:p>
          </table:table-cell>
          <table:table-cell table:style-name="ce10" table:formula="of:=[.C61]/[.B61]" office:value-type="float" office:value="3.07583764335507">
            <text:p>3.08</text:p>
          </table:table-cell>
          <table:table-cell table:number-columns-repeated="1020"/>
        </table:table-row>
        <table:table-row table:style-name="ro1">
          <table:table-cell office:value-type="string">
            <text:p>violence (ex. self-harm and legal intervention)</text:p>
          </table:table-cell>
          <table:table-cell table:style-name="ce8" office:value-type="float" office:value="1890">
            <text:p>1,890</text:p>
          </table:table-cell>
          <table:table-cell table:style-name="ce8" office:value-type="float" office:value="9519">
            <text:p>9,519</text:p>
          </table:table-cell>
          <table:table-cell table:style-name="ce10" table:formula="of:=[.C62]/[.B62]" office:value-type="float" office:value="5.03650793650794">
            <text:p>5.04</text:p>
          </table:table-cell>
          <table:table-cell table:number-columns-repeated="1020"/>
        </table:table-row>
        <table:table-row table:style-name="ro1">
          <table:table-cell office:value-type="string">
            <text:p>suicide</text:p>
          </table:table-cell>
          <table:table-cell table:style-name="ce8" office:value-type="float" office:value="3459">
            <text:p>3,459</text:p>
          </table:table-cell>
          <table:table-cell table:style-name="ce8" office:value-type="float" office:value="13447">
            <text:p>13,447</text:p>
          </table:table-cell>
          <table:table-cell table:style-name="ce10" table:formula="of:=[.C63]/[.B63]" office:value-type="float" office:value="3.88753975137323">
            <text:p>3.89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-fatal extract causes" table:style-name="ta6" table:print="false">
        <table:table-column table:style-name="co7" table:default-cell-style-name="Excel_20_Built-in_20_Normal"/>
        <table:table-column table:style-name="co9" table:default-cell-style-name="Excel_20_Built-in_20_Normal"/>
        <table:table-column table:style-name="co28" table:number-columns-repeated="3" table:default-cell-style-name="Excel_20_Built-in_20_Normal"/>
        <table:table-column table:style-name="co7" table:number-columns-repeated="2" table:default-cell-style-name="Excel_20_Built-in_20_Normal"/>
        <table:table-column table:style-name="co29" table:default-cell-style-name="Excel_20_Built-in_20_Normal"/>
        <table:table-column table:style-name="co7" table:number-columns-repeated="5" table:default-cell-style-name="Excel_20_Built-in_20_Normal"/>
        <table:table-column table:style-name="co30" table:default-cell-style-name="Excel_20_Built-in_20_Normal"/>
        <table:table-column table:style-name="co7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7" table:number-columns-repeated="1007" table:default-cell-style-name="Excel_20_Built-in_20_Normal"/>
        <table:table-row table:style-name="ro1">
          <table:table-cell table:style-name="ce12" office:value-type="string" table:number-columns-spanned="8" table:number-rows-spanned="1">
            <text:p>Non-fatal injuries by sex, broad age group, and detailed cause, U.S. 2001 and 2010 (NEISS AIP)</text:p>
          </table:table-cell>
          <table:covered-table-cell table:number-columns-repeated="7" table:style-name="ce1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x</text:p>
          </table:table-cell>
          <table:table-cell office:value-type="string">
            <text:p>Race/Ethnicity</text:p>
          </table:table-cell>
          <table:table-cell office:value-type="string">
            <text:p>Age Group</text:p>
          </table:table-cell>
          <table:table-cell office:value-type="string">
            <text:p>First Year</text:p>
          </table:table-cell>
          <table:table-cell office:value-type="string">
            <text:p>Last Year</text:p>
          </table:table-cell>
          <table:table-cell office:value-type="string">
            <text:p>Age Sort</text:p>
          </table:table-cell>
          <table:table-cell office:value-type="string">
            <text:p>Rank</text:p>
          </table:table-cell>
          <table:table-cell office:value-type="string">
            <text:p>records</text:p>
          </table:table-cell>
          <table:table-cell office:value-type="string">
            <text:p>injuries</text:p>
          </table:table-cell>
          <table:table-cell office:value-type="string">
            <text:p>stderr</text:p>
          </table:table-cell>
          <table:table-cell office:value-type="string">
            <text:p>cv</text:p>
          </table:table-cell>
          <table:table-cell office:value-type="string">
            <text:p>upper</text:p>
          </table:table-cell>
          <table:table-cell office:value-type="string">
            <text:p>lower</text:p>
          </table:table-cell>
          <table:table-cell office:value-type="string">
            <text:p>Cause of Injury</text:p>
          </table:table-cell>
          <table:table-cell office:value-type="string">
            <text:p>inj_text</text:p>
          </table:table-cell>
          <table:table-cell/>
          <table:table-cell office:value-type="string">
            <text:p>source and notes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5" office:value-type="float" office:value="22266">
            <text:p>22,266</text:p>
          </table:table-cell>
          <table:table-cell table:style-name="ce15" office:value-type="float" office:value="1535154.8063809">
            <text:p>1,535,155</text:p>
          </table:table-cell>
          <table:table-cell table:style-name="ce15" office:value-type="float" office:value="82650.9254786702">
            <text:p>82,651</text:p>
          </table:table-cell>
          <table:table-cell table:style-name="ce21" office:value-type="float" office:value="0.05383882142382">
            <text:p>0.0538</text:p>
          </table:table-cell>
          <table:table-cell table:style-name="ce15" office:value-type="float" office:value="1697150.62031909">
            <text:p>1,697,151</text:p>
          </table:table-cell>
          <table:table-cell table:style-name="ce15" office:value-type="float" office:value="1373158.9924427">
            <text:p>1,373,159</text:p>
          </table:table-cell>
          <table:table-cell office:value-type="string">
            <text:p>Unintentional Struck By/Against</text:p>
          </table:table-cell>
          <table:table-cell table:style-name="ce15" office:value-type="float" office:value="1535155">
            <text:p>1,535,155</text:p>
          </table:table-cell>
          <table:table-cell table:style-name="ce15"/>
          <table:table-cell office:value-type="string">
            <text:p>U.S. NEISS AIP non-fatal injury data from WISQARS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5" office:value-type="float" office:value="19512">
            <text:p>19,512</text:p>
          </table:table-cell>
          <table:table-cell table:style-name="ce15" office:value-type="float" office:value="1331623.16207545">
            <text:p>1,331,623</text:p>
          </table:table-cell>
          <table:table-cell table:style-name="ce15" office:value-type="float" office:value="85486.6570320712">
            <text:p>85,487</text:p>
          </table:table-cell>
          <table:table-cell table:style-name="ce21" office:value-type="float" office:value="0.06419733410076">
            <text:p>0.0642</text:p>
          </table:table-cell>
          <table:table-cell table:style-name="ce15" office:value-type="float" office:value="1499177.00985831">
            <text:p>1,499,177</text:p>
          </table:table-cell>
          <table:table-cell table:style-name="ce15" office:value-type="float" office:value="1164069.31429259">
            <text:p>1,164,069</text:p>
          </table:table-cell>
          <table:table-cell office:value-type="string">
            <text:p>Unintentional Overexertion</text:p>
          </table:table-cell>
          <table:table-cell table:style-name="ce15" office:value-type="float" office:value="1331623">
            <text:p>1,331,623</text:p>
          </table:table-cell>
          <table:table-cell table:style-name="ce15"/>
          <table:table-cell office:value-type="string">
            <text:p>http://webappa.cdc.gov/sasweb/ncipc/nfilead2001.html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5" office:value-type="float" office:value="18151">
            <text:p>18,151</text:p>
          </table:table-cell>
          <table:table-cell table:style-name="ce15" office:value-type="float" office:value="1255705.2115138">
            <text:p>1,255,705</text:p>
          </table:table-cell>
          <table:table-cell table:style-name="ce15" office:value-type="float" office:value="67343.6871471711">
            <text:p>67,344</text:p>
          </table:table-cell>
          <table:table-cell table:style-name="ce21" office:value-type="float" office:value="0.05363017253546">
            <text:p>0.0536</text:p>
          </table:table-cell>
          <table:table-cell table:style-name="ce15" office:value-type="float" office:value="1387698.83832226">
            <text:p>1,387,699</text:p>
          </table:table-cell>
          <table:table-cell table:style-name="ce15" office:value-type="float" office:value="1123711.58470535">
            <text:p>1,123,712</text:p>
          </table:table-cell>
          <table:table-cell office:value-type="string">
            <text:p>Unintentional Fall</text:p>
          </table:table-cell>
          <table:table-cell table:style-name="ce15" office:value-type="float" office:value="1255705">
            <text:p>1,255,70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5" office:value-type="float" office:value="13811">
            <text:p>13,811</text:p>
          </table:table-cell>
          <table:table-cell table:style-name="ce15" office:value-type="float" office:value="983577.520631334">
            <text:p>983,578</text:p>
          </table:table-cell>
          <table:table-cell table:style-name="ce15" office:value-type="float" office:value="49560.1305302561">
            <text:p>49,560</text:p>
          </table:table-cell>
          <table:table-cell table:style-name="ce21" office:value-type="float" office:value="0.05038762018315">
            <text:p>0.0504</text:p>
          </table:table-cell>
          <table:table-cell table:style-name="ce15" office:value-type="float" office:value="1080715.37647063">
            <text:p>1,080,715</text:p>
          </table:table-cell>
          <table:table-cell table:style-name="ce15" office:value-type="float" office:value="886439.664792032">
            <text:p>886,440</text:p>
          </table:table-cell>
          <table:table-cell office:value-type="string">
            <text:p>Unintentional Cut/Pierce</text:p>
          </table:table-cell>
          <table:table-cell table:style-name="ce15" office:value-type="float" office:value="983578">
            <text:p>983,578</text:p>
          </table:table-cell>
          <table:table-cell table:style-name="ce15"/>
          <table:table-cell office:value-type="string">
            <text:p>Produced By: Office of Statistics and Programming, National Center for Injury Prevention and Control, CDC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5" office:value-type="float" office:value="15993">
            <text:p>15,993</text:p>
          </table:table-cell>
          <table:table-cell table:style-name="ce15" office:value-type="float" office:value="973293.926239229">
            <text:p>973,294</text:p>
          </table:table-cell>
          <table:table-cell table:style-name="ce15" office:value-type="float" office:value="66123.0828889985">
            <text:p>66,123</text:p>
          </table:table-cell>
          <table:table-cell table:style-name="ce21" office:value-type="float" office:value="0.06793742476591">
            <text:p>0.0679</text:p>
          </table:table-cell>
          <table:table-cell table:style-name="ce15" office:value-type="float" office:value="1102895.16870166">
            <text:p>1,102,895</text:p>
          </table:table-cell>
          <table:table-cell table:style-name="ce15" office:value-type="float" office:value="843692.683776792">
            <text:p>843,693</text:p>
          </table:table-cell>
          <table:table-cell office:value-type="string">
            <text:p>Unintentional MV-Occupant</text:p>
          </table:table-cell>
          <table:table-cell table:style-name="ce15" office:value-type="float" office:value="973294">
            <text:p>973,294</text:p>
          </table:table-cell>
          <table:table-cell table:style-name="ce15"/>
          <table:table-cell office:value-type="string">
            <text:p>Data Source: NEISS All Injury Program operated by the Consumer Product Safety Commission <text:s/>(CPSC)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5" office:value-type="float" office:value="9649">
            <text:p>9,649</text:p>
          </table:table-cell>
          <table:table-cell table:style-name="ce15" office:value-type="float" office:value="611686.665531383">
            <text:p>611,687</text:p>
          </table:table-cell>
          <table:table-cell table:style-name="ce15" office:value-type="float" office:value="63874.7807273863">
            <text:p>63,875</text:p>
          </table:table-cell>
          <table:table-cell table:style-name="ce21" office:value-type="float" office:value="0.10442402021613">
            <text:p>0.1044</text:p>
          </table:table-cell>
          <table:table-cell table:style-name="ce15" office:value-type="float" office:value="736881.235757061">
            <text:p>736,881</text:p>
          </table:table-cell>
          <table:table-cell table:style-name="ce15" office:value-type="float" office:value="486492.095305706">
            <text:p>486,492</text:p>
          </table:table-cell>
          <table:table-cell table:style-name="ce3" office:value-type="string">
            <text:p>Other Assault <text:s/>Struck By/Against</text:p>
          </table:table-cell>
          <table:table-cell table:style-name="ce15" office:value-type="float" office:value="611687">
            <text:p>611,68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ce15" office:value-type="float" office:value="4800">
            <text:p>4,800</text:p>
          </table:table-cell>
          <table:table-cell table:style-name="ce15" office:value-type="float" office:value="310818.552772059">
            <text:p>310,819</text:p>
          </table:table-cell>
          <table:table-cell table:style-name="ce15" office:value-type="float" office:value="39736.6410205679">
            <text:p>39,737</text:p>
          </table:table-cell>
          <table:table-cell table:style-name="ce21" office:value-type="float" office:value="0.12784513879938">
            <text:p>0.1278</text:p>
          </table:table-cell>
          <table:table-cell table:style-name="ce15" office:value-type="float" office:value="388702.369172373">
            <text:p>388,702</text:p>
          </table:table-cell>
          <table:table-cell table:style-name="ce15" office:value-type="float" office:value="232934.736371746">
            <text:p>232,935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310819">
            <text:p>310,819</text:p>
          </table:table-cell>
          <table:table-cell table:style-name="ce15"/>
          <table:table-cell office:value-type="string">
            <text:p>Query is for the top 20 causes of injury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15" office:value-type="float" office:value="3123">
            <text:p>3,123</text:p>
          </table:table-cell>
          <table:table-cell table:style-name="ce15" office:value-type="float" office:value="233354.424718389">
            <text:p>233,354</text:p>
          </table:table-cell>
          <table:table-cell table:style-name="ce15" office:value-type="float" office:value="17907.9490308823">
            <text:p>17,908</text:p>
          </table:table-cell>
          <table:table-cell table:style-name="ce21" office:value-type="float" office:value="0.07674141620624">
            <text:p>0.0767</text:p>
          </table:table-cell>
          <table:table-cell table:style-name="ce15" office:value-type="float" office:value="268454.004818919">
            <text:p>268,454</text:p>
          </table:table-cell>
          <table:table-cell table:style-name="ce15" office:value-type="float" office:value="198254.84461786">
            <text:p>198,255</text:p>
          </table:table-cell>
          <table:table-cell office:value-type="string">
            <text:p>Unintentional Foreign Body</text:p>
          </table:table-cell>
          <table:table-cell table:style-name="ce15" office:value-type="float" office:value="233354">
            <text:p>233,354</text:p>
          </table:table-cell>
          <table:table-cell table:style-name="ce15"/>
          <table:table-cell office:value-type="string">
            <text:p>Age 85 represents 85+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15" office:value-type="float" office:value="2761">
            <text:p>2,761</text:p>
          </table:table-cell>
          <table:table-cell table:style-name="ce15" office:value-type="float" office:value="187788.500513546">
            <text:p>187,789</text:p>
          </table:table-cell>
          <table:table-cell table:style-name="ce15" office:value-type="float" office:value="18485.4083459241">
            <text:p>18,485</text:p>
          </table:table-cell>
          <table:table-cell table:style-name="ce21" office:value-type="float" office:value="0.09843738192366">
            <text:p>0.0984</text:p>
          </table:table-cell>
          <table:table-cell table:style-name="ce15" office:value-type="float" office:value="224019.900871557">
            <text:p>224,020</text:p>
          </table:table-cell>
          <table:table-cell table:style-name="ce15" office:value-type="float" office:value="151557.100155534">
            <text:p>151,557</text:p>
          </table:table-cell>
          <table:table-cell office:value-type="string">
            <text:p>Unintentional Other Transport</text:p>
          </table:table-cell>
          <table:table-cell table:style-name="ce15" office:value-type="float" office:value="187789">
            <text:p>187,789</text:p>
          </table:table-cell>
          <table:table-cell table:style-name="ce15"/>
          <table:table-cell office:value-type="string">
            <text:p>The 'Other Assault' category includes all assaults that are not classified as sexual assault. It represents the majority of assaults.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style-name="ce15" office:value-type="float" office:value="2267">
            <text:p>2,267</text:p>
          </table:table-cell>
          <table:table-cell table:style-name="ce15" office:value-type="float" office:value="178304.945366982">
            <text:p>178,305</text:p>
          </table:table-cell>
          <table:table-cell table:style-name="ce15" office:value-type="float" office:value="19953.7649203456">
            <text:p>19,954</text:p>
          </table:table-cell>
          <table:table-cell table:style-name="ce21" office:value-type="float" office:value="0.11190808465394">
            <text:p>0.1119</text:p>
          </table:table-cell>
          <table:table-cell table:style-name="ce15" office:value-type="float" office:value="217414.324610859">
            <text:p>217,414</text:p>
          </table:table-cell>
          <table:table-cell table:style-name="ce15" office:value-type="float" office:value="139195.566123104">
            <text:p>139,196</text:p>
          </table:table-cell>
          <table:table-cell office:value-type="string">
            <text:p>Unintentional Machinery</text:p>
          </table:table-cell>
          <table:table-cell table:style-name="ce15" office:value-type="float" office:value="178305">
            <text:p>178,30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style-name="ce15" office:value-type="float" office:value="2793">
            <text:p>2,793</text:p>
          </table:table-cell>
          <table:table-cell table:style-name="ce15" office:value-type="float" office:value="175040.188193068">
            <text:p>175,040</text:p>
          </table:table-cell>
          <table:table-cell table:style-name="ce15" office:value-type="float" office:value="17824.3035889873">
            <text:p>17,824</text:p>
          </table:table-cell>
          <table:table-cell table:style-name="ce21" office:value-type="float" office:value="0.10182977848108">
            <text:p>0.1018</text:p>
          </table:table-cell>
          <table:table-cell table:style-name="ce15" office:value-type="float" office:value="209975.823227484">
            <text:p>209,976</text:p>
          </table:table-cell>
          <table:table-cell table:style-name="ce15" office:value-type="float" office:value="140104.553158653">
            <text:p>140,105</text:p>
          </table:table-cell>
          <table:table-cell office:value-type="string">
            <text:p>Unintentional Other Bite/Sting</text:p>
          </table:table-cell>
          <table:table-cell table:style-name="ce15" office:value-type="float" office:value="175040">
            <text:p>175,04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style-name="ce15" office:value-type="float" office:value="2618">
            <text:p>2,618</text:p>
          </table:table-cell>
          <table:table-cell table:style-name="ce15" office:value-type="float" office:value="173864.379541602">
            <text:p>173,864</text:p>
          </table:table-cell>
          <table:table-cell table:style-name="ce15" office:value-type="float" office:value="20929.7873394084">
            <text:p>20,930</text:p>
          </table:table-cell>
          <table:table-cell table:style-name="ce21" office:value-type="float" office:value="0.12037996163785">
            <text:p>0.1204</text:p>
          </table:table-cell>
          <table:table-cell table:style-name="ce15" office:value-type="float" office:value="214886.762726843">
            <text:p>214,887</text:p>
          </table:table-cell>
          <table:table-cell table:style-name="ce15" office:value-type="float" office:value="132841.996356362">
            <text:p>132,842</text:p>
          </table:table-cell>
          <table:table-cell office:value-type="string">
            <text:p>Unintentional Other Specified</text:p>
          </table:table-cell>
          <table:table-cell table:style-name="ce15" office:value-type="float" office:value="173864">
            <text:p>173,864</text:p>
          </table:table-cell>
          <table:table-cell table:style-name="ce15"/>
          <table:table-cell office:value-type="string">
            <text:p>Repository: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15" office:value-type="float" office:value="2458">
            <text:p>2,458</text:p>
          </table:table-cell>
          <table:table-cell table:style-name="ce15" office:value-type="float" office:value="161336.961439948">
            <text:p>161,337</text:p>
          </table:table-cell>
          <table:table-cell table:style-name="ce15" office:value-type="float" office:value="26175.0312000049">
            <text:p>26,175</text:p>
          </table:table-cell>
          <table:table-cell table:style-name="ce21" office:value-type="float" office:value="0.16223828046834">
            <text:p>0.1622</text:p>
          </table:table-cell>
          <table:table-cell table:style-name="ce15" office:value-type="float" office:value="212640.022591958">
            <text:p>212,640</text:p>
          </table:table-cell>
          <table:table-cell table:style-name="ce15" office:value-type="float" office:value="110033.900287939">
            <text:p>110,034</text:p>
          </table:table-cell>
          <table:table-cell office:value-type="string">
            <text:p>Unintentional Poisoning</text:p>
          </table:table-cell>
          <table:table-cell table:style-name="ce15" office:value-type="float" office:value="161337">
            <text:p>161,337</text:p>
          </table:table-cell>
          <table:table-cell table:style-name="ce15"/>
          <table:table-cell office:value-type="string">
            <text:p>http://acrosswalls.org/datasets/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15" office:value-type="float" office:value="2167">
            <text:p>2,167</text:p>
          </table:table-cell>
          <table:table-cell table:style-name="ce15" office:value-type="float" office:value="151113.141372162">
            <text:p>151,113</text:p>
          </table:table-cell>
          <table:table-cell table:style-name="ce15" office:value-type="float" office:value="8052.75046763689">
            <text:p>8,053</text:p>
          </table:table-cell>
          <table:table-cell table:style-name="ce21" office:value-type="float" office:value="0.0532895444732">
            <text:p>0.0533</text:p>
          </table:table-cell>
          <table:table-cell table:style-name="ce15" office:value-type="float" office:value="166896.532288731">
            <text:p>166,897</text:p>
          </table:table-cell>
          <table:table-cell table:style-name="ce15" office:value-type="float" office:value="135329.750455594">
            <text:p>135,330</text:p>
          </table:table-cell>
          <table:table-cell office:value-type="string">
            <text:p>Unintentional Fire/Burn</text:p>
          </table:table-cell>
          <table:table-cell table:style-name="ce15" office:value-type="float" office:value="151113">
            <text:p>151,113</text:p>
          </table:table-cell>
          <table:table-cell table:style-name="ce15"/>
          <table:table-cell office:value-type="string">
            <text:p>Version: 1.0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table:number-columns-repeated="2" office:value-type="float" office:value="15">
            <text:p>15</text:p>
          </table:table-cell>
          <table:table-cell table:style-name="ce15" office:value-type="float" office:value="2221">
            <text:p>2,221</text:p>
          </table:table-cell>
          <table:table-cell table:style-name="ce15" office:value-type="float" office:value="145592.06408192">
            <text:p>145,592</text:p>
          </table:table-cell>
          <table:table-cell table:style-name="ce15" office:value-type="float" office:value="18876.5231308567">
            <text:p>18,877</text:p>
          </table:table-cell>
          <table:table-cell table:style-name="ce21" office:value-type="float" office:value="0.12965351683066">
            <text:p>0.1297</text:p>
          </table:table-cell>
          <table:table-cell table:style-name="ce15" office:value-type="float" office:value="182590.049418399">
            <text:p>182,590</text:p>
          </table:table-cell>
          <table:table-cell table:style-name="ce15" office:value-type="float" office:value="108594.07874544">
            <text:p>108,594</text:p>
          </table:table-cell>
          <table:table-cell office:value-type="string">
            <text:p>Unintentional Pedal Cyclist</text:p>
          </table:table-cell>
          <table:table-cell table:style-name="ce15" office:value-type="float" office:value="145592">
            <text:p>145,59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5" office:value-type="float" office:value="1783">
            <text:p>1,783</text:p>
          </table:table-cell>
          <table:table-cell table:style-name="ce15" office:value-type="float" office:value="130443.856960559">
            <text:p>130,444</text:p>
          </table:table-cell>
          <table:table-cell table:style-name="ce15" office:value-type="float" office:value="12647.8462275883">
            <text:p>12,648</text:p>
          </table:table-cell>
          <table:table-cell table:style-name="ce21" office:value-type="float" office:value="0.09696007556271">
            <text:p>0.0970</text:p>
          </table:table-cell>
          <table:table-cell table:style-name="ce15" office:value-type="float" office:value="155233.635566632">
            <text:p>155,234</text:p>
          </table:table-cell>
          <table:table-cell table:style-name="ce15" office:value-type="float" office:value="105654.078354485">
            <text:p>105,654</text:p>
          </table:table-cell>
          <table:table-cell office:value-type="string">
            <text:p>Unintentional Motorcyclist</text:p>
          </table:table-cell>
          <table:table-cell table:style-name="ce15" office:value-type="float" office:value="130444">
            <text:p>130,44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15" office:value-type="float" office:value="1540">
            <text:p>1,540</text:p>
          </table:table-cell>
          <table:table-cell table:style-name="ce15" office:value-type="float" office:value="84707.4449729829">
            <text:p>84,707</text:p>
          </table:table-cell>
          <table:table-cell table:style-name="ce15" office:value-type="float" office:value="16656.6533319543">
            <text:p>16,657</text:p>
          </table:table-cell>
          <table:table-cell table:style-name="ce21" office:value-type="float" office:value="0.19663741879201">
            <text:p>0.1966</text:p>
          </table:table-cell>
          <table:table-cell table:style-name="ce15" office:value-type="float" office:value="117354.485503613">
            <text:p>117,354</text:p>
          </table:table-cell>
          <table:table-cell table:style-name="ce15" office:value-type="float" office:value="52060.4044423524">
            <text:p>52,060</text:p>
          </table:table-cell>
          <table:table-cell office:value-type="string">
            <text:p>Other Assault <text:s/>Cut/Pierce</text:p>
          </table:table-cell>
          <table:table-cell table:style-name="ce15" office:value-type="float" office:value="84707">
            <text:p>84,70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style-name="ce15" office:value-type="float" office:value="1139">
            <text:p>1,139</text:p>
          </table:table-cell>
          <table:table-cell table:style-name="ce15" office:value-type="float" office:value="77721.2196243409">
            <text:p>77,721</text:p>
          </table:table-cell>
          <table:table-cell table:style-name="ce15" office:value-type="float" office:value="6520.6621640946">
            <text:p>6,521</text:p>
          </table:table-cell>
          <table:table-cell table:style-name="ce21" office:value-type="float" office:value="0.08389809366877">
            <text:p>0.0839</text:p>
          </table:table-cell>
          <table:table-cell table:style-name="ce15" office:value-type="float" office:value="90501.7174659664">
            <text:p>90,502</text:p>
          </table:table-cell>
          <table:table-cell table:style-name="ce15" office:value-type="float" office:value="64940.7217827155">
            <text:p>64,941</text:p>
          </table:table-cell>
          <table:table-cell office:value-type="string">
            <text:p>Unintentional Dog Bite</text:p>
          </table:table-cell>
          <table:table-cell table:style-name="ce15" office:value-type="float" office:value="77721">
            <text:p>77,72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style-name="ce15" office:value-type="float" office:value="1021">
            <text:p>1,021</text:p>
          </table:table-cell>
          <table:table-cell table:style-name="ce15" office:value-type="float" office:value="67252.195984156">
            <text:p>67,252</text:p>
          </table:table-cell>
          <table:table-cell table:style-name="ce15" office:value-type="float" office:value="10017.0603640032">
            <text:p>10,017</text:p>
          </table:table-cell>
          <table:table-cell table:style-name="ce21" office:value-type="float" office:value="0.14894770672415">
            <text:p>0.1489</text:p>
          </table:table-cell>
          <table:table-cell table:style-name="ce15" office:value-type="float" office:value="86885.6342976024">
            <text:p>86,886</text:p>
          </table:table-cell>
          <table:table-cell table:style-name="ce15" office:value-type="float" office:value="47618.7576707095">
            <text:p>47,619</text:p>
          </table:table-cell>
          <table:table-cell office:value-type="string">
            <text:p>Self-harm Poisoning</text:p>
          </table:table-cell>
          <table:table-cell table:style-name="ce15" office:value-type="float" office:value="67252">
            <text:p>67,25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15" office:value-type="float" office:value="875">
            <text:p>875</text:p>
          </table:table-cell>
          <table:table-cell table:style-name="ce15" office:value-type="float" office:value="47127.0195795219">
            <text:p>47,127</text:p>
          </table:table-cell>
          <table:table-cell table:style-name="ce15" office:value-type="float" office:value="5806.65544311322">
            <text:p>5,807</text:p>
          </table:table-cell>
          <table:table-cell table:style-name="ce21" office:value-type="float" office:value="0.12321287225293">
            <text:p>0.1232</text:p>
          </table:table-cell>
          <table:table-cell table:style-name="ce15" office:value-type="float" office:value="58508.0642480239">
            <text:p>58,508</text:p>
          </table:table-cell>
          <table:table-cell table:style-name="ce15" office:value-type="float" office:value="35745.97491102">
            <text:p>35,746</text:p>
          </table:table-cell>
          <table:table-cell office:value-type="string">
            <text:p>Unintentional Pedestrian</text:p>
          </table:table-cell>
          <table:table-cell table:style-name="ce15" office:value-type="float" office:value="47127">
            <text:p>47,12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5" office:value-type="float" office:value="17373">
            <text:p>17,373</text:p>
          </table:table-cell>
          <table:table-cell table:style-name="ce15" office:value-type="float" office:value="1222778.95183018">
            <text:p>1,222,779</text:p>
          </table:table-cell>
          <table:table-cell table:style-name="ce15" office:value-type="float" office:value="69826.2070893331">
            <text:p>69,826</text:p>
          </table:table-cell>
          <table:table-cell table:style-name="ce21" office:value-type="float" office:value="0.05710452161841">
            <text:p>0.0571</text:p>
          </table:table-cell>
          <table:table-cell table:style-name="ce15" office:value-type="float" office:value="1359638.31772527">
            <text:p>1,359,638</text:p>
          </table:table-cell>
          <table:table-cell table:style-name="ce15" office:value-type="float" office:value="1085919.58593508">
            <text:p>1,085,920</text:p>
          </table:table-cell>
          <table:table-cell office:value-type="string">
            <text:p>Unintentional Fall</text:p>
          </table:table-cell>
          <table:table-cell table:style-name="ce15" office:value-type="float" office:value="1222779">
            <text:p>1,222,77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5" office:value-type="float" office:value="18326">
            <text:p>18,326</text:p>
          </table:table-cell>
          <table:table-cell table:style-name="ce15" office:value-type="float" office:value="1112436.37067489">
            <text:p>1,112,436</text:p>
          </table:table-cell>
          <table:table-cell table:style-name="ce15" office:value-type="float" office:value="70469.4092888854">
            <text:p>70,469</text:p>
          </table:table-cell>
          <table:table-cell table:style-name="ce21" office:value-type="float" office:value="0.06334691236868">
            <text:p>0.0633</text:p>
          </table:table-cell>
          <table:table-cell table:style-name="ce15" office:value-type="float" office:value="1250556.4128811">
            <text:p>1,250,556</text:p>
          </table:table-cell>
          <table:table-cell table:style-name="ce15" office:value-type="float" office:value="974316.328468677">
            <text:p>974,316</text:p>
          </table:table-cell>
          <table:table-cell office:value-type="string">
            <text:p>Unintentional MV-Occupant</text:p>
          </table:table-cell>
          <table:table-cell table:style-name="ce15" office:value-type="float" office:value="1112436">
            <text:p>1,112,43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5" office:value-type="float" office:value="13585">
            <text:p>13,585</text:p>
          </table:table-cell>
          <table:table-cell table:style-name="ce15" office:value-type="float" office:value="949889.121802496">
            <text:p>949,889</text:p>
          </table:table-cell>
          <table:table-cell table:style-name="ce15" office:value-type="float" office:value="63114.6182827255">
            <text:p>63,115</text:p>
          </table:table-cell>
          <table:table-cell table:style-name="ce21" office:value-type="float" office:value="0.06644419525824">
            <text:p>0.0664</text:p>
          </table:table-cell>
          <table:table-cell table:style-name="ce15" office:value-type="float" office:value="1073593.77363663">
            <text:p>1,073,594</text:p>
          </table:table-cell>
          <table:table-cell table:style-name="ce15" office:value-type="float" office:value="826184.469968353">
            <text:p>826,184</text:p>
          </table:table-cell>
          <table:table-cell office:value-type="string">
            <text:p>Unintentional Overexertion</text:p>
          </table:table-cell>
          <table:table-cell table:style-name="ce15" office:value-type="float" office:value="949889">
            <text:p>949,88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5" office:value-type="float" office:value="11120">
            <text:p>11,120</text:p>
          </table:table-cell>
          <table:table-cell table:style-name="ce15" office:value-type="float" office:value="770923.167751313">
            <text:p>770,923</text:p>
          </table:table-cell>
          <table:table-cell table:style-name="ce15" office:value-type="float" office:value="27097.9289010946">
            <text:p>27,098</text:p>
          </table:table-cell>
          <table:table-cell table:style-name="ce21" office:value-type="float" office:value="0.03514997347937">
            <text:p>0.0351</text:p>
          </table:table-cell>
          <table:table-cell table:style-name="ce15" office:value-type="float" office:value="824035.108397459">
            <text:p>824,035</text:p>
          </table:table-cell>
          <table:table-cell table:style-name="ce15" office:value-type="float" office:value="717811.227105168">
            <text:p>717,811</text:p>
          </table:table-cell>
          <table:table-cell office:value-type="string">
            <text:p>Unintentional Struck By/Against</text:p>
          </table:table-cell>
          <table:table-cell table:style-name="ce15" office:value-type="float" office:value="770923">
            <text:p>770,92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5" office:value-type="float" office:value="7112">
            <text:p>7,112</text:p>
          </table:table-cell>
          <table:table-cell table:style-name="ce15" office:value-type="float" office:value="494032.303254047">
            <text:p>494,032</text:p>
          </table:table-cell>
          <table:table-cell table:style-name="ce15" office:value-type="float" office:value="20767.047450882">
            <text:p>20,767</text:p>
          </table:table-cell>
          <table:table-cell table:style-name="ce21" office:value-type="float" office:value="0.04203580882079">
            <text:p>0.0420</text:p>
          </table:table-cell>
          <table:table-cell table:style-name="ce15" office:value-type="float" office:value="534735.716257775">
            <text:p>534,736</text:p>
          </table:table-cell>
          <table:table-cell table:style-name="ce15" office:value-type="float" office:value="453328.890250318">
            <text:p>453,329</text:p>
          </table:table-cell>
          <table:table-cell office:value-type="string">
            <text:p>Unintentional Cut/Pierce</text:p>
          </table:table-cell>
          <table:table-cell table:style-name="ce15" office:value-type="float" office:value="494032">
            <text:p>494,03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5" office:value-type="float" office:value="6182">
            <text:p>6,182</text:p>
          </table:table-cell>
          <table:table-cell table:style-name="ce15" office:value-type="float" office:value="403219.493082469">
            <text:p>403,219</text:p>
          </table:table-cell>
          <table:table-cell table:style-name="ce15" office:value-type="float" office:value="55475.4241369862">
            <text:p>55,475</text:p>
          </table:table-cell>
          <table:table-cell table:style-name="ce21" office:value-type="float" office:value="0.13758120599005">
            <text:p>0.1376</text:p>
          </table:table-cell>
          <table:table-cell table:style-name="ce15" office:value-type="float" office:value="511951.324390962">
            <text:p>511,951</text:p>
          </table:table-cell>
          <table:table-cell table:style-name="ce15" office:value-type="float" office:value="294487.661773975">
            <text:p>294,488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403219">
            <text:p>403,21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ce15" office:value-type="float" office:value="2628">
            <text:p>2,628</text:p>
          </table:table-cell>
          <table:table-cell table:style-name="ce15" office:value-type="float" office:value="180750.495189014">
            <text:p>180,750</text:p>
          </table:table-cell>
          <table:table-cell table:style-name="ce15" office:value-type="float" office:value="14198.3013604297">
            <text:p>14,198</text:p>
          </table:table-cell>
          <table:table-cell table:style-name="ce21" office:value-type="float" office:value="0.07855193616804">
            <text:p>0.0786</text:p>
          </table:table-cell>
          <table:table-cell table:style-name="ce15" office:value-type="float" office:value="208579.165855457">
            <text:p>208,579</text:p>
          </table:table-cell>
          <table:table-cell table:style-name="ce15" office:value-type="float" office:value="152921.824522572">
            <text:p>152,922</text:p>
          </table:table-cell>
          <table:table-cell office:value-type="string">
            <text:p>Unintentional Other Bite/Sting</text:p>
          </table:table-cell>
          <table:table-cell table:style-name="ce15" office:value-type="float" office:value="180750">
            <text:p>180,75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15" office:value-type="float" office:value="1901">
            <text:p>1,901</text:p>
          </table:table-cell>
          <table:table-cell table:style-name="ce15" office:value-type="float" office:value="132204.965617131">
            <text:p>132,205</text:p>
          </table:table-cell>
          <table:table-cell table:style-name="ce15" office:value-type="float" office:value="17528.0876093747">
            <text:p>17,528</text:p>
          </table:table-cell>
          <table:table-cell table:style-name="ce21" office:value-type="float" office:value="0.13258267212244">
            <text:p>0.1326</text:p>
          </table:table-cell>
          <table:table-cell table:style-name="ce15" office:value-type="float" office:value="166560.017331506">
            <text:p>166,560</text:p>
          </table:table-cell>
          <table:table-cell table:style-name="ce15" office:value-type="float" office:value="97849.9139027575">
            <text:p>97,850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132205">
            <text:p>132,20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15" office:value-type="float" office:value="1817">
            <text:p>1,817</text:p>
          </table:table-cell>
          <table:table-cell table:style-name="ce15" office:value-type="float" office:value="124404.492345015">
            <text:p>124,404</text:p>
          </table:table-cell>
          <table:table-cell table:style-name="ce15" office:value-type="float" office:value="7693.42890395789">
            <text:p>7,693</text:p>
          </table:table-cell>
          <table:table-cell table:style-name="ce21" office:value-type="float" office:value="0.06184205054767">
            <text:p>0.0618</text:p>
          </table:table-cell>
          <table:table-cell table:style-name="ce15" office:value-type="float" office:value="139483.612996772">
            <text:p>139,484</text:p>
          </table:table-cell>
          <table:table-cell table:style-name="ce15" office:value-type="float" office:value="109325.371693257">
            <text:p>109,325</text:p>
          </table:table-cell>
          <table:table-cell office:value-type="string">
            <text:p>Unintentional Other Transport</text:p>
          </table:table-cell>
          <table:table-cell table:style-name="ce15" office:value-type="float" office:value="124404">
            <text:p>124,40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style-name="ce15" office:value-type="float" office:value="1754">
            <text:p>1,754</text:p>
          </table:table-cell>
          <table:table-cell table:style-name="ce15" office:value-type="float" office:value="118055.181192045">
            <text:p>118,055</text:p>
          </table:table-cell>
          <table:table-cell table:style-name="ce15" office:value-type="float" office:value="6292.13394198152">
            <text:p>6,292</text:p>
          </table:table-cell>
          <table:table-cell table:style-name="ce21" office:value-type="float" office:value="0.05329824475679">
            <text:p>0.0533</text:p>
          </table:table-cell>
          <table:table-cell table:style-name="ce15" office:value-type="float" office:value="130387.763718328">
            <text:p>130,388</text:p>
          </table:table-cell>
          <table:table-cell table:style-name="ce15" office:value-type="float" office:value="105722.598665761">
            <text:p>105,723</text:p>
          </table:table-cell>
          <table:table-cell office:value-type="string">
            <text:p>Unintentional Fire/Burn</text:p>
          </table:table-cell>
          <table:table-cell table:style-name="ce15" office:value-type="float" office:value="118055">
            <text:p>118,05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style-name="ce15" office:value-type="float" office:value="1640">
            <text:p>1,640</text:p>
          </table:table-cell>
          <table:table-cell table:style-name="ce15" office:value-type="float" office:value="108772.179461419">
            <text:p>108,772</text:p>
          </table:table-cell>
          <table:table-cell table:style-name="ce15" office:value-type="float" office:value="11487.3281872838">
            <text:p>11,487</text:p>
          </table:table-cell>
          <table:table-cell table:style-name="ce21" office:value-type="float" office:value="0.10560906515032">
            <text:p>0.1056</text:p>
          </table:table-cell>
          <table:table-cell table:style-name="ce15" office:value-type="float" office:value="131287.342708495">
            <text:p>131,287</text:p>
          </table:table-cell>
          <table:table-cell table:style-name="ce15" office:value-type="float" office:value="86257.0162143427">
            <text:p>86,257</text:p>
          </table:table-cell>
          <table:table-cell office:value-type="string">
            <text:p>Unintentional Poisoning</text:p>
          </table:table-cell>
          <table:table-cell table:style-name="ce15" office:value-type="float" office:value="108772">
            <text:p>108,77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style-name="ce15" office:value-type="float" office:value="1580">
            <text:p>1,580</text:p>
          </table:table-cell>
          <table:table-cell table:style-name="ce15" office:value-type="float" office:value="108220.911317468">
            <text:p>108,221</text:p>
          </table:table-cell>
          <table:table-cell table:style-name="ce15" office:value-type="float" office:value="15051.5893774627">
            <text:p>15,052</text:p>
          </table:table-cell>
          <table:table-cell table:style-name="ce21" office:value-type="float" office:value="0.13908207937104">
            <text:p>0.1391</text:p>
          </table:table-cell>
          <table:table-cell table:style-name="ce15" office:value-type="float" office:value="137722.026497294">
            <text:p>137,722</text:p>
          </table:table-cell>
          <table:table-cell table:style-name="ce15" office:value-type="float" office:value="78719.796137641">
            <text:p>78,720</text:p>
          </table:table-cell>
          <table:table-cell office:value-type="string">
            <text:p>Unintentional Other Specified</text:p>
          </table:table-cell>
          <table:table-cell table:style-name="ce15" office:value-type="float" office:value="108221">
            <text:p>108,22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15" office:value-type="float" office:value="1617">
            <text:p>1,617</text:p>
          </table:table-cell>
          <table:table-cell table:style-name="ce15" office:value-type="float" office:value="108152.327045639">
            <text:p>108,152</text:p>
          </table:table-cell>
          <table:table-cell table:style-name="ce15" office:value-type="float" office:value="9158.88859626514">
            <text:p>9,159</text:p>
          </table:table-cell>
          <table:table-cell table:style-name="ce21" office:value-type="float" office:value="0.08468508118554">
            <text:p>0.0847</text:p>
          </table:table-cell>
          <table:table-cell table:style-name="ce15" office:value-type="float" office:value="126103.748694318">
            <text:p>126,104</text:p>
          </table:table-cell>
          <table:table-cell table:style-name="ce15" office:value-type="float" office:value="90200.9053969593">
            <text:p>90,201</text:p>
          </table:table-cell>
          <table:table-cell office:value-type="string">
            <text:p>Unintentional Foreign Body</text:p>
          </table:table-cell>
          <table:table-cell table:style-name="ce15" office:value-type="float" office:value="108152">
            <text:p>108,15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15" office:value-type="float" office:value="1678">
            <text:p>1,678</text:p>
          </table:table-cell>
          <table:table-cell table:style-name="ce15" office:value-type="float" office:value="100579.002299954">
            <text:p>100,579</text:p>
          </table:table-cell>
          <table:table-cell table:style-name="ce15" office:value-type="float" office:value="15488.3328914246">
            <text:p>15,488</text:p>
          </table:table-cell>
          <table:table-cell table:style-name="ce21" office:value-type="float" office:value="0.15399171335219">
            <text:p>0.1540</text:p>
          </table:table-cell>
          <table:table-cell table:style-name="ce15" office:value-type="float" office:value="130936.134767146">
            <text:p>130,936</text:p>
          </table:table-cell>
          <table:table-cell table:style-name="ce15" office:value-type="float" office:value="70221.8698327617">
            <text:p>70,222</text:p>
          </table:table-cell>
          <table:table-cell office:value-type="string">
            <text:p>Self-harm Poisoning</text:p>
          </table:table-cell>
          <table:table-cell table:style-name="ce15" office:value-type="float" office:value="100579">
            <text:p>100,57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table:number-columns-repeated="2" office:value-type="float" office:value="15">
            <text:p>15</text:p>
          </table:table-cell>
          <table:table-cell table:style-name="ce15" office:value-type="float" office:value="933">
            <text:p>933</text:p>
          </table:table-cell>
          <table:table-cell table:style-name="ce15" office:value-type="float" office:value="66194.593551929">
            <text:p>66,195</text:p>
          </table:table-cell>
          <table:table-cell table:style-name="ce15" office:value-type="float" office:value="3242.6882064932">
            <text:p>3,243</text:p>
          </table:table-cell>
          <table:table-cell table:style-name="ce21" office:value-type="float" office:value="0.04898720624289">
            <text:p>0.0490</text:p>
          </table:table-cell>
          <table:table-cell table:style-name="ce15" office:value-type="float" office:value="72550.2624366556">
            <text:p>72,550</text:p>
          </table:table-cell>
          <table:table-cell table:style-name="ce15" office:value-type="float" office:value="59838.9246672023">
            <text:p>59,839</text:p>
          </table:table-cell>
          <table:table-cell office:value-type="string">
            <text:p>Unintentional Dog Bite</text:p>
          </table:table-cell>
          <table:table-cell table:style-name="ce15" office:value-type="float" office:value="66195">
            <text:p>66,19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5" office:value-type="float" office:value="646">
            <text:p>646</text:p>
          </table:table-cell>
          <table:table-cell table:style-name="ce15" office:value-type="float" office:value="35773.3973096609">
            <text:p>35,773</text:p>
          </table:table-cell>
          <table:table-cell table:style-name="ce15" office:value-type="float" office:value="4083.63251252858">
            <text:p>4,084</text:p>
          </table:table-cell>
          <table:table-cell table:style-name="ce21" office:value-type="float" office:value="0.11415277327953">
            <text:p>0.1142</text:p>
          </table:table-cell>
          <table:table-cell table:style-name="ce15" office:value-type="float" office:value="43777.317034217">
            <text:p>43,777</text:p>
          </table:table-cell>
          <table:table-cell table:style-name="ce15" office:value-type="float" office:value="27769.4775851049">
            <text:p>27,769</text:p>
          </table:table-cell>
          <table:table-cell office:value-type="string">
            <text:p>Unintentional Pedestrian</text:p>
          </table:table-cell>
          <table:table-cell table:style-name="ce15" office:value-type="float" office:value="35773">
            <text:p>35,77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15" office:value-type="float" office:value="510">
            <text:p>510</text:p>
          </table:table-cell>
          <table:table-cell table:style-name="ce15" office:value-type="float" office:value="35505.501492084">
            <text:p>35,506</text:p>
          </table:table-cell>
          <table:table-cell table:style-name="ce15" office:value-type="float" office:value="7876.35648779282">
            <text:p>7,876</text:p>
          </table:table-cell>
          <table:table-cell table:style-name="ce21" office:value-type="float" office:value="0.22183481874066">
            <text:p>0.2218</text:p>
          </table:table-cell>
          <table:table-cell table:style-name="ce15" office:value-type="float" office:value="50943.1602081579">
            <text:p>50,943</text:p>
          </table:table-cell>
          <table:table-cell table:style-name="ce15" office:value-type="float" office:value="20067.84277601">
            <text:p>20,068</text:p>
          </table:table-cell>
          <table:table-cell office:value-type="string">
            <text:p>Unintentional Pedal Cyclist</text:p>
          </table:table-cell>
          <table:table-cell table:style-name="ce15" office:value-type="float" office:value="35506">
            <text:p>35,50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style-name="ce15" office:value-type="float" office:value="430">
            <text:p>430</text:p>
          </table:table-cell>
          <table:table-cell table:style-name="ce15" office:value-type="float" office:value="33493.643546789">
            <text:p>33,494</text:p>
          </table:table-cell>
          <table:table-cell table:style-name="ce15" office:value-type="float" office:value="3906.40582879924">
            <text:p>3,906</text:p>
          </table:table-cell>
          <table:table-cell table:style-name="ce21" office:value-type="float" office:value="0.11663125940127">
            <text:p>0.1166</text:p>
          </table:table-cell>
          <table:table-cell table:style-name="ce15" office:value-type="float" office:value="41150.1989712355">
            <text:p>41,150</text:p>
          </table:table-cell>
          <table:table-cell table:style-name="ce15" office:value-type="float" office:value="25837.0881223424">
            <text:p>25,837</text:p>
          </table:table-cell>
          <table:table-cell office:value-type="string">
            <text:p>Unintentional Machinery</text:p>
          </table:table-cell>
          <table:table-cell table:style-name="ce15" office:value-type="float" office:value="33494">
            <text:p>33,49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style-name="ce15" office:value-type="float" office:value="563">
            <text:p>563</text:p>
          </table:table-cell>
          <table:table-cell table:style-name="ce15" office:value-type="float" office:value="31847.9229923309">
            <text:p>31,848</text:p>
          </table:table-cell>
          <table:table-cell table:style-name="ce15" office:value-type="float" office:value="5270.4312622322">
            <text:p>5,270</text:p>
          </table:table-cell>
          <table:table-cell table:style-name="ce21" office:value-type="float" office:value="0.16548744053109">
            <text:p>0.1655</text:p>
          </table:table-cell>
          <table:table-cell table:style-name="ce15" office:value-type="float" office:value="42177.9682663061">
            <text:p>42,178</text:p>
          </table:table-cell>
          <table:table-cell table:style-name="ce15" office:value-type="float" office:value="21517.8777183558">
            <text:p>21,518</text:p>
          </table:table-cell>
          <table:table-cell office:value-type="string">
            <text:p>Sexual Assault All Injury Causes</text:p>
          </table:table-cell>
          <table:table-cell table:style-name="ce15" office:value-type="float" office:value="31848">
            <text:p>31,84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15" office:value-type="float" office:value="496">
            <text:p>496</text:p>
          </table:table-cell>
          <table:table-cell table:style-name="ce15" office:value-type="float" office:value="28890.191326238">
            <text:p>28,890</text:p>
          </table:table-cell>
          <table:table-cell table:style-name="ce15" office:value-type="float" office:value="8133.09529376511">
            <text:p>8,133</text:p>
          </table:table-cell>
          <table:table-cell table:style-name="ce21" office:value-type="float" office:value="0.28151752966684">
            <text:p>0.2815</text:p>
          </table:table-cell>
          <table:table-cell table:style-name="ce15" office:value-type="float" office:value="44831.0581020176">
            <text:p>44,831</text:p>
          </table:table-cell>
          <table:table-cell table:style-name="ce15" office:value-type="float" office:value="12949.3245504583">
            <text:p>12,949</text:p>
          </table:table-cell>
          <table:table-cell office:value-type="string">
            <text:p>Other Assault <text:s/>Cut/Pierce</text:p>
          </table:table-cell>
          <table:table-cell table:style-name="ce15" office:value-type="float" office:value="28890">
            <text:p>28,89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5" office:value-type="float" office:value="29050">
            <text:p>29,050</text:p>
          </table:table-cell>
          <table:table-cell table:style-name="ce15" office:value-type="float" office:value="2061440.72897358">
            <text:p>2,061,441</text:p>
          </table:table-cell>
          <table:table-cell table:style-name="ce15" office:value-type="float" office:value="89984.1301751541">
            <text:p>89,984</text:p>
          </table:table-cell>
          <table:table-cell table:style-name="ce21" office:value-type="float" office:value="0.0436510877613">
            <text:p>0.0437</text:p>
          </table:table-cell>
          <table:table-cell table:style-name="ce15" office:value-type="float" office:value="2237809.62411688">
            <text:p>2,237,810</text:p>
          </table:table-cell>
          <table:table-cell table:style-name="ce15" office:value-type="float" office:value="1885071.83383028">
            <text:p>1,885,072</text:p>
          </table:table-cell>
          <table:table-cell office:value-type="string">
            <text:p>Unintentional Fall</text:p>
          </table:table-cell>
          <table:table-cell table:style-name="ce15" office:value-type="float" office:value="2061441">
            <text:p>2,061,44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5" office:value-type="float" office:value="23695">
            <text:p>23,695</text:p>
          </table:table-cell>
          <table:table-cell table:style-name="ce15" office:value-type="float" office:value="1675490.41137631">
            <text:p>1,675,490</text:p>
          </table:table-cell>
          <table:table-cell table:style-name="ce15" office:value-type="float" office:value="83497.3999547721">
            <text:p>83,497</text:p>
          </table:table-cell>
          <table:table-cell table:style-name="ce21" office:value-type="float" office:value="0.04983460328261">
            <text:p>0.0498</text:p>
          </table:table-cell>
          <table:table-cell table:style-name="ce15" office:value-type="float" office:value="1839145.31528766">
            <text:p>1,839,145</text:p>
          </table:table-cell>
          <table:table-cell table:style-name="ce15" office:value-type="float" office:value="1511835.50746495">
            <text:p>1,511,836</text:p>
          </table:table-cell>
          <table:table-cell office:value-type="string">
            <text:p>Unintentional Struck By/Against</text:p>
          </table:table-cell>
          <table:table-cell table:style-name="ce15" office:value-type="float" office:value="1675490">
            <text:p>1,675,49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15" office:value-type="float" office:value="21650">
            <text:p>21,650</text:p>
          </table:table-cell>
          <table:table-cell table:style-name="ce15" office:value-type="float" office:value="1505983.64077571">
            <text:p>1,505,984</text:p>
          </table:table-cell>
          <table:table-cell table:style-name="ce15" office:value-type="float" office:value="104348.635255684">
            <text:p>104,349</text:p>
          </table:table-cell>
          <table:table-cell table:style-name="ce21" office:value-type="float" office:value="0.0692893550968">
            <text:p>0.0693</text:p>
          </table:table-cell>
          <table:table-cell table:style-name="ce15" office:value-type="float" office:value="1710506.96587686">
            <text:p>1,710,507</text:p>
          </table:table-cell>
          <table:table-cell table:style-name="ce15" office:value-type="float" office:value="1301460.31567457">
            <text:p>1,301,460</text:p>
          </table:table-cell>
          <table:table-cell office:value-type="string">
            <text:p>Unintentional Overexertion</text:p>
          </table:table-cell>
          <table:table-cell table:style-name="ce15" office:value-type="float" office:value="1505984">
            <text:p>1,505,98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15" office:value-type="float" office:value="16987">
            <text:p>16,987</text:p>
          </table:table-cell>
          <table:table-cell table:style-name="ce15" office:value-type="float" office:value="1232192.07919636">
            <text:p>1,232,192</text:p>
          </table:table-cell>
          <table:table-cell table:style-name="ce15" office:value-type="float" office:value="54469.5931537757">
            <text:p>54,470</text:p>
          </table:table-cell>
          <table:table-cell table:style-name="ce21" office:value-type="float" office:value="0.04420544010419">
            <text:p>0.0442</text:p>
          </table:table-cell>
          <table:table-cell table:style-name="ce15" office:value-type="float" office:value="1338952.48177776">
            <text:p>1,338,952</text:p>
          </table:table-cell>
          <table:table-cell table:style-name="ce15" office:value-type="float" office:value="1125431.67661496">
            <text:p>1,125,432</text:p>
          </table:table-cell>
          <table:table-cell office:value-type="string">
            <text:p>Unintentional Cut/Pierce</text:p>
          </table:table-cell>
          <table:table-cell table:style-name="ce15" office:value-type="float" office:value="1232192">
            <text:p>1,232,19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style-name="ce15" office:value-type="float" office:value="19206">
            <text:p>19,206</text:p>
          </table:table-cell>
          <table:table-cell table:style-name="ce15" office:value-type="float" office:value="1176191.89087073">
            <text:p>1,176,192</text:p>
          </table:table-cell>
          <table:table-cell table:style-name="ce15" office:value-type="float" office:value="77306.3887565478">
            <text:p>77,306</text:p>
          </table:table-cell>
          <table:table-cell table:style-name="ce21" office:value-type="float" office:value="0.0657260004567">
            <text:p>0.0657</text:p>
          </table:table-cell>
          <table:table-cell table:style-name="ce15" office:value-type="float" office:value="1327712.41283357">
            <text:p>1,327,712</text:p>
          </table:table-cell>
          <table:table-cell table:style-name="ce15" office:value-type="float" office:value="1024671.3689079">
            <text:p>1,024,671</text:p>
          </table:table-cell>
          <table:table-cell office:value-type="string">
            <text:p>Unintentional MV-Occupant</text:p>
          </table:table-cell>
          <table:table-cell table:style-name="ce15" office:value-type="float" office:value="1176192">
            <text:p>1,176,19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style-name="ce15" office:value-type="float" office:value="9658">
            <text:p>9,658</text:p>
          </table:table-cell>
          <table:table-cell table:style-name="ce15" office:value-type="float" office:value="625909.231705071">
            <text:p>625,909</text:p>
          </table:table-cell>
          <table:table-cell table:style-name="ce15" office:value-type="float" office:value="70297.8451365644">
            <text:p>70,298</text:p>
          </table:table-cell>
          <table:table-cell table:style-name="ce21" office:value-type="float" office:value="0.11231316231758">
            <text:p>0.1123</text:p>
          </table:table-cell>
          <table:table-cell table:style-name="ce15" office:value-type="float" office:value="763693.008172738">
            <text:p>763,693</text:p>
          </table:table-cell>
          <table:table-cell table:style-name="ce15" office:value-type="float" office:value="488125.455237405">
            <text:p>488,125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625909">
            <text:p>625,90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style-name="ce15" office:value-type="float" office:value="4733">
            <text:p>4,733</text:p>
          </table:table-cell>
          <table:table-cell table:style-name="ce15" office:value-type="float" office:value="314201.410206849">
            <text:p>314,201</text:p>
          </table:table-cell>
          <table:table-cell table:style-name="ce15" office:value-type="float" office:value="39142.0337028631">
            <text:p>39,142</text:p>
          </table:table-cell>
          <table:table-cell table:style-name="ce21" office:value-type="float" office:value="0.1245762508739">
            <text:p>0.1246</text:p>
          </table:table-cell>
          <table:table-cell table:style-name="ce15" office:value-type="float" office:value="390919.79626446">
            <text:p>390,920</text:p>
          </table:table-cell>
          <table:table-cell table:style-name="ce15" office:value-type="float" office:value="237483.024149237">
            <text:p>237,483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314201">
            <text:p>314,20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15" office:value-type="float" office:value="4088">
            <text:p>4,088</text:p>
          </table:table-cell>
          <table:table-cell table:style-name="ce15" office:value-type="float" office:value="308958.476207">
            <text:p>308,958</text:p>
          </table:table-cell>
          <table:table-cell table:style-name="ce15" office:value-type="float" office:value="20999.3154325908">
            <text:p>20,999</text:p>
          </table:table-cell>
          <table:table-cell table:style-name="ce21" office:value-type="float" office:value="0.0679680832531">
            <text:p>0.0680</text:p>
          </table:table-cell>
          <table:table-cell table:style-name="ce15" office:value-type="float" office:value="350117.134454878">
            <text:p>350,117</text:p>
          </table:table-cell>
          <table:table-cell table:style-name="ce15" office:value-type="float" office:value="267799.817959122">
            <text:p>267,800</text:p>
          </table:table-cell>
          <table:table-cell office:value-type="string">
            <text:p>Unintentional Foreign Body</text:p>
          </table:table-cell>
          <table:table-cell table:style-name="ce15" office:value-type="float" office:value="308958">
            <text:p>308,95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style-name="ce15" office:value-type="float" office:value="3141">
            <text:p>3,141</text:p>
          </table:table-cell>
          <table:table-cell table:style-name="ce15" office:value-type="float" office:value="245657.205467629">
            <text:p>245,657</text:p>
          </table:table-cell>
          <table:table-cell table:style-name="ce15" office:value-type="float" office:value="24443.1125116115">
            <text:p>24,443</text:p>
          </table:table-cell>
          <table:table-cell table:style-name="ce21" office:value-type="float" office:value="0.09950089786734">
            <text:p>0.0995</text:p>
          </table:table-cell>
          <table:table-cell table:style-name="ce15" office:value-type="float" office:value="293565.705990387">
            <text:p>293,566</text:p>
          </table:table-cell>
          <table:table-cell table:style-name="ce15" office:value-type="float" office:value="197748.70494487">
            <text:p>197,749</text:p>
          </table:table-cell>
          <table:table-cell office:value-type="string">
            <text:p>Unintentional Machinery</text:p>
          </table:table-cell>
          <table:table-cell table:style-name="ce15" office:value-type="float" office:value="245657">
            <text:p>245,65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style-name="ce15" office:value-type="float" office:value="3711">
            <text:p>3,711</text:p>
          </table:table-cell>
          <table:table-cell table:style-name="ce15" office:value-type="float" office:value="243339.844808815">
            <text:p>243,340</text:p>
          </table:table-cell>
          <table:table-cell table:style-name="ce15" office:value-type="float" office:value="22773.5941317205">
            <text:p>22,774</text:p>
          </table:table-cell>
          <table:table-cell table:style-name="ce21" office:value-type="float" office:value="0.09358760851357">
            <text:p>0.0936</text:p>
          </table:table-cell>
          <table:table-cell table:style-name="ce15" office:value-type="float" office:value="287976.089306987">
            <text:p>287,976</text:p>
          </table:table-cell>
          <table:table-cell table:style-name="ce15" office:value-type="float" office:value="198703.600310642">
            <text:p>198,704</text:p>
          </table:table-cell>
          <table:table-cell office:value-type="string">
            <text:p>Unintentional Other Bite/Sting</text:p>
          </table:table-cell>
          <table:table-cell table:style-name="ce15" office:value-type="float" office:value="243340">
            <text:p>243,34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style-name="ce15" office:value-type="float" office:value="3533">
            <text:p>3,533</text:p>
          </table:table-cell>
          <table:table-cell table:style-name="ce15" office:value-type="float" office:value="232513.805865278">
            <text:p>232,514</text:p>
          </table:table-cell>
          <table:table-cell table:style-name="ce15" office:value-type="float" office:value="29667.9693586745">
            <text:p>29,668</text:p>
          </table:table-cell>
          <table:table-cell table:style-name="ce21" office:value-type="float" office:value="0.12759659259056">
            <text:p>0.1276</text:p>
          </table:table-cell>
          <table:table-cell table:style-name="ce15" office:value-type="float" office:value="290663.02580828">
            <text:p>290,663</text:p>
          </table:table-cell>
          <table:table-cell table:style-name="ce15" office:value-type="float" office:value="174364.585922275">
            <text:p>174,365</text:p>
          </table:table-cell>
          <table:table-cell office:value-type="string">
            <text:p>Unintentional Other Specified</text:p>
          </table:table-cell>
          <table:table-cell table:style-name="ce15" office:value-type="float" office:value="232514">
            <text:p>232,51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style-name="ce15" office:value-type="float" office:value="3419">
            <text:p>3,419</text:p>
          </table:table-cell>
          <table:table-cell table:style-name="ce15" office:value-type="float" office:value="231036.824054189">
            <text:p>231,037</text:p>
          </table:table-cell>
          <table:table-cell table:style-name="ce15" office:value-type="float" office:value="47827.1992378904">
            <text:p>47,827</text:p>
          </table:table-cell>
          <table:table-cell table:style-name="ce21" office:value-type="float" office:value="0.2070111525887">
            <text:p>0.2070</text:p>
          </table:table-cell>
          <table:table-cell table:style-name="ce15" office:value-type="float" office:value="324778.134560454">
            <text:p>324,778</text:p>
          </table:table-cell>
          <table:table-cell table:style-name="ce15" office:value-type="float" office:value="137295.513547923">
            <text:p>137,296</text:p>
          </table:table-cell>
          <table:table-cell office:value-type="string">
            <text:p>Unintentional Poisoning</text:p>
          </table:table-cell>
          <table:table-cell table:style-name="ce15" office:value-type="float" office:value="231037">
            <text:p>231,03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15" office:value-type="float" office:value="3235">
            <text:p>3,235</text:p>
          </table:table-cell>
          <table:table-cell table:style-name="ce15" office:value-type="float" office:value="223465.186863171">
            <text:p>223,465</text:p>
          </table:table-cell>
          <table:table-cell table:style-name="ce15" office:value-type="float" office:value="19636.0061727299">
            <text:p>19,636</text:p>
          </table:table-cell>
          <table:table-cell table:style-name="ce21" office:value-type="float" office:value="0.08787053790509">
            <text:p>0.0879</text:p>
          </table:table-cell>
          <table:table-cell table:style-name="ce15" office:value-type="float" office:value="261951.758961721">
            <text:p>261,952</text:p>
          </table:table-cell>
          <table:table-cell table:style-name="ce15" office:value-type="float" office:value="184978.61476462">
            <text:p>184,979</text:p>
          </table:table-cell>
          <table:table-cell office:value-type="string">
            <text:p>Unintentional Other Transport</text:p>
          </table:table-cell>
          <table:table-cell table:style-name="ce15" office:value-type="float" office:value="223465">
            <text:p>223,46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15" office:value-type="float" office:value="2630">
            <text:p>2,630</text:p>
          </table:table-cell>
          <table:table-cell table:style-name="ce15" office:value-type="float" office:value="183543.585893979">
            <text:p>183,544</text:p>
          </table:table-cell>
          <table:table-cell table:style-name="ce15" office:value-type="float" office:value="8942.87570559185">
            <text:p>8,943</text:p>
          </table:table-cell>
          <table:table-cell table:style-name="ce21" office:value-type="float" office:value="0.04872344441803">
            <text:p>0.0487</text:p>
          </table:table-cell>
          <table:table-cell table:style-name="ce15" office:value-type="float" office:value="201071.62227694">
            <text:p>201,072</text:p>
          </table:table-cell>
          <table:table-cell table:style-name="ce15" office:value-type="float" office:value="166015.549511019">
            <text:p>166,016</text:p>
          </table:table-cell>
          <table:table-cell office:value-type="string">
            <text:p>Unintentional Fire/Burn</text:p>
          </table:table-cell>
          <table:table-cell table:style-name="ce15" office:value-type="float" office:value="183544">
            <text:p>183,54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style-name="ce15" office:value-type="float" office:value="2168">
            <text:p>2,168</text:p>
          </table:table-cell>
          <table:table-cell table:style-name="ce15" office:value-type="float" office:value="144632.642414624">
            <text:p>144,633</text:p>
          </table:table-cell>
          <table:table-cell table:style-name="ce15" office:value-type="float" office:value="22626.8000105462">
            <text:p>22,627</text:p>
          </table:table-cell>
          <table:table-cell table:style-name="ce21" office:value-type="float" office:value="0.15644324567949">
            <text:p>0.1564</text:p>
          </table:table-cell>
          <table:table-cell table:style-name="ce15" office:value-type="float" office:value="188981.170435294">
            <text:p>188,981</text:p>
          </table:table-cell>
          <table:table-cell table:style-name="ce15" office:value-type="float" office:value="100284.114393953">
            <text:p>100,284</text:p>
          </table:table-cell>
          <table:table-cell office:value-type="string">
            <text:p>Unintentional Pedal Cyclist</text:p>
          </table:table-cell>
          <table:table-cell table:style-name="ce15" office:value-type="float" office:value="144633">
            <text:p>144,63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style-name="ce15" office:value-type="float" office:value="1931">
            <text:p>1,931</text:p>
          </table:table-cell>
          <table:table-cell table:style-name="ce15" office:value-type="float" office:value="142307.523679824">
            <text:p>142,308</text:p>
          </table:table-cell>
          <table:table-cell table:style-name="ce15" office:value-type="float" office:value="16212.9471641587">
            <text:p>16,213</text:p>
          </table:table-cell>
          <table:table-cell table:style-name="ce21" office:value-type="float" office:value="0.11392895291071">
            <text:p>0.1139</text:p>
          </table:table-cell>
          <table:table-cell table:style-name="ce15" office:value-type="float" office:value="174084.900121576">
            <text:p>174,085</text:p>
          </table:table-cell>
          <table:table-cell table:style-name="ce15" office:value-type="float" office:value="110530.147238073">
            <text:p>110,530</text:p>
          </table:table-cell>
          <table:table-cell office:value-type="string">
            <text:p>Unintentional Motorcyclist</text:p>
          </table:table-cell>
          <table:table-cell table:style-name="ce15" office:value-type="float" office:value="142308">
            <text:p>142,30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style-name="ce15" office:value-type="float" office:value="1439">
            <text:p>1,439</text:p>
          </table:table-cell>
          <table:table-cell table:style-name="ce15" office:value-type="float" office:value="102017.509241232">
            <text:p>102,018</text:p>
          </table:table-cell>
          <table:table-cell table:style-name="ce15" office:value-type="float" office:value="7832.81209541691">
            <text:p>7,833</text:p>
          </table:table-cell>
          <table:table-cell table:style-name="ce21" office:value-type="float" office:value="0.076779095605">
            <text:p>0.0768</text:p>
          </table:table-cell>
          <table:table-cell table:style-name="ce15" office:value-type="float" office:value="117369.82094825">
            <text:p>117,370</text:p>
          </table:table-cell>
          <table:table-cell table:style-name="ce15" office:value-type="float" office:value="86665.1975342158">
            <text:p>86,665</text:p>
          </table:table-cell>
          <table:table-cell office:value-type="string">
            <text:p>Unintentional Dog Bite</text:p>
          </table:table-cell>
          <table:table-cell table:style-name="ce15" office:value-type="float" office:value="102018">
            <text:p>102,01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table:number-columns-repeated="2" office:value-type="float" office:value="18">
            <text:p>18</text:p>
          </table:table-cell>
          <table:table-cell table:style-name="ce15" office:value-type="float" office:value="1575">
            <text:p>1,575</text:p>
          </table:table-cell>
          <table:table-cell table:style-name="ce15" office:value-type="float" office:value="88476.94593859">
            <text:p>88,477</text:p>
          </table:table-cell>
          <table:table-cell table:style-name="ce15" office:value-type="float" office:value="16085.7217503915">
            <text:p>16,086</text:p>
          </table:table-cell>
          <table:table-cell table:style-name="ce21" office:value-type="float" office:value="0.18180692811838">
            <text:p>0.1818</text:p>
          </table:table-cell>
          <table:table-cell table:style-name="ce15" office:value-type="float" office:value="120004.960569357">
            <text:p>120,005</text:p>
          </table:table-cell>
          <table:table-cell table:style-name="ce15" office:value-type="float" office:value="56948.9313078226">
            <text:p>56,949</text:p>
          </table:table-cell>
          <table:table-cell office:value-type="string">
            <text:p>Other Assault <text:s/>Cut/Pierce</text:p>
          </table:table-cell>
          <table:table-cell table:style-name="ce15" office:value-type="float" office:value="88477">
            <text:p>88,47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5" office:value-type="float" office:value="1121">
            <text:p>1,121</text:p>
          </table:table-cell>
          <table:table-cell table:style-name="ce15" office:value-type="float" office:value="76244.552738089">
            <text:p>76,245</text:p>
          </table:table-cell>
          <table:table-cell table:style-name="ce15" office:value-type="float" office:value="12126.0905735879">
            <text:p>12,126</text:p>
          </table:table-cell>
          <table:table-cell table:style-name="ce21" office:value-type="float" office:value="0.15904205793222">
            <text:p>0.1590</text:p>
          </table:table-cell>
          <table:table-cell table:style-name="ce15" office:value-type="float" office:value="100011.690262321">
            <text:p>100,012</text:p>
          </table:table-cell>
          <table:table-cell table:style-name="ce15" office:value-type="float" office:value="52477.4152138566">
            <text:p>52,477</text:p>
          </table:table-cell>
          <table:table-cell office:value-type="string">
            <text:p>Self-harm Poisoning</text:p>
          </table:table-cell>
          <table:table-cell table:style-name="ce15" office:value-type="float" office:value="76245">
            <text:p>76,24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15" office:value-type="float" office:value="1123">
            <text:p>1,123</text:p>
          </table:table-cell>
          <table:table-cell table:style-name="ce15" office:value-type="float" office:value="61730.414541907">
            <text:p>61,730</text:p>
          </table:table-cell>
          <table:table-cell table:style-name="ce15" office:value-type="float" office:value="8881.75627965372">
            <text:p>8,882</text:p>
          </table:table-cell>
          <table:table-cell table:style-name="ce21" office:value-type="float" office:value="0.14387974462125">
            <text:p>0.1439</text:p>
          </table:table-cell>
          <table:table-cell table:style-name="ce15" office:value-type="float" office:value="79138.6568500283">
            <text:p>79,139</text:p>
          </table:table-cell>
          <table:table-cell table:style-name="ce15" office:value-type="float" office:value="44322.1722337857">
            <text:p>44,322</text:p>
          </table:table-cell>
          <table:table-cell office:value-type="string">
            <text:p>Unintentional Pedestrian</text:p>
          </table:table-cell>
          <table:table-cell table:style-name="ce15" office:value-type="float" office:value="61730">
            <text:p>61,73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5" office:value-type="float" office:value="41798">
            <text:p>41,798</text:p>
          </table:table-cell>
          <table:table-cell table:style-name="ce15" office:value-type="float" office:value="3001936.1256829">
            <text:p>3,001,936</text:p>
          </table:table-cell>
          <table:table-cell table:style-name="ce15" office:value-type="float" office:value="147048.985553603">
            <text:p>147,049</text:p>
          </table:table-cell>
          <table:table-cell table:style-name="ce21" office:value-type="float" office:value="0.04898471499627">
            <text:p>0.0490</text:p>
          </table:table-cell>
          <table:table-cell table:style-name="ce15" office:value-type="float" office:value="3290152.13736796">
            <text:p>3,290,152</text:p>
          </table:table-cell>
          <table:table-cell table:style-name="ce15" office:value-type="float" office:value="2713720.11399784">
            <text:p>2,713,720</text:p>
          </table:table-cell>
          <table:table-cell office:value-type="string">
            <text:p>Unintentional Fall</text:p>
          </table:table-cell>
          <table:table-cell table:style-name="ce15" office:value-type="float" office:value="3001936">
            <text:p>3,001,93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5" office:value-type="float" office:value="22294">
            <text:p>22,294</text:p>
          </table:table-cell>
          <table:table-cell table:style-name="ce15" office:value-type="float" office:value="1371492.70021056">
            <text:p>1,371,493</text:p>
          </table:table-cell>
          <table:table-cell table:style-name="ce15" office:value-type="float" office:value="92584.4780454661">
            <text:p>92,584</text:p>
          </table:table-cell>
          <table:table-cell table:style-name="ce21" office:value-type="float" office:value="0.06750635860566">
            <text:p>0.0675</text:p>
          </table:table-cell>
          <table:table-cell table:style-name="ce15" office:value-type="float" office:value="1552958.27717967">
            <text:p>1,552,958</text:p>
          </table:table-cell>
          <table:table-cell table:style-name="ce15" office:value-type="float" office:value="1190027.12324144">
            <text:p>1,190,027</text:p>
          </table:table-cell>
          <table:table-cell office:value-type="string">
            <text:p>Unintentional MV-Occupant</text:p>
          </table:table-cell>
          <table:table-cell table:style-name="ce15" office:value-type="float" office:value="1371493">
            <text:p>1,371,49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15" office:value-type="float" office:value="17775">
            <text:p>17,775</text:p>
          </table:table-cell>
          <table:table-cell table:style-name="ce15" office:value-type="float" office:value="1264773.54123717">
            <text:p>1,264,774</text:p>
          </table:table-cell>
          <table:table-cell table:style-name="ce15" office:value-type="float" office:value="92736.4657090097">
            <text:p>92,736</text:p>
          </table:table-cell>
          <table:table-cell table:style-name="ce21" office:value-type="float" office:value="0.0733225851786">
            <text:p>0.0733</text:p>
          </table:table-cell>
          <table:table-cell table:style-name="ce15" office:value-type="float" office:value="1446537.01402683">
            <text:p>1,446,537</text:p>
          </table:table-cell>
          <table:table-cell table:style-name="ce15" office:value-type="float" office:value="1083010.06844751">
            <text:p>1,083,010</text:p>
          </table:table-cell>
          <table:table-cell office:value-type="string">
            <text:p>Unintentional Overexertion</text:p>
          </table:table-cell>
          <table:table-cell table:style-name="ce15" office:value-type="float" office:value="1264774">
            <text:p>1,264,77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15" office:value-type="float" office:value="14379">
            <text:p>14,379</text:p>
          </table:table-cell>
          <table:table-cell table:style-name="ce15" office:value-type="float" office:value="1021586.43706701">
            <text:p>1,021,586</text:p>
          </table:table-cell>
          <table:table-cell table:style-name="ce15" office:value-type="float" office:value="28221.3510470345">
            <text:p>28,221</text:p>
          </table:table-cell>
          <table:table-cell table:style-name="ce21" office:value-type="float" office:value="0.02762502517952">
            <text:p>0.0276</text:p>
          </table:table-cell>
          <table:table-cell table:style-name="ce15" office:value-type="float" office:value="1076900.2851192">
            <text:p>1,076,900</text:p>
          </table:table-cell>
          <table:table-cell table:style-name="ce15" office:value-type="float" office:value="966272.589014827">
            <text:p>966,273</text:p>
          </table:table-cell>
          <table:table-cell office:value-type="string">
            <text:p>Unintentional Struck By/Against</text:p>
          </table:table-cell>
          <table:table-cell table:style-name="ce15" office:value-type="float" office:value="1021586">
            <text:p>1,021,58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style-name="ce15" office:value-type="float" office:value="9490">
            <text:p>9,490</text:p>
          </table:table-cell>
          <table:table-cell table:style-name="ce15" office:value-type="float" office:value="672237.718348674">
            <text:p>672,238</text:p>
          </table:table-cell>
          <table:table-cell table:style-name="ce15" office:value-type="float" office:value="25041.0935544154">
            <text:p>25,041</text:p>
          </table:table-cell>
          <table:table-cell table:style-name="ce21" office:value-type="float" office:value="0.03725035485353">
            <text:p>0.0373</text:p>
          </table:table-cell>
          <table:table-cell table:style-name="ce15" office:value-type="float" office:value="721318.261715328">
            <text:p>721,318</text:p>
          </table:table-cell>
          <table:table-cell table:style-name="ce15" office:value-type="float" office:value="623157.174982019">
            <text:p>623,157</text:p>
          </table:table-cell>
          <table:table-cell office:value-type="string">
            <text:p>Unintentional Cut/Pierce</text:p>
          </table:table-cell>
          <table:table-cell table:style-name="ce15" office:value-type="float" office:value="672238">
            <text:p>672,23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style-name="ce15" office:value-type="float" office:value="6241">
            <text:p>6,241</text:p>
          </table:table-cell>
          <table:table-cell table:style-name="ce15" office:value-type="float" office:value="418860.466427432">
            <text:p>418,860</text:p>
          </table:table-cell>
          <table:table-cell table:style-name="ce15" office:value-type="float" office:value="54859.8308901893">
            <text:p>54,860</text:p>
          </table:table-cell>
          <table:table-cell table:style-name="ce21" office:value-type="float" office:value="0.13097400038275">
            <text:p>0.1310</text:p>
          </table:table-cell>
          <table:table-cell table:style-name="ce15" office:value-type="float" office:value="526385.734972203">
            <text:p>526,386</text:p>
          </table:table-cell>
          <table:table-cell table:style-name="ce15" office:value-type="float" office:value="311335.19788266">
            <text:p>311,335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418860">
            <text:p>418,86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style-name="ce15" office:value-type="float" office:value="4062">
            <text:p>4,062</text:p>
          </table:table-cell>
          <table:table-cell table:style-name="ce15" office:value-type="float" office:value="285899.934365594">
            <text:p>285,900</text:p>
          </table:table-cell>
          <table:table-cell table:style-name="ce15" office:value-type="float" office:value="19769.646853145">
            <text:p>19,770</text:p>
          </table:table-cell>
          <table:table-cell table:style-name="ce21" office:value-type="float" office:value="0.06914883312937">
            <text:p>0.0691</text:p>
          </table:table-cell>
          <table:table-cell table:style-name="ce15" office:value-type="float" office:value="324648.442197758">
            <text:p>324,648</text:p>
          </table:table-cell>
          <table:table-cell table:style-name="ce15" office:value-type="float" office:value="247151.426533429">
            <text:p>247,151</text:p>
          </table:table-cell>
          <table:table-cell office:value-type="string">
            <text:p>Unintentional Other Bite/Sting</text:p>
          </table:table-cell>
          <table:table-cell table:style-name="ce15" office:value-type="float" office:value="285900">
            <text:p>285,90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15" office:value-type="float" office:value="2736">
            <text:p>2,736</text:p>
          </table:table-cell>
          <table:table-cell table:style-name="ce15" office:value-type="float" office:value="193374.225040037">
            <text:p>193,374</text:p>
          </table:table-cell>
          <table:table-cell table:style-name="ce15" office:value-type="float" office:value="22124.5491979083">
            <text:p>22,125</text:p>
          </table:table-cell>
          <table:table-cell table:style-name="ce21" office:value-type="float" office:value="0.1144131240517">
            <text:p>0.1144</text:p>
          </table:table-cell>
          <table:table-cell table:style-name="ce15" office:value-type="float" office:value="236738.341467937">
            <text:p>236,738</text:p>
          </table:table-cell>
          <table:table-cell table:style-name="ce15" office:value-type="float" office:value="150010.108612136">
            <text:p>150,010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193374">
            <text:p>193,37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style-name="ce15" office:value-type="float" office:value="2555">
            <text:p>2,555</text:p>
          </table:table-cell>
          <table:table-cell table:style-name="ce15" office:value-type="float" office:value="180516.640737944">
            <text:p>180,517</text:p>
          </table:table-cell>
          <table:table-cell table:style-name="ce15" office:value-type="float" office:value="10671.3533788626">
            <text:p>10,671</text:p>
          </table:table-cell>
          <table:table-cell table:style-name="ce21" office:value-type="float" office:value="0.05911562133683">
            <text:p>0.0591</text:p>
          </table:table-cell>
          <table:table-cell table:style-name="ce15" office:value-type="float" office:value="201432.493360515">
            <text:p>201,432</text:p>
          </table:table-cell>
          <table:table-cell table:style-name="ce15" office:value-type="float" office:value="159600.788115374">
            <text:p>159,601</text:p>
          </table:table-cell>
          <table:table-cell office:value-type="string">
            <text:p>Unintentional Other Transport</text:p>
          </table:table-cell>
          <table:table-cell table:style-name="ce15" office:value-type="float" office:value="180517">
            <text:p>180,51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style-name="ce15" office:value-type="float" office:value="2351">
            <text:p>2,351</text:p>
          </table:table-cell>
          <table:table-cell table:style-name="ce15" office:value-type="float" office:value="160314.198899504">
            <text:p>160,314</text:p>
          </table:table-cell>
          <table:table-cell table:style-name="ce15" office:value-type="float" office:value="7557.52798901101">
            <text:p>7,558</text:p>
          </table:table-cell>
          <table:table-cell table:style-name="ce21" office:value-type="float" office:value="0.04714197520176">
            <text:p>0.0471</text:p>
          </table:table-cell>
          <table:table-cell table:style-name="ce15" office:value-type="float" office:value="175126.953757965">
            <text:p>175,127</text:p>
          </table:table-cell>
          <table:table-cell table:style-name="ce15" office:value-type="float" office:value="145501.444041042">
            <text:p>145,501</text:p>
          </table:table-cell>
          <table:table-cell office:value-type="string">
            <text:p>Unintentional Fire/Burn</text:p>
          </table:table-cell>
          <table:table-cell table:style-name="ce15" office:value-type="float" office:value="160314">
            <text:p>160,31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style-name="ce15" office:value-type="float" office:value="2213">
            <text:p>2,213</text:p>
          </table:table-cell>
          <table:table-cell table:style-name="ce15" office:value-type="float" office:value="150299.933163641">
            <text:p>150,300</text:p>
          </table:table-cell>
          <table:table-cell table:style-name="ce15" office:value-type="float" office:value="10054.4448018989">
            <text:p>10,054</text:p>
          </table:table-cell>
          <table:table-cell table:style-name="ce21" office:value-type="float" office:value="0.06689587007967">
            <text:p>0.0669</text:p>
          </table:table-cell>
          <table:table-cell table:style-name="ce15" office:value-type="float" office:value="170006.644975363">
            <text:p>170,007</text:p>
          </table:table-cell>
          <table:table-cell table:style-name="ce15" office:value-type="float" office:value="130593.221351919">
            <text:p>130,593</text:p>
          </table:table-cell>
          <table:table-cell office:value-type="string">
            <text:p>Unintentional Foreign Body</text:p>
          </table:table-cell>
          <table:table-cell table:style-name="ce15" office:value-type="float" office:value="150300">
            <text:p>150,30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style-name="ce15" office:value-type="float" office:value="2164">
            <text:p>2,164</text:p>
          </table:table-cell>
          <table:table-cell table:style-name="ce15" office:value-type="float" office:value="148086.585410618">
            <text:p>148,087</text:p>
          </table:table-cell>
          <table:table-cell table:style-name="ce15" office:value-type="float" office:value="17857.8709397966">
            <text:p>17,858</text:p>
          </table:table-cell>
          <table:table-cell table:style-name="ce21" office:value-type="float" office:value="0.12059074014219">
            <text:p>0.1206</text:p>
          </table:table-cell>
          <table:table-cell table:style-name="ce15" office:value-type="float" office:value="183088.012452619">
            <text:p>183,088</text:p>
          </table:table-cell>
          <table:table-cell table:style-name="ce15" office:value-type="float" office:value="113085.158368616">
            <text:p>113,085</text:p>
          </table:table-cell>
          <table:table-cell office:value-type="string">
            <text:p>Unintentional Poisoning</text:p>
          </table:table-cell>
          <table:table-cell table:style-name="ce15" office:value-type="float" office:value="148087">
            <text:p>148,08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15" office:value-type="float" office:value="2019">
            <text:p>2,019</text:p>
          </table:table-cell>
          <table:table-cell table:style-name="ce15" office:value-type="float" office:value="140194.893738521">
            <text:p>140,195</text:p>
          </table:table-cell>
          <table:table-cell table:style-name="ce15" office:value-type="float" office:value="17642.4932917893">
            <text:p>17,642</text:p>
          </table:table-cell>
          <table:table-cell table:style-name="ce21" office:value-type="float" office:value="0.1258426239453">
            <text:p>0.1258</text:p>
          </table:table-cell>
          <table:table-cell table:style-name="ce15" office:value-type="float" office:value="174774.180590428">
            <text:p>174,774</text:p>
          </table:table-cell>
          <table:table-cell table:style-name="ce15" office:value-type="float" office:value="105615.606886613">
            <text:p>105,616</text:p>
          </table:table-cell>
          <table:table-cell office:value-type="string">
            <text:p>Unintentional Other Specified</text:p>
          </table:table-cell>
          <table:table-cell table:style-name="ce15" office:value-type="float" office:value="140195">
            <text:p>140,19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15" office:value-type="float" office:value="1587">
            <text:p>1,587</text:p>
          </table:table-cell>
          <table:table-cell table:style-name="ce15" office:value-type="float" office:value="104513.011192883">
            <text:p>104,513</text:p>
          </table:table-cell>
          <table:table-cell table:style-name="ce15" office:value-type="float" office:value="17680.7094516521">
            <text:p>17,681</text:p>
          </table:table-cell>
          <table:table-cell table:style-name="ce21" office:value-type="float" office:value="0.16917232840054">
            <text:p>0.1692</text:p>
          </table:table-cell>
          <table:table-cell table:style-name="ce15" office:value-type="float" office:value="139167.201718121">
            <text:p>139,167</text:p>
          </table:table-cell>
          <table:table-cell table:style-name="ce15" office:value-type="float" office:value="69858.8206676448">
            <text:p>69,859</text:p>
          </table:table-cell>
          <table:table-cell office:value-type="string">
            <text:p>Self-harm Poisoning</text:p>
          </table:table-cell>
          <table:table-cell table:style-name="ce15" office:value-type="float" office:value="104513">
            <text:p>104,51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style-name="ce15" office:value-type="float" office:value="1303">
            <text:p>1,303</text:p>
          </table:table-cell>
          <table:table-cell table:style-name="ce15" office:value-type="float" office:value="92625.7936997479">
            <text:p>92,626</text:p>
          </table:table-cell>
          <table:table-cell table:style-name="ce15" office:value-type="float" office:value="4679.31118667603">
            <text:p>4,679</text:p>
          </table:table-cell>
          <table:table-cell table:style-name="ce21" office:value-type="float" office:value="0.05051844631792">
            <text:p>0.0505</text:p>
          </table:table-cell>
          <table:table-cell table:style-name="ce15" office:value-type="float" office:value="101797.243625633">
            <text:p>101,797</text:p>
          </table:table-cell>
          <table:table-cell table:style-name="ce15" office:value-type="float" office:value="83454.3437738629">
            <text:p>83,454</text:p>
          </table:table-cell>
          <table:table-cell office:value-type="string">
            <text:p>Unintentional Dog Bite</text:p>
          </table:table-cell>
          <table:table-cell table:style-name="ce15" office:value-type="float" office:value="92626">
            <text:p>92,62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style-name="ce15" office:value-type="float" office:value="851">
            <text:p>851</text:p>
          </table:table-cell>
          <table:table-cell table:style-name="ce15" office:value-type="float" office:value="49649.598967326">
            <text:p>49,650</text:p>
          </table:table-cell>
          <table:table-cell table:style-name="ce15" office:value-type="float" office:value="6278.67137343645">
            <text:p>6,279</text:p>
          </table:table-cell>
          <table:table-cell table:style-name="ce21" office:value-type="float" office:value="0.12645965937345">
            <text:p>0.1265</text:p>
          </table:table-cell>
          <table:table-cell table:style-name="ce15" office:value-type="float" office:value="61955.7948592614">
            <text:p>61,956</text:p>
          </table:table-cell>
          <table:table-cell table:style-name="ce15" office:value-type="float" office:value="37343.4030753905">
            <text:p>37,343</text:p>
          </table:table-cell>
          <table:table-cell office:value-type="string">
            <text:p>Unintentional Pedestrian</text:p>
          </table:table-cell>
          <table:table-cell table:style-name="ce15" office:value-type="float" office:value="49650">
            <text:p>49,65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style-name="ce15" office:value-type="float" office:value="634">
            <text:p>634</text:p>
          </table:table-cell>
          <table:table-cell table:style-name="ce15" office:value-type="float" office:value="47119.196761529">
            <text:p>47,119</text:p>
          </table:table-cell>
          <table:table-cell table:style-name="ce15" office:value-type="float" office:value="10694.5543448169">
            <text:p>10,695</text:p>
          </table:table-cell>
          <table:table-cell table:style-name="ce21" office:value-type="float" office:value="0.22696809538036">
            <text:p>0.2270</text:p>
          </table:table-cell>
          <table:table-cell table:style-name="ce15" office:value-type="float" office:value="68080.5232773703">
            <text:p>68,081</text:p>
          </table:table-cell>
          <table:table-cell table:style-name="ce15" office:value-type="float" office:value="26157.8702456876">
            <text:p>26,158</text:p>
          </table:table-cell>
          <table:table-cell office:value-type="string">
            <text:p>Unintentional Pedal Cyclist</text:p>
          </table:table-cell>
          <table:table-cell table:style-name="ce15" office:value-type="float" office:value="47119">
            <text:p>47,11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table:number-columns-repeated="2" office:value-type="float" office:value="18">
            <text:p>18</text:p>
          </table:table-cell>
          <table:table-cell table:style-name="ce15" office:value-type="float" office:value="558">
            <text:p>558</text:p>
          </table:table-cell>
          <table:table-cell table:style-name="ce15" office:value-type="float" office:value="42468.773004798">
            <text:p>42,469</text:p>
          </table:table-cell>
          <table:table-cell table:style-name="ce15" office:value-type="float" office:value="4969.32076649338">
            <text:p>4,969</text:p>
          </table:table-cell>
          <table:table-cell table:style-name="ce21" office:value-type="float" office:value="0.11701116879293">
            <text:p>0.1170</text:p>
          </table:table-cell>
          <table:table-cell table:style-name="ce15" office:value-type="float" office:value="52208.641707125">
            <text:p>52,209</text:p>
          </table:table-cell>
          <table:table-cell table:style-name="ce15" office:value-type="float" office:value="32728.9043024709">
            <text:p>32,729</text:p>
          </table:table-cell>
          <table:table-cell office:value-type="string">
            <text:p>Unintentional Machinery</text:p>
          </table:table-cell>
          <table:table-cell table:style-name="ce15" office:value-type="float" office:value="42469">
            <text:p>42,46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5" office:value-type="float" office:value="477">
            <text:p>477</text:p>
          </table:table-cell>
          <table:table-cell table:style-name="ce15" office:value-type="float" office:value="28402.943701131">
            <text:p>28,403</text:p>
          </table:table-cell>
          <table:table-cell table:style-name="ce15" office:value-type="float" office:value="6793.45983254838">
            <text:p>6,793</text:p>
          </table:table-cell>
          <table:table-cell table:style-name="ce21" office:value-type="float" office:value="0.23918154061889">
            <text:p>0.2392</text:p>
          </table:table-cell>
          <table:table-cell table:style-name="ce15" office:value-type="float" office:value="41718.1249729258">
            <text:p>41,718</text:p>
          </table:table-cell>
          <table:table-cell table:style-name="ce15" office:value-type="float" office:value="15087.7624293361">
            <text:p>15,088</text:p>
          </table:table-cell>
          <table:table-cell office:value-type="string">
            <text:p>Other Assault <text:s/>Cut/Pierce</text:p>
          </table:table-cell>
          <table:table-cell table:style-name="ce15" office:value-type="float" office:value="28403">
            <text:p>28,40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15" office:value-type="float" office:value="430">
            <text:p>430</text:p>
          </table:table-cell>
          <table:table-cell table:style-name="ce15" office:value-type="float" office:value="27575.447435992">
            <text:p>27,575</text:p>
          </table:table-cell>
          <table:table-cell table:style-name="ce15" office:value-type="float" office:value="4615.20642901813">
            <text:p>4,615</text:p>
          </table:table-cell>
          <table:table-cell table:style-name="ce21" office:value-type="float" office:value="0.16736651108675">
            <text:p>0.1674</text:p>
          </table:table-cell>
          <table:table-cell table:style-name="ce15" office:value-type="float" office:value="36621.2520368675">
            <text:p>36,621</text:p>
          </table:table-cell>
          <table:table-cell table:style-name="ce15" office:value-type="float" office:value="18529.6428351164">
            <text:p>18,530</text:p>
          </table:table-cell>
          <table:table-cell office:value-type="string">
            <text:p>Sexual Assault All Injury Causes</text:p>
          </table:table-cell>
          <table:table-cell table:style-name="ce15" office:value-type="float" office:value="27575">
            <text:p>27,57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5" office:value-type="float" office:value="21754">
            <text:p>21,754</text:p>
          </table:table-cell>
          <table:table-cell table:style-name="ce15" office:value-type="float" office:value="1395511.73841372">
            <text:p>1,395,512</text:p>
          </table:table-cell>
          <table:table-cell table:style-name="ce15" office:value-type="float" office:value="110731.279508916">
            <text:p>110,731</text:p>
          </table:table-cell>
          <table:table-cell table:style-name="ce21" office:value-type="float" office:value="0.07934815341272">
            <text:p>0.0793</text:p>
          </table:table-cell>
          <table:table-cell table:style-name="ce15" office:value-type="float" office:value="1612545.04625119">
            <text:p>1,612,545</text:p>
          </table:table-cell>
          <table:table-cell table:style-name="ce15" office:value-type="float" office:value="1178478.43057624">
            <text:p>1,178,478</text:p>
          </table:table-cell>
          <table:table-cell office:value-type="string">
            <text:p>Unintentional Struck By/Against</text:p>
          </table:table-cell>
          <table:table-cell table:style-name="ce15" office:value-type="float" office:value="1395512">
            <text:p>1,395,51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5" office:value-type="float" office:value="19382">
            <text:p>19,382</text:p>
          </table:table-cell>
          <table:table-cell table:style-name="ce15" office:value-type="float" office:value="1232633.48235235">
            <text:p>1,232,633</text:p>
          </table:table-cell>
          <table:table-cell table:style-name="ce15" office:value-type="float" office:value="86087.1616377668">
            <text:p>86,087</text:p>
          </table:table-cell>
          <table:table-cell table:style-name="ce21" office:value-type="float" office:value="0.06984003182639">
            <text:p>0.0698</text:p>
          </table:table-cell>
          <table:table-cell table:style-name="ce15" office:value-type="float" office:value="1401364.31916238">
            <text:p>1,401,364</text:p>
          </table:table-cell>
          <table:table-cell table:style-name="ce15" office:value-type="float" office:value="1063902.64554233">
            <text:p>1,063,903</text:p>
          </table:table-cell>
          <table:table-cell office:value-type="string">
            <text:p>Unintentional Fall</text:p>
          </table:table-cell>
          <table:table-cell table:style-name="ce15" office:value-type="float" office:value="1232633">
            <text:p>1,232,63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5" office:value-type="float" office:value="16954">
            <text:p>16,954</text:p>
          </table:table-cell>
          <table:table-cell table:style-name="ce15" office:value-type="float" office:value="1124634.96419138">
            <text:p>1,124,635</text:p>
          </table:table-cell>
          <table:table-cell table:style-name="ce15" office:value-type="float" office:value="84871.2308444804">
            <text:p>84,871</text:p>
          </table:table-cell>
          <table:table-cell table:style-name="ce21" office:value-type="float" office:value="0.0754655808745">
            <text:p>0.0755</text:p>
          </table:table-cell>
          <table:table-cell table:style-name="ce15" office:value-type="float" office:value="1290982.57664656">
            <text:p>1,290,983</text:p>
          </table:table-cell>
          <table:table-cell table:style-name="ce15" office:value-type="float" office:value="958287.351736205">
            <text:p>958,287</text:p>
          </table:table-cell>
          <table:table-cell office:value-type="string">
            <text:p>Unintentional Overexertion</text:p>
          </table:table-cell>
          <table:table-cell table:style-name="ce15" office:value-type="float" office:value="1124635">
            <text:p>1,124,63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5" office:value-type="float" office:value="11265">
            <text:p>11,265</text:p>
          </table:table-cell>
          <table:table-cell table:style-name="ce15" office:value-type="float" office:value="778359.125493447">
            <text:p>778,359</text:p>
          </table:table-cell>
          <table:table-cell table:style-name="ce15" office:value-type="float" office:value="56557.1649255481">
            <text:p>56,557</text:p>
          </table:table-cell>
          <table:table-cell table:style-name="ce21" office:value-type="float" office:value="0.07266204387299">
            <text:p>0.0727</text:p>
          </table:table-cell>
          <table:table-cell table:style-name="ce15" office:value-type="float" office:value="889211.168747521">
            <text:p>889,211</text:p>
          </table:table-cell>
          <table:table-cell table:style-name="ce15" office:value-type="float" office:value="667507.082239372">
            <text:p>667,507</text:p>
          </table:table-cell>
          <table:table-cell office:value-type="string">
            <text:p>Unintentional Cut/Pierce</text:p>
          </table:table-cell>
          <table:table-cell table:style-name="ce15" office:value-type="float" office:value="778359">
            <text:p>778,35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5" office:value-type="float" office:value="13466">
            <text:p>13,466</text:p>
          </table:table-cell>
          <table:table-cell table:style-name="ce15" office:value-type="float" office:value="773877.328506998">
            <text:p>773,877</text:p>
          </table:table-cell>
          <table:table-cell table:style-name="ce15" office:value-type="float" office:value="71214.8307034054">
            <text:p>71,215</text:p>
          </table:table-cell>
          <table:table-cell table:style-name="ce21" office:value-type="float" office:value="0.09202341001615">
            <text:p>0.0920</text:p>
          </table:table-cell>
          <table:table-cell table:style-name="ce15" office:value-type="float" office:value="913458.396685672">
            <text:p>913,458</text:p>
          </table:table-cell>
          <table:table-cell table:style-name="ce15" office:value-type="float" office:value="634296.260328323">
            <text:p>634,296</text:p>
          </table:table-cell>
          <table:table-cell office:value-type="string">
            <text:p>Unintentional MV-Occupant</text:p>
          </table:table-cell>
          <table:table-cell table:style-name="ce15" office:value-type="float" office:value="773877">
            <text:p>773,87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5" office:value-type="float" office:value="11137">
            <text:p>11,137</text:p>
          </table:table-cell>
          <table:table-cell table:style-name="ce15" office:value-type="float" office:value="659164.136372586">
            <text:p>659,164</text:p>
          </table:table-cell>
          <table:table-cell table:style-name="ce15" office:value-type="float" office:value="92267.1387253134">
            <text:p>92,267</text:p>
          </table:table-cell>
          <table:table-cell table:style-name="ce21" office:value-type="float" office:value="0.13997596900987">
            <text:p>0.1400</text:p>
          </table:table-cell>
          <table:table-cell table:style-name="ce15" office:value-type="float" office:value="840007.728274201">
            <text:p>840,008</text:p>
          </table:table-cell>
          <table:table-cell table:style-name="ce15" office:value-type="float" office:value="478320.544470972">
            <text:p>478,321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659164">
            <text:p>659,16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ce15" office:value-type="float" office:value="7555">
            <text:p>7,555</text:p>
          </table:table-cell>
          <table:table-cell table:style-name="ce15" office:value-type="float" office:value="444088.652529143">
            <text:p>444,089</text:p>
          </table:table-cell>
          <table:table-cell table:style-name="ce15" office:value-type="float" office:value="57437.0126450476">
            <text:p>57,437</text:p>
          </table:table-cell>
          <table:table-cell table:style-name="ce21" office:value-type="float" office:value="0.12933681668724">
            <text:p>0.1293</text:p>
          </table:table-cell>
          <table:table-cell table:style-name="ce15" office:value-type="float" office:value="556665.197313436">
            <text:p>556,665</text:p>
          </table:table-cell>
          <table:table-cell table:style-name="ce15" office:value-type="float" office:value="331512.107744849">
            <text:p>331,512</text:p>
          </table:table-cell>
          <table:table-cell office:value-type="string">
            <text:p>Unintentional Other Specified</text:p>
          </table:table-cell>
          <table:table-cell table:style-name="ce15" office:value-type="float" office:value="444089">
            <text:p>444,08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15" office:value-type="float" office:value="4124">
            <text:p>4,124</text:p>
          </table:table-cell>
          <table:table-cell table:style-name="ce15" office:value-type="float" office:value="242226.049568494">
            <text:p>242,226</text:p>
          </table:table-cell>
          <table:table-cell table:style-name="ce15" office:value-type="float" office:value="37028.06969538">
            <text:p>37,028</text:p>
          </table:table-cell>
          <table:table-cell table:style-name="ce21" office:value-type="float" office:value="0.15286576221402">
            <text:p>0.1529</text:p>
          </table:table-cell>
          <table:table-cell table:style-name="ce15" office:value-type="float" office:value="314801.066171438">
            <text:p>314,801</text:p>
          </table:table-cell>
          <table:table-cell table:style-name="ce15" office:value-type="float" office:value="169651.032965549">
            <text:p>169,651</text:p>
          </table:table-cell>
          <table:table-cell office:value-type="string">
            <text:p>Unintentional Poisoning</text:p>
          </table:table-cell>
          <table:table-cell table:style-name="ce15" office:value-type="float" office:value="242226">
            <text:p>242,22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15" office:value-type="float" office:value="3695">
            <text:p>3,695</text:p>
          </table:table-cell>
          <table:table-cell table:style-name="ce15" office:value-type="float" office:value="239277.184000768">
            <text:p>239,277</text:p>
          </table:table-cell>
          <table:table-cell table:style-name="ce15" office:value-type="float" office:value="19625.9753540955">
            <text:p>19,626</text:p>
          </table:table-cell>
          <table:table-cell table:style-name="ce21" office:value-type="float" office:value="0.08202192547548">
            <text:p>0.0820</text:p>
          </table:table-cell>
          <table:table-cell table:style-name="ce15" office:value-type="float" office:value="277744.095694795">
            <text:p>277,744</text:p>
          </table:table-cell>
          <table:table-cell table:style-name="ce15" office:value-type="float" office:value="200810.27230674">
            <text:p>200,810</text:p>
          </table:table-cell>
          <table:table-cell office:value-type="string">
            <text:p>Unintentional Other Bite/Sting</text:p>
          </table:table-cell>
          <table:table-cell table:style-name="ce15" office:value-type="float" office:value="239277">
            <text:p>239,27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style-name="ce15" office:value-type="float" office:value="3948">
            <text:p>3,948</text:p>
          </table:table-cell>
          <table:table-cell table:style-name="ce15" office:value-type="float" office:value="221120.282597903">
            <text:p>221,120</text:p>
          </table:table-cell>
          <table:table-cell table:style-name="ce15" office:value-type="float" office:value="25852.0098533864">
            <text:p>25,852</text:p>
          </table:table-cell>
          <table:table-cell table:style-name="ce21" office:value-type="float" office:value="0.1169137880508">
            <text:p>0.1169</text:p>
          </table:table-cell>
          <table:table-cell table:style-name="ce15" office:value-type="float" office:value="271790.22191054">
            <text:p>271,790</text:p>
          </table:table-cell>
          <table:table-cell table:style-name="ce15" office:value-type="float" office:value="170450.343285265">
            <text:p>170,450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221120">
            <text:p>221,12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style-name="ce15" office:value-type="float" office:value="2298">
            <text:p>2,298</text:p>
          </table:table-cell>
          <table:table-cell table:style-name="ce15" office:value-type="float" office:value="163542.383443054">
            <text:p>163,542</text:p>
          </table:table-cell>
          <table:table-cell table:style-name="ce15" office:value-type="float" office:value="14870.7946224444">
            <text:p>14,871</text:p>
          </table:table-cell>
          <table:table-cell table:style-name="ce21" office:value-type="float" office:value="0.09092930107394">
            <text:p>0.0909</text:p>
          </table:table-cell>
          <table:table-cell table:style-name="ce15" office:value-type="float" office:value="192689.140903045">
            <text:p>192,689</text:p>
          </table:table-cell>
          <table:table-cell table:style-name="ce15" office:value-type="float" office:value="134395.625983062">
            <text:p>134,396</text:p>
          </table:table-cell>
          <table:table-cell office:value-type="string">
            <text:p>Unintentional Other Transport</text:p>
          </table:table-cell>
          <table:table-cell table:style-name="ce15" office:value-type="float" office:value="163542">
            <text:p>163,54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style-name="ce15" office:value-type="float" office:value="2664">
            <text:p>2,664</text:p>
          </table:table-cell>
          <table:table-cell table:style-name="ce15" office:value-type="float" office:value="155195.707922971">
            <text:p>155,196</text:p>
          </table:table-cell>
          <table:table-cell table:style-name="ce15" office:value-type="float" office:value="21021.3930184536">
            <text:p>21,021</text:p>
          </table:table-cell>
          <table:table-cell table:style-name="ce21" office:value-type="float" office:value="0.13545086587631">
            <text:p>0.1355</text:p>
          </table:table-cell>
          <table:table-cell table:style-name="ce15" office:value-type="float" office:value="196397.63823914">
            <text:p>196,398</text:p>
          </table:table-cell>
          <table:table-cell table:style-name="ce15" office:value-type="float" office:value="113993.777606801">
            <text:p>113,994</text:p>
          </table:table-cell>
          <table:table-cell office:value-type="string">
            <text:p>Unintentional Pedal Cyclist</text:p>
          </table:table-cell>
          <table:table-cell table:style-name="ce15" office:value-type="float" office:value="155196">
            <text:p>155,19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15" office:value-type="float" office:value="1902">
            <text:p>1,902</text:p>
          </table:table-cell>
          <table:table-cell table:style-name="ce15" office:value-type="float" office:value="134460.314830869">
            <text:p>134,460</text:p>
          </table:table-cell>
          <table:table-cell table:style-name="ce15" office:value-type="float" office:value="12026.0768174064">
            <text:p>12,026</text:p>
          </table:table-cell>
          <table:table-cell table:style-name="ce21" office:value-type="float" office:value="0.08943960032023">
            <text:p>0.0894</text:p>
          </table:table-cell>
          <table:table-cell table:style-name="ce15" office:value-type="float" office:value="158031.425392985">
            <text:p>158,031</text:p>
          </table:table-cell>
          <table:table-cell table:style-name="ce15" office:value-type="float" office:value="110889.204268752">
            <text:p>110,889</text:p>
          </table:table-cell>
          <table:table-cell office:value-type="string">
            <text:p>Unintentional Foreign Body</text:p>
          </table:table-cell>
          <table:table-cell table:style-name="ce15" office:value-type="float" office:value="134460">
            <text:p>134,46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15" office:value-type="float" office:value="2020">
            <text:p>2,020</text:p>
          </table:table-cell>
          <table:table-cell table:style-name="ce15" office:value-type="float" office:value="131987.106159952">
            <text:p>131,987</text:p>
          </table:table-cell>
          <table:table-cell table:style-name="ce15" office:value-type="float" office:value="16781.612336639">
            <text:p>16,782</text:p>
          </table:table-cell>
          <table:table-cell table:style-name="ce21" office:value-type="float" office:value="0.1271458464761">
            <text:p>0.1271</text:p>
          </table:table-cell>
          <table:table-cell table:style-name="ce15" office:value-type="float" office:value="164879.066339764">
            <text:p>164,879</text:p>
          </table:table-cell>
          <table:table-cell table:style-name="ce15" office:value-type="float" office:value="99095.1459801395">
            <text:p>99,095</text:p>
          </table:table-cell>
          <table:table-cell office:value-type="string">
            <text:p>Unintentional Motorcyclist</text:p>
          </table:table-cell>
          <table:table-cell table:style-name="ce15" office:value-type="float" office:value="131987">
            <text:p>131,98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table:number-columns-repeated="2" office:value-type="float" office:value="15">
            <text:p>15</text:p>
          </table:table-cell>
          <table:table-cell table:style-name="ce15" office:value-type="float" office:value="1606">
            <text:p>1,606</text:p>
          </table:table-cell>
          <table:table-cell table:style-name="ce15" office:value-type="float" office:value="105379.544920319">
            <text:p>105,380</text:p>
          </table:table-cell>
          <table:table-cell table:style-name="ce15" office:value-type="float" office:value="6851.40762985329">
            <text:p>6,851</text:p>
          </table:table-cell>
          <table:table-cell table:style-name="ce21" office:value-type="float" office:value="0.06501648526793">
            <text:p>0.0650</text:p>
          </table:table-cell>
          <table:table-cell table:style-name="ce15" office:value-type="float" office:value="118808.303874831">
            <text:p>118,808</text:p>
          </table:table-cell>
          <table:table-cell table:style-name="ce15" office:value-type="float" office:value="91950.7859658065">
            <text:p>91,951</text:p>
          </table:table-cell>
          <table:table-cell office:value-type="string">
            <text:p>Unintentional Fire/Burn</text:p>
          </table:table-cell>
          <table:table-cell table:style-name="ce15" office:value-type="float" office:value="105380">
            <text:p>105,38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5" office:value-type="float" office:value="1561">
            <text:p>1,561</text:p>
          </table:table-cell>
          <table:table-cell table:style-name="ce15" office:value-type="float" office:value="85592.552327652">
            <text:p>85,593</text:p>
          </table:table-cell>
          <table:table-cell table:style-name="ce15" office:value-type="float" office:value="25271.8255757965">
            <text:p>25,272</text:p>
          </table:table-cell>
          <table:table-cell table:style-name="ce21" office:value-type="float" office:value="0.2952572962079">
            <text:p>0.2953</text:p>
          </table:table-cell>
          <table:table-cell table:style-name="ce15" office:value-type="float" office:value="135125.330456213">
            <text:p>135,125</text:p>
          </table:table-cell>
          <table:table-cell table:style-name="ce15" office:value-type="float" office:value="36059.7741990907">
            <text:p>36,060</text:p>
          </table:table-cell>
          <table:table-cell office:value-type="string">
            <text:p>Other Assault <text:s/>Cut/Pierce</text:p>
          </table:table-cell>
          <table:table-cell table:style-name="ce15" office:value-type="float" office:value="85593">
            <text:p>85,59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15" office:value-type="float" office:value="1151">
            <text:p>1,151</text:p>
          </table:table-cell>
          <table:table-cell table:style-name="ce15" office:value-type="float" office:value="84687.2439124009">
            <text:p>84,687</text:p>
          </table:table-cell>
          <table:table-cell table:style-name="ce15" office:value-type="float" office:value="9994.23759364506">
            <text:p>9,994</text:p>
          </table:table-cell>
          <table:table-cell table:style-name="ce21" office:value-type="float" office:value="0.11801349449963">
            <text:p>0.1180</text:p>
          </table:table-cell>
          <table:table-cell table:style-name="ce15" office:value-type="float" office:value="104275.949595945">
            <text:p>104,276</text:p>
          </table:table-cell>
          <table:table-cell table:style-name="ce15" office:value-type="float" office:value="65098.5382288566">
            <text:p>65,099</text:p>
          </table:table-cell>
          <table:table-cell office:value-type="string">
            <text:p>Unintentional Machinery</text:p>
          </table:table-cell>
          <table:table-cell table:style-name="ce15" office:value-type="float" office:value="84687">
            <text:p>84,68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style-name="ce15" office:value-type="float" office:value="1017">
            <text:p>1,017</text:p>
          </table:table-cell>
          <table:table-cell table:style-name="ce15" office:value-type="float" office:value="71357.21873059">
            <text:p>71,357</text:p>
          </table:table-cell>
          <table:table-cell table:style-name="ce15" office:value-type="float" office:value="8208.78985623417">
            <text:p>8,209</text:p>
          </table:table-cell>
          <table:table-cell table:style-name="ce21" office:value-type="float" office:value="0.11503797376445">
            <text:p>0.1150</text:p>
          </table:table-cell>
          <table:table-cell table:style-name="ce15" office:value-type="float" office:value="87446.4468488089">
            <text:p>87,446</text:p>
          </table:table-cell>
          <table:table-cell table:style-name="ce15" office:value-type="float" office:value="55267.990612371">
            <text:p>55,268</text:p>
          </table:table-cell>
          <table:table-cell office:value-type="string">
            <text:p>Self-harm Poisoning</text:p>
          </table:table-cell>
          <table:table-cell table:style-name="ce15" office:value-type="float" office:value="71357">
            <text:p>71,35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style-name="ce15" office:value-type="float" office:value="1109">
            <text:p>1,109</text:p>
          </table:table-cell>
          <table:table-cell table:style-name="ce15" office:value-type="float" office:value="71152.025432144">
            <text:p>71,152</text:p>
          </table:table-cell>
          <table:table-cell table:style-name="ce15" office:value-type="float" office:value="6487.13734420242">
            <text:p>6,487</text:p>
          </table:table-cell>
          <table:table-cell table:style-name="ce21" office:value-type="float" office:value="0.09117291187148">
            <text:p>0.0912</text:p>
          </table:table-cell>
          <table:table-cell table:style-name="ce15" office:value-type="float" office:value="83866.8146267807">
            <text:p>83,867</text:p>
          </table:table-cell>
          <table:table-cell table:style-name="ce15" office:value-type="float" office:value="58437.2362375072">
            <text:p>58,437</text:p>
          </table:table-cell>
          <table:table-cell office:value-type="string">
            <text:p>Unintentional Dog Bite</text:p>
          </table:table-cell>
          <table:table-cell table:style-name="ce15" office:value-type="float" office:value="71152">
            <text:p>71,15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15" office:value-type="float" office:value="1146">
            <text:p>1,146</text:p>
          </table:table-cell>
          <table:table-cell table:style-name="ce15" office:value-type="float" office:value="62612.3733088419">
            <text:p>62,612</text:p>
          </table:table-cell>
          <table:table-cell table:style-name="ce15" office:value-type="float" office:value="10238.2258955824">
            <text:p>10,238</text:p>
          </table:table-cell>
          <table:table-cell table:style-name="ce21" office:value-type="float" office:value="0.16351761408374">
            <text:p>0.1635</text:p>
          </table:table-cell>
          <table:table-cell table:style-name="ce15" office:value-type="float" office:value="82679.2960641835">
            <text:p>82,679</text:p>
          </table:table-cell>
          <table:table-cell table:style-name="ce15" office:value-type="float" office:value="42545.4505535004">
            <text:p>42,545</text:p>
          </table:table-cell>
          <table:table-cell office:value-type="string">
            <text:p>Unintentional Pedestrian</text:p>
          </table:table-cell>
          <table:table-cell table:style-name="ce15" office:value-type="float" office:value="62612">
            <text:p>62,61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5" office:value-type="float" office:value="20089">
            <text:p>20,089</text:p>
          </table:table-cell>
          <table:table-cell table:style-name="ce15" office:value-type="float" office:value="1319795.2777653">
            <text:p>1,319,795</text:p>
          </table:table-cell>
          <table:table-cell table:style-name="ce15" office:value-type="float" office:value="92632.8694613312">
            <text:p>92,633</text:p>
          </table:table-cell>
          <table:table-cell table:style-name="ce21" office:value-type="float" office:value="0.07018730178984">
            <text:p>0.0702</text:p>
          </table:table-cell>
          <table:table-cell table:style-name="ce15" office:value-type="float" office:value="1501355.70190951">
            <text:p>1,501,356</text:p>
          </table:table-cell>
          <table:table-cell table:style-name="ce15" office:value-type="float" office:value="1138234.85362109">
            <text:p>1,138,235</text:p>
          </table:table-cell>
          <table:table-cell office:value-type="string">
            <text:p>Unintentional Fall</text:p>
          </table:table-cell>
          <table:table-cell table:style-name="ce15" office:value-type="float" office:value="1319795">
            <text:p>1,319,79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5" office:value-type="float" office:value="16794">
            <text:p>16,794</text:p>
          </table:table-cell>
          <table:table-cell table:style-name="ce15" office:value-type="float" office:value="992410.009132664">
            <text:p>992,410</text:p>
          </table:table-cell>
          <table:table-cell table:style-name="ce15" office:value-type="float" office:value="93228.0167698521">
            <text:p>93,228</text:p>
          </table:table-cell>
          <table:table-cell table:style-name="ce21" office:value-type="float" office:value="0.09394102831684">
            <text:p>0.0939</text:p>
          </table:table-cell>
          <table:table-cell table:style-name="ce15" office:value-type="float" office:value="1175136.92200157">
            <text:p>1,175,137</text:p>
          </table:table-cell>
          <table:table-cell table:style-name="ce15" office:value-type="float" office:value="809683.096263754">
            <text:p>809,683</text:p>
          </table:table-cell>
          <table:table-cell office:value-type="string">
            <text:p>Unintentional MV-Occupant</text:p>
          </table:table-cell>
          <table:table-cell table:style-name="ce15" office:value-type="float" office:value="992410">
            <text:p>992,41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5" office:value-type="float" office:value="12782">
            <text:p>12,782</text:p>
          </table:table-cell>
          <table:table-cell table:style-name="ce15" office:value-type="float" office:value="890429.116868673">
            <text:p>890,429</text:p>
          </table:table-cell>
          <table:table-cell table:style-name="ce15" office:value-type="float" office:value="69732.9070470862">
            <text:p>69,733</text:p>
          </table:table-cell>
          <table:table-cell table:style-name="ce21" office:value-type="float" office:value="0.07831382164625">
            <text:p>0.0783</text:p>
          </table:table-cell>
          <table:table-cell table:style-name="ce15" office:value-type="float" office:value="1027105.61468096">
            <text:p>1,027,106</text:p>
          </table:table-cell>
          <table:table-cell table:style-name="ce15" office:value-type="float" office:value="753752.619056384">
            <text:p>753,753</text:p>
          </table:table-cell>
          <table:table-cell office:value-type="string">
            <text:p>Unintentional Overexertion</text:p>
          </table:table-cell>
          <table:table-cell table:style-name="ce15" office:value-type="float" office:value="890429">
            <text:p>890,42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5" office:value-type="float" office:value="11912">
            <text:p>11,912</text:p>
          </table:table-cell>
          <table:table-cell table:style-name="ce15" office:value-type="float" office:value="779931.197350173">
            <text:p>779,931</text:p>
          </table:table-cell>
          <table:table-cell table:style-name="ce15" office:value-type="float" office:value="63093.3558924514">
            <text:p>63,093</text:p>
          </table:table-cell>
          <table:table-cell table:style-name="ce21" office:value-type="float" office:value="0.08089605353242">
            <text:p>0.0809</text:p>
          </table:table-cell>
          <table:table-cell table:style-name="ce15" office:value-type="float" office:value="903594.174899378">
            <text:p>903,594</text:p>
          </table:table-cell>
          <table:table-cell table:style-name="ce15" office:value-type="float" office:value="656268.219800969">
            <text:p>656,268</text:p>
          </table:table-cell>
          <table:table-cell office:value-type="string">
            <text:p>Unintentional Struck By/Against</text:p>
          </table:table-cell>
          <table:table-cell table:style-name="ce15" office:value-type="float" office:value="779931">
            <text:p>779,93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5" office:value-type="float" office:value="7063">
            <text:p>7,063</text:p>
          </table:table-cell>
          <table:table-cell table:style-name="ce15" office:value-type="float" office:value="421482.989254149">
            <text:p>421,483</text:p>
          </table:table-cell>
          <table:table-cell table:style-name="ce15" office:value-type="float" office:value="40683.0731895598">
            <text:p>40,683</text:p>
          </table:table-cell>
          <table:table-cell table:style-name="ce21" office:value-type="float" office:value="0.09652364206098">
            <text:p>0.0965</text:p>
          </table:table-cell>
          <table:table-cell table:style-name="ce15" office:value-type="float" office:value="501221.812705686">
            <text:p>501,222</text:p>
          </table:table-cell>
          <table:table-cell table:style-name="ce15" office:value-type="float" office:value="341744.165802611">
            <text:p>341,744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421483">
            <text:p>421,48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5" office:value-type="float" office:value="6252">
            <text:p>6,252</text:p>
          </table:table-cell>
          <table:table-cell table:style-name="ce15" office:value-type="float" office:value="402138.662655046">
            <text:p>402,139</text:p>
          </table:table-cell>
          <table:table-cell table:style-name="ce15" office:value-type="float" office:value="31264.4060254098">
            <text:p>31,264</text:p>
          </table:table-cell>
          <table:table-cell table:style-name="ce21" office:value-type="float" office:value="0.07774533743906">
            <text:p>0.0777</text:p>
          </table:table-cell>
          <table:table-cell table:style-name="ce15" office:value-type="float" office:value="463416.898464849">
            <text:p>463,417</text:p>
          </table:table-cell>
          <table:table-cell table:style-name="ce15" office:value-type="float" office:value="340860.426845242">
            <text:p>340,860</text:p>
          </table:table-cell>
          <table:table-cell office:value-type="string">
            <text:p>Unintentional Cut/Pierce</text:p>
          </table:table-cell>
          <table:table-cell table:style-name="ce15" office:value-type="float" office:value="402139">
            <text:p>402,13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ce15" office:value-type="float" office:value="3990">
            <text:p>3,990</text:p>
          </table:table-cell>
          <table:table-cell table:style-name="ce15" office:value-type="float" office:value="266849.546820566">
            <text:p>266,850</text:p>
          </table:table-cell>
          <table:table-cell table:style-name="ce15" office:value-type="float" office:value="24661.7303289318">
            <text:p>24,662</text:p>
          </table:table-cell>
          <table:table-cell table:style-name="ce21" office:value-type="float" office:value="0.09241810834145">
            <text:p>0.0924</text:p>
          </table:table-cell>
          <table:table-cell table:style-name="ce15" office:value-type="float" office:value="315186.538265272">
            <text:p>315,187</text:p>
          </table:table-cell>
          <table:table-cell table:style-name="ce15" office:value-type="float" office:value="218512.555375859">
            <text:p>218,513</text:p>
          </table:table-cell>
          <table:table-cell office:value-type="string">
            <text:p>Unintentional Other Bite/Sting</text:p>
          </table:table-cell>
          <table:table-cell table:style-name="ce15" office:value-type="float" office:value="266850">
            <text:p>266,85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15" office:value-type="float" office:value="4329">
            <text:p>4,329</text:p>
          </table:table-cell>
          <table:table-cell table:style-name="ce15" office:value-type="float" office:value="266338.467102284">
            <text:p>266,338</text:p>
          </table:table-cell>
          <table:table-cell table:style-name="ce15" office:value-type="float" office:value="31617.6088646595">
            <text:p>31,618</text:p>
          </table:table-cell>
          <table:table-cell table:style-name="ce21" office:value-type="float" office:value="0.1187121380124">
            <text:p>0.1187</text:p>
          </table:table-cell>
          <table:table-cell table:style-name="ce15" office:value-type="float" office:value="328308.980477016">
            <text:p>328,309</text:p>
          </table:table-cell>
          <table:table-cell table:style-name="ce15" office:value-type="float" office:value="204367.953727551">
            <text:p>204,368</text:p>
          </table:table-cell>
          <table:table-cell office:value-type="string">
            <text:p>Unintentional Other Specified</text:p>
          </table:table-cell>
          <table:table-cell table:style-name="ce15" office:value-type="float" office:value="266338">
            <text:p>266,33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15" office:value-type="float" office:value="2526">
            <text:p>2,526</text:p>
          </table:table-cell>
          <table:table-cell table:style-name="ce15" office:value-type="float" office:value="155834.682110756">
            <text:p>155,835</text:p>
          </table:table-cell>
          <table:table-cell table:style-name="ce15" office:value-type="float" office:value="17619.2056302953">
            <text:p>17,619</text:p>
          </table:table-cell>
          <table:table-cell table:style-name="ce21" office:value-type="float" office:value="0.11306344256391">
            <text:p>0.1131</text:p>
          </table:table-cell>
          <table:table-cell table:style-name="ce15" office:value-type="float" office:value="190368.325146134">
            <text:p>190,368</text:p>
          </table:table-cell>
          <table:table-cell table:style-name="ce15" office:value-type="float" office:value="121301.039075377">
            <text:p>121,301</text:p>
          </table:table-cell>
          <table:table-cell office:value-type="string">
            <text:p>Unintentional Poisoning</text:p>
          </table:table-cell>
          <table:table-cell table:style-name="ce15" office:value-type="float" office:value="155835">
            <text:p>155,83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style-name="ce15" office:value-type="float" office:value="2027">
            <text:p>2,027</text:p>
          </table:table-cell>
          <table:table-cell table:style-name="ce15" office:value-type="float" office:value="135282.293719686">
            <text:p>135,282</text:p>
          </table:table-cell>
          <table:table-cell table:style-name="ce15" office:value-type="float" office:value="11177.5199181291">
            <text:p>11,178</text:p>
          </table:table-cell>
          <table:table-cell table:style-name="ce21" office:value-type="float" office:value="0.08262367240231">
            <text:p>0.0826</text:p>
          </table:table-cell>
          <table:table-cell table:style-name="ce15" office:value-type="float" office:value="157190.232759219">
            <text:p>157,190</text:p>
          </table:table-cell>
          <table:table-cell table:style-name="ce15" office:value-type="float" office:value="113374.354680152">
            <text:p>113,374</text:p>
          </table:table-cell>
          <table:table-cell office:value-type="string">
            <text:p>Unintentional Other Transport</text:p>
          </table:table-cell>
          <table:table-cell table:style-name="ce15" office:value-type="float" office:value="135282">
            <text:p>135,28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style-name="ce15" office:value-type="float" office:value="2247">
            <text:p>2,247</text:p>
          </table:table-cell>
          <table:table-cell table:style-name="ce15" office:value-type="float" office:value="123588.507434104">
            <text:p>123,589</text:p>
          </table:table-cell>
          <table:table-cell table:style-name="ce15" office:value-type="float" office:value="16951.2511089342">
            <text:p>16,951</text:p>
          </table:table-cell>
          <table:table-cell table:style-name="ce21" office:value-type="float" office:value="0.13715879785968">
            <text:p>0.1372</text:p>
          </table:table-cell>
          <table:table-cell table:style-name="ce15" office:value-type="float" office:value="156812.959607615">
            <text:p>156,813</text:p>
          </table:table-cell>
          <table:table-cell table:style-name="ce15" office:value-type="float" office:value="90364.0552605929">
            <text:p>90,364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123589">
            <text:p>123,58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style-name="ce15" office:value-type="float" office:value="1677">
            <text:p>1,677</text:p>
          </table:table-cell>
          <table:table-cell table:style-name="ce15" office:value-type="float" office:value="113406.75269021">
            <text:p>113,407</text:p>
          </table:table-cell>
          <table:table-cell table:style-name="ce15" office:value-type="float" office:value="11300.4016183436">
            <text:p>11,300</text:p>
          </table:table-cell>
          <table:table-cell table:style-name="ce21" office:value-type="float" office:value="0.09964487431548">
            <text:p>0.0996</text:p>
          </table:table-cell>
          <table:table-cell table:style-name="ce15" office:value-type="float" office:value="135555.539862163">
            <text:p>135,556</text:p>
          </table:table-cell>
          <table:table-cell table:style-name="ce15" office:value-type="float" office:value="91257.9655182564">
            <text:p>91,258</text:p>
          </table:table-cell>
          <table:table-cell office:value-type="string">
            <text:p>Self-harm Poisoning</text:p>
          </table:table-cell>
          <table:table-cell table:style-name="ce15" office:value-type="float" office:value="113407">
            <text:p>113,40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15" office:value-type="float" office:value="1447">
            <text:p>1,447</text:p>
          </table:table-cell>
          <table:table-cell table:style-name="ce15" office:value-type="float" office:value="92448.605258183">
            <text:p>92,449</text:p>
          </table:table-cell>
          <table:table-cell table:style-name="ce15" office:value-type="float" office:value="6416.83791662774">
            <text:p>6,417</text:p>
          </table:table-cell>
          <table:table-cell table:style-name="ce21" office:value-type="float" office:value="0.06940978610447">
            <text:p>0.0694</text:p>
          </table:table-cell>
          <table:table-cell table:style-name="ce15" office:value-type="float" office:value="105025.607574773">
            <text:p>105,026</text:p>
          </table:table-cell>
          <table:table-cell table:style-name="ce15" office:value-type="float" office:value="79871.6029415926">
            <text:p>79,872</text:p>
          </table:table-cell>
          <table:table-cell office:value-type="string">
            <text:p>Unintentional Fire/Burn</text:p>
          </table:table-cell>
          <table:table-cell table:style-name="ce15" office:value-type="float" office:value="92449">
            <text:p>92,44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15" office:value-type="float" office:value="1412">
            <text:p>1,412</text:p>
          </table:table-cell>
          <table:table-cell table:style-name="ce15" office:value-type="float" office:value="88457.328149104">
            <text:p>88,457</text:p>
          </table:table-cell>
          <table:table-cell table:style-name="ce15" office:value-type="float" office:value="8097.52401284805">
            <text:p>8,098</text:p>
          </table:table-cell>
          <table:table-cell table:style-name="ce21" office:value-type="float" office:value="0.09154158487806">
            <text:p>0.0915</text:p>
          </table:table-cell>
          <table:table-cell table:style-name="ce15" office:value-type="float" office:value="104328.475214286">
            <text:p>104,328</text:p>
          </table:table-cell>
          <table:table-cell table:style-name="ce15" office:value-type="float" office:value="72586.1810839218">
            <text:p>72,586</text:p>
          </table:table-cell>
          <table:table-cell office:value-type="string">
            <text:p>Unintentional Foreign Body</text:p>
          </table:table-cell>
          <table:table-cell table:style-name="ce15" office:value-type="float" office:value="88457">
            <text:p>88,45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table:number-columns-repeated="2" office:value-type="float" office:value="15">
            <text:p>15</text:p>
          </table:table-cell>
          <table:table-cell table:style-name="ce15" office:value-type="float" office:value="909">
            <text:p>909</text:p>
          </table:table-cell>
          <table:table-cell table:style-name="ce15" office:value-type="float" office:value="61230.036708203">
            <text:p>61,230</text:p>
          </table:table-cell>
          <table:table-cell table:style-name="ce15" office:value-type="float" office:value="5817.84881632334">
            <text:p>5,818</text:p>
          </table:table-cell>
          <table:table-cell table:style-name="ce21" office:value-type="float" office:value="0.0950162555683">
            <text:p>0.0950</text:p>
          </table:table-cell>
          <table:table-cell table:style-name="ce15" office:value-type="float" office:value="72633.0203881967">
            <text:p>72,633</text:p>
          </table:table-cell>
          <table:table-cell table:style-name="ce15" office:value-type="float" office:value="49827.0530282092">
            <text:p>49,827</text:p>
          </table:table-cell>
          <table:table-cell office:value-type="string">
            <text:p>Unintentional Dog Bite</text:p>
          </table:table-cell>
          <table:table-cell table:style-name="ce15" office:value-type="float" office:value="61230">
            <text:p>61,23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5" office:value-type="float" office:value="935">
            <text:p>935</text:p>
          </table:table-cell>
          <table:table-cell table:style-name="ce15" office:value-type="float" office:value="49870.164725194">
            <text:p>49,870</text:p>
          </table:table-cell>
          <table:table-cell table:style-name="ce15" office:value-type="float" office:value="8633.24946003251">
            <text:p>8,633</text:p>
          </table:table-cell>
          <table:table-cell table:style-name="ce21" office:value-type="float" office:value="0.1731145166174">
            <text:p>0.1731</text:p>
          </table:table-cell>
          <table:table-cell table:style-name="ce15" office:value-type="float" office:value="66791.3336668577">
            <text:p>66,791</text:p>
          </table:table-cell>
          <table:table-cell table:style-name="ce15" office:value-type="float" office:value="32948.9957835302">
            <text:p>32,949</text:p>
          </table:table-cell>
          <table:table-cell office:value-type="string">
            <text:p>Unintentional Pedestrian</text:p>
          </table:table-cell>
          <table:table-cell table:style-name="ce15" office:value-type="float" office:value="49870">
            <text:p>49,87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style-name="ce15" office:value-type="float" office:value="698">
            <text:p>698</text:p>
          </table:table-cell>
          <table:table-cell table:style-name="ce15" office:value-type="float" office:value="41440.757166528">
            <text:p>41,441</text:p>
          </table:table-cell>
          <table:table-cell table:style-name="ce15" office:value-type="float" office:value="5883.81537397361">
            <text:p>5,884</text:p>
          </table:table-cell>
          <table:table-cell table:style-name="ce21" office:value-type="float" office:value="0.14198136752979">
            <text:p>0.1420</text:p>
          </table:table-cell>
          <table:table-cell table:style-name="ce15" office:value-type="float" office:value="52973.0352995162">
            <text:p>52,973</text:p>
          </table:table-cell>
          <table:table-cell table:style-name="ce15" office:value-type="float" office:value="29908.4790335397">
            <text:p>29,908</text:p>
          </table:table-cell>
          <table:table-cell office:value-type="string">
            <text:p>Unintentional Pedal Cyclist</text:p>
          </table:table-cell>
          <table:table-cell table:style-name="ce15" office:value-type="float" office:value="41441">
            <text:p>41,44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style-name="ce15" office:value-type="float" office:value="594">
            <text:p>594</text:p>
          </table:table-cell>
          <table:table-cell table:style-name="ce15" office:value-type="float" office:value="39119.036096909">
            <text:p>39,119</text:p>
          </table:table-cell>
          <table:table-cell table:style-name="ce15" office:value-type="float" office:value="5006.91520461747">
            <text:p>5,007</text:p>
          </table:table-cell>
          <table:table-cell table:style-name="ce21" office:value-type="float" office:value="0.12799178364758">
            <text:p>0.1280</text:p>
          </table:table-cell>
          <table:table-cell table:style-name="ce15" office:value-type="float" office:value="48932.5898979592">
            <text:p>48,933</text:p>
          </table:table-cell>
          <table:table-cell table:style-name="ce15" office:value-type="float" office:value="29305.4822958587">
            <text:p>29,305</text:p>
          </table:table-cell>
          <table:table-cell office:value-type="string">
            <text:p>Self-harm Cut/Pierce</text:p>
          </table:table-cell>
          <table:table-cell table:style-name="ce15" office:value-type="float" office:value="39119">
            <text:p>39,11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style-name="ce15" office:value-type="float" office:value="801">
            <text:p>801</text:p>
          </table:table-cell>
          <table:table-cell table:style-name="ce15" office:value-type="float" office:value="37814.217174508">
            <text:p>37,814</text:p>
          </table:table-cell>
          <table:table-cell table:style-name="ce15" office:value-type="float" office:value="4578.61102806571">
            <text:p>4,579</text:p>
          </table:table-cell>
          <table:table-cell table:style-name="ce21" office:value-type="float" office:value="0.12108173512983">
            <text:p>0.1211</text:p>
          </table:table-cell>
          <table:table-cell table:style-name="ce15" office:value-type="float" office:value="46788.2947895167">
            <text:p>46,788</text:p>
          </table:table-cell>
          <table:table-cell table:style-name="ce15" office:value-type="float" office:value="28840.1395594992">
            <text:p>28,840</text:p>
          </table:table-cell>
          <table:table-cell office:value-type="string">
            <text:p>Sexual Assault All Injury Causes</text:p>
          </table:table-cell>
          <table:table-cell table:style-name="ce15" office:value-type="float" office:value="37814">
            <text:p>37,81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15" office:value-type="float" office:value="445">
            <text:p>445</text:p>
          </table:table-cell>
          <table:table-cell table:style-name="ce15" office:value-type="float" office:value="23850.28998305">
            <text:p>23,850</text:p>
          </table:table-cell>
          <table:table-cell table:style-name="ce15" office:value-type="float" office:value="5348.6646307672">
            <text:p>5,349</text:p>
          </table:table-cell>
          <table:table-cell table:style-name="ce21" office:value-type="float" office:value="0.22425994126563">
            <text:p>0.2243</text:p>
          </table:table-cell>
          <table:table-cell table:style-name="ce15" office:value-type="float" office:value="34333.6726593537">
            <text:p>34,334</text:p>
          </table:table-cell>
          <table:table-cell table:style-name="ce15" office:value-type="float" office:value="13366.9073067462">
            <text:p>13,367</text:p>
          </table:table-cell>
          <table:table-cell office:value-type="string">
            <text:p>Other Assault <text:s/>Cut/Pierce</text:p>
          </table:table-cell>
          <table:table-cell table:style-name="ce15" office:value-type="float" office:value="23850">
            <text:p>23,85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5" office:value-type="float" office:value="38017">
            <text:p>38,017</text:p>
          </table:table-cell>
          <table:table-cell table:style-name="ce15" office:value-type="float" office:value="2563500.03362871">
            <text:p>2,563,500</text:p>
          </table:table-cell>
          <table:table-cell table:style-name="ce15" office:value-type="float" office:value="182023.343124273">
            <text:p>182,023</text:p>
          </table:table-cell>
          <table:table-cell table:style-name="ce21" office:value-type="float" office:value="0.07100578924768">
            <text:p>0.0710</text:p>
          </table:table-cell>
          <table:table-cell table:style-name="ce15" office:value-type="float" office:value="2920265.78615229">
            <text:p>2,920,266</text:p>
          </table:table-cell>
          <table:table-cell table:style-name="ce15" office:value-type="float" office:value="2206734.28110513">
            <text:p>2,206,734</text:p>
          </table:table-cell>
          <table:table-cell office:value-type="string">
            <text:p>Unintentional Fall</text:p>
          </table:table-cell>
          <table:table-cell table:style-name="ce15" office:value-type="float" office:value="2563500">
            <text:p>2,563,50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5" office:value-type="float" office:value="23181">
            <text:p>23,181</text:p>
          </table:table-cell>
          <table:table-cell table:style-name="ce15" office:value-type="float" office:value="1584135.23685976">
            <text:p>1,584,135</text:p>
          </table:table-cell>
          <table:table-cell table:style-name="ce15" office:value-type="float" office:value="123603.919970559">
            <text:p>123,604</text:p>
          </table:table-cell>
          <table:table-cell table:style-name="ce21" office:value-type="float" office:value="0.07802611613865">
            <text:p>0.0780</text:p>
          </table:table-cell>
          <table:table-cell table:style-name="ce15" office:value-type="float" office:value="1826398.92000205">
            <text:p>1,826,399</text:p>
          </table:table-cell>
          <table:table-cell table:style-name="ce15" office:value-type="float" office:value="1341871.55371746">
            <text:p>1,341,872</text:p>
          </table:table-cell>
          <table:table-cell office:value-type="string">
            <text:p>Unintentional Struck By/Against</text:p>
          </table:table-cell>
          <table:table-cell table:style-name="ce15" office:value-type="float" office:value="1584135">
            <text:p>1,584,13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15" office:value-type="float" office:value="19842">
            <text:p>19,842</text:p>
          </table:table-cell>
          <table:table-cell table:style-name="ce15" office:value-type="float" office:value="1378983.32914979">
            <text:p>1,378,983</text:p>
          </table:table-cell>
          <table:table-cell table:style-name="ce15" office:value-type="float" office:value="105577.015684225">
            <text:p>105,577</text:p>
          </table:table-cell>
          <table:table-cell table:style-name="ce21" office:value-type="float" office:value="0.07656148805607">
            <text:p>0.0766</text:p>
          </table:table-cell>
          <table:table-cell table:style-name="ce15" office:value-type="float" office:value="1585914.27989087">
            <text:p>1,585,914</text:p>
          </table:table-cell>
          <table:table-cell table:style-name="ce15" office:value-type="float" office:value="1172052.3784087">
            <text:p>1,172,052</text:p>
          </table:table-cell>
          <table:table-cell office:value-type="string">
            <text:p>Unintentional Overexertion</text:p>
          </table:table-cell>
          <table:table-cell table:style-name="ce15" office:value-type="float" office:value="1378983">
            <text:p>1,378,98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15" office:value-type="float" office:value="15369">
            <text:p>15,369</text:p>
          </table:table-cell>
          <table:table-cell table:style-name="ce15" office:value-type="float" office:value="1090008.38110465">
            <text:p>1,090,008</text:p>
          </table:table-cell>
          <table:table-cell table:style-name="ce15" office:value-type="float" office:value="81769.5831699955">
            <text:p>81,770</text:p>
          </table:table-cell>
          <table:table-cell table:style-name="ce21" office:value-type="float" office:value="0.07501738939578">
            <text:p>0.0750</text:p>
          </table:table-cell>
          <table:table-cell table:style-name="ce15" office:value-type="float" office:value="1250276.76411784">
            <text:p>1,250,277</text:p>
          </table:table-cell>
          <table:table-cell table:style-name="ce15" office:value-type="float" office:value="929739.998091465">
            <text:p>929,740</text:p>
          </table:table-cell>
          <table:table-cell office:value-type="string">
            <text:p>Unintentional Cut/Pierce</text:p>
          </table:table-cell>
          <table:table-cell table:style-name="ce15" office:value-type="float" office:value="1090008">
            <text:p>1,090,00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style-name="ce15" office:value-type="float" office:value="18364">
            <text:p>18,364</text:p>
          </table:table-cell>
          <table:table-cell table:style-name="ce15" office:value-type="float" office:value="1065807.78176337">
            <text:p>1,065,808</text:p>
          </table:table-cell>
          <table:table-cell table:style-name="ce15" office:value-type="float" office:value="96086.7060973349">
            <text:p>96,087</text:p>
          </table:table-cell>
          <table:table-cell table:style-name="ce21" office:value-type="float" office:value="0.09015387928427">
            <text:p>0.0902</text:p>
          </table:table-cell>
          <table:table-cell table:style-name="ce15" office:value-type="float" office:value="1254137.72571414">
            <text:p>1,254,138</text:p>
          </table:table-cell>
          <table:table-cell table:style-name="ce15" office:value-type="float" office:value="877477.837812596">
            <text:p>877,478</text:p>
          </table:table-cell>
          <table:table-cell office:value-type="string">
            <text:p>Unintentional MV-Occupant</text:p>
          </table:table-cell>
          <table:table-cell table:style-name="ce15" office:value-type="float" office:value="1065808">
            <text:p>1,065,80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style-name="ce15" office:value-type="float" office:value="12159">
            <text:p>12,159</text:p>
          </table:table-cell>
          <table:table-cell table:style-name="ce15" office:value-type="float" office:value="731680.895486087">
            <text:p>731,681</text:p>
          </table:table-cell>
          <table:table-cell table:style-name="ce15" office:value-type="float" office:value="104230.144149782">
            <text:p>104,230</text:p>
          </table:table-cell>
          <table:table-cell table:style-name="ce21" office:value-type="float" office:value="0.14245300757858">
            <text:p>0.1425</text:p>
          </table:table-cell>
          <table:table-cell table:style-name="ce15" office:value-type="float" office:value="935971.978019661">
            <text:p>935,972</text:p>
          </table:table-cell>
          <table:table-cell table:style-name="ce15" office:value-type="float" office:value="527389.812952513">
            <text:p>527,390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731681">
            <text:p>731,68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style-name="ce15" office:value-type="float" office:value="12178">
            <text:p>12,178</text:p>
          </table:table-cell>
          <table:table-cell table:style-name="ce15" office:value-type="float" office:value="714803.633215956">
            <text:p>714,804</text:p>
          </table:table-cell>
          <table:table-cell table:style-name="ce15" office:value-type="float" office:value="101566.925070881">
            <text:p>101,567</text:p>
          </table:table-cell>
          <table:table-cell table:style-name="ce21" office:value-type="float" office:value="0.14209066707442">
            <text:p>0.1421</text:p>
          </table:table-cell>
          <table:table-cell table:style-name="ce15" office:value-type="float" office:value="913874.806354883">
            <text:p>913,875</text:p>
          </table:table-cell>
          <table:table-cell table:style-name="ce15" office:value-type="float" office:value="515732.460077028">
            <text:p>515,732</text:p>
          </table:table-cell>
          <table:table-cell office:value-type="string">
            <text:p>Unintentional Other Specified</text:p>
          </table:table-cell>
          <table:table-cell table:style-name="ce15" office:value-type="float" office:value="714804">
            <text:p>714,80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15" office:value-type="float" office:value="7776">
            <text:p>7,776</text:p>
          </table:table-cell>
          <table:table-cell table:style-name="ce15" office:value-type="float" office:value="447280.470777344">
            <text:p>447,280</text:p>
          </table:table-cell>
          <table:table-cell table:style-name="ce15" office:value-type="float" office:value="71043.6198451478">
            <text:p>71,044</text:p>
          </table:table-cell>
          <table:table-cell table:style-name="ce21" office:value-type="float" office:value="0.15883461158426">
            <text:p>0.1588</text:p>
          </table:table-cell>
          <table:table-cell table:style-name="ce15" office:value-type="float" office:value="586525.965673833">
            <text:p>586,526</text:p>
          </table:table-cell>
          <table:table-cell table:style-name="ce15" office:value-type="float" office:value="308034.975880854">
            <text:p>308,035</text:p>
          </table:table-cell>
          <table:table-cell office:value-type="string">
            <text:p>Unintentional Poisoning</text:p>
          </table:table-cell>
          <table:table-cell table:style-name="ce15" office:value-type="float" office:value="447280">
            <text:p>447,28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style-name="ce15" office:value-type="float" office:value="5287">
            <text:p>5,287</text:p>
          </table:table-cell>
          <table:table-cell table:style-name="ce15" office:value-type="float" office:value="356044.647052752">
            <text:p>356,045</text:p>
          </table:table-cell>
          <table:table-cell table:style-name="ce15" office:value-type="float" office:value="30880.7408535598">
            <text:p>30,881</text:p>
          </table:table-cell>
          <table:table-cell table:style-name="ce21" office:value-type="float" office:value="0.08673277665928">
            <text:p>0.0867</text:p>
          </table:table-cell>
          <table:table-cell table:style-name="ce15" office:value-type="float" office:value="416570.89912573">
            <text:p>416,571</text:p>
          </table:table-cell>
          <table:table-cell table:style-name="ce15" office:value-type="float" office:value="295518.394979775">
            <text:p>295,518</text:p>
          </table:table-cell>
          <table:table-cell office:value-type="string">
            <text:p>Unintentional Other Bite/Sting</text:p>
          </table:table-cell>
          <table:table-cell table:style-name="ce15" office:value-type="float" office:value="356045">
            <text:p>356,04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style-name="ce15" office:value-type="float" office:value="4445">
            <text:p>4,445</text:p>
          </table:table-cell>
          <table:table-cell table:style-name="ce15" office:value-type="float" office:value="252529.614035306">
            <text:p>252,530</text:p>
          </table:table-cell>
          <table:table-cell table:style-name="ce15" office:value-type="float" office:value="28367.251589859">
            <text:p>28,367</text:p>
          </table:table-cell>
          <table:table-cell table:style-name="ce21" office:value-type="float" office:value="0.11233237613824">
            <text:p>0.1123</text:p>
          </table:table-cell>
          <table:table-cell table:style-name="ce15" office:value-type="float" office:value="308129.427151429">
            <text:p>308,129</text:p>
          </table:table-cell>
          <table:table-cell table:style-name="ce15" office:value-type="float" office:value="196929.800919182">
            <text:p>196,930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252530">
            <text:p>252,53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style-name="ce15" office:value-type="float" office:value="3469">
            <text:p>3,469</text:p>
          </table:table-cell>
          <table:table-cell table:style-name="ce15" office:value-type="float" office:value="243279.219742971">
            <text:p>243,279</text:p>
          </table:table-cell>
          <table:table-cell table:style-name="ce15" office:value-type="float" office:value="20415.6657534486">
            <text:p>20,416</text:p>
          </table:table-cell>
          <table:table-cell table:style-name="ce21" office:value-type="float" office:value="0.08391865846584">
            <text:p>0.0839</text:p>
          </table:table-cell>
          <table:table-cell table:style-name="ce15" office:value-type="float" office:value="283293.924619731">
            <text:p>283,294</text:p>
          </table:table-cell>
          <table:table-cell table:style-name="ce15" office:value-type="float" office:value="203264.514866212">
            <text:p>203,265</text:p>
          </table:table-cell>
          <table:table-cell office:value-type="string">
            <text:p>Unintentional Other Transport</text:p>
          </table:table-cell>
          <table:table-cell table:style-name="ce15" office:value-type="float" office:value="243279">
            <text:p>243,27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style-name="ce15" office:value-type="float" office:value="2954">
            <text:p>2,954</text:p>
          </table:table-cell>
          <table:table-cell table:style-name="ce15" office:value-type="float" office:value="214654.666232653">
            <text:p>214,655</text:p>
          </table:table-cell>
          <table:table-cell table:style-name="ce15" office:value-type="float" office:value="18887.37892251">
            <text:p>18,887</text:p>
          </table:table-cell>
          <table:table-cell table:style-name="ce21" office:value-type="float" office:value="0.087989603273">
            <text:p>0.0880</text:p>
          </table:table-cell>
          <table:table-cell table:style-name="ce15" office:value-type="float" office:value="251673.928920772">
            <text:p>251,674</text:p>
          </table:table-cell>
          <table:table-cell table:style-name="ce15" office:value-type="float" office:value="177635.403544533">
            <text:p>177,635</text:p>
          </table:table-cell>
          <table:table-cell office:value-type="string">
            <text:p>Unintentional Foreign Body</text:p>
          </table:table-cell>
          <table:table-cell table:style-name="ce15" office:value-type="float" office:value="214655">
            <text:p>214,65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15" office:value-type="float" office:value="3187">
            <text:p>3,187</text:p>
          </table:table-cell>
          <table:table-cell table:style-name="ce15" office:value-type="float" office:value="187890.510662034">
            <text:p>187,891</text:p>
          </table:table-cell>
          <table:table-cell table:style-name="ce15" office:value-type="float" office:value="28250.0587804138">
            <text:p>28,250</text:p>
          </table:table-cell>
          <table:table-cell table:style-name="ce21" office:value-type="float" office:value="0.15035383469273">
            <text:p>0.1504</text:p>
          </table:table-cell>
          <table:table-cell table:style-name="ce15" office:value-type="float" office:value="243260.625871646">
            <text:p>243,261</text:p>
          </table:table-cell>
          <table:table-cell table:style-name="ce15" office:value-type="float" office:value="132520.395452423">
            <text:p>132,520</text:p>
          </table:table-cell>
          <table:table-cell office:value-type="string">
            <text:p>Unintentional Pedal Cyclist</text:p>
          </table:table-cell>
          <table:table-cell table:style-name="ce15" office:value-type="float" office:value="187891">
            <text:p>187,89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15" office:value-type="float" office:value="2715">
            <text:p>2,715</text:p>
          </table:table-cell>
          <table:table-cell table:style-name="ce15" office:value-type="float" office:value="179726.323325875">
            <text:p>179,726</text:p>
          </table:table-cell>
          <table:table-cell table:style-name="ce15" office:value-type="float" office:value="27219.8006133386">
            <text:p>27,220</text:p>
          </table:table-cell>
          <table:table-cell table:style-name="ce21" office:value-type="float" office:value="0.1514513851373">
            <text:p>0.1515</text:p>
          </table:table-cell>
          <table:table-cell table:style-name="ce15" office:value-type="float" office:value="233077.132528018">
            <text:p>233,077</text:p>
          </table:table-cell>
          <table:table-cell table:style-name="ce15" office:value-type="float" office:value="126375.514123731">
            <text:p>126,376</text:p>
          </table:table-cell>
          <table:table-cell office:value-type="string">
            <text:p>Unintentional Motorcyclist</text:p>
          </table:table-cell>
          <table:table-cell table:style-name="ce15" office:value-type="float" office:value="179726">
            <text:p>179,72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style-name="ce15" office:value-type="float" office:value="2065">
            <text:p>2,065</text:p>
          </table:table-cell>
          <table:table-cell table:style-name="ce15" office:value-type="float" office:value="154447.217393294">
            <text:p>154,447</text:p>
          </table:table-cell>
          <table:table-cell table:style-name="ce15" office:value-type="float" office:value="16453.9594994757">
            <text:p>16,454</text:p>
          </table:table-cell>
          <table:table-cell table:style-name="ce21" office:value-type="float" office:value="0.10653451565641">
            <text:p>0.1065</text:p>
          </table:table-cell>
          <table:table-cell table:style-name="ce15" office:value-type="float" office:value="186696.978012266">
            <text:p>186,697</text:p>
          </table:table-cell>
          <table:table-cell table:style-name="ce15" office:value-type="float" office:value="122197.456774321">
            <text:p>122,197</text:p>
          </table:table-cell>
          <table:table-cell office:value-type="string">
            <text:p>Unintentional Machinery</text:p>
          </table:table-cell>
          <table:table-cell table:style-name="ce15" office:value-type="float" office:value="154447">
            <text:p>154,44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style-name="ce15" office:value-type="float" office:value="2210">
            <text:p>2,210</text:p>
          </table:table-cell>
          <table:table-cell table:style-name="ce15" office:value-type="float" office:value="147412.13758294">
            <text:p>147,412</text:p>
          </table:table-cell>
          <table:table-cell table:style-name="ce15" office:value-type="float" office:value="10132.1447952976">
            <text:p>10,132</text:p>
          </table:table-cell>
          <table:table-cell table:style-name="ce21" office:value-type="float" office:value="0.06873345004984">
            <text:p>0.0687</text:p>
          </table:table-cell>
          <table:table-cell table:style-name="ce15" office:value-type="float" office:value="167271.141381723">
            <text:p>167,271</text:p>
          </table:table-cell>
          <table:table-cell table:style-name="ce15" office:value-type="float" office:value="127553.133784156">
            <text:p>127,553</text:p>
          </table:table-cell>
          <table:table-cell office:value-type="string">
            <text:p>Unintentional Fire/Burn</text:p>
          </table:table-cell>
          <table:table-cell table:style-name="ce15" office:value-type="float" office:value="147412">
            <text:p>147,41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style-name="ce15" office:value-type="float" office:value="1563">
            <text:p>1,563</text:p>
          </table:table-cell>
          <table:table-cell table:style-name="ce15" office:value-type="float" office:value="103270.617426672">
            <text:p>103,271</text:p>
          </table:table-cell>
          <table:table-cell table:style-name="ce15" office:value-type="float" office:value="9972.05800249492">
            <text:p>9,972</text:p>
          </table:table-cell>
          <table:table-cell table:style-name="ce21" office:value-type="float" office:value="0.09656239355376">
            <text:p>0.0966</text:p>
          </table:table-cell>
          <table:table-cell table:style-name="ce15" office:value-type="float" office:value="122815.851111562">
            <text:p>122,816</text:p>
          </table:table-cell>
          <table:table-cell table:style-name="ce15" office:value-type="float" office:value="83725.3837417819">
            <text:p>83,725</text:p>
          </table:table-cell>
          <table:table-cell office:value-type="string">
            <text:p>Unintentional Dog Bite</text:p>
          </table:table-cell>
          <table:table-cell table:style-name="ce15" office:value-type="float" office:value="103271">
            <text:p>103,27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table:number-columns-repeated="2" office:value-type="float" office:value="18">
            <text:p>18</text:p>
          </table:table-cell>
          <table:table-cell table:style-name="ce15" office:value-type="float" office:value="1373">
            <text:p>1,373</text:p>
          </table:table-cell>
          <table:table-cell table:style-name="ce15" office:value-type="float" office:value="96292.512799556">
            <text:p>96,293</text:p>
          </table:table-cell>
          <table:table-cell table:style-name="ce15" office:value-type="float" office:value="12559.76116479">
            <text:p>12,560</text:p>
          </table:table-cell>
          <table:table-cell table:style-name="ce21" office:value-type="float" office:value="0.13043341376846">
            <text:p>0.1304</text:p>
          </table:table-cell>
          <table:table-cell table:style-name="ce15" office:value-type="float" office:value="120909.644682544">
            <text:p>120,910</text:p>
          </table:table-cell>
          <table:table-cell table:style-name="ce15" office:value-type="float" office:value="71675.3809165675">
            <text:p>71,675</text:p>
          </table:table-cell>
          <table:table-cell office:value-type="string">
            <text:p>Self-harm Poisoning</text:p>
          </table:table-cell>
          <table:table-cell table:style-name="ce15" office:value-type="float" office:value="96293">
            <text:p>96,29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5" office:value-type="float" office:value="1713">
            <text:p>1,713</text:p>
          </table:table-cell>
          <table:table-cell table:style-name="ce15" office:value-type="float" office:value="93334.6259951519">
            <text:p>93,335</text:p>
          </table:table-cell>
          <table:table-cell table:style-name="ce15" office:value-type="float" office:value="27084.4626125712">
            <text:p>27,084</text:p>
          </table:table-cell>
          <table:table-cell table:style-name="ce21" office:value-type="float" office:value="0.29018665177892">
            <text:p>0.2902</text:p>
          </table:table-cell>
          <table:table-cell table:style-name="ce15" office:value-type="float" office:value="146420.172715791">
            <text:p>146,420</text:p>
          </table:table-cell>
          <table:table-cell table:style-name="ce15" office:value-type="float" office:value="40249.0792745123">
            <text:p>40,249</text:p>
          </table:table-cell>
          <table:table-cell office:value-type="string">
            <text:p>Other Assault <text:s/>Cut/Pierce</text:p>
          </table:table-cell>
          <table:table-cell table:style-name="ce15" office:value-type="float" office:value="93335">
            <text:p>93,33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15" office:value-type="float" office:value="1571">
            <text:p>1,571</text:p>
          </table:table-cell>
          <table:table-cell table:style-name="ce15" office:value-type="float" office:value="87897.4273174689">
            <text:p>87,897</text:p>
          </table:table-cell>
          <table:table-cell table:style-name="ce15" office:value-type="float" office:value="14426.9135086747">
            <text:p>14,427</text:p>
          </table:table-cell>
          <table:table-cell table:style-name="ce21" office:value-type="float" office:value="0.16413351276559">
            <text:p>0.1641</text:p>
          </table:table-cell>
          <table:table-cell table:style-name="ce15" office:value-type="float" office:value="116174.177794471">
            <text:p>116,174</text:p>
          </table:table-cell>
          <table:table-cell table:style-name="ce15" office:value-type="float" office:value="59620.6768404665">
            <text:p>59,621</text:p>
          </table:table-cell>
          <table:table-cell office:value-type="string">
            <text:p>Unintentional Pedestrian</text:p>
          </table:table-cell>
          <table:table-cell table:style-name="ce15" office:value-type="float" office:value="87897">
            <text:p>87,89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5" office:value-type="float" office:value="56585">
            <text:p>56,585</text:p>
          </table:table-cell>
          <table:table-cell table:style-name="ce15" office:value-type="float" office:value="3898382.25540317">
            <text:p>3,898,382</text:p>
          </table:table-cell>
          <table:table-cell table:style-name="ce15" office:value-type="float" office:value="300461.519334843">
            <text:p>300,462</text:p>
          </table:table-cell>
          <table:table-cell table:style-name="ce21" office:value-type="float" office:value="0.07707338574056">
            <text:p>0.0771</text:p>
          </table:table-cell>
          <table:table-cell table:style-name="ce15" office:value-type="float" office:value="4487286.83329946">
            <text:p>4,487,287</text:p>
          </table:table-cell>
          <table:table-cell table:style-name="ce15" office:value-type="float" office:value="3309477.67750688">
            <text:p>3,309,478</text:p>
          </table:table-cell>
          <table:table-cell office:value-type="string">
            <text:p>Unintentional Fall</text:p>
          </table:table-cell>
          <table:table-cell table:style-name="ce15" office:value-type="float" office:value="3898382">
            <text:p>3,898,38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5" office:value-type="float" office:value="22779">
            <text:p>22,779</text:p>
          </table:table-cell>
          <table:table-cell table:style-name="ce15" office:value-type="float" office:value="1359681.67801756">
            <text:p>1,359,682</text:p>
          </table:table-cell>
          <table:table-cell table:style-name="ce15" office:value-type="float" office:value="129372.364856467">
            <text:p>129,372</text:p>
          </table:table-cell>
          <table:table-cell table:style-name="ce21" office:value-type="float" office:value="0.09514900946896">
            <text:p>0.0951</text:p>
          </table:table-cell>
          <table:table-cell table:style-name="ce15" office:value-type="float" office:value="1613251.51313623">
            <text:p>1,613,252</text:p>
          </table:table-cell>
          <table:table-cell table:style-name="ce15" office:value-type="float" office:value="1106111.84289888">
            <text:p>1,106,112</text:p>
          </table:table-cell>
          <table:table-cell office:value-type="string">
            <text:p>Unintentional MV-Occupant</text:p>
          </table:table-cell>
          <table:table-cell table:style-name="ce15" office:value-type="float" office:value="1359682">
            <text:p>1,359,68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15" office:value-type="float" office:value="18007">
            <text:p>18,007</text:p>
          </table:table-cell>
          <table:table-cell table:style-name="ce15" office:value-type="float" office:value="1299114.90909441">
            <text:p>1,299,115</text:p>
          </table:table-cell>
          <table:table-cell table:style-name="ce15" office:value-type="float" office:value="103937.746764068">
            <text:p>103,938</text:p>
          </table:table-cell>
          <table:table-cell table:style-name="ce21" office:value-type="float" office:value="0.08000658451108">
            <text:p>0.0800</text:p>
          </table:table-cell>
          <table:table-cell table:style-name="ce15" office:value-type="float" office:value="1502832.89275199">
            <text:p>1,502,833</text:p>
          </table:table-cell>
          <table:table-cell table:style-name="ce15" office:value-type="float" office:value="1095396.92543684">
            <text:p>1,095,397</text:p>
          </table:table-cell>
          <table:table-cell office:value-type="string">
            <text:p>Unintentional Overexertion</text:p>
          </table:table-cell>
          <table:table-cell table:style-name="ce15" office:value-type="float" office:value="1299115">
            <text:p>1,299,11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15" office:value-type="float" office:value="15830">
            <text:p>15,830</text:p>
          </table:table-cell>
          <table:table-cell table:style-name="ce15" office:value-type="float" office:value="1094164.69958061">
            <text:p>1,094,165</text:p>
          </table:table-cell>
          <table:table-cell table:style-name="ce15" office:value-type="float" office:value="90615.7836804655">
            <text:p>90,616</text:p>
          </table:table-cell>
          <table:table-cell table:style-name="ce21" office:value-type="float" office:value="0.08281731599931">
            <text:p>0.0828</text:p>
          </table:table-cell>
          <table:table-cell table:style-name="ce15" office:value-type="float" office:value="1271771.63559433">
            <text:p>1,271,772</text:p>
          </table:table-cell>
          <table:table-cell table:style-name="ce15" office:value-type="float" office:value="916557.763566905">
            <text:p>916,558</text:p>
          </table:table-cell>
          <table:table-cell office:value-type="string">
            <text:p>Unintentional Struck By/Against</text:p>
          </table:table-cell>
          <table:table-cell table:style-name="ce15" office:value-type="float" office:value="1094165">
            <text:p>1,094,16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style-name="ce15" office:value-type="float" office:value="9012">
            <text:p>9,012</text:p>
          </table:table-cell>
          <table:table-cell table:style-name="ce15" office:value-type="float" office:value="604809.963664773">
            <text:p>604,810</text:p>
          </table:table-cell>
          <table:table-cell table:style-name="ce15" office:value-type="float" office:value="48086.42328535">
            <text:p>48,086</text:p>
          </table:table-cell>
          <table:table-cell table:style-name="ce21" office:value-type="float" office:value="0.07950666519112">
            <text:p>0.0795</text:p>
          </table:table-cell>
          <table:table-cell table:style-name="ce15" office:value-type="float" office:value="699059.353304059">
            <text:p>699,059</text:p>
          </table:table-cell>
          <table:table-cell table:style-name="ce15" office:value-type="float" office:value="510560.574025487">
            <text:p>510,561</text:p>
          </table:table-cell>
          <table:table-cell office:value-type="string">
            <text:p>Unintentional Cut/Pierce</text:p>
          </table:table-cell>
          <table:table-cell table:style-name="ce15" office:value-type="float" office:value="604810">
            <text:p>604,81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style-name="ce15" office:value-type="float" office:value="7665">
            <text:p>7,665</text:p>
          </table:table-cell>
          <table:table-cell table:style-name="ce15" office:value-type="float" office:value="475086.993716567">
            <text:p>475,087</text:p>
          </table:table-cell>
          <table:table-cell table:style-name="ce15" office:value-type="float" office:value="47417.9498659814">
            <text:p>47,418</text:p>
          </table:table-cell>
          <table:table-cell table:style-name="ce21" office:value-type="float" office:value="0.09980898339277">
            <text:p>0.0998</text:p>
          </table:table-cell>
          <table:table-cell table:style-name="ce15" office:value-type="float" office:value="568026.175453891">
            <text:p>568,026</text:p>
          </table:table-cell>
          <table:table-cell table:style-name="ce15" office:value-type="float" office:value="382147.811979244">
            <text:p>382,148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475087">
            <text:p>475,08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style-name="ce15" office:value-type="float" office:value="5992">
            <text:p>5,992</text:p>
          </table:table-cell>
          <table:table-cell table:style-name="ce15" office:value-type="float" office:value="413278.308938272">
            <text:p>413,278</text:p>
          </table:table-cell>
          <table:table-cell table:style-name="ce15" office:value-type="float" office:value="36408.169202492">
            <text:p>36,408</text:p>
          </table:table-cell>
          <table:table-cell table:style-name="ce21" office:value-type="float" office:value="0.08809600798073">
            <text:p>0.0881</text:p>
          </table:table-cell>
          <table:table-cell table:style-name="ce15" office:value-type="float" office:value="484638.320575157">
            <text:p>484,638</text:p>
          </table:table-cell>
          <table:table-cell table:style-name="ce15" office:value-type="float" office:value="341918.297301388">
            <text:p>341,918</text:p>
          </table:table-cell>
          <table:table-cell office:value-type="string">
            <text:p>Unintentional Other Bite/Sting</text:p>
          </table:table-cell>
          <table:table-cell table:style-name="ce15" office:value-type="float" office:value="413278">
            <text:p>413,27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15" office:value-type="float" office:value="6088">
            <text:p>6,088</text:p>
          </table:table-cell>
          <table:table-cell table:style-name="ce15" office:value-type="float" office:value="383910.429023312">
            <text:p>383,910</text:p>
          </table:table-cell>
          <table:table-cell table:style-name="ce15" office:value-type="float" office:value="44985.3040915853">
            <text:p>44,985</text:p>
          </table:table-cell>
          <table:table-cell table:style-name="ce21" office:value-type="float" office:value="0.11717656174652">
            <text:p>0.1172</text:p>
          </table:table-cell>
          <table:table-cell table:style-name="ce15" office:value-type="float" office:value="472081.62504282">
            <text:p>472,082</text:p>
          </table:table-cell>
          <table:table-cell table:style-name="ce15" office:value-type="float" office:value="295739.233003805">
            <text:p>295,739</text:p>
          </table:table-cell>
          <table:table-cell office:value-type="string">
            <text:p>Unintentional Other Specified</text:p>
          </table:table-cell>
          <table:table-cell table:style-name="ce15" office:value-type="float" office:value="383910">
            <text:p>383,91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style-name="ce15" office:value-type="float" office:value="4513">
            <text:p>4,513</text:p>
          </table:table-cell>
          <table:table-cell table:style-name="ce15" office:value-type="float" office:value="288471.183286898">
            <text:p>288,471</text:p>
          </table:table-cell>
          <table:table-cell table:style-name="ce15" office:value-type="float" office:value="32116.5193413774">
            <text:p>32,117</text:p>
          </table:table-cell>
          <table:table-cell table:style-name="ce21" office:value-type="float" office:value="0.11133354456911">
            <text:p>0.1113</text:p>
          </table:table-cell>
          <table:table-cell table:style-name="ce15" office:value-type="float" office:value="351419.561195998">
            <text:p>351,420</text:p>
          </table:table-cell>
          <table:table-cell table:style-name="ce15" office:value-type="float" office:value="225522.805377799">
            <text:p>225,523</text:p>
          </table:table-cell>
          <table:table-cell office:value-type="string">
            <text:p>Unintentional Poisoning</text:p>
          </table:table-cell>
          <table:table-cell table:style-name="ce15" office:value-type="float" office:value="288471">
            <text:p>288,47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style-name="ce15" office:value-type="float" office:value="3221">
            <text:p>3,221</text:p>
          </table:table-cell>
          <table:table-cell table:style-name="ce15" office:value-type="float" office:value="219019.811134259">
            <text:p>219,020</text:p>
          </table:table-cell>
          <table:table-cell table:style-name="ce15" office:value-type="float" office:value="17189.9221192255">
            <text:p>17,190</text:p>
          </table:table-cell>
          <table:table-cell table:style-name="ce21" office:value-type="float" office:value="0.07848569510768">
            <text:p>0.0785</text:p>
          </table:table-cell>
          <table:table-cell table:style-name="ce15" office:value-type="float" office:value="252712.058487941">
            <text:p>252,712</text:p>
          </table:table-cell>
          <table:table-cell table:style-name="ce15" office:value-type="float" office:value="185327.563780576">
            <text:p>185,328</text:p>
          </table:table-cell>
          <table:table-cell office:value-type="string">
            <text:p>Unintentional Other Transport</text:p>
          </table:table-cell>
          <table:table-cell table:style-name="ce15" office:value-type="float" office:value="219020">
            <text:p>219,020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style-name="ce15" office:value-type="float" office:value="3430">
            <text:p>3,430</text:p>
          </table:table-cell>
          <table:table-cell table:style-name="ce15" office:value-type="float" office:value="193354.284872958">
            <text:p>193,354</text:p>
          </table:table-cell>
          <table:table-cell table:style-name="ce15" office:value-type="float" office:value="28039.1792074068">
            <text:p>28,039</text:p>
          </table:table-cell>
          <table:table-cell table:style-name="ce21" office:value-type="float" office:value="0.14501452205121">
            <text:p>0.1450</text:p>
          </table:table-cell>
          <table:table-cell table:style-name="ce15" office:value-type="float" office:value="248311.076119475">
            <text:p>248,311</text:p>
          </table:table-cell>
          <table:table-cell table:style-name="ce15" office:value-type="float" office:value="138397.49362644">
            <text:p>138,397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193354">
            <text:p>193,35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style-name="ce15" office:value-type="float" office:value="2139">
            <text:p>2,139</text:p>
          </table:table-cell>
          <table:table-cell table:style-name="ce15" office:value-type="float" office:value="141964.565921728">
            <text:p>141,965</text:p>
          </table:table-cell>
          <table:table-cell table:style-name="ce15" office:value-type="float" office:value="9700.23293724021">
            <text:p>9,700</text:p>
          </table:table-cell>
          <table:table-cell table:style-name="ce21" office:value-type="float" office:value="0.06832854997484">
            <text:p>0.0683</text:p>
          </table:table-cell>
          <table:table-cell table:style-name="ce15" office:value-type="float" office:value="160977.022478718">
            <text:p>160,977</text:p>
          </table:table-cell>
          <table:table-cell table:style-name="ce15" office:value-type="float" office:value="122952.109364737">
            <text:p>122,952</text:p>
          </table:table-cell>
          <table:table-cell office:value-type="string">
            <text:p>Unintentional Fire/Burn</text:p>
          </table:table-cell>
          <table:table-cell table:style-name="ce15" office:value-type="float" office:value="141965">
            <text:p>141,96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15" office:value-type="float" office:value="1999">
            <text:p>1,999</text:p>
          </table:table-cell>
          <table:table-cell table:style-name="ce15" office:value-type="float" office:value="138933.94264165">
            <text:p>138,934</text:p>
          </table:table-cell>
          <table:table-cell table:style-name="ce15" office:value-type="float" office:value="13735.1778737665">
            <text:p>13,735</text:p>
          </table:table-cell>
          <table:table-cell table:style-name="ce21" office:value-type="float" office:value="0.09886121139737">
            <text:p>0.0989</text:p>
          </table:table-cell>
          <table:table-cell table:style-name="ce15" office:value-type="float" office:value="165854.891274232">
            <text:p>165,855</text:p>
          </table:table-cell>
          <table:table-cell table:style-name="ce15" office:value-type="float" office:value="112012.994009067">
            <text:p>112,013</text:p>
          </table:table-cell>
          <table:table-cell office:value-type="string">
            <text:p>Self-harm Poisoning</text:p>
          </table:table-cell>
          <table:table-cell table:style-name="ce15" office:value-type="float" office:value="138934">
            <text:p>138,93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15" office:value-type="float" office:value="2016">
            <text:p>2,016</text:p>
          </table:table-cell>
          <table:table-cell table:style-name="ce15" office:value-type="float" office:value="129878.643883479">
            <text:p>129,879</text:p>
          </table:table-cell>
          <table:table-cell table:style-name="ce15" office:value-type="float" office:value="11043.7128194467">
            <text:p>11,044</text:p>
          </table:table-cell>
          <table:table-cell table:style-name="ce21" office:value-type="float" office:value="0.08503101425477">
            <text:p>0.0850</text:p>
          </table:table-cell>
          <table:table-cell table:style-name="ce15" office:value-type="float" office:value="151524.321009594">
            <text:p>151,524</text:p>
          </table:table-cell>
          <table:table-cell table:style-name="ce15" office:value-type="float" office:value="108232.966757363">
            <text:p>108,233</text:p>
          </table:table-cell>
          <table:table-cell office:value-type="string">
            <text:p>Unintentional Foreign Body</text:p>
          </table:table-cell>
          <table:table-cell table:style-name="ce15" office:value-type="float" office:value="129879">
            <text:p>129,87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style-name="ce15" office:value-type="float" office:value="1509">
            <text:p>1,509</text:p>
          </table:table-cell>
          <table:table-cell table:style-name="ce15" office:value-type="float" office:value="104281.478731561">
            <text:p>104,281</text:p>
          </table:table-cell>
          <table:table-cell table:style-name="ce15" office:value-type="float" office:value="9391.88274820928">
            <text:p>9,392</text:p>
          </table:table-cell>
          <table:table-cell table:style-name="ce21" office:value-type="float" office:value="0.09006280753254">
            <text:p>0.0901</text:p>
          </table:table-cell>
          <table:table-cell table:style-name="ce15" office:value-type="float" office:value="122689.568918051">
            <text:p>122,690</text:p>
          </table:table-cell>
          <table:table-cell table:style-name="ce15" office:value-type="float" office:value="85873.3885450708">
            <text:p>85,873</text:p>
          </table:table-cell>
          <table:table-cell office:value-type="string">
            <text:p>Unintentional Dog Bite</text:p>
          </table:table-cell>
          <table:table-cell table:style-name="ce15" office:value-type="float" office:value="104281">
            <text:p>104,28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style-name="ce15" office:value-type="float" office:value="1364">
            <text:p>1,364</text:p>
          </table:table-cell>
          <table:table-cell table:style-name="ce15" office:value-type="float" office:value="73211.749975758">
            <text:p>73,212</text:p>
          </table:table-cell>
          <table:table-cell table:style-name="ce15" office:value-type="float" office:value="14824.8587734965">
            <text:p>14,825</text:p>
          </table:table-cell>
          <table:table-cell table:style-name="ce21" office:value-type="float" office:value="0.20249288916608">
            <text:p>0.2025</text:p>
          </table:table-cell>
          <table:table-cell table:style-name="ce15" office:value-type="float" office:value="102268.473171811">
            <text:p>102,268</text:p>
          </table:table-cell>
          <table:table-cell table:style-name="ce15" office:value-type="float" office:value="44155.0267797048">
            <text:p>44,155</text:p>
          </table:table-cell>
          <table:table-cell office:value-type="string">
            <text:p>Unintentional Pedestrian</text:p>
          </table:table-cell>
          <table:table-cell table:style-name="ce15" office:value-type="float" office:value="73212">
            <text:p>73,21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style-name="ce15" office:value-type="float" office:value="993">
            <text:p>993</text:p>
          </table:table-cell>
          <table:table-cell table:style-name="ce15" office:value-type="float" office:value="63682.806838686">
            <text:p>63,683</text:p>
          </table:table-cell>
          <table:table-cell table:style-name="ce15" office:value-type="float" office:value="9669.80738717491">
            <text:p>9,670</text:p>
          </table:table-cell>
          <table:table-cell table:style-name="ce21" office:value-type="float" office:value="0.15184329754292">
            <text:p>0.1518</text:p>
          </table:table-cell>
          <table:table-cell table:style-name="ce15" office:value-type="float" office:value="82635.6293175488">
            <text:p>82,636</text:p>
          </table:table-cell>
          <table:table-cell table:style-name="ce15" office:value-type="float" office:value="44729.9843598231">
            <text:p>44,730</text:p>
          </table:table-cell>
          <table:table-cell office:value-type="string">
            <text:p>Unintentional Pedal Cyclist</text:p>
          </table:table-cell>
          <table:table-cell table:style-name="ce15" office:value-type="float" office:value="63683">
            <text:p>63,68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table:number-columns-repeated="2" office:value-type="float" office:value="18">
            <text:p>18</text:p>
          </table:table-cell>
          <table:table-cell table:style-name="ce15" office:value-type="float" office:value="545">
            <text:p>545</text:p>
          </table:table-cell>
          <table:table-cell table:style-name="ce15" office:value-type="float" office:value="38941.294487286">
            <text:p>38,941</text:p>
          </table:table-cell>
          <table:table-cell table:style-name="ce15" office:value-type="float" office:value="5022.99264597978">
            <text:p>5,023</text:p>
          </table:table-cell>
          <table:table-cell table:style-name="ce21" office:value-type="float" office:value="0.12898884621361">
            <text:p>0.1290</text:p>
          </table:table-cell>
          <table:table-cell table:style-name="ce15" office:value-type="float" office:value="48786.3600734063">
            <text:p>48,786</text:p>
          </table:table-cell>
          <table:table-cell table:style-name="ce15" office:value-type="float" office:value="29096.2289011656">
            <text:p>29,096</text:p>
          </table:table-cell>
          <table:table-cell office:value-type="string">
            <text:p>Self-harm Cut/Pierce</text:p>
          </table:table-cell>
          <table:table-cell table:style-name="ce15" office:value-type="float" office:value="38941">
            <text:p>38,94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5" office:value-type="float" office:value="665">
            <text:p>665</text:p>
          </table:table-cell>
          <table:table-cell table:style-name="ce15" office:value-type="float" office:value="34698.761806243">
            <text:p>34,699</text:p>
          </table:table-cell>
          <table:table-cell table:style-name="ce15" office:value-type="float" office:value="4326.66081836747">
            <text:p>4,327</text:p>
          </table:table-cell>
          <table:table-cell table:style-name="ce21" office:value-type="float" office:value="0.12469208101797">
            <text:p>0.1247</text:p>
          </table:table-cell>
          <table:table-cell table:style-name="ce15" office:value-type="float" office:value="43179.0170102432">
            <text:p>43,179</text:p>
          </table:table-cell>
          <table:table-cell table:style-name="ce15" office:value-type="float" office:value="26218.5066022427">
            <text:p>26,219</text:p>
          </table:table-cell>
          <table:table-cell office:value-type="string">
            <text:p>Sexual Assault All Injury Causes</text:p>
          </table:table-cell>
          <table:table-cell table:style-name="ce15" office:value-type="float" office:value="34699">
            <text:p>34,69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15" office:value-type="float" office:value="514">
            <text:p>514</text:p>
          </table:table-cell>
          <table:table-cell table:style-name="ce15" office:value-type="float" office:value="34432.9202123159">
            <text:p>34,433</text:p>
          </table:table-cell>
          <table:table-cell table:style-name="ce15" office:value-type="float" office:value="4683.80657087017">
            <text:p>4,684</text:p>
          </table:table-cell>
          <table:table-cell table:style-name="ce21" office:value-type="float" office:value="0.13602699225013">
            <text:p>0.1360</text:p>
          </table:table-cell>
          <table:table-cell table:style-name="ce15" office:value-type="float" office:value="43613.1810912215">
            <text:p>43,613</text:p>
          </table:table-cell>
          <table:table-cell table:style-name="ce15" office:value-type="float" office:value="25252.6593334104">
            <text:p>25,253</text:p>
          </table:table-cell>
          <table:table-cell office:value-type="string">
            <text:p>Unintentional Motorcyclist</text:p>
          </table:table-cell>
          <table:table-cell table:style-name="ce15" office:value-type="float" office:value="34433">
            <text:p>34,43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5" office:value-type="float" office:value="21760">
            <text:p>21,760</text:p>
          </table:table-cell>
          <table:table-cell table:style-name="ce15" office:value-type="float" office:value="1498374.69021312">
            <text:p>1,498,375</text:p>
          </table:table-cell>
          <table:table-cell table:style-name="ce15" office:value-type="float" office:value="114868.74185261">
            <text:p>114,869</text:p>
          </table:table-cell>
          <table:table-cell table:style-name="ce21" office:value-type="float" office:value="0.0766622278145">
            <text:p>0.0767</text:p>
          </table:table-cell>
          <table:table-cell table:style-name="ce15" office:value-type="float" office:value="1723517.42424424">
            <text:p>1,723,517</text:p>
          </table:table-cell>
          <table:table-cell table:style-name="ce15" office:value-type="float" office:value="1273231.956182">
            <text:p>1,273,232</text:p>
          </table:table-cell>
          <table:table-cell office:value-type="string">
            <text:p>Unintentional Fall</text:p>
          </table:table-cell>
          <table:table-cell table:style-name="ce15" office:value-type="float" office:value="1498375">
            <text:p>1,498,37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5" office:value-type="float" office:value="6803">
            <text:p>6,803</text:p>
          </table:table-cell>
          <table:table-cell table:style-name="ce15" office:value-type="float" office:value="479357.291973046">
            <text:p>479,357</text:p>
          </table:table-cell>
          <table:table-cell table:style-name="ce15" office:value-type="float" office:value="39585.3957848214">
            <text:p>39,585</text:p>
          </table:table-cell>
          <table:table-cell table:style-name="ce21" office:value-type="float" office:value="0.08258014730909">
            <text:p>0.0826</text:p>
          </table:table-cell>
          <table:table-cell table:style-name="ce15" office:value-type="float" office:value="556944.667711296">
            <text:p>556,945</text:p>
          </table:table-cell>
          <table:table-cell table:style-name="ce15" office:value-type="float" office:value="401769.916234795">
            <text:p>401,770</text:p>
          </table:table-cell>
          <table:table-cell office:value-type="string">
            <text:p>Unintentional Struck By/Against</text:p>
          </table:table-cell>
          <table:table-cell table:style-name="ce15" office:value-type="float" office:value="479357">
            <text:p>479,35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5" office:value-type="float" office:value="5797">
            <text:p>5,797</text:p>
          </table:table-cell>
          <table:table-cell table:style-name="ce15" office:value-type="float" office:value="417037.361782259">
            <text:p>417,037</text:p>
          </table:table-cell>
          <table:table-cell table:style-name="ce15" office:value-type="float" office:value="35308.3036054646">
            <text:p>35,308</text:p>
          </table:table-cell>
          <table:table-cell table:style-name="ce21" office:value-type="float" office:value="0.08466460523961">
            <text:p>0.0847</text:p>
          </table:table-cell>
          <table:table-cell table:style-name="ce15" office:value-type="float" office:value="486241.636848969">
            <text:p>486,242</text:p>
          </table:table-cell>
          <table:table-cell table:style-name="ce15" office:value-type="float" office:value="347833.086715548">
            <text:p>347,833</text:p>
          </table:table-cell>
          <table:table-cell office:value-type="string">
            <text:p>Unintentional Overexertion</text:p>
          </table:table-cell>
          <table:table-cell table:style-name="ce15" office:value-type="float" office:value="417037">
            <text:p>417,03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15" office:value-type="float" office:value="5190">
            <text:p>5,190</text:p>
          </table:table-cell>
          <table:table-cell table:style-name="ce15" office:value-type="float" office:value="380460.718979688">
            <text:p>380,461</text:p>
          </table:table-cell>
          <table:table-cell table:style-name="ce15" office:value-type="float" office:value="31580.7482613179">
            <text:p>31,581</text:p>
          </table:table-cell>
          <table:table-cell table:style-name="ce21" office:value-type="float" office:value="0.08300659354797">
            <text:p>0.0830</text:p>
          </table:table-cell>
          <table:table-cell table:style-name="ce15" office:value-type="float" office:value="442358.985571871">
            <text:p>442,359</text:p>
          </table:table-cell>
          <table:table-cell table:style-name="ce15" office:value-type="float" office:value="318562.452387504">
            <text:p>318,562</text:p>
          </table:table-cell>
          <table:table-cell office:value-type="string">
            <text:p>Unintentional Cut/Pierce</text:p>
          </table:table-cell>
          <table:table-cell table:style-name="ce15" office:value-type="float" office:value="380461">
            <text:p>380,46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15" office:value-type="float" office:value="5886">
            <text:p>5,886</text:p>
          </table:table-cell>
          <table:table-cell table:style-name="ce15" office:value-type="float" office:value="349319.028899248">
            <text:p>349,319</text:p>
          </table:table-cell>
          <table:table-cell table:style-name="ce15" office:value-type="float" office:value="30487.7683450149">
            <text:p>30,488</text:p>
          </table:table-cell>
          <table:table-cell table:style-name="ce21" office:value-type="float" office:value="0.08727771985707">
            <text:p>0.0873</text:p>
          </table:table-cell>
          <table:table-cell table:style-name="ce15" office:value-type="float" office:value="409075.054855478">
            <text:p>409,075</text:p>
          </table:table-cell>
          <table:table-cell table:style-name="ce15" office:value-type="float" office:value="289563.002943019">
            <text:p>289,563</text:p>
          </table:table-cell>
          <table:table-cell office:value-type="string">
            <text:p>Unintentional MV-Occupant</text:p>
          </table:table-cell>
          <table:table-cell table:style-name="ce15" office:value-type="float" office:value="349319">
            <text:p>349,31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5" office:value-type="float" office:value="5110">
            <text:p>5,110</text:p>
          </table:table-cell>
          <table:table-cell table:style-name="ce15" office:value-type="float" office:value="298023.853525146">
            <text:p>298,024</text:p>
          </table:table-cell>
          <table:table-cell table:style-name="ce15" office:value-type="float" office:value="47946.0850919926">
            <text:p>47,946</text:p>
          </table:table-cell>
          <table:table-cell table:style-name="ce21" office:value-type="float" office:value="0.16088002528947">
            <text:p>0.1609</text:p>
          </table:table-cell>
          <table:table-cell table:style-name="ce15" office:value-type="float" office:value="391998.180305452">
            <text:p>391,998</text:p>
          </table:table-cell>
          <table:table-cell table:style-name="ce15" office:value-type="float" office:value="204049.526744841">
            <text:p>204,050</text:p>
          </table:table-cell>
          <table:table-cell office:value-type="string">
            <text:p>Unintentional Other Specified</text:p>
          </table:table-cell>
          <table:table-cell table:style-name="ce15" office:value-type="float" office:value="298024">
            <text:p>298,02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style-name="ce15" office:value-type="float" office:value="3906">
            <text:p>3,906</text:p>
          </table:table-cell>
          <table:table-cell table:style-name="ce15" office:value-type="float" office:value="220762.681965022">
            <text:p>220,763</text:p>
          </table:table-cell>
          <table:table-cell table:style-name="ce15" office:value-type="float" office:value="36313.1127269438">
            <text:p>36,313</text:p>
          </table:table-cell>
          <table:table-cell table:style-name="ce21" office:value-type="float" office:value="0.16448936207749">
            <text:p>0.1645</text:p>
          </table:table-cell>
          <table:table-cell table:style-name="ce15" office:value-type="float" office:value="291936.382909832">
            <text:p>291,936</text:p>
          </table:table-cell>
          <table:table-cell table:style-name="ce15" office:value-type="float" office:value="149588.981020212">
            <text:p>149,589</text:p>
          </table:table-cell>
          <table:table-cell office:value-type="string">
            <text:p>Unintentional Poisoning</text:p>
          </table:table-cell>
          <table:table-cell table:style-name="ce15" office:value-type="float" office:value="220763">
            <text:p>220,76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style-name="ce15" office:value-type="float" office:value="2704">
            <text:p>2,704</text:p>
          </table:table-cell>
          <table:table-cell table:style-name="ce15" office:value-type="float" office:value="154888.937877588">
            <text:p>154,889</text:p>
          </table:table-cell>
          <table:table-cell table:style-name="ce15" office:value-type="float" office:value="22675.1273877086">
            <text:p>22,675</text:p>
          </table:table-cell>
          <table:table-cell table:style-name="ce21" office:value-type="float" office:value="0.14639604156643">
            <text:p>0.1464</text:p>
          </table:table-cell>
          <table:table-cell table:style-name="ce15" office:value-type="float" office:value="199332.187557498">
            <text:p>199,332</text:p>
          </table:table-cell>
          <table:table-cell table:style-name="ce15" office:value-type="float" office:value="110445.688197679">
            <text:p>110,446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154889">
            <text:p>154,88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style-name="ce15" office:value-type="float" office:value="1926">
            <text:p>1,926</text:p>
          </table:table-cell>
          <table:table-cell table:style-name="ce15" office:value-type="float" office:value="137511.836878381">
            <text:p>137,512</text:p>
          </table:table-cell>
          <table:table-cell table:style-name="ce15" office:value-type="float" office:value="14943.4164722053">
            <text:p>14,943</text:p>
          </table:table-cell>
          <table:table-cell table:style-name="ce21" office:value-type="float" office:value="0.10867003751409">
            <text:p>0.1087</text:p>
          </table:table-cell>
          <table:table-cell table:style-name="ce15" office:value-type="float" office:value="166800.933163903">
            <text:p>166,801</text:p>
          </table:table-cell>
          <table:table-cell table:style-name="ce15" office:value-type="float" office:value="108222.740592858">
            <text:p>108,223</text:p>
          </table:table-cell>
          <table:table-cell office:value-type="string">
            <text:p>Unintentional Other Bite/Sting</text:p>
          </table:table-cell>
          <table:table-cell table:style-name="ce15" office:value-type="float" office:value="137512">
            <text:p>137,51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15" office:value-type="float" office:value="1417">
            <text:p>1,417</text:p>
          </table:table-cell>
          <table:table-cell table:style-name="ce15" office:value-type="float" office:value="96498.305467241">
            <text:p>96,498</text:p>
          </table:table-cell>
          <table:table-cell table:style-name="ce15" office:value-type="float" office:value="8437.44857660666">
            <text:p>8,437</text:p>
          </table:table-cell>
          <table:table-cell table:style-name="ce21" office:value-type="float" office:value="0.08743623564945">
            <text:p>0.0874</text:p>
          </table:table-cell>
          <table:table-cell table:style-name="ce15" office:value-type="float" office:value="113035.70467739">
            <text:p>113,036</text:p>
          </table:table-cell>
          <table:table-cell table:style-name="ce15" office:value-type="float" office:value="79960.9062570919">
            <text:p>79,961</text:p>
          </table:table-cell>
          <table:table-cell office:value-type="string">
            <text:p>Unintentional Other Transport</text:p>
          </table:table-cell>
          <table:table-cell table:style-name="ce15" office:value-type="float" office:value="96498">
            <text:p>96,49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style-name="ce15" office:value-type="float" office:value="1193">
            <text:p>1,193</text:p>
          </table:table-cell>
          <table:table-cell table:style-name="ce15" office:value-type="float" office:value="87635.057394458">
            <text:p>87,635</text:p>
          </table:table-cell>
          <table:table-cell table:style-name="ce15" office:value-type="float" office:value="8345.51185320976">
            <text:p>8,346</text:p>
          </table:table-cell>
          <table:table-cell table:style-name="ce21" office:value-type="float" office:value="0.09523028912556">
            <text:p>0.0952</text:p>
          </table:table-cell>
          <table:table-cell table:style-name="ce15" office:value-type="float" office:value="103992.260626749">
            <text:p>103,992</text:p>
          </table:table-cell>
          <table:table-cell table:style-name="ce15" office:value-type="float" office:value="71277.8541621668">
            <text:p>71,278</text:p>
          </table:table-cell>
          <table:table-cell office:value-type="string">
            <text:p>Unintentional Foreign Body</text:p>
          </table:table-cell>
          <table:table-cell table:style-name="ce15" office:value-type="float" office:value="87635">
            <text:p>87,63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style-name="ce15" office:value-type="float" office:value="1420">
            <text:p>1,420</text:p>
          </table:table-cell>
          <table:table-cell table:style-name="ce15" office:value-type="float" office:value="81001.267952672">
            <text:p>81,001</text:p>
          </table:table-cell>
          <table:table-cell table:style-name="ce15" office:value-type="float" office:value="10455.0640541347">
            <text:p>10,455</text:p>
          </table:table-cell>
          <table:table-cell table:style-name="ce21" office:value-type="float" office:value="0.12907284439354">
            <text:p>0.1291</text:p>
          </table:table-cell>
          <table:table-cell table:style-name="ce15" office:value-type="float" office:value="101493.193498776">
            <text:p>101,493</text:p>
          </table:table-cell>
          <table:table-cell table:style-name="ce15" office:value-type="float" office:value="60509.3424065679">
            <text:p>60,509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81001">
            <text:p>81,00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style-name="ce15" office:value-type="float" office:value="946">
            <text:p>946</text:p>
          </table:table-cell>
          <table:table-cell table:style-name="ce15" office:value-type="float" office:value="72033.824897867">
            <text:p>72,034</text:p>
          </table:table-cell>
          <table:table-cell table:style-name="ce15" office:value-type="float" office:value="7535.18258831915">
            <text:p>7,535</text:p>
          </table:table-cell>
          <table:table-cell table:style-name="ce21" office:value-type="float" office:value="0.10460617076773">
            <text:p>0.1046</text:p>
          </table:table-cell>
          <table:table-cell table:style-name="ce15" office:value-type="float" office:value="86802.7827709725">
            <text:p>86,803</text:p>
          </table:table-cell>
          <table:table-cell table:style-name="ce15" office:value-type="float" office:value="57264.8670247614">
            <text:p>57,265</text:p>
          </table:table-cell>
          <table:table-cell office:value-type="string">
            <text:p>Unintentional Machinery</text:p>
          </table:table-cell>
          <table:table-cell table:style-name="ce15" office:value-type="float" office:value="72034">
            <text:p>72,03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style-name="ce15" office:value-type="float" office:value="1160">
            <text:p>1,160</text:p>
          </table:table-cell>
          <table:table-cell table:style-name="ce15" office:value-type="float" office:value="71010.793537095">
            <text:p>71,011</text:p>
          </table:table-cell>
          <table:table-cell table:style-name="ce15" office:value-type="float" office:value="11290.6685250336">
            <text:p>11,291</text:p>
          </table:table-cell>
          <table:table-cell table:style-name="ce21" office:value-type="float" office:value="0.15899932901236">
            <text:p>0.1590</text:p>
          </table:table-cell>
          <table:table-cell table:style-name="ce15" office:value-type="float" office:value="93140.503846161">
            <text:p>93,141</text:p>
          </table:table-cell>
          <table:table-cell table:style-name="ce15" office:value-type="float" office:value="48881.083228029">
            <text:p>48,881</text:p>
          </table:table-cell>
          <table:table-cell office:value-type="string">
            <text:p>Unintentional Pedal Cyclist</text:p>
          </table:table-cell>
          <table:table-cell table:style-name="ce15" office:value-type="float" office:value="71011">
            <text:p>71,01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style-name="ce15" office:value-type="float" office:value="902">
            <text:p>902</text:p>
          </table:table-cell>
          <table:table-cell table:style-name="ce15" office:value-type="float" office:value="60988.485202488">
            <text:p>60,988</text:p>
          </table:table-cell>
          <table:table-cell table:style-name="ce15" office:value-type="float" office:value="12303.6561351981">
            <text:p>12,304</text:p>
          </table:table-cell>
          <table:table-cell table:style-name="ce21" office:value-type="float" office:value="0.20173736229632">
            <text:p>0.2017</text:p>
          </table:table-cell>
          <table:table-cell table:style-name="ce15" office:value-type="float" office:value="85103.6512274763">
            <text:p>85,104</text:p>
          </table:table-cell>
          <table:table-cell table:style-name="ce15" office:value-type="float" office:value="36873.3191774996">
            <text:p>36,873</text:p>
          </table:table-cell>
          <table:table-cell office:value-type="string">
            <text:p>Unintentional Motorcyclist</text:p>
          </table:table-cell>
          <table:table-cell table:style-name="ce15" office:value-type="float" office:value="60988">
            <text:p>60,98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style-name="ce15" office:value-type="float" office:value="718">
            <text:p>718</text:p>
          </table:table-cell>
          <table:table-cell table:style-name="ce15" office:value-type="float" office:value="48829.36669248">
            <text:p>48,829</text:p>
          </table:table-cell>
          <table:table-cell table:style-name="ce15" office:value-type="float" office:value="4282.11876745555">
            <text:p>4,282</text:p>
          </table:table-cell>
          <table:table-cell table:style-name="ce21" office:value-type="float" office:value="0.08769556227144">
            <text:p>0.0877</text:p>
          </table:table-cell>
          <table:table-cell table:style-name="ce15" office:value-type="float" office:value="57222.3194766928">
            <text:p>57,222</text:p>
          </table:table-cell>
          <table:table-cell table:style-name="ce15" office:value-type="float" office:value="40436.4139082671">
            <text:p>40,436</text:p>
          </table:table-cell>
          <table:table-cell office:value-type="string">
            <text:p>Unintentional Fire/Burn</text:p>
          </table:table-cell>
          <table:table-cell table:style-name="ce15" office:value-type="float" office:value="48829">
            <text:p>48,82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style-name="ce15" office:value-type="float" office:value="602">
            <text:p>602</text:p>
          </table:table-cell>
          <table:table-cell table:style-name="ce15" office:value-type="float" office:value="40916.539487433">
            <text:p>40,917</text:p>
          </table:table-cell>
          <table:table-cell table:style-name="ce15" office:value-type="float" office:value="4967.46705106668">
            <text:p>4,967</text:p>
          </table:table-cell>
          <table:table-cell table:style-name="ce21" office:value-type="float" office:value="0.12140486740312">
            <text:p>0.1214</text:p>
          </table:table-cell>
          <table:table-cell table:style-name="ce15" office:value-type="float" office:value="50652.7749075237">
            <text:p>50,653</text:p>
          </table:table-cell>
          <table:table-cell table:style-name="ce15" office:value-type="float" office:value="31180.3040673422">
            <text:p>31,180</text:p>
          </table:table-cell>
          <table:table-cell office:value-type="string">
            <text:p>Unintentional Dog Bite</text:p>
          </table:table-cell>
          <table:table-cell table:style-name="ce15" office:value-type="float" office:value="40917">
            <text:p>40,91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table:style-name="ce15" office:value-type="float" office:value="616">
            <text:p>616</text:p>
          </table:table-cell>
          <table:table-cell table:style-name="ce15" office:value-type="float" office:value="34890.599625086">
            <text:p>34,891</text:p>
          </table:table-cell>
          <table:table-cell table:style-name="ce15" office:value-type="float" office:value="6097.97087053877">
            <text:p>6,098</text:p>
          </table:table-cell>
          <table:table-cell table:style-name="ce21" office:value-type="float" office:value="0.17477403472751">
            <text:p>0.1748</text:p>
          </table:table-cell>
          <table:table-cell table:style-name="ce15" office:value-type="float" office:value="46842.6225313419">
            <text:p>46,843</text:p>
          </table:table-cell>
          <table:table-cell table:style-name="ce15" office:value-type="float" office:value="22938.57671883">
            <text:p>22,939</text:p>
          </table:table-cell>
          <table:table-cell office:value-type="string">
            <text:p>Unintentional Pedestrian</text:p>
          </table:table-cell>
          <table:table-cell table:style-name="ce15" office:value-type="float" office:value="34891">
            <text:p>34,891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table:style-name="ce15" office:value-type="float" office:value="445">
            <text:p>445</text:p>
          </table:table-cell>
          <table:table-cell table:style-name="ce15" office:value-type="float" office:value="30939.133255686">
            <text:p>30,939</text:p>
          </table:table-cell>
          <table:table-cell table:style-name="ce15" office:value-type="float" office:value="5014.82861916571">
            <text:p>5,015</text:p>
          </table:table-cell>
          <table:table-cell table:style-name="ce21" office:value-type="float" office:value="0.16208691360945">
            <text:p>0.1621</text:p>
          </table:table-cell>
          <table:table-cell table:style-name="ce15" office:value-type="float" office:value="40768.1973492508">
            <text:p>40,768</text:p>
          </table:table-cell>
          <table:table-cell table:style-name="ce15" office:value-type="float" office:value="21110.0691621212">
            <text:p>21,110</text:p>
          </table:table-cell>
          <table:table-cell office:value-type="string">
            <text:p>Self-harm Poisoning</text:p>
          </table:table-cell>
          <table:table-cell table:style-name="ce15" office:value-type="float" office:value="30939">
            <text:p>30,93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style-name="ce15" office:value-type="float" office:value="275">
            <text:p>275</text:p>
          </table:table-cell>
          <table:table-cell table:style-name="ce15" office:value-type="float" office:value="14259.009421276">
            <text:p>14,259</text:p>
          </table:table-cell>
          <table:table-cell table:style-name="ce15" office:value-type="float" office:value="4188.37984699784">
            <text:p>4,188</text:p>
          </table:table-cell>
          <table:table-cell table:style-name="ce21" office:value-type="float" office:value="0.29373568129833">
            <text:p>0.2937</text:p>
          </table:table-cell>
          <table:table-cell table:style-name="ce15" office:value-type="float" office:value="22468.2339213917">
            <text:p>22,468</text:p>
          </table:table-cell>
          <table:table-cell table:style-name="ce15" office:value-type="float" office:value="6049.78492116022">
            <text:p>6,050</text:p>
          </table:table-cell>
          <table:table-cell office:value-type="string">
            <text:p>Other Assault <text:s/>Cut/Pierce</text:p>
          </table:table-cell>
          <table:table-cell table:style-name="ce15" office:value-type="float" office:value="14259">
            <text:p>14,25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5" office:value-type="float" office:value="38749">
            <text:p>38,749</text:p>
          </table:table-cell>
          <table:table-cell table:style-name="ce15" office:value-type="float" office:value="2700277.64781729">
            <text:p>2,700,278</text:p>
          </table:table-cell>
          <table:table-cell table:style-name="ce15" office:value-type="float" office:value="224839.146692758">
            <text:p>224,839</text:p>
          </table:table-cell>
          <table:table-cell table:style-name="ce21" office:value-type="float" office:value="0.08326519566404">
            <text:p>0.0833</text:p>
          </table:table-cell>
          <table:table-cell table:style-name="ce15" office:value-type="float" office:value="3140962.3753351">
            <text:p>3,140,962</text:p>
          </table:table-cell>
          <table:table-cell table:style-name="ce15" office:value-type="float" office:value="2259592.92029949">
            <text:p>2,259,593</text:p>
          </table:table-cell>
          <table:table-cell office:value-type="string">
            <text:p>Unintentional Fall</text:p>
          </table:table-cell>
          <table:table-cell table:style-name="ce15" office:value-type="float" office:value="2700278">
            <text:p>2,700,27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5" office:value-type="float" office:value="6947">
            <text:p>6,947</text:p>
          </table:table-cell>
          <table:table-cell table:style-name="ce15" office:value-type="float" office:value="506394.172870516">
            <text:p>506,394</text:p>
          </table:table-cell>
          <table:table-cell table:style-name="ce15" office:value-type="float" office:value="43591.2529977405">
            <text:p>43,591</text:p>
          </table:table-cell>
          <table:table-cell table:style-name="ce21" office:value-type="float" office:value="0.08608166391536">
            <text:p>0.0861</text:p>
          </table:table-cell>
          <table:table-cell table:style-name="ce15" office:value-type="float" office:value="591833.028746087">
            <text:p>591,833</text:p>
          </table:table-cell>
          <table:table-cell table:style-name="ce15" office:value-type="float" office:value="420955.316994944">
            <text:p>420,955</text:p>
          </table:table-cell>
          <table:table-cell office:value-type="string">
            <text:p>Unintentional Overexertion</text:p>
          </table:table-cell>
          <table:table-cell table:style-name="ce15" office:value-type="float" office:value="506394">
            <text:p>506,39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5" office:value-type="float" office:value="7520">
            <text:p>7,520</text:p>
          </table:table-cell>
          <table:table-cell table:style-name="ce15" office:value-type="float" office:value="459022.848561014">
            <text:p>459,023</text:p>
          </table:table-cell>
          <table:table-cell table:style-name="ce15" office:value-type="float" office:value="44376.00941517">
            <text:p>44,376</text:p>
          </table:table-cell>
          <table:table-cell table:style-name="ce21" office:value-type="float" office:value="0.09667494669227">
            <text:p>0.0967</text:p>
          </table:table-cell>
          <table:table-cell table:style-name="ce15" office:value-type="float" office:value="545999.827014748">
            <text:p>546,000</text:p>
          </table:table-cell>
          <table:table-cell table:style-name="ce15" office:value-type="float" office:value="372045.870107281">
            <text:p>372,046</text:p>
          </table:table-cell>
          <table:table-cell office:value-type="string">
            <text:p>Unintentional MV-Occupant</text:p>
          </table:table-cell>
          <table:table-cell table:style-name="ce15" office:value-type="float" office:value="459023">
            <text:p>459,023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style-name="ce15" office:value-type="float" office:value="6349">
            <text:p>6,349</text:p>
          </table:table-cell>
          <table:table-cell table:style-name="ce15" office:value-type="float" office:value="444805.43013383">
            <text:p>444,805</text:p>
          </table:table-cell>
          <table:table-cell table:style-name="ce15" office:value-type="float" office:value="40769.2002371844">
            <text:p>40,769</text:p>
          </table:table-cell>
          <table:table-cell table:style-name="ce21" office:value-type="float" office:value="0.0916562556912">
            <text:p>0.0917</text:p>
          </table:table-cell>
          <table:table-cell table:style-name="ce15" office:value-type="float" office:value="524713.062598712">
            <text:p>524,713</text:p>
          </table:table-cell>
          <table:table-cell table:style-name="ce15" office:value-type="float" office:value="364897.797668949">
            <text:p>364,898</text:p>
          </table:table-cell>
          <table:table-cell office:value-type="string">
            <text:p>Unintentional Struck By/Against</text:p>
          </table:table-cell>
          <table:table-cell table:style-name="ce15" office:value-type="float" office:value="444805">
            <text:p>444,80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15" office:value-type="float" office:value="3333">
            <text:p>3,333</text:p>
          </table:table-cell>
          <table:table-cell table:style-name="ce15" office:value-type="float" office:value="235028.930960659">
            <text:p>235,029</text:p>
          </table:table-cell>
          <table:table-cell table:style-name="ce15" office:value-type="float" office:value="20874.4735718502">
            <text:p>20,874</text:p>
          </table:table-cell>
          <table:table-cell table:style-name="ce21" office:value-type="float" office:value="0.08881661285922">
            <text:p>0.0888</text:p>
          </table:table-cell>
          <table:table-cell table:style-name="ce15" office:value-type="float" office:value="275942.899161485">
            <text:p>275,943</text:p>
          </table:table-cell>
          <table:table-cell table:style-name="ce15" office:value-type="float" office:value="194114.962759832">
            <text:p>194,115</text:p>
          </table:table-cell>
          <table:table-cell office:value-type="string">
            <text:p>Unintentional Cut/Pierce</text:p>
          </table:table-cell>
          <table:table-cell table:style-name="ce15" office:value-type="float" office:value="235029">
            <text:p>235,02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5" office:value-type="float" office:value="2412">
            <text:p>2,412</text:p>
          </table:table-cell>
          <table:table-cell table:style-name="ce15" office:value-type="float" office:value="169524.634546198">
            <text:p>169,525</text:p>
          </table:table-cell>
          <table:table-cell table:style-name="ce15" office:value-type="float" office:value="15964.423388589">
            <text:p>15,964</text:p>
          </table:table-cell>
          <table:table-cell table:style-name="ce21" office:value-type="float" office:value="0.0941717021324">
            <text:p>0.0942</text:p>
          </table:table-cell>
          <table:table-cell table:style-name="ce15" office:value-type="float" office:value="200814.904387832">
            <text:p>200,815</text:p>
          </table:table-cell>
          <table:table-cell table:style-name="ce15" office:value-type="float" office:value="138234.364704563">
            <text:p>138,234</text:p>
          </table:table-cell>
          <table:table-cell office:value-type="string">
            <text:p>Unintentional Other Bite/Sting</text:p>
          </table:table-cell>
          <table:table-cell table:style-name="ce15" office:value-type="float" office:value="169525">
            <text:p>169,52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style-name="ce15" office:value-type="float" office:value="2210">
            <text:p>2,210</text:p>
          </table:table-cell>
          <table:table-cell table:style-name="ce15" office:value-type="float" office:value="144043.952786368">
            <text:p>144,044</text:p>
          </table:table-cell>
          <table:table-cell table:style-name="ce15" office:value-type="float" office:value="16934.7175203212">
            <text:p>16,935</text:p>
          </table:table-cell>
          <table:table-cell table:style-name="ce21" office:value-type="float" office:value="0.11756632050661">
            <text:p>0.1176</text:p>
          </table:table-cell>
          <table:table-cell table:style-name="ce15" office:value-type="float" office:value="177235.999126197">
            <text:p>177,236</text:p>
          </table:table-cell>
          <table:table-cell table:style-name="ce15" office:value-type="float" office:value="110851.906446538">
            <text:p>110,852</text:p>
          </table:table-cell>
          <table:table-cell office:value-type="string">
            <text:p>Unintentional Poisoning</text:p>
          </table:table-cell>
          <table:table-cell table:style-name="ce15" office:value-type="float" office:value="144044">
            <text:p>144,04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table:style-name="ce15" office:value-type="float" office:value="2203">
            <text:p>2,203</text:p>
          </table:table-cell>
          <table:table-cell table:style-name="ce15" office:value-type="float" office:value="141868.359990537">
            <text:p>141,868</text:p>
          </table:table-cell>
          <table:table-cell table:style-name="ce15" office:value-type="float" office:value="16816.3135902304">
            <text:p>16,816</text:p>
          </table:table-cell>
          <table:table-cell table:style-name="ce21" office:value-type="float" office:value="0.11853463021178">
            <text:p>0.1185</text:p>
          </table:table-cell>
          <table:table-cell table:style-name="ce15" office:value-type="float" office:value="174828.334627388">
            <text:p>174,828</text:p>
          </table:table-cell>
          <table:table-cell table:style-name="ce15" office:value-type="float" office:value="108908.385353685">
            <text:p>108,908</text:p>
          </table:table-cell>
          <table:table-cell office:value-type="string">
            <text:p>Unintentional Other Specified</text:p>
          </table:table-cell>
          <table:table-cell table:style-name="ce15" office:value-type="float" office:value="141868">
            <text:p>141,86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table:style-name="ce15" office:value-type="float" office:value="1492">
            <text:p>1,492</text:p>
          </table:table-cell>
          <table:table-cell table:style-name="ce15" office:value-type="float" office:value="101216.107420454">
            <text:p>101,216</text:p>
          </table:table-cell>
          <table:table-cell table:style-name="ce15" office:value-type="float" office:value="8093.77012814272">
            <text:p>8,094</text:p>
          </table:table-cell>
          <table:table-cell table:style-name="ce21" office:value-type="float" office:value="0.07996523808726">
            <text:p>0.0800</text:p>
          </table:table-cell>
          <table:table-cell table:style-name="ce15" office:value-type="float" office:value="117079.896871613">
            <text:p>117,080</text:p>
          </table:table-cell>
          <table:table-cell table:style-name="ce15" office:value-type="float" office:value="85352.3179692942">
            <text:p>85,352</text:p>
          </table:table-cell>
          <table:table-cell office:value-type="string">
            <text:p>Unintentional Other Transport</text:p>
          </table:table-cell>
          <table:table-cell table:style-name="ce15" office:value-type="float" office:value="101216">
            <text:p>101,216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15" office:value-type="float" office:value="1490">
            <text:p>1,490</text:p>
          </table:table-cell>
          <table:table-cell table:style-name="ce15" office:value-type="float" office:value="92743.760724373">
            <text:p>92,744</text:p>
          </table:table-cell>
          <table:table-cell table:style-name="ce15" office:value-type="float" office:value="11694.5953377271">
            <text:p>11,695</text:p>
          </table:table-cell>
          <table:table-cell table:style-name="ce21" office:value-type="float" office:value="0.12609576370838">
            <text:p>0.1261</text:p>
          </table:table-cell>
          <table:table-cell table:style-name="ce15" office:value-type="float" office:value="115665.167586318">
            <text:p>115,665</text:p>
          </table:table-cell>
          <table:table-cell table:style-name="ce15" office:value-type="float" office:value="69822.3538624278">
            <text:p>69,822</text:p>
          </table:table-cell>
          <table:table-cell office:value-type="string">
            <text:p>Other Assault <text:s/>Struck By/Against</text:p>
          </table:table-cell>
          <table:table-cell table:style-name="ce15" office:value-type="float" office:value="92744">
            <text:p>92,744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style-name="ce15" office:value-type="float" office:value="1492">
            <text:p>1,492</text:p>
          </table:table-cell>
          <table:table-cell table:style-name="ce15" office:value-type="float" office:value="85948.608602716">
            <text:p>85,949</text:p>
          </table:table-cell>
          <table:table-cell table:style-name="ce15" office:value-type="float" office:value="12459.2091194428">
            <text:p>12,459</text:p>
          </table:table-cell>
          <table:table-cell table:style-name="ce21" office:value-type="float" office:value="0.14496114971486">
            <text:p>0.1450</text:p>
          </table:table-cell>
          <table:table-cell table:style-name="ce15" office:value-type="float" office:value="110368.658476824">
            <text:p>110,369</text:p>
          </table:table-cell>
          <table:table-cell table:style-name="ce15" office:value-type="float" office:value="61528.558728608">
            <text:p>61,529</text:p>
          </table:table-cell>
          <table:table-cell office:value-type="string">
            <text:p>Unintentional Unknown/Unspecified</text:p>
          </table:table-cell>
          <table:table-cell table:style-name="ce15" office:value-type="float" office:value="85949">
            <text:p>85,94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style-name="ce15" office:value-type="float" office:value="794">
            <text:p>794</text:p>
          </table:table-cell>
          <table:table-cell table:style-name="ce15" office:value-type="float" office:value="54868.056521227">
            <text:p>54,868</text:p>
          </table:table-cell>
          <table:table-cell table:style-name="ce15" office:value-type="float" office:value="4458.83650740524">
            <text:p>4,459</text:p>
          </table:table-cell>
          <table:table-cell table:style-name="ce21" office:value-type="float" office:value="0.08126470646322">
            <text:p>0.0813</text:p>
          </table:table-cell>
          <table:table-cell table:style-name="ce15" office:value-type="float" office:value="63607.3760757412">
            <text:p>63,607</text:p>
          </table:table-cell>
          <table:table-cell table:style-name="ce15" office:value-type="float" office:value="46128.7369667127">
            <text:p>46,129</text:p>
          </table:table-cell>
          <table:table-cell office:value-type="string">
            <text:p>Unintentional Fire/Burn</text:p>
          </table:table-cell>
          <table:table-cell table:style-name="ce15" office:value-type="float" office:value="54868">
            <text:p>54,86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table:style-name="ce15" office:value-type="float" office:value="781">
            <text:p>781</text:p>
          </table:table-cell>
          <table:table-cell table:style-name="ce15" office:value-type="float" office:value="51029.044013852">
            <text:p>51,029</text:p>
          </table:table-cell>
          <table:table-cell table:style-name="ce15" office:value-type="float" office:value="5169.2685028456">
            <text:p>5,169</text:p>
          </table:table-cell>
          <table:table-cell table:style-name="ce21" office:value-type="float" office:value="0.10130051625976">
            <text:p>0.1013</text:p>
          </table:table-cell>
          <table:table-cell table:style-name="ce15" office:value-type="float" office:value="61160.8102794294">
            <text:p>61,161</text:p>
          </table:table-cell>
          <table:table-cell table:style-name="ce15" office:value-type="float" office:value="40897.2777482746">
            <text:p>40,897</text:p>
          </table:table-cell>
          <table:table-cell office:value-type="string">
            <text:p>Unintentional Foreign Body</text:p>
          </table:table-cell>
          <table:table-cell table:style-name="ce15" office:value-type="float" office:value="51029">
            <text:p>51,029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style-name="ce15" office:value-type="float" office:value="708">
            <text:p>708</text:p>
          </table:table-cell>
          <table:table-cell table:style-name="ce15" office:value-type="float" office:value="49284.871536356">
            <text:p>49,285</text:p>
          </table:table-cell>
          <table:table-cell table:style-name="ce15" office:value-type="float" office:value="4873.93990833926">
            <text:p>4,874</text:p>
          </table:table-cell>
          <table:table-cell table:style-name="ce21" office:value-type="float" office:value="0.0988932253733">
            <text:p>0.0989</text:p>
          </table:table-cell>
          <table:table-cell table:style-name="ce15" office:value-type="float" office:value="58837.7937567009">
            <text:p>58,838</text:p>
          </table:table-cell>
          <table:table-cell table:style-name="ce15" office:value-type="float" office:value="39731.949316011">
            <text:p>39,732</text:p>
          </table:table-cell>
          <table:table-cell office:value-type="string">
            <text:p>Unintentional Dog Bite</text:p>
          </table:table-cell>
          <table:table-cell table:style-name="ce15" office:value-type="float" office:value="49285">
            <text:p>49,285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style-name="ce15" office:value-type="float" office:value="591">
            <text:p>591</text:p>
          </table:table-cell>
          <table:table-cell table:style-name="ce15" office:value-type="float" office:value="42986.618140202">
            <text:p>42,987</text:p>
          </table:table-cell>
          <table:table-cell table:style-name="ce15" office:value-type="float" office:value="5185.68971801211">
            <text:p>5,186</text:p>
          </table:table-cell>
          <table:table-cell table:style-name="ce21" office:value-type="float" office:value="0.1206349776365">
            <text:p>0.1206</text:p>
          </table:table-cell>
          <table:table-cell table:style-name="ce15" office:value-type="float" office:value="53150.5699875057">
            <text:p>53,151</text:p>
          </table:table-cell>
          <table:table-cell table:style-name="ce15" office:value-type="float" office:value="32822.6662928982">
            <text:p>32,823</text:p>
          </table:table-cell>
          <table:table-cell office:value-type="string">
            <text:p>Self-harm Poisoning</text:p>
          </table:table-cell>
          <table:table-cell table:style-name="ce15" office:value-type="float" office:value="42987">
            <text:p>42,98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table:style-name="ce15" office:value-type="float" office:value="565">
            <text:p>565</text:p>
          </table:table-cell>
          <table:table-cell table:style-name="ce15" office:value-type="float" office:value="29737.757489337">
            <text:p>29,738</text:p>
          </table:table-cell>
          <table:table-cell table:style-name="ce15" office:value-type="float" office:value="7382.38015460924">
            <text:p>7,382</text:p>
          </table:table-cell>
          <table:table-cell table:style-name="ce21" office:value-type="float" office:value="0.24824938992983">
            <text:p>0.2482</text:p>
          </table:table-cell>
          <table:table-cell table:style-name="ce15" office:value-type="float" office:value="44207.2225923711">
            <text:p>44,207</text:p>
          </table:table-cell>
          <table:table-cell table:style-name="ce15" office:value-type="float" office:value="15268.2923863028">
            <text:p>15,268</text:p>
          </table:table-cell>
          <table:table-cell office:value-type="string">
            <text:p>Unintentional Pedestrian</text:p>
          </table:table-cell>
          <table:table-cell table:style-name="ce15" office:value-type="float" office:value="29738">
            <text:p>29,738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style-name="ce15" office:value-type="float" office:value="392">
            <text:p>392</text:p>
          </table:table-cell>
          <table:table-cell table:style-name="ce15" office:value-type="float" office:value="27772.431716926">
            <text:p>27,772</text:p>
          </table:table-cell>
          <table:table-cell table:style-name="ce15" office:value-type="float" office:value="4641.4981537309">
            <text:p>4,641</text:p>
          </table:table-cell>
          <table:table-cell table:style-name="ce21" office:value-type="float" office:value="0.1671260983208">
            <text:p>0.1671</text:p>
          </table:table-cell>
          <table:table-cell table:style-name="ce15" office:value-type="float" office:value="36869.7680982385">
            <text:p>36,870</text:p>
          </table:table-cell>
          <table:table-cell table:style-name="ce15" office:value-type="float" office:value="18675.0953356134">
            <text:p>18,675</text:p>
          </table:table-cell>
          <table:table-cell office:value-type="string">
            <text:p>Unintentional Pedal Cyclist</text:p>
          </table:table-cell>
          <table:table-cell table:style-name="ce15" office:value-type="float" office:value="27772">
            <text:p>27,772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table:style-name="ce15" office:value-type="float" office:value="196">
            <text:p>196</text:p>
          </table:table-cell>
          <table:table-cell table:style-name="ce15" office:value-type="float" office:value="13926.902111607">
            <text:p>13,927</text:p>
          </table:table-cell>
          <table:table-cell table:style-name="ce15" office:value-type="float" office:value="2236.86840745222">
            <text:p>2,237</text:p>
          </table:table-cell>
          <table:table-cell table:style-name="ce21" office:value-type="float" office:value="0.16061492997699">
            <text:p>0.1606</text:p>
          </table:table-cell>
          <table:table-cell table:style-name="ce15" office:value-type="float" office:value="18311.1641902133">
            <text:p>18,311</text:p>
          </table:table-cell>
          <table:table-cell table:style-name="ce15" office:value-type="float" office:value="9542.64003300064">
            <text:p>9,543</text:p>
          </table:table-cell>
          <table:table-cell office:value-type="string">
            <text:p>Unintentional Motorcyclist</text:p>
          </table:table-cell>
          <table:table-cell table:style-name="ce15" office:value-type="float" office:value="13927">
            <text:p>13,92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table:style-name="ce15" office:value-type="float" office:value="151">
            <text:p>151</text:p>
          </table:table-cell>
          <table:table-cell table:style-name="ce15" office:value-type="float" office:value="10076.793799368">
            <text:p>10,077</text:p>
          </table:table-cell>
          <table:table-cell table:style-name="ce15" office:value-type="float" office:value="1771.20804284321">
            <text:p>1,771</text:p>
          </table:table-cell>
          <table:table-cell table:style-name="ce21" office:value-type="float" office:value="0.17577099205446">
            <text:p>0.1758</text:p>
          </table:table-cell>
          <table:table-cell table:style-name="ce15" office:value-type="float" office:value="13548.3615633407">
            <text:p>13,548</text:p>
          </table:table-cell>
          <table:table-cell table:style-name="ce15" office:value-type="float" office:value="6605.2260353953">
            <text:p>6,605</text:p>
          </table:table-cell>
          <table:table-cell office:value-type="string">
            <text:p>Self-harm Other Specified</text:p>
          </table:table-cell>
          <table:table-cell table:style-name="ce15" office:value-type="float" office:value="10077">
            <text:p>10,077</text:p>
          </table:table-cell>
          <table:table-cell table:style-name="ce15"/>
          <table:table-cell table:number-columns-repeated="1008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45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style-name="ce15" office:value-type="float" office:value="163">
            <text:p>163</text:p>
          </table:table-cell>
          <table:table-cell table:style-name="ce15" office:value-type="float" office:value="10059.775193272">
            <text:p>10,060</text:p>
          </table:table-cell>
          <table:table-cell table:style-name="ce15" office:value-type="float" office:value="2038.62073786891">
            <text:p>2,039</text:p>
          </table:table-cell>
          <table:table-cell table:style-name="ce21" office:value-type="float" office:value="0.20265072516057">
            <text:p>0.2027</text:p>
          </table:table-cell>
          <table:table-cell table:style-name="ce15" office:value-type="float" office:value="14055.471839495">
            <text:p>14,055</text:p>
          </table:table-cell>
          <table:table-cell table:style-name="ce15" office:value-type="float" office:value="6064.07854704892">
            <text:p>6,064</text:p>
          </table:table-cell>
          <table:table-cell office:value-type="string">
            <text:p>Unintentional Inhalation/Suffocation</text:p>
          </table:table-cell>
          <table:table-cell table:style-name="ce15" office:value-type="float" office:value="10060">
            <text:p>10,060</text:p>
          </table:table-cell>
          <table:table-cell table:style-name="ce15"/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15" table:number-columns-repeated="6"/>
          <table:table-cell table:number-columns-repeated="1011"/>
        </table:table-row>
        <table:table-row table:style-name="ro1">
          <table:table-cell office:value-type="string">
            <text:p>Sex</text:p>
          </table:table-cell>
          <table:table-cell office:value-type="string">
            <text:p>Race/Ethnicity</text:p>
          </table:table-cell>
          <table:table-cell office:value-type="string">
            <text:p>Age Group</text:p>
          </table:table-cell>
          <table:table-cell office:value-type="string">
            <text:p>First Year</text:p>
          </table:table-cell>
          <table:table-cell office:value-type="string">
            <text:p>Last Year</text:p>
          </table:table-cell>
          <table:table-cell office:value-type="string">
            <text:p>Cause of Death</text:p>
          </table:table-cell>
          <table:table-cell office:value-type="string">
            <text:p>Injuries</text:p>
          </table:table-cell>
          <table:table-cell table:style-name="ce15" office:value-type="string">
            <text:p>Population</text:p>
          </table:table-cell>
          <table:table-cell table:style-name="ce15" office:value-type="string">
            <text:p>records</text:p>
          </table:table-cell>
          <table:table-cell table:style-name="ce15" office:value-type="string">
            <text:p>cv</text:p>
          </table:table-cell>
          <table:table-cell table:style-name="ce15" office:value-type="string">
            <text:p>Crude Rate</text:p>
          </table:table-cell>
          <table:table-cell table:style-name="ce15" office:value-type="string">
            <text:p>Number of$Records</text:p>
          </table:table-cell>
          <table:table-cell table:style-name="ce15" office:value-type="string">
            <text:p>Standard$Error</text:p>
          </table:table-cell>
          <table:table-cell office:value-type="string">
            <text:p>CV</text:p>
          </table:table-cell>
          <table:table-cell office:value-type="string">
            <text:p>Lower 95%$Confidence$Limit</text:p>
          </table:table-cell>
          <table:table-cell/>
          <table:table-cell office:value-type="string">
            <text:p>Upper 95%$Confidence$Limit</text:p>
          </table:table-cell>
          <table:table-cell table:number-columns-repeated="1007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9046555.21446772">
            <text:p>9046555.21446772</text:p>
          </table:table-cell>
          <table:table-cell table:style-name="ce15" office:value-type="float" office:value="62941525">
            <text:p>62,941,525</text:p>
          </table:table-cell>
          <table:table-cell table:style-name="ce15" office:value-type="float" office:value="135136">
            <text:p>135,136</text:p>
          </table:table-cell>
          <table:table-cell table:style-name="ce15" office:value-type="float" office:value="0.03817360354466">
            <text:p>0</text:p>
          </table:table-cell>
          <table:table-cell table:style-name="ce15" office:value-type="float" office:value="14372.9520606113">
            <text:p>14,373</text:p>
          </table:table-cell>
          <table:table-cell table:style-name="ce15" office:value-type="float" office:value="135136">
            <text:p>135,136</text:p>
          </table:table-cell>
          <table:table-cell table:style-name="ce15" office:value-type="float" office:value="345339.612202032">
            <text:p>345,340</text:p>
          </table:table-cell>
          <table:table-cell office:value-type="float" office:value="0.03817360354466">
            <text:p>0.0381736035</text:p>
          </table:table-cell>
          <table:table-cell office:value-type="float" office:value="8369689.57455174">
            <text:p>8369689.57455174</text:p>
          </table:table-cell>
          <table:table-cell/>
          <table:table-cell office:value-type="float" office:value="9723420.85438371">
            <text:p>9723420.85438371</text:p>
          </table:table-cell>
          <table:table-cell table:number-columns-repeated="1007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-fatal extract totals" table:style-name="ta7" table:print="false">
        <table:table-column table:style-name="co7" table:number-columns-repeated="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7" table:default-cell-style-name="Excel_20_Built-in_20_Normal"/>
        <table:table-column table:style-name="co36" table:default-cell-style-name="Excel_20_Built-in_20_Normal"/>
        <table:table-column table:style-name="co37" table:default-cell-style-name="ce22"/>
        <table:table-column table:style-name="co9" table:default-cell-style-name="Excel_20_Built-in_20_Normal"/>
        <table:table-column table:style-name="co7" table:number-columns-repeated="6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7" table:number-columns-repeated="1005" table:default-cell-style-name="Excel_20_Built-in_20_Normal"/>
        <table:table-row table:style-name="ro1">
          <table:table-cell table:style-name="ce12" office:value-type="string" table:number-columns-spanned="7" table:number-rows-spanned="1">
            <text:p>Non-fatal injuries by sex, broad age group, and broad cause, U.S. 2001 and 2010 (NEISS AIP)</text:p>
          </table:table-cell>
          <table:covered-table-cell table:number-columns-repeated="6" table:style-name="ce1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>
            <text:p>age spec</text:p>
          </table:table-cell>
          <table:table-cell table:style-name="ce2" office:value-type="string">
            <text:p>Sex</text:p>
          </table:table-cell>
          <table:table-cell table:style-name="ce2" office:value-type="string">
            <text:p>Race/Ethnicity</text:p>
          </table:table-cell>
          <table:table-cell table:style-name="ce2" office:value-type="string">
            <text:p>Age Group</text:p>
          </table:table-cell>
          <table:table-cell table:style-name="ce2" office:value-type="string">
            <text:p>First Year</text:p>
          </table:table-cell>
          <table:table-cell table:style-name="ce2" office:value-type="string">
            <text:p>Last Year</text:p>
          </table:table-cell>
          <table:table-cell table:style-name="ce2" office:value-type="string">
            <text:p>Cause of Death</text:p>
          </table:table-cell>
          <table:table-cell table:style-name="ce23" office:value-type="string" office:string-value="Injuries">
            <text:p><text:s/>Injuries </text:p>
          </table:table-cell>
          <table:table-cell table:style-name="ce2" office:value-type="string">
            <text:p>Population</text:p>
          </table:table-cell>
          <table:table-cell table:style-name="ce2" office:value-type="string">
            <text:p>records</text:p>
          </table:table-cell>
          <table:table-cell table:style-name="ce2" office:value-type="string">
            <text:p>cv</text:p>
          </table:table-cell>
          <table:table-cell table:style-name="ce2" office:value-type="string">
            <text:p>Crude Rate</text:p>
          </table:table-cell>
          <table:table-cell table:style-name="ce24" office:value-type="string">
            <text:p>Number of Records</text:p>
          </table:table-cell>
          <table:table-cell table:style-name="ce24" office:value-type="string">
            <text:p>Standard Error</text:p>
          </table:table-cell>
          <table:table-cell table:style-name="ce2" office:value-type="string">
            <text:p>CV</text:p>
          </table:table-cell>
          <table:table-cell table:style-name="ce24" office:value-type="string">
            <text:p>Lower 95% Confidence Limit</text:p>
          </table:table-cell>
          <table:table-cell table:style-name="ce24" office:value-type="string">
            <text:p>Upper 95% Confidence Limit</text:p>
          </table:table-cell>
          <table:table-cell table:style-name="ce2"/>
          <table:table-cell table:style-name="ce2" office:value-type="string">
            <text:p>source and 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15-44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15348582.4953567">
            <text:p><text:s/>15,348,582 </text:p>
          </table:table-cell>
          <table:table-cell office:value-type="float" office:value="124736844">
            <text:p>124736844</text:p>
          </table:table-cell>
          <table:table-cell office:value-type="float" office:value="229147">
            <text:p>229147</text:p>
          </table:table-cell>
          <table:table-cell office:value-type="float" office:value="0.03190405111088">
            <text:p>0.0319040511</text:p>
          </table:table-cell>
          <table:table-cell office:value-type="float" office:value="12304.7705899604">
            <text:p>12304.7705899604</text:p>
          </table:table-cell>
          <table:table-cell office:value-type="float" office:value="229147">
            <text:p>229147</text:p>
          </table:table-cell>
          <table:table-cell office:value-type="float" office:value="489681.960411532">
            <text:p>489681.960411532</text:p>
          </table:table-cell>
          <table:table-cell office:value-type="float" office:value="0.03190405111088">
            <text:p>0.0319040511</text:p>
          </table:table-cell>
          <table:table-cell office:value-type="float" office:value="14388805.8529501">
            <text:p>14388805.8529501</text:p>
          </table:table-cell>
          <table:table-cell office:value-type="float" office:value="16308359.1377633">
            <text:p>16308359.1377633</text:p>
          </table:table-cell>
          <table:table-cell/>
          <table:table-cell office:value-type="string">
            <text:p>U.S. NEISS AIP non-fatal injury data from WISQARS</text:p>
          </table:table-cell>
          <table:table-cell table:number-columns-repeated="1005"/>
        </table:table-row>
        <table:table-row table:style-name="ro5">
          <table:table-cell office:value-type="string">
            <text:p>15-44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9046555.21446772">
            <text:p><text:s/>9,046,555 </text:p>
          </table:table-cell>
          <table:table-cell office:value-type="float" office:value="62941525">
            <text:p>62941525</text:p>
          </table:table-cell>
          <table:table-cell office:value-type="float" office:value="135136">
            <text:p>135136</text:p>
          </table:table-cell>
          <table:table-cell office:value-type="float" office:value="0.03817360354466">
            <text:p>0.0381736035</text:p>
          </table:table-cell>
          <table:table-cell office:value-type="float" office:value="14372.9520606113">
            <text:p>14372.9520606113</text:p>
          </table:table-cell>
          <table:table-cell office:value-type="float" office:value="135136">
            <text:p>135136</text:p>
          </table:table-cell>
          <table:table-cell office:value-type="float" office:value="345339.612202032">
            <text:p>345339.612202032</text:p>
          </table:table-cell>
          <table:table-cell office:value-type="float" office:value="0.03817360354466">
            <text:p>0.0381736035</text:p>
          </table:table-cell>
          <table:table-cell office:value-type="float" office:value="8369689.57455174">
            <text:p>8369689.57455174</text:p>
          </table:table-cell>
          <table:table-cell office:value-type="float" office:value="9723420.85438371">
            <text:p>9723420.85438371</text:p>
          </table:table-cell>
          <table:table-cell/>
          <table:table-cell table:style-name="ce25" office:value-type="string">
            <text:p><text:a xlink:href="http://webappa.cdc.gov/sasweb/ncipc/nfirates2001.html">http://webappa.cdc.gov/sasweb/ncipc/nfirates2001.html</text:a></text:p>
          </table:table-cell>
          <table:table-cell table:number-columns-repeated="1005"/>
        </table:table-row>
        <table:table-row table:style-name="ro1">
          <table:table-cell office:value-type="string">
            <text:p>15-44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6299628.44797686">
            <text:p><text:s/>6,299,628 </text:p>
          </table:table-cell>
          <table:table-cell office:value-type="float" office:value="61795319">
            <text:p>61795319</text:p>
          </table:table-cell>
          <table:table-cell office:value-type="float" office:value="93981">
            <text:p>93981</text:p>
          </table:table-cell>
          <table:table-cell office:value-type="float" office:value="0.02724144389438">
            <text:p>0.0272414439</text:p>
          </table:table-cell>
          <table:table-cell office:value-type="float" office:value="10194.3457043677">
            <text:p>10194.3457043677</text:p>
          </table:table-cell>
          <table:table-cell office:value-type="float" office:value="93981">
            <text:p>93981</text:p>
          </table:table-cell>
          <table:table-cell office:value-type="float" office:value="171610.974921025">
            <text:p>171610.974921025</text:p>
          </table:table-cell>
          <table:table-cell office:value-type="float" office:value="0.02724144389438">
            <text:p>0.0272414439</text:p>
          </table:table-cell>
          <table:table-cell office:value-type="float" office:value="5963270.93713165">
            <text:p>5963270.93713165</text:p>
          </table:table-cell>
          <table:table-cell office:value-type="float" office:value="6635985.95882207">
            <text:p>6635985.95882207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2398.832912193">
            <text:p><text:s/>2,399 </text:p>
          </table:table-cell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0.26994240210267">
            <text:p>0.2699424021</text:p>
          </table:table-cell>
          <table:table-cell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647.546718560327">
            <text:p>647.5467185603</text:p>
          </table:table-cell>
          <table:table-cell office:value-type="float" office:value="0.26994240210267">
            <text:p>0.2699424021</text:p>
          </table:table-cell>
          <table:table-cell office:value-type="float" office:value="1129.64134381475">
            <text:p>1129.6413438148</text:p>
          </table:table-cell>
          <table:table-cell office:value-type="float" office:value="3668.02448057124">
            <text:p>3668.0244805712</text:p>
          </table:table-cell>
          <table:table-cell/>
          <table:table-cell office:value-type="string">
            <text:p>Produced By: Office of Statistics and Programming, National Center for Injury Prevention and Control, CDC</text:p>
          </table:table-cell>
          <table:table-cell table:number-columns-repeated="1005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20679957.9269288">
            <text:p><text:s/>20,679,958 </text:p>
          </table:table-cell>
          <table:table-cell table:style-name="ce15" office:value-type="float" office:value="212297780">
            <text:p>212,297,780</text:p>
          </table:table-cell>
          <table:table-cell office:value-type="float" office:value="300625">
            <text:p>300625</text:p>
          </table:table-cell>
          <table:table-cell office:value-type="float" office:value="0.02681795969051">
            <text:p>0.0268179597</text:p>
          </table:table-cell>
          <table:table-cell office:value-type="float" office:value="9741.01468556516">
            <text:p>9741.0146855652</text:p>
          </table:table-cell>
          <table:table-cell office:value-type="float" office:value="300625">
            <text:p>300625</text:p>
          </table:table-cell>
          <table:table-cell office:value-type="float" office:value="554594.278085888">
            <text:p>554594.278085888</text:p>
          </table:table-cell>
          <table:table-cell office:value-type="float" office:value="0.02681795969051">
            <text:p>0.0268179597</text:p>
          </table:table-cell>
          <table:table-cell office:value-type="float" office:value="19592953.1418804">
            <text:p>19592953.1418804</text:p>
          </table:table-cell>
          <table:table-cell office:value-type="float" office:value="21766962.7119771">
            <text:p>21766962.7119771</text:p>
          </table:table-cell>
          <table:table-cell/>
          <table:table-cell office:value-type="string">
            <text:p>Data Source: NEISS All Injury Program operated by the Consumer Product Safety Commission <text:s/>(CPSC)</text:p>
          </table:table-cell>
          <table:table-cell table:number-columns-repeated="1005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11123450.5109093">
            <text:p><text:s/>11,123,451 </text:p>
          </table:table-cell>
          <table:table-cell table:style-name="ce15" office:value-type="float" office:value="102655150">
            <text:p>102,655,150</text:p>
          </table:table-cell>
          <table:table-cell office:value-type="float" office:value="162387">
            <text:p>162387</text:p>
          </table:table-cell>
          <table:table-cell office:value-type="float" office:value="0.03491054312022">
            <text:p>0.0349105431</text:p>
          </table:table-cell>
          <table:table-cell office:value-type="float" office:value="10835.7452216565">
            <text:p>10835.7452216565</text:p>
          </table:table-cell>
          <table:table-cell office:value-type="float" office:value="162387">
            <text:p>162387</text:p>
          </table:table-cell>
          <table:table-cell office:value-type="float" office:value="388325.698706775">
            <text:p>388325.698706775</text:p>
          </table:table-cell>
          <table:table-cell office:value-type="float" office:value="0.03491054312022">
            <text:p>0.0349105431</text:p>
          </table:table-cell>
          <table:table-cell office:value-type="float" office:value="10362332.1414441">
            <text:p>10362332.1414441</text:p>
          </table:table-cell>
          <table:table-cell office:value-type="float" office:value="11884568.8803746">
            <text:p>11884568.8803746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9553320.59091001">
            <text:p><text:s/>9,553,321 </text:p>
          </table:table-cell>
          <table:table-cell table:style-name="ce15" office:value-type="float" office:value="109642630">
            <text:p>109,642,630</text:p>
          </table:table-cell>
          <table:table-cell office:value-type="float" office:value="138197">
            <text:p>138197</text:p>
          </table:table-cell>
          <table:table-cell office:value-type="float" office:value="0.02454138381904">
            <text:p>0.0245413838</text:p>
          </table:table-cell>
          <table:table-cell office:value-type="float" office:value="8713.1443225231">
            <text:p>8713.1443225231</text:p>
          </table:table-cell>
          <table:table-cell office:value-type="float" office:value="138197">
            <text:p>138197</text:p>
          </table:table-cell>
          <table:table-cell office:value-type="float" office:value="234451.707367912">
            <text:p>234451.707367912</text:p>
          </table:table-cell>
          <table:table-cell office:value-type="float" office:value="0.02454138381904">
            <text:p>0.0245413838</text:p>
          </table:table-cell>
          <table:table-cell office:value-type="float" office:value="9093795.24446891">
            <text:p>9093795.24446891</text:p>
          </table:table-cell>
          <table:table-cell office:value-type="float" office:value="10012845.9373511">
            <text:p>10012845.9373511</text:p>
          </table:table-cell>
          <table:table-cell/>
          <table:table-cell office:value-type="string">
            <text:p>the source column "cause of death" is actually "cause of injury" (injury count is non-fatal injuries)</text:p>
          </table:table-cell>
          <table:table-cell table:number-columns-repeated="1005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Overall All Injury Causes</text:p>
          </table:table-cell>
          <table:table-cell office:value-type="float" office:value="3186.825109413">
            <text:p><text:s/>3,187 </text:p>
          </table:table-cell>
          <table:table-cell office:value-type="string">
            <text:p>.</text:p>
          </table:table-cell>
          <table:table-cell office:value-type="float" office:value="41">
            <text:p>41</text:p>
          </table:table-cell>
          <table:table-cell office:value-type="float" office:value="0.24110131753399">
            <text:p>0.2411013175</text:p>
          </table:table-cell>
          <table:table-cell office:value-type="string">
            <text:p>.</text:p>
          </table:table-cell>
          <table:table-cell office:value-type="float" office:value="41">
            <text:p>41</text:p>
          </table:table-cell>
          <table:table-cell office:value-type="float" office:value="768.347732629878">
            <text:p>768.3477326299</text:p>
          </table:table-cell>
          <table:table-cell office:value-type="float" office:value="0.24110131753399">
            <text:p>0.2411013175</text:p>
          </table:table-cell>
          <table:table-cell office:value-type="float" office:value="1680.86355345843">
            <text:p>1680.8635534584</text:p>
          </table:table-cell>
          <table:table-cell office:value-type="float" office:value="4692.78666536756">
            <text:p>4692.7866653676</text:p>
          </table:table-cell>
          <table:table-cell/>
          <table:table-cell office:value-type="string">
            <text:p>the source column "age group" is age group within the specified custom age range (added "age spec" column)</text:p>
          </table:table-cell>
          <table:table-cell table:number-columns-repeated="1005"/>
        </table:table-row>
        <table:table-row table:style-name="ro1">
          <table:table-cell office:value-type="string">
            <text:p>15-44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14869989.4283322">
            <text:p><text:s/>14,869,989 </text:p>
          </table:table-cell>
          <table:table-cell table:style-name="ce15" office:value-type="float" office:value="125760896">
            <text:p>125,760,896</text:p>
          </table:table-cell>
          <table:table-cell office:value-type="float" office:value="235781">
            <text:p>235781</text:p>
          </table:table-cell>
          <table:table-cell office:value-type="float" office:value="0.06640347614792">
            <text:p>0.0664034761</text:p>
          </table:table-cell>
          <table:table-cell office:value-type="float" office:value="11824.0167661752">
            <text:p>11824.0167661752</text:p>
          </table:table-cell>
          <table:table-cell office:value-type="float" office:value="235781">
            <text:p>235781</text:p>
          </table:table-cell>
          <table:table-cell office:value-type="float" office:value="987418.988324095">
            <text:p>987418.988324095</text:p>
          </table:table-cell>
          <table:table-cell office:value-type="float" office:value="0.06640347614792">
            <text:p>0.0664034761</text:p>
          </table:table-cell>
          <table:table-cell office:value-type="float" office:value="12934648.2112169">
            <text:p>12934648.2112169</text:p>
          </table:table-cell>
          <table:table-cell office:value-type="float" office:value="16805330.6454474">
            <text:p>16805330.6454474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8437118.18646839">
            <text:p><text:s/>8,437,118 </text:p>
          </table:table-cell>
          <table:table-cell table:style-name="ce15" office:value-type="float" office:value="63385932">
            <text:p>63,385,932</text:p>
          </table:table-cell>
          <table:table-cell office:value-type="float" office:value="134585">
            <text:p>134585</text:p>
          </table:table-cell>
          <table:table-cell office:value-type="float" office:value="0.06885413765494">
            <text:p>0.0688541377</text:p>
          </table:table-cell>
          <table:table-cell office:value-type="float" office:value="13310.7109420878">
            <text:p>13310.7109420878</text:p>
          </table:table-cell>
          <table:table-cell office:value-type="float" office:value="134585">
            <text:p>134585</text:p>
          </table:table-cell>
          <table:table-cell office:value-type="float" office:value="580930.497022159">
            <text:p>580930.497022159</text:p>
          </table:table-cell>
          <table:table-cell office:value-type="float" office:value="0.06885413765494">
            <text:p>0.0688541377</text:p>
          </table:table-cell>
          <table:table-cell office:value-type="float" office:value="7298494.41230496">
            <text:p>7298494.41230496</text:p>
          </table:table-cell>
          <table:table-cell office:value-type="float" office:value="9575741.96063182">
            <text:p>9575741.96063182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6432504.81766754">
            <text:p><text:s/>6,432,505 </text:p>
          </table:table-cell>
          <table:table-cell table:style-name="ce15" office:value-type="float" office:value="62374964">
            <text:p>62,374,964</text:p>
          </table:table-cell>
          <table:table-cell office:value-type="float" office:value="101192">
            <text:p>101192</text:p>
          </table:table-cell>
          <table:table-cell office:value-type="float" office:value="0.06577747277118">
            <text:p>0.0657774728</text:p>
          </table:table-cell>
          <table:table-cell office:value-type="float" office:value="10312.6389262004">
            <text:p>10312.6389262004</text:p>
          </table:table-cell>
          <table:table-cell office:value-type="float" office:value="101192">
            <text:p>101192</text:p>
          </table:table-cell>
          <table:table-cell office:value-type="float" office:value="423113.910494639">
            <text:p>423113.910494639</text:p>
          </table:table-cell>
          <table:table-cell office:value-type="float" office:value="0.06577747277118">
            <text:p>0.0657774728</text:p>
          </table:table-cell>
          <table:table-cell office:value-type="float" office:value="5603201.55309804">
            <text:p>5603201.55309804</text:p>
          </table:table-cell>
          <table:table-cell office:value-type="float" office:value="7261808.08223703">
            <text:p>7261808.08223703</text:p>
          </table:table-cell>
          <table:table-cell/>
          <table:table-cell office:value-type="string">
            <text:p>Repository:</text:p>
          </table:table-cell>
          <table:table-cell table:number-columns-repeated="1005"/>
        </table:table-row>
        <table:table-row table:style-name="ro1">
          <table:table-cell office:value-type="string">
            <text:p>15-44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366.424196274">
            <text:p><text:s/>366 </text:p>
          </table:table-cell>
          <table:table-cell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0.57104565029627">
            <text:p>0.5710456503</text:p>
          </table:table-cell>
          <table:table-cell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209.244943445574">
            <text:p>209.2449434456</text:p>
          </table:table-cell>
          <table:table-cell office:value-type="float" office:value="0.57104565029627">
            <text:p>0.5710456503</text:p>
          </table:table-cell>
          <table:table-cell office:value-type="float" office:value="-43.6958928793267">
            <text:p>-43.6958928793</text:p>
          </table:table-cell>
          <table:table-cell office:value-type="float" office:value="776.544285427326">
            <text:p>776.5442854273</text:p>
          </table:table-cell>
          <table:table-cell/>
          <table:table-cell office:value-type="string">
            <text:p>http://acrosswalls.org/datasets/</text:p>
          </table:table-cell>
          <table:table-cell table:number-columns-repeated="1005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23156364.66305">
            <text:p><text:s/>23,156,365 </text:p>
          </table:table-cell>
          <table:table-cell table:style-name="ce15" office:value-type="float" office:value="234564071">
            <text:p>234,564,071</text:p>
          </table:table-cell>
          <table:table-cell office:value-type="float" office:value="352498">
            <text:p>352498</text:p>
          </table:table-cell>
          <table:table-cell office:value-type="float" office:value="0.06597893802603">
            <text:p>0.065978938</text:p>
          </table:table-cell>
          <table:table-cell office:value-type="float" office:value="9872.08508290686">
            <text:p>9872.0850829069</text:p>
          </table:table-cell>
          <table:table-cell office:value-type="float" office:value="352498">
            <text:p>352498</text:p>
          </table:table-cell>
          <table:table-cell office:value-type="float" office:value="1527832.34901159">
            <text:p>1527832.34901159</text:p>
          </table:table-cell>
          <table:table-cell office:value-type="float" office:value="0.06597893802603">
            <text:p>0.065978938</text:p>
          </table:table-cell>
          <table:table-cell office:value-type="float" office:value="20161813.2589873">
            <text:p>20161813.2589873</text:p>
          </table:table-cell>
          <table:table-cell office:value-type="float" office:value="26150916.0671127">
            <text:p>26150916.0671127</text:p>
          </table:table-cell>
          <table:table-cell/>
          <table:table-cell office:value-type="string">
            <text:p>Version: 1.0</text:p>
          </table:table-cell>
          <table:table-cell table:number-columns-repeated="1005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12000613.4294049">
            <text:p><text:s/>12,000,613 </text:p>
          </table:table-cell>
          <table:table-cell table:style-name="ce15" office:value-type="float" office:value="113836190">
            <text:p>113,836,190</text:p>
          </table:table-cell>
          <table:table-cell office:value-type="float" office:value="184893">
            <text:p>184893</text:p>
          </table:table-cell>
          <table:table-cell office:value-type="float" office:value="0.06787502995146">
            <text:p>0.06787503</text:p>
          </table:table-cell>
          <table:table-cell office:value-type="float" office:value="10542.0020025309">
            <text:p>10542.0020025309</text:p>
          </table:table-cell>
          <table:table-cell office:value-type="float" office:value="184893">
            <text:p>184893</text:p>
          </table:table-cell>
          <table:table-cell office:value-type="float" office:value="814541.995956869">
            <text:p>814541.995956869</text:p>
          </table:table-cell>
          <table:table-cell office:value-type="float" office:value="0.06787502995146">
            <text:p>0.06787503</text:p>
          </table:table-cell>
          <table:table-cell office:value-type="float" office:value="10404111.1173294">
            <text:p>10404111.1173294</text:p>
          </table:table-cell>
          <table:table-cell office:value-type="float" office:value="13597115.7414803">
            <text:p>13597115.7414803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11155413.3013338">
            <text:p><text:s/>11,155,413 </text:p>
          </table:table-cell>
          <table:table-cell table:style-name="ce15" office:value-type="float" office:value="120727881">
            <text:p>120,727,881</text:p>
          </table:table-cell>
          <table:table-cell office:value-type="float" office:value="167600">
            <text:p>167600</text:p>
          </table:table-cell>
          <table:table-cell office:value-type="float" office:value="0.06746664674896">
            <text:p>0.0674666467</text:p>
          </table:table-cell>
          <table:table-cell office:value-type="float" office:value="9240.13012481671">
            <text:p>9240.1301248167</text:p>
          </table:table-cell>
          <table:table-cell office:value-type="float" office:value="167600">
            <text:p>167600</text:p>
          </table:table-cell>
          <table:table-cell office:value-type="float" office:value="752618.328539824">
            <text:p>752618.328539824</text:p>
          </table:table-cell>
          <table:table-cell office:value-type="float" office:value="0.06746664674896">
            <text:p>0.0674666467</text:p>
          </table:table-cell>
          <table:table-cell office:value-type="float" office:value="9680281.37739581">
            <text:p>9680281.37739581</text:p>
          </table:table-cell>
          <table:table-cell office:value-type="float" office:value="12630545.2252719">
            <text:p>12630545.2252719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337.93231128">
            <text:p><text:s/>338 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0.67817708817835">
            <text:p>0.6781770882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229.177950865252">
            <text:p>229.1779508653</text:p>
          </table:table-cell>
          <table:table-cell office:value-type="float" office:value="0.67817708817835">
            <text:p>0.6781770882</text:p>
          </table:table-cell>
          <table:table-cell office:value-type="float" office:value="-111.256472415895">
            <text:p>-111.2564724159</text:p>
          </table:table-cell>
          <table:table-cell office:value-type="float" office:value="787.121094975895">
            <text:p>787.1210949759</text:p>
          </table:table-cell>
          <table:table-cell table:number-columns-repeated="1007"/>
        </table:table-row>
        <table:table-row table:style-name="ro1">
          <table:table-cell office:value-type="string">
            <text:p>45 &amp; over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10059524.8073341">
            <text:p><text:s/>10,059,525 </text:p>
          </table:table-cell>
          <table:table-cell office:value-type="float" office:value="121757429">
            <text:p>121757429</text:p>
          </table:table-cell>
          <table:table-cell office:value-type="float" office:value="149128">
            <text:p>149128</text:p>
          </table:table-cell>
          <table:table-cell office:value-type="float" office:value="0.07001882948038">
            <text:p>0.0700188295</text:p>
          </table:table-cell>
          <table:table-cell office:value-type="float" office:value="8261.93924260194">
            <text:p>8261.9392426019</text:p>
          </table:table-cell>
          <table:table-cell office:value-type="float" office:value="149128">
            <text:p>149128</text:p>
          </table:table-cell>
          <table:table-cell office:value-type="float" office:value="704356.15213842">
            <text:p>704356.15213842</text:p>
          </table:table-cell>
          <table:table-cell office:value-type="float" office:value="0.07001882948038">
            <text:p>0.0700188295</text:p>
          </table:table-cell>
          <table:table-cell office:value-type="float" office:value="8678986.74914289">
            <text:p>8678986.74914289</text:p>
          </table:table-cell>
          <table:table-cell office:value-type="float" office:value="11440062.8655255">
            <text:p>11440062.8655255</text:p>
          </table:table-cell>
          <table:table-cell table:number-columns-repeated="1007"/>
        </table:table-row>
        <table:table-row table:style-name="ro1">
          <table:table-cell office:value-type="string">
            <text:p>45 &amp; over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4647894.3135463">
            <text:p><text:s/>4,647,894 </text:p>
          </table:table-cell>
          <table:table-cell office:value-type="float" office:value="57106467">
            <text:p>57106467</text:p>
          </table:table-cell>
          <table:table-cell office:value-type="float" office:value="69968">
            <text:p>69968</text:p>
          </table:table-cell>
          <table:table-cell office:value-type="float" office:value="0.06920634880793">
            <text:p>0.0692063488</text:p>
          </table:table-cell>
          <table:table-cell office:value-type="float" office:value="8138.99818657369">
            <text:p>8138.9981865737</text:p>
          </table:table-cell>
          <table:table-cell office:value-type="float" office:value="69968">
            <text:p>69968</text:p>
          </table:table-cell>
          <table:table-cell office:value-type="float" office:value="321663.795085692">
            <text:p>321663.795085692</text:p>
          </table:table-cell>
          <table:table-cell office:value-type="float" office:value="0.06920634880793">
            <text:p>0.0692063488</text:p>
          </table:table-cell>
          <table:table-cell office:value-type="float" office:value="4017433.27517834">
            <text:p>4017433.27517834</text:p>
          </table:table-cell>
          <table:table-cell office:value-type="float" office:value="5278355.35191426">
            <text:p>5278355.35191426</text:p>
          </table:table-cell>
          <table:table-cell table:number-columns-repeated="1007"/>
        </table:table-row>
        <table:table-row table:style-name="ro1">
          <table:table-cell office:value-type="string">
            <text:p>45 &amp; over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5411540.6683736">
            <text:p><text:s/>5,411,541 </text:p>
          </table:table-cell>
          <table:table-cell office:value-type="float" office:value="64650962">
            <text:p>64650962</text:p>
          </table:table-cell>
          <table:table-cell office:value-type="float" office:value="79158">
            <text:p>79158</text:p>
          </table:table-cell>
          <table:table-cell office:value-type="float" office:value="0.07436995247704">
            <text:p>0.0743699525</text:p>
          </table:table-cell>
          <table:table-cell office:value-type="float" office:value="8370.39465611294">
            <text:p>8370.3946561129</text:p>
          </table:table-cell>
          <table:table-cell office:value-type="float" office:value="79158">
            <text:p>79158</text:p>
          </table:table-cell>
          <table:table-cell office:value-type="float" office:value="402456.022334567">
            <text:p>402456.022334567</text:p>
          </table:table-cell>
          <table:table-cell office:value-type="float" office:value="0.07436995247704">
            <text:p>0.0743699525</text:p>
          </table:table-cell>
          <table:table-cell office:value-type="float" office:value="4622726.86459785">
            <text:p>4622726.86459785</text:p>
          </table:table-cell>
          <table:table-cell office:value-type="float" office:value="6200354.47214936">
            <text:p>6200354.47214936</text:p>
          </table:table-cell>
          <table:table-cell table:number-columns-repeated="1007"/>
        </table:table-row>
        <table:table-row table:style-name="ro1">
          <table:table-cell office:value-type="string">
            <text:p>45 &amp; over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Overall All Injury Causes</text:p>
          </table:table-cell>
          <table:table-cell office:value-type="float" office:value="89.825414286">
            <text:p><text:s/>90 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0.77393297370972">
            <text:p>0.7739329737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69.5188499930715">
            <text:p>69.5188499931</text:p>
          </table:table-cell>
          <table:table-cell office:value-type="float" office:value="0.77393297370972">
            <text:p>0.7739329737</text:p>
          </table:table-cell>
          <table:table-cell office:value-type="float" office:value="-46.4315317004202">
            <text:p>-46.4315317004</text:p>
          </table:table-cell>
          <table:table-cell office:value-type="float" office:value="226.08236027242">
            <text:p>226.0823602724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ssault All Injury Causes</text:p>
          </table:table-cell>
          <table:table-cell office:value-type="float" office:value="1310344.55389037">
            <text:p><text:s/>1,310,345 </text:p>
          </table:table-cell>
          <table:table-cell table:style-name="ce15" office:value-type="float" office:value="124736844">
            <text:p>124,736,844</text:p>
          </table:table-cell>
          <table:table-cell office:value-type="float" office:value="21230">
            <text:p>21230</text:p>
          </table:table-cell>
          <table:table-cell office:value-type="float" office:value="0.12179759054413">
            <text:p>0.1217975905</text:p>
          </table:table-cell>
          <table:table-cell office:value-type="float" office:value="1050.48717914521">
            <text:p>1050.4871791452</text:p>
          </table:table-cell>
          <table:table-cell office:value-type="float" office:value="21230">
            <text:p>21230</text:p>
          </table:table-cell>
          <table:table-cell office:value-type="float" office:value="159596.809446472">
            <text:p>159596.809446472</text:p>
          </table:table-cell>
          <table:table-cell office:value-type="float" office:value="0.12179759054413">
            <text:p>0.1217975905</text:p>
          </table:table-cell>
          <table:table-cell office:value-type="float" office:value="997534.807375285">
            <text:p>997534.807375285</text:p>
          </table:table-cell>
          <table:table-cell office:value-type="float" office:value="1623154.30040545">
            <text:p>1623154.30040545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ssault All Injury Causes</text:p>
          </table:table-cell>
          <table:table-cell office:value-type="float" office:value="786724.289609833">
            <text:p><text:s/>786,724 </text:p>
          </table:table-cell>
          <table:table-cell table:style-name="ce15" office:value-type="float" office:value="62941525">
            <text:p>62,941,525</text:p>
          </table:table-cell>
          <table:table-cell office:value-type="float" office:value="13042">
            <text:p>13042</text:p>
          </table:table-cell>
          <table:table-cell office:value-type="float" office:value="0.11575850400006">
            <text:p>0.115758504</text:p>
          </table:table-cell>
          <table:table-cell office:value-type="float" office:value="1249.9288658955">
            <text:p>1249.9288658955</text:p>
          </table:table-cell>
          <table:table-cell office:value-type="float" office:value="13042">
            <text:p>13042</text:p>
          </table:table-cell>
          <table:table-cell office:value-type="float" office:value="91070.0268257507">
            <text:p>91070.0268257507</text:p>
          </table:table-cell>
          <table:table-cell office:value-type="float" office:value="0.11575850400006">
            <text:p>0.115758504</text:p>
          </table:table-cell>
          <table:table-cell office:value-type="float" office:value="608227.037031361">
            <text:p>608227.037031361</text:p>
          </table:table-cell>
          <table:table-cell office:value-type="float" office:value="965221.542188304">
            <text:p>965221.542188304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ssault All Injury Causes</text:p>
          </table:table-cell>
          <table:table-cell office:value-type="float" office:value="523382.742366938">
            <text:p><text:s/>523,383 </text:p>
          </table:table-cell>
          <table:table-cell table:style-name="ce15" office:value-type="float" office:value="61795319">
            <text:p>61,795,319</text:p>
          </table:table-cell>
          <table:table-cell office:value-type="float" office:value="8186">
            <text:p>8186</text:p>
          </table:table-cell>
          <table:table-cell office:value-type="float" office:value="0.13867138728153">
            <text:p>0.1386713873</text:p>
          </table:table-cell>
          <table:table-cell office:value-type="float" office:value="846.961793929632">
            <text:p>846.9617939296</text:p>
          </table:table-cell>
          <table:table-cell office:value-type="float" office:value="8186">
            <text:p>8186</text:p>
          </table:table-cell>
          <table:table-cell office:value-type="float" office:value="72578.210963237">
            <text:p>72578.210963237</text:p>
          </table:table-cell>
          <table:table-cell office:value-type="float" office:value="0.13867138728153">
            <text:p>0.1386713873</text:p>
          </table:table-cell>
          <table:table-cell office:value-type="float" office:value="381129.448878994">
            <text:p>381129.448878994</text:p>
          </table:table-cell>
          <table:table-cell office:value-type="float" office:value="665636.035854883">
            <text:p>665636.035854883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ssault All Injury Causes</text:p>
          </table:table-cell>
          <table:table-cell office:value-type="float" office:value="237.5219136">
            <text:p><text:s/>238 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237.5219136">
            <text:p>237.5219136</text:p>
          </table:table-cell>
          <table:table-cell office:value-type="float" office:value="1">
            <text:p>1</text:p>
          </table:table-cell>
          <table:table-cell office:value-type="float" office:value="-228.021037056">
            <text:p>-228.021037056</text:p>
          </table:table-cell>
          <table:table-cell office:value-type="float" office:value="703.064864256">
            <text:p>703.064864256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ssault All Injury Causes</text:p>
          </table:table-cell>
          <table:table-cell office:value-type="float" office:value="1346364.59294781">
            <text:p><text:s/>1,346,365 </text:p>
          </table:table-cell>
          <table:table-cell table:style-name="ce15" office:value-type="float" office:value="212297780">
            <text:p>212,297,780</text:p>
          </table:table-cell>
          <table:table-cell office:value-type="float" office:value="21221">
            <text:p>21221</text:p>
          </table:table-cell>
          <table:table-cell office:value-type="float" office:value="0.12012511428396">
            <text:p>0.1201251143</text:p>
          </table:table-cell>
          <table:table-cell office:value-type="float" office:value="634.186844981522">
            <text:p>634.1868449815</text:p>
          </table:table-cell>
          <table:table-cell office:value-type="float" office:value="21221">
            <text:p>21221</text:p>
          </table:table-cell>
          <table:table-cell office:value-type="float" office:value="161732.200595733">
            <text:p>161732.200595733</text:p>
          </table:table-cell>
          <table:table-cell office:value-type="float" office:value="0.12012511428396">
            <text:p>0.1201251143</text:p>
          </table:table-cell>
          <table:table-cell office:value-type="float" office:value="1029369.47978017">
            <text:p>1029369.47978017</text:p>
          </table:table-cell>
          <table:table-cell office:value-type="float" office:value="1663359.70611545">
            <text:p>1663359.70611545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ssault All Injury Causes</text:p>
          </table:table-cell>
          <table:table-cell office:value-type="float" office:value="807374.600187734">
            <text:p><text:s/>807,375 </text:p>
          </table:table-cell>
          <table:table-cell table:style-name="ce15" office:value-type="float" office:value="102655150">
            <text:p>102,655,150</text:p>
          </table:table-cell>
          <table:table-cell office:value-type="float" office:value="13068">
            <text:p>13068</text:p>
          </table:table-cell>
          <table:table-cell office:value-type="float" office:value="0.11984409380747">
            <text:p>0.1198440938</text:p>
          </table:table-cell>
          <table:table-cell office:value-type="float" office:value="786.492056353464">
            <text:p>786.4920563535</text:p>
          </table:table-cell>
          <table:table-cell office:value-type="float" office:value="13068">
            <text:p>13068</text:p>
          </table:table-cell>
          <table:table-cell office:value-type="float" office:value="96759.0773226698">
            <text:p>96759.0773226698</text:p>
          </table:table-cell>
          <table:table-cell office:value-type="float" office:value="0.11984409380747">
            <text:p>0.1198440938</text:p>
          </table:table-cell>
          <table:table-cell office:value-type="float" office:value="617726.808635301">
            <text:p>617726.808635301</text:p>
          </table:table-cell>
          <table:table-cell office:value-type="float" office:value="997022.391740166">
            <text:p>997022.391740166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ssault All Injury Causes</text:p>
          </table:table-cell>
          <table:table-cell office:value-type="float" office:value="538727.44999208">
            <text:p><text:s/>538,727 </text:p>
          </table:table-cell>
          <table:table-cell table:style-name="ce15" office:value-type="float" office:value="109642630">
            <text:p>109,642,630</text:p>
          </table:table-cell>
          <table:table-cell office:value-type="float" office:value="8150">
            <text:p>8150</text:p>
          </table:table-cell>
          <table:table-cell office:value-type="float" office:value="0.1299325339344">
            <text:p>0.1299325339</text:p>
          </table:table-cell>
          <table:table-cell office:value-type="float" office:value="491.34852930113">
            <text:p>491.3485293011</text:p>
          </table:table-cell>
          <table:table-cell office:value-type="float" office:value="8150">
            <text:p>8150</text:p>
          </table:table-cell>
          <table:table-cell office:value-type="float" office:value="69998.2226774933">
            <text:p>69998.2226774933</text:p>
          </table:table-cell>
          <table:table-cell office:value-type="float" office:value="0.1299325339344">
            <text:p>0.1299325339</text:p>
          </table:table-cell>
          <table:table-cell office:value-type="float" office:value="401530.933544193">
            <text:p>401530.933544193</text:p>
          </table:table-cell>
          <table:table-cell office:value-type="float" office:value="675923.966439967">
            <text:p>675923.966439967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ssault All Injury Causes</text:p>
          </table:table-cell>
          <table:table-cell office:value-type="float" office:value="262.542768">
            <text:p><text:s/>263 </text:p>
          </table:table-cell>
          <table:table-cell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0.90970375435041">
            <text:p>0.9097037544</text:p>
          </table:table-cell>
          <table:table-cell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238.836141727151">
            <text:p>238.8361417272</text:p>
          </table:table-cell>
          <table:table-cell office:value-type="float" office:value="0.90970375435041">
            <text:p>0.9097037544</text:p>
          </table:table-cell>
          <table:table-cell office:value-type="float" office:value="-205.576069785216">
            <text:p>-205.5760697852</text:p>
          </table:table-cell>
          <table:table-cell office:value-type="float" office:value="730.661605785216">
            <text:p>730.6616057852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ssault All Injury Causes</text:p>
          </table:table-cell>
          <table:table-cell office:value-type="float" office:value="1347500.73532603">
            <text:p><text:s/>1,347,501 </text:p>
          </table:table-cell>
          <table:table-cell table:style-name="ce15" office:value-type="float" office:value="125760896">
            <text:p>125,760,896</text:p>
          </table:table-cell>
          <table:table-cell office:value-type="float" office:value="23472">
            <text:p>23472</text:p>
          </table:table-cell>
          <table:table-cell office:value-type="float" office:value="0.13189360963783">
            <text:p>0.1318936096</text:p>
          </table:table-cell>
          <table:table-cell office:value-type="float" office:value="1071.47831972033">
            <text:p>1071.4783197203</text:p>
          </table:table-cell>
          <table:table-cell office:value-type="float" office:value="23472">
            <text:p>23472</text:p>
          </table:table-cell>
          <table:table-cell office:value-type="float" office:value="177726.735971781">
            <text:p>177726.735971781</text:p>
          </table:table-cell>
          <table:table-cell office:value-type="float" office:value="0.13189360963783">
            <text:p>0.1318936096</text:p>
          </table:table-cell>
          <table:table-cell office:value-type="float" office:value="999156.332821341">
            <text:p>999156.332821341</text:p>
          </table:table-cell>
          <table:table-cell office:value-type="float" office:value="1695845.13783072">
            <text:p>1695845.13783072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ssault All Injury Causes</text:p>
          </table:table-cell>
          <table:table-cell office:value-type="float" office:value="828117.587658557">
            <text:p><text:s/>828,118 </text:p>
          </table:table-cell>
          <table:table-cell table:style-name="ce15" office:value-type="float" office:value="63385932">
            <text:p>63,385,932</text:p>
          </table:table-cell>
          <table:table-cell office:value-type="float" office:value="14495">
            <text:p>14495</text:p>
          </table:table-cell>
          <table:table-cell office:value-type="float" office:value="0.1594563638605">
            <text:p>0.1594563639</text:p>
          </table:table-cell>
          <table:table-cell office:value-type="float" office:value="1306.46905634921">
            <text:p>1306.4690563492</text:p>
          </table:table-cell>
          <table:table-cell office:value-type="float" office:value="14495">
            <text:p>14495</text:p>
          </table:table-cell>
          <table:table-cell office:value-type="float" office:value="132048.61937697">
            <text:p>132048.61937697</text:p>
          </table:table-cell>
          <table:table-cell office:value-type="float" office:value="0.1594563638605">
            <text:p>0.1594563639</text:p>
          </table:table-cell>
          <table:table-cell office:value-type="float" office:value="569302.293679694">
            <text:p>569302.293679694</text:p>
          </table:table-cell>
          <table:table-cell office:value-type="float" office:value="1086932.88163741">
            <text:p>1086932.88163741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ssault All Injury Causes</text:p>
          </table:table-cell>
          <table:table-cell office:value-type="float" office:value="519264.830368196">
            <text:p><text:s/>519,265 </text:p>
          </table:table-cell>
          <table:table-cell table:style-name="ce15" office:value-type="float" office:value="62374964">
            <text:p>62,374,964</text:p>
          </table:table-cell>
          <table:table-cell office:value-type="float" office:value="8976">
            <text:p>8976</text:p>
          </table:table-cell>
          <table:table-cell office:value-type="float" office:value="0.09512419348937">
            <text:p>0.0951241935</text:p>
          </table:table-cell>
          <table:table-cell office:value-type="float" office:value="832.489186475836">
            <text:p>832.4891864758</text:p>
          </table:table-cell>
          <table:table-cell office:value-type="float" office:value="8976">
            <text:p>8976</text:p>
          </table:table-cell>
          <table:table-cell office:value-type="float" office:value="49394.6481961697">
            <text:p>49394.6481961697</text:p>
          </table:table-cell>
          <table:table-cell office:value-type="float" office:value="0.09512419348937">
            <text:p>0.0951241935</text:p>
          </table:table-cell>
          <table:table-cell office:value-type="float" office:value="422451.319903703">
            <text:p>422451.319903703</text:p>
          </table:table-cell>
          <table:table-cell office:value-type="float" office:value="616078.340832688">
            <text:p>616078.340832688</text:p>
          </table:table-cell>
          <table:table-cell table:number-columns-repeated="1007"/>
        </table:table-row>
        <table:table-row table:style-name="ro1">
          <table:table-cell office:value-type="string">
            <text:p>15-44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ssault All Injury Causes</text:p>
          </table:table-cell>
          <table:table-cell office:value-type="float" office:value="118.31729928">
            <text:p><text:s/>118 </text:p>
          </table:table-cell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118.31729928">
            <text:p>118.31729928</text:p>
          </table:table-cell>
          <table:table-cell office:value-type="float" office:value="1">
            <text:p>1</text:p>
          </table:table-cell>
          <table:table-cell office:value-type="float" office:value="-113.5846073088">
            <text:p>-113.5846073088</text:p>
          </table:table-cell>
          <table:table-cell office:value-type="float" office:value="350.2192058688">
            <text:p>350.2192058688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B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ssault All Injury Causes</text:p>
          </table:table-cell>
          <table:table-cell office:value-type="float" office:value="1488102.53366535">
            <text:p><text:s/>1,488,103 </text:p>
          </table:table-cell>
          <table:table-cell table:style-name="ce15" office:value-type="float" office:value="234564071">
            <text:p>234,564,071</text:p>
          </table:table-cell>
          <table:table-cell office:value-type="float" office:value="25209">
            <text:p>25209</text:p>
          </table:table-cell>
          <table:table-cell office:value-type="float" office:value="0.1322234900921">
            <text:p>0.1322234901</text:p>
          </table:table-cell>
          <table:table-cell office:value-type="float" office:value="634.411965703543">
            <text:p>634.4119657035</text:p>
          </table:table-cell>
          <table:table-cell office:value-type="float" office:value="25209">
            <text:p>25209</text:p>
          </table:table-cell>
          <table:table-cell office:value-type="float" office:value="196762.110616138">
            <text:p>196762.110616138</text:p>
          </table:table-cell>
          <table:table-cell office:value-type="float" office:value="0.1322234900921">
            <text:p>0.1322234901</text:p>
          </table:table-cell>
          <table:table-cell office:value-type="float" office:value="1102448.79685772">
            <text:p>1102448.79685772</text:p>
          </table:table-cell>
          <table:table-cell office:value-type="float" office:value="1873756.27047298">
            <text:p>1873756.27047298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M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ssault All Injury Causes</text:p>
          </table:table-cell>
          <table:table-cell office:value-type="float" office:value="914228.213929739">
            <text:p><text:s/>914,228 </text:p>
          </table:table-cell>
          <table:table-cell table:style-name="ce15" office:value-type="float" office:value="113836190">
            <text:p>113,836,190</text:p>
          </table:table-cell>
          <table:table-cell office:value-type="float" office:value="15720">
            <text:p>15720</text:p>
          </table:table-cell>
          <table:table-cell office:value-type="float" office:value="0.15906443708301">
            <text:p>0.1590644371</text:p>
          </table:table-cell>
          <table:table-cell office:value-type="float" office:value="803.10858429972">
            <text:p>803.1085842997</text:p>
          </table:table-cell>
          <table:table-cell office:value-type="float" office:value="15720">
            <text:p>15720</text:p>
          </table:table-cell>
          <table:table-cell office:value-type="float" office:value="145421.196214141">
            <text:p>145421.196214141</text:p>
          </table:table-cell>
          <table:table-cell office:value-type="float" office:value="0.15906443708301">
            <text:p>0.1590644371</text:p>
          </table:table-cell>
          <table:table-cell office:value-type="float" office:value="629202.669350021">
            <text:p>629202.669350021</text:p>
          </table:table-cell>
          <table:table-cell office:value-type="float" office:value="1199253.75850945">
            <text:p>1199253.75850945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F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ssault All Injury Causes</text:p>
          </table:table-cell>
          <table:table-cell office:value-type="float" office:value="573756.002436335">
            <text:p><text:s/>573,756 </text:p>
          </table:table-cell>
          <table:table-cell table:style-name="ce15" office:value-type="float" office:value="120727881">
            <text:p>120,727,881</text:p>
          </table:table-cell>
          <table:table-cell office:value-type="float" office:value="9488">
            <text:p>9488</text:p>
          </table:table-cell>
          <table:table-cell office:value-type="float" office:value="0.0979815660039">
            <text:p>0.097981566</text:p>
          </table:table-cell>
          <table:table-cell office:value-type="float" office:value="475.247306325484">
            <text:p>475.2473063255</text:p>
          </table:table-cell>
          <table:table-cell office:value-type="float" office:value="9488">
            <text:p>9488</text:p>
          </table:table-cell>
          <table:table-cell office:value-type="float" office:value="56217.5116228503">
            <text:p>56217.5116228503</text:p>
          </table:table-cell>
          <table:table-cell office:value-type="float" office:value="0.0979815660039">
            <text:p>0.097981566</text:p>
          </table:table-cell>
          <table:table-cell office:value-type="float" office:value="463569.679655549">
            <text:p>463569.679655549</text:p>
          </table:table-cell>
          <table:table-cell office:value-type="float" office:value="683942.325217122">
            <text:p>683942.325217122</text:p>
          </table:table-cell>
          <table:table-cell table:number-columns-repeated="1007"/>
        </table:table-row>
        <table:table-row table:style-name="ro1">
          <table:table-cell office:value-type="string">
            <text:p>18 &amp; over</text:p>
          </table:table-cell>
          <table:table-cell office:value-type="string">
            <text:p>U</text:p>
          </table:table-cell>
          <table:table-cell office:value-type="string">
            <text:p>All Races</text:p>
          </table:table-cell>
          <table:table-cell office:value-type="string">
            <text:p>All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ssault All Injury Causes</text:p>
          </table:table-cell>
          <table:table-cell office:value-type="float" office:value="118.31729928">
            <text:p><text:s/>118 </text:p>
          </table:table-cell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118.31729928">
            <text:p>118.31729928</text:p>
          </table:table-cell>
          <table:table-cell office:value-type="float" office:value="1">
            <text:p>1</text:p>
          </table:table-cell>
          <table:table-cell office:value-type="float" office:value="-113.5846073088">
            <text:p>-113.5846073088</text:p>
          </table:table-cell>
          <table:table-cell office:value-type="float" office:value="350.2192058688">
            <text:p>350.2192058688</text:p>
          </table:table-cell>
          <table:table-cell table:number-columns-repeated="100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 extract causes" table:style-name="ta8" table:print="false">
        <table:table-column table:style-name="co7" table:number-columns-repeated="7" table:default-cell-style-name="Excel_20_Built-in_20_Normal"/>
        <table:table-column table:style-name="co42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43" table:default-cell-style-name="Excel_20_Built-in_20_Normal"/>
        <table:table-column table:style-name="co7" table:number-columns-repeated="1013" table:default-cell-style-name="Excel_20_Built-in_20_Normal"/>
        <table:table-row table:style-name="ro1">
          <table:table-cell table:style-name="ce12" office:value-type="string" table:number-columns-spanned="8" table:number-rows-spanned="1">
            <text:p>Fatal injuries by sex, broad age group, and detailed cause, U.S. 2001 and 2010</text:p>
          </table:table-cell>
          <table:covered-table-cell table:number-columns-repeated="7" table:style-name="ce1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tate</text:p>
          </table:table-cell>
          <table:table-cell office:value-type="string">
            <text:p>Sex</text:p>
          </table:table-cell>
          <table:table-cell office:value-type="string">
            <text:p>Race/Ethnicity</text:p>
          </table:table-cell>
          <table:table-cell office:value-type="string">
            <text:p>Age Group</text:p>
          </table:table-cell>
          <table:table-cell office:value-type="string">
            <text:p>First Year</text:p>
          </table:table-cell>
          <table:table-cell office:value-type="string">
            <text:p>Last Year</text:p>
          </table:table-cell>
          <table:table-cell office:value-type="string">
            <text:p>Rank</text:p>
          </table:table-cell>
          <table:table-cell office:value-type="string">
            <text:p>Cause of Death</text:p>
          </table:table-cell>
          <table:table-cell office:value-type="string">
            <text:p>Deaths</text:p>
          </table:table-cell>
          <table:table-cell/>
          <table:table-cell office:value-type="string">
            <text:p>source and notes</text:p>
          </table:table-cell>
          <table:table-cell table:number-columns-repeated="1013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string">
            <text:p>Unintentional MV Traffic</text:p>
          </table:table-cell>
          <table:table-cell office:value-type="float" office:value="17530">
            <text:p>17530</text:p>
          </table:table-cell>
          <table:table-cell/>
          <table:table-cell office:value-type="string">
            <text:p>Data Source: NCHS Vital Statistics System for numbers of deaths. Bureau of Census for population estimates. </text:p>
          </table:table-cell>
          <table:table-cell table:number-columns-repeated="1013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string">
            <text:p>Homicide Firearm</text:p>
          </table:table-cell>
          <table:table-cell office:value-type="float" office:value="8188">
            <text:p>8188</text:p>
          </table:table-cell>
          <table:table-cell/>
          <table:table-cell office:value-type="string">
            <text:p>http://webappa.cdc.gov/sasweb/ncipc/leadcaus10_us.html</text:p>
          </table:table-cell>
          <table:table-cell table:number-columns-repeated="1013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string">
            <text:p>Suicide Firearm</text:p>
          </table:table-cell>
          <table:table-cell office:value-type="float" office:value="6732">
            <text:p>673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string">
            <text:p>Unintentional Poisoning</text:p>
          </table:table-cell>
          <table:table-cell office:value-type="float" office:value="6464">
            <text:p>6464</text:p>
          </table:table-cell>
          <table:table-cell/>
          <table:table-cell office:value-type="string">
            <text:p>Query is for the top 20 causes of death by injury</text:p>
          </table:table-cell>
          <table:table-cell table:number-columns-repeated="1013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string">
            <text:p>Suicide Suffocation</text:p>
          </table:table-cell>
          <table:table-cell office:value-type="float" office:value="3546">
            <text:p>354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string">
            <text:p>Suicide Poisoning</text:p>
          </table:table-cell>
          <table:table-cell office:value-type="float" office:value="1612">
            <text:p>161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string">
            <text:p>Homicide TransportationRelated</text:p>
          </table:table-cell>
          <table:table-cell office:value-type="float" office:value="1573">
            <text:p>157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string">
            <text:p>Undetermined Poisoning</text:p>
          </table:table-cell>
          <table:table-cell office:value-type="float" office:value="1271">
            <text:p>1271</text:p>
          </table:table-cell>
          <table:table-cell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string">
            <text:p>Unintentional Drowning</text:p>
          </table:table-cell>
          <table:table-cell office:value-type="float" office:value="1248">
            <text:p>1248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string">
            <text:p>Unintentional Fall</text:p>
          </table:table-cell>
          <table:table-cell office:value-type="float" office:value="1071">
            <text:p>1071</text:p>
          </table:table-cell>
          <table:table-cell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string">
            <text:p>Homicide Cut/pierce</text:p>
          </table:table-cell>
          <table:table-cell office:value-type="float" office:value="1016">
            <text:p>101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2">
            <text:p>12</text:p>
          </table:table-cell>
          <table:table-cell office:value-type="string">
            <text:p>Unintentional Fire/burn</text:p>
          </table:table-cell>
          <table:table-cell office:value-type="float" office:value="618">
            <text:p>61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3">
            <text:p>13</text:p>
          </table:table-cell>
          <table:table-cell office:value-type="string">
            <text:p>Unintentional Other Transport</text:p>
          </table:table-cell>
          <table:table-cell office:value-type="float" office:value="607">
            <text:p>60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4">
            <text:p>14</text:p>
          </table:table-cell>
          <table:table-cell office:value-type="string">
            <text:p>Unintentional Other Spec., classifiable</text:p>
          </table:table-cell>
          <table:table-cell office:value-type="float" office:value="604">
            <text:p>60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Unintentional Other Land Transport</text:p>
          </table:table-cell>
          <table:table-cell office:value-type="float" office:value="533">
            <text:p>53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6">
            <text:p>16</text:p>
          </table:table-cell>
          <table:table-cell office:value-type="string">
            <text:p>Unintentional Suffocation</text:p>
          </table:table-cell>
          <table:table-cell office:value-type="float" office:value="487">
            <text:p>48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7">
            <text:p>17</text:p>
          </table:table-cell>
          <table:table-cell office:value-type="string">
            <text:p>Unintentional Pedestrian, Other</text:p>
          </table:table-cell>
          <table:table-cell office:value-type="float" office:value="440">
            <text:p>44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string">
            <text:p>Unintentional Unspecified</text:p>
          </table:table-cell>
          <table:table-cell office:value-type="float" office:value="425">
            <text:p>42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9">
            <text:p>19</text:p>
          </table:table-cell>
          <table:table-cell office:value-type="string">
            <text:p>Unintentional Firearm</text:p>
          </table:table-cell>
          <table:table-cell office:value-type="float" office:value="417">
            <text:p>41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Homicide Unspecified</text:p>
          </table:table-cell>
          <table:table-cell office:value-type="float" office:value="414">
            <text:p>41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string">
            <text:p>Unintentional MV Traffic</text:p>
          </table:table-cell>
          <table:table-cell office:value-type="float" office:value="6633">
            <text:p>663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string">
            <text:p>Unintentional Poisoning</text:p>
          </table:table-cell>
          <table:table-cell office:value-type="float" office:value="2441">
            <text:p>244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string">
            <text:p>Homicide Firearm</text:p>
          </table:table-cell>
          <table:table-cell office:value-type="float" office:value="1298">
            <text:p>129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string">
            <text:p>Suicide Poisoning</text:p>
          </table:table-cell>
          <table:table-cell office:value-type="float" office:value="1019">
            <text:p>101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string">
            <text:p>Suicide Firearm</text:p>
          </table:table-cell>
          <table:table-cell office:value-type="float" office:value="992">
            <text:p>99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string">
            <text:p>Undetermined Poisoning</text:p>
          </table:table-cell>
          <table:table-cell office:value-type="float" office:value="640">
            <text:p>64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string">
            <text:p>Suicide Suffocation</text:p>
          </table:table-cell>
          <table:table-cell office:value-type="float" office:value="596">
            <text:p>59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string">
            <text:p>Homicide TransportationRelated</text:p>
          </table:table-cell>
          <table:table-cell office:value-type="float" office:value="469">
            <text:p>46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string">
            <text:p>Homicide Cut/pierce</text:p>
          </table:table-cell>
          <table:table-cell office:value-type="float" office:value="395">
            <text:p>39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string">
            <text:p>Unintentional Fire/burn</text:p>
          </table:table-cell>
          <table:table-cell office:value-type="float" office:value="294">
            <text:p>29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string">
            <text:p>Homicide Suffocation</text:p>
          </table:table-cell>
          <table:table-cell office:value-type="float" office:value="282">
            <text:p>28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2">
            <text:p>12</text:p>
          </table:table-cell>
          <table:table-cell office:value-type="string">
            <text:p>Homicide Unspecified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3">
            <text:p>13</text:p>
          </table:table-cell>
          <table:table-cell office:value-type="string">
            <text:p>Unintentional Drowning</text:p>
          </table:table-cell>
          <table:table-cell office:value-type="float" office:value="184">
            <text:p>18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4">
            <text:p>14</text:p>
          </table:table-cell>
          <table:table-cell office:value-type="string">
            <text:p>Unintentional Fall</text:p>
          </table:table-cell>
          <table:table-cell office:value-type="float" office:value="172">
            <text:p>17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Unintentional Unspecified</text:p>
          </table:table-cell>
          <table:table-cell office:value-type="float" office:value="169">
            <text:p>16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6">
            <text:p>16</text:p>
          </table:table-cell>
          <table:table-cell office:value-type="string">
            <text:p>Unintentional Suffocation</text:p>
          </table:table-cell>
          <table:table-cell office:value-type="float" office:value="158">
            <text:p>15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7">
            <text:p>17</text:p>
          </table:table-cell>
          <table:table-cell office:value-type="string">
            <text:p>Adverse Effects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string">
            <text:p>Unintentional Other Transport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9">
            <text:p>19</text:p>
          </table:table-cell>
          <table:table-cell office:value-type="string">
            <text:p>Homicide Other Spec., NEC&lt;sup&gt;&lt;font size=2&gt;N&lt;/font&gt;&lt;/sup&gt;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Unintentional Pedestrian, Other</text:p>
          </table:table-cell>
          <table:table-cell office:value-type="float" office:value="97">
            <text:p>9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string">
            <text:p>Unintentional MV Traffic</text:p>
          </table:table-cell>
          <table:table-cell office:value-type="float" office:value="26154">
            <text:p>2615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string">
            <text:p>Suicide Firearm</text:p>
          </table:table-cell>
          <table:table-cell office:value-type="float" office:value="14377">
            <text:p>1437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string">
            <text:p>Unintentional Poisoning</text:p>
          </table:table-cell>
          <table:table-cell office:value-type="float" office:value="9718">
            <text:p>971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string">
            <text:p>Homicide Firearm</text:p>
          </table:table-cell>
          <table:table-cell office:value-type="float" office:value="8834">
            <text:p>883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string">
            <text:p>Unintentional Fall</text:p>
          </table:table-cell>
          <table:table-cell office:value-type="float" office:value="7970">
            <text:p>797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string">
            <text:p>Suicide Suffocation</text:p>
          </table:table-cell>
          <table:table-cell office:value-type="float" office:value="4846">
            <text:p>484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string">
            <text:p>Unintentional Unspecified</text:p>
          </table:table-cell>
          <table:table-cell office:value-type="float" office:value="3059">
            <text:p>305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string">
            <text:p>Suicide Poisoning</text:p>
          </table:table-cell>
          <table:table-cell office:value-type="float" office:value="2946">
            <text:p>294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string">
            <text:p>Unintentional Suffocation</text:p>
          </table:table-cell>
          <table:table-cell office:value-type="float" office:value="2494">
            <text:p>249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string">
            <text:p>Homicide TransportationRelated</text:p>
          </table:table-cell>
          <table:table-cell office:value-type="float" office:value="2264">
            <text:p>226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string">
            <text:p>Undetermined Poisoning</text:p>
          </table:table-cell>
          <table:table-cell office:value-type="float" office:value="1868">
            <text:p>186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2">
            <text:p>12</text:p>
          </table:table-cell>
          <table:table-cell office:value-type="string">
            <text:p>Unintentional Drowning</text:p>
          </table:table-cell>
          <table:table-cell office:value-type="float" office:value="1816">
            <text:p>181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3">
            <text:p>13</text:p>
          </table:table-cell>
          <table:table-cell office:value-type="string">
            <text:p>Unintentional Fire/burn</text:p>
          </table:table-cell>
          <table:table-cell office:value-type="float" office:value="1702">
            <text:p>170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4">
            <text:p>14</text:p>
          </table:table-cell>
          <table:table-cell office:value-type="string">
            <text:p>Adverse Effects</text:p>
          </table:table-cell>
          <table:table-cell office:value-type="float" office:value="1317">
            <text:p>131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Homicide Cut/pierce</text:p>
          </table:table-cell>
          <table:table-cell office:value-type="float" office:value="1313">
            <text:p>131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6">
            <text:p>16</text:p>
          </table:table-cell>
          <table:table-cell office:value-type="string">
            <text:p>Unintentional Other Transport</text:p>
          </table:table-cell>
          <table:table-cell office:value-type="float" office:value="1148">
            <text:p>114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7">
            <text:p>17</text:p>
          </table:table-cell>
          <table:table-cell office:value-type="string">
            <text:p>Unintentional Other Spec., classifiable</text:p>
          </table:table-cell>
          <table:table-cell office:value-type="float" office:value="1059">
            <text:p>105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string">
            <text:p>Unintentional Other Land Transport</text:p>
          </table:table-cell>
          <table:table-cell office:value-type="float" office:value="911">
            <text:p>91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9">
            <text:p>19</text:p>
          </table:table-cell>
          <table:table-cell office:value-type="string">
            <text:p>Unintentional Natural/ Environment</text:p>
          </table:table-cell>
          <table:table-cell office:value-type="float" office:value="856">
            <text:p>85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Unintentional Pedestrian, Other</text:p>
          </table:table-cell>
          <table:table-cell office:value-type="float" office:value="789">
            <text:p>78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string">
            <text:p>Unintentional MV Traffic</text:p>
          </table:table-cell>
          <table:table-cell office:value-type="float" office:value="11623">
            <text:p>1162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string">
            <text:p>Unintentional Fall</text:p>
          </table:table-cell>
          <table:table-cell office:value-type="float" office:value="6890">
            <text:p>689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string">
            <text:p>Unintentional Poisoning</text:p>
          </table:table-cell>
          <table:table-cell office:value-type="float" office:value="4112">
            <text:p>411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string">
            <text:p>Unintentional Unspecified</text:p>
          </table:table-cell>
          <table:table-cell office:value-type="float" office:value="4044">
            <text:p>404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string">
            <text:p>Suicide Poisoning</text:p>
          </table:table-cell>
          <table:table-cell office:value-type="float" office:value="2188">
            <text:p>218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6">
            <text:p>6</text:p>
          </table:table-cell>
          <table:table-cell office:value-type="string">
            <text:p>Unintentional Suffocation</text:p>
          </table:table-cell>
          <table:table-cell office:value-type="float" office:value="2158">
            <text:p>215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7">
            <text:p>7</text:p>
          </table:table-cell>
          <table:table-cell office:value-type="string">
            <text:p>Suicide Firearm</text:p>
          </table:table-cell>
          <table:table-cell office:value-type="float" office:value="2035">
            <text:p>203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string">
            <text:p>Homicide Firearm</text:p>
          </table:table-cell>
          <table:table-cell office:value-type="float" office:value="1668">
            <text:p>166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string">
            <text:p>Adverse Effects</text:p>
          </table:table-cell>
          <table:table-cell office:value-type="float" office:value="1629">
            <text:p>162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string">
            <text:p>Unintentional Fire/burn</text:p>
          </table:table-cell>
          <table:table-cell office:value-type="float" office:value="1142">
            <text:p>114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1">
            <text:p>11</text:p>
          </table:table-cell>
          <table:table-cell office:value-type="string">
            <text:p>Undetermined Poisoning</text:p>
          </table:table-cell>
          <table:table-cell office:value-type="float" office:value="988">
            <text:p>98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2">
            <text:p>12</text:p>
          </table:table-cell>
          <table:table-cell office:value-type="string">
            <text:p>Suicide Suffocation</text:p>
          </table:table-cell>
          <table:table-cell office:value-type="float" office:value="893">
            <text:p>89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3">
            <text:p>13</text:p>
          </table:table-cell>
          <table:table-cell office:value-type="string">
            <text:p>Homicide TransportationRelated</text:p>
          </table:table-cell>
          <table:table-cell office:value-type="float" office:value="726">
            <text:p>72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4">
            <text:p>14</text:p>
          </table:table-cell>
          <table:table-cell office:value-type="string">
            <text:p>Homicide Cut/pierce</text:p>
          </table:table-cell>
          <table:table-cell office:value-type="float" office:value="564">
            <text:p>56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Unintentional Natural/ Environment</text:p>
          </table:table-cell>
          <table:table-cell office:value-type="float" office:value="449">
            <text:p>44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6">
            <text:p>16</text:p>
          </table:table-cell>
          <table:table-cell office:value-type="string">
            <text:p>Homicide Unspecified</text:p>
          </table:table-cell>
          <table:table-cell office:value-type="float" office:value="417">
            <text:p>41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7">
            <text:p>17</text:p>
          </table:table-cell>
          <table:table-cell office:value-type="string">
            <text:p>Unintentional Drowning</text:p>
          </table:table-cell>
          <table:table-cell office:value-type="float" office:value="394">
            <text:p>39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string">
            <text:p>Homicide Suffocation</text:p>
          </table:table-cell>
          <table:table-cell office:value-type="float" office:value="389">
            <text:p>38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19">
            <text:p>19</text:p>
          </table:table-cell>
          <table:table-cell office:value-type="string">
            <text:p>Unintentional Other Spec., NEC&lt;sup&gt;&lt;font size=2&gt;N&lt;/font&gt;&lt;/sup&gt;</text:p>
          </table:table-cell>
          <table:table-cell office:value-type="float" office:value="338">
            <text:p>33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Unintentional Pedestrian, Other</text:p>
          </table:table-cell>
          <table:table-cell office:value-type="float" office:value="269">
            <text:p>26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string">
            <text:p>Unintentional MV Traffic</text:p>
          </table:table-cell>
          <table:table-cell office:value-type="float" office:value="12448">
            <text:p>1244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string">
            <text:p>Unintentional Poisoning</text:p>
          </table:table-cell>
          <table:table-cell office:value-type="float" office:value="11895">
            <text:p>1189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string">
            <text:p>Homicide Firearm</text:p>
          </table:table-cell>
          <table:table-cell office:value-type="float" office:value="7765">
            <text:p>776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string">
            <text:p>Suicide Firearm</text:p>
          </table:table-cell>
          <table:table-cell office:value-type="float" office:value="6577">
            <text:p>657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string">
            <text:p>Suicide Suffocation</text:p>
          </table:table-cell>
          <table:table-cell office:value-type="float" office:value="4478">
            <text:p>447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string">
            <text:p>Suicide Poisoning</text:p>
          </table:table-cell>
          <table:table-cell office:value-type="float" office:value="1351">
            <text:p>135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string">
            <text:p>Unintentional Drowning</text:p>
          </table:table-cell>
          <table:table-cell office:value-type="float" office:value="1312">
            <text:p>131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string">
            <text:p>Homicide Cut/pierce</text:p>
          </table:table-cell>
          <table:table-cell office:value-type="float" office:value="944">
            <text:p>94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string">
            <text:p>Undetermined Poisoning</text:p>
          </table:table-cell>
          <table:table-cell office:value-type="float" office:value="915">
            <text:p>91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string">
            <text:p>Unintentional Fall</text:p>
          </table:table-cell>
          <table:table-cell office:value-type="float" office:value="817">
            <text:p>81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string">
            <text:p>Unintentional Other Land Transport</text:p>
          </table:table-cell>
          <table:table-cell office:value-type="float" office:value="463">
            <text:p>46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string">
            <text:p>Unintentional Other Spec., classifiable</text:p>
          </table:table-cell>
          <table:table-cell office:value-type="float" office:value="455">
            <text:p>45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3">
            <text:p>13</text:p>
          </table:table-cell>
          <table:table-cell office:value-type="string">
            <text:p>Homicide Unspecified</text:p>
          </table:table-cell>
          <table:table-cell office:value-type="float" office:value="433">
            <text:p>43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4">
            <text:p>14</text:p>
          </table:table-cell>
          <table:table-cell office:value-type="string">
            <text:p>Unintentional Suffocation</text:p>
          </table:table-cell>
          <table:table-cell office:value-type="float" office:value="408">
            <text:p>40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Suicide Fall</text:p>
          </table:table-cell>
          <table:table-cell office:value-type="float" office:value="328">
            <text:p>32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6">
            <text:p>16</text:p>
          </table:table-cell>
          <table:table-cell office:value-type="string">
            <text:p>Unintentional Pedestrian, Other</text:p>
          </table:table-cell>
          <table:table-cell office:value-type="float" office:value="327">
            <text:p>32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string">
            <text:p>Unintentional Fire/burn</text:p>
          </table:table-cell>
          <table:table-cell office:value-type="float" office:value="322">
            <text:p>32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string">
            <text:p>Unintentional Firearm</text:p>
          </table:table-cell>
          <table:table-cell office:value-type="float" office:value="293">
            <text:p>29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9">
            <text:p>19</text:p>
          </table:table-cell>
          <table:table-cell office:value-type="string">
            <text:p>Unintentional Unspecified</text:p>
          </table:table-cell>
          <table:table-cell office:value-type="float" office:value="271">
            <text:p>27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string">
            <text:p>Unintentional Other Transport</text:p>
          </table:table-cell>
          <table:table-cell office:value-type="float" office:value="270">
            <text:p>27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string">
            <text:p>Unintentional Poisoning</text:p>
          </table:table-cell>
          <table:table-cell office:value-type="float" office:value="5531">
            <text:p>553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string">
            <text:p>Unintentional MV Traffic</text:p>
          </table:table-cell>
          <table:table-cell office:value-type="float" office:value="4686">
            <text:p>468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string">
            <text:p>Homicide Firearm</text:p>
          </table:table-cell>
          <table:table-cell office:value-type="float" office:value="1128">
            <text:p>112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string">
            <text:p>Suicide Suffocation</text:p>
          </table:table-cell>
          <table:table-cell office:value-type="float" office:value="1095">
            <text:p>109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string">
            <text:p>Suicide Poisoning</text:p>
          </table:table-cell>
          <table:table-cell office:value-type="float" office:value="1086">
            <text:p>108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string">
            <text:p>Suicide Firearm</text:p>
          </table:table-cell>
          <table:table-cell office:value-type="float" office:value="977">
            <text:p>97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string">
            <text:p>Undetermined Poisoning</text:p>
          </table:table-cell>
          <table:table-cell office:value-type="float" office:value="659">
            <text:p>65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string">
            <text:p>Homicide Cut/pierce</text:p>
          </table:table-cell>
          <table:table-cell office:value-type="float" office:value="263">
            <text:p>26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string">
            <text:p>Unintentional Drowning</text:p>
          </table:table-cell>
          <table:table-cell office:value-type="float" office:value="229">
            <text:p>22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string">
            <text:p>Homicide Unspecified</text:p>
          </table:table-cell>
          <table:table-cell office:value-type="float" office:value="207">
            <text:p>20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string">
            <text:p>Homicide Suffocation</text:p>
          </table:table-cell>
          <table:table-cell office:value-type="float" office:value="203">
            <text:p>20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string">
            <text:p>Unintentional Fire/burn</text:p>
          </table:table-cell>
          <table:table-cell office:value-type="float" office:value="194">
            <text:p>19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3">
            <text:p>13</text:p>
          </table:table-cell>
          <table:table-cell office:value-type="string">
            <text:p>Unintentional Fall</text:p>
          </table:table-cell>
          <table:table-cell office:value-type="float" office:value="186">
            <text:p>18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4">
            <text:p>14</text:p>
          </table:table-cell>
          <table:table-cell office:value-type="string">
            <text:p>Unintentional Suffocation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Unintentional Other Land Transport</text:p>
          </table:table-cell>
          <table:table-cell office:value-type="float" office:value="124">
            <text:p>12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6">
            <text:p>16</text:p>
          </table:table-cell>
          <table:table-cell office:value-type="string">
            <text:p>Adverse Effects</text:p>
          </table:table-cell>
          <table:table-cell office:value-type="float" office:value="119">
            <text:p>11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string">
            <text:p>Unintentional Unspecified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string">
            <text:p>Unintentional Other Spec., classifiable</text:p>
          </table:table-cell>
          <table:table-cell office:value-type="float" office:value="84">
            <text:p>8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9">
            <text:p>19</text:p>
          </table:table-cell>
          <table:table-cell office:value-type="string">
            <text:p>Suicide Fall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5-44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string">
            <text:p>Unintentional Pedestrian, Other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string">
            <text:p>Unintentional MV Traffic</text:p>
          </table:table-cell>
          <table:table-cell office:value-type="float" office:value="21971">
            <text:p>2197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string">
            <text:p>Unintentional Poisoning</text:p>
          </table:table-cell>
          <table:table-cell office:value-type="float" office:value="20902">
            <text:p>2090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string">
            <text:p>Suicide Firearm</text:p>
          </table:table-cell>
          <table:table-cell office:value-type="float" office:value="16640">
            <text:p>1664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string">
            <text:p>Unintentional Fall</text:p>
          </table:table-cell>
          <table:table-cell office:value-type="float" office:value="12991">
            <text:p>1299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string">
            <text:p>Homicide Firearm</text:p>
          </table:table-cell>
          <table:table-cell office:value-type="float" office:value="8646">
            <text:p>864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string">
            <text:p>Suicide Suffocation</text:p>
          </table:table-cell>
          <table:table-cell office:value-type="float" office:value="7230">
            <text:p>723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string">
            <text:p>Suicide Poisoning</text:p>
          </table:table-cell>
          <table:table-cell office:value-type="float" office:value="3549">
            <text:p>354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string">
            <text:p>Unintentional Suffocation</text:p>
          </table:table-cell>
          <table:table-cell office:value-type="float" office:value="2841">
            <text:p>284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string">
            <text:p>Unintentional Unspecified</text:p>
          </table:table-cell>
          <table:table-cell office:value-type="float" office:value="2575">
            <text:p>257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string">
            <text:p>Unintentional Drowning</text:p>
          </table:table-cell>
          <table:table-cell office:value-type="float" office:value="2285">
            <text:p>228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string">
            <text:p>Undetermined Poisoning</text:p>
          </table:table-cell>
          <table:table-cell office:value-type="float" office:value="1683">
            <text:p>168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string">
            <text:p>Unintentional Fire/burn</text:p>
          </table:table-cell>
          <table:table-cell office:value-type="float" office:value="1479">
            <text:p>147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3">
            <text:p>13</text:p>
          </table:table-cell>
          <table:table-cell office:value-type="string">
            <text:p>Homicide Cut/pierce</text:p>
          </table:table-cell>
          <table:table-cell office:value-type="float" office:value="1279">
            <text:p>127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4">
            <text:p>14</text:p>
          </table:table-cell>
          <table:table-cell office:value-type="string">
            <text:p>Adverse Effects</text:p>
          </table:table-cell>
          <table:table-cell office:value-type="float" office:value="1126">
            <text:p>112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Unintentional Other Spec., classifiable</text:p>
          </table:table-cell>
          <table:table-cell office:value-type="float" office:value="1096">
            <text:p>109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6">
            <text:p>16</text:p>
          </table:table-cell>
          <table:table-cell office:value-type="string">
            <text:p>Unintentional Natural/ Environment</text:p>
          </table:table-cell>
          <table:table-cell office:value-type="float" office:value="1018">
            <text:p>101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string">
            <text:p>Unintentional Other Land Transport</text:p>
          </table:table-cell>
          <table:table-cell office:value-type="float" office:value="966">
            <text:p>966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string">
            <text:p>Homicide Unspecified</text:p>
          </table:table-cell>
          <table:table-cell office:value-type="float" office:value="899">
            <text:p>89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9">
            <text:p>19</text:p>
          </table:table-cell>
          <table:table-cell office:value-type="string">
            <text:p>Unintentional Other Transport</text:p>
          </table:table-cell>
          <table:table-cell office:value-type="float" office:value="707">
            <text:p>70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string">
            <text:p>Unintentional Pedestrian, Other</text:p>
          </table:table-cell>
          <table:table-cell office:value-type="float" office:value="683">
            <text:p>68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string">
            <text:p>Unintentional Fall</text:p>
          </table:table-cell>
          <table:table-cell office:value-type="float" office:value="12933">
            <text:p>1293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string">
            <text:p>Unintentional Poisoning</text:p>
          </table:table-cell>
          <table:table-cell office:value-type="float" office:value="11821">
            <text:p>1182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string">
            <text:p>Unintentional MV Traffic</text:p>
          </table:table-cell>
          <table:table-cell office:value-type="float" office:value="9281">
            <text:p>9281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string">
            <text:p>Unintentional Unspecified</text:p>
          </table:table-cell>
          <table:table-cell office:value-type="float" office:value="3054">
            <text:p>305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string">
            <text:p>Suicide Poisoning</text:p>
          </table:table-cell>
          <table:table-cell office:value-type="float" office:value="2999">
            <text:p>299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string">
            <text:p>Suicide Firearm</text:p>
          </table:table-cell>
          <table:table-cell office:value-type="float" office:value="2375">
            <text:p>237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string">
            <text:p>Unintentional Suffocation</text:p>
          </table:table-cell>
          <table:table-cell office:value-type="float" office:value="2175">
            <text:p>2175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string">
            <text:p>Suicide Suffocation</text:p>
          </table:table-cell>
          <table:table-cell office:value-type="float" office:value="1730">
            <text:p>1730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string">
            <text:p>Homicide Firearm</text:p>
          </table:table-cell>
          <table:table-cell office:value-type="float" office:value="1592">
            <text:p>159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string">
            <text:p>Undetermined Poisoning</text:p>
          </table:table-cell>
          <table:table-cell office:value-type="float" office:value="1449">
            <text:p>1449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1">
            <text:p>11</text:p>
          </table:table-cell>
          <table:table-cell office:value-type="string">
            <text:p>Adverse Effects</text:p>
          </table:table-cell>
          <table:table-cell office:value-type="float" office:value="1292">
            <text:p>1292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2">
            <text:p>12</text:p>
          </table:table-cell>
          <table:table-cell office:value-type="string">
            <text:p>Unintentional Fire/burn</text:p>
          </table:table-cell>
          <table:table-cell office:value-type="float" office:value="1033">
            <text:p>103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3">
            <text:p>13</text:p>
          </table:table-cell>
          <table:table-cell office:value-type="string">
            <text:p>Unintentional Drowning</text:p>
          </table:table-cell>
          <table:table-cell office:value-type="float" office:value="608">
            <text:p>60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4">
            <text:p>14</text:p>
          </table:table-cell>
          <table:table-cell office:value-type="string">
            <text:p>Homicide Unspecified</text:p>
          </table:table-cell>
          <table:table-cell office:value-type="float" office:value="458">
            <text:p>458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Unintentional Natural/ Environment</text:p>
          </table:table-cell>
          <table:table-cell office:value-type="float" office:value="447">
            <text:p>44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6">
            <text:p>16</text:p>
          </table:table-cell>
          <table:table-cell office:value-type="string">
            <text:p>Homicide Cut/pierce</text:p>
          </table:table-cell>
          <table:table-cell office:value-type="float" office:value="424">
            <text:p>424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7">
            <text:p>17</text:p>
          </table:table-cell>
          <table:table-cell office:value-type="string">
            <text:p>Unintentional Other Spec., NEC&lt;sup&gt;&lt;font size=2&gt;N&lt;/font&gt;&lt;/sup&gt;</text:p>
          </table:table-cell>
          <table:table-cell office:value-type="float" office:value="333">
            <text:p>33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8">
            <text:p>18</text:p>
          </table:table-cell>
          <table:table-cell office:value-type="string">
            <text:p>Homicide Suffocation</text:p>
          </table:table-cell>
          <table:table-cell office:value-type="float" office:value="313">
            <text:p>313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9">
            <text:p>19</text:p>
          </table:table-cell>
          <table:table-cell office:value-type="string">
            <text:p>Unintentional Other Spec., classifiable</text:p>
          </table:table-cell>
          <table:table-cell office:value-type="float" office:value="247">
            <text:p>247</text:p>
          </table:table-cell>
          <table:table-cell table:number-columns-repeated="101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Females</text:p>
          </table:table-cell>
          <table:table-cell office:value-type="string">
            <text:p>All Races,</text:p>
          </table:table-cell>
          <table:table-cell office:value-type="string">
            <text:p>18-85 yrs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string">
            <text:p>Unintentional Other Land Transport</text:p>
          </table:table-cell>
          <table:table-cell office:value-type="float" office:value="243">
            <text:p>243</text:p>
          </table:table-cell>
          <table:table-cell table:number-columns-repeated="1015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 extract totals" table:style-name="ta9" table:print="false">
        <table:table-column table:style-name="co7" table:number-columns-repeated="4" table:default-cell-style-name="Excel_20_Built-in_20_Normal"/>
        <table:table-column table:style-name="co13" table:default-cell-style-name="Excel_20_Built-in_20_Normal"/>
        <table:table-column table:style-name="co7" table:number-columns-repeated="2" table:default-cell-style-name="Excel_20_Built-in_20_Normal"/>
        <table:table-column table:style-name="co44" table:default-cell-style-name="Excel_20_Built-in_20_Normal"/>
        <table:table-column table:style-name="co7" table:default-cell-style-name="Excel_20_Built-in_20_Normal"/>
        <table:table-column table:style-name="co45" table:default-cell-style-name="Excel_20_Built-in_20_Normal"/>
        <table:table-column table:style-name="co7" table:default-cell-style-name="Excel_20_Built-in_20_Normal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7" table:number-columns-repeated="1011" table:default-cell-style-name="Excel_20_Built-in_20_Normal"/>
        <table:table-row table:style-name="ro1">
          <table:table-cell table:style-name="ce12" office:value-type="string" table:number-columns-spanned="7" table:number-rows-spanned="1">
            <text:p>Fatal injuries by sex, broad age group, and broad cause, U.S. 2001 and 2010</text:p>
          </table:table-cell>
          <table:covered-table-cell table:number-columns-repeated="6" table:style-name="ce1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x</text:p>
          </table:table-cell>
          <table:table-cell office:value-type="string">
            <text:p>Race</text:p>
          </table:table-cell>
          <table:table-cell office:value-type="string">
            <text:p>State</text:p>
          </table:table-cell>
          <table:table-cell office:value-type="string">
            <text:p>Ethnicity</text:p>
          </table:table-cell>
          <table:table-cell office:value-type="string">
            <text:p>Age Group</text:p>
          </table:table-cell>
          <table:table-cell office:value-type="string">
            <text:p>First Year</text:p>
          </table:table-cell>
          <table:table-cell office:value-type="string">
            <text:p>Last Year</text:p>
          </table:table-cell>
          <table:table-cell office:value-type="string">
            <text:p>Cause of Death</text:p>
          </table:table-cell>
          <table:table-cell office:value-type="string">
            <text:p>Deaths</text:p>
          </table:table-cell>
          <table:table-cell office:value-type="string">
            <text:p>Population</text:p>
          </table:table-cell>
          <table:table-cell office:value-type="string">
            <text:p>Crude Rate</text:p>
          </table:table-cell>
          <table:table-cell/>
          <table:table-cell office:value-type="string">
            <text:p>source and notes</text:p>
          </table:table-cell>
          <table:table-cell table:number-columns-repeated="1011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ll Injury</text:p>
          </table:table-cell>
          <table:table-cell office:value-type="float" office:value="58204">
            <text:p>58204</text:p>
          </table:table-cell>
          <table:table-cell office:value-type="float" office:value="63053946">
            <text:p>63053946</text:p>
          </table:table-cell>
          <table:table-cell office:value-type="float" office:value="92.31">
            <text:p>92.31</text:p>
          </table:table-cell>
          <table:table-cell/>
          <table:table-cell office:value-type="string">
            <text:p>Data Source: NCHS Vital Statistics System for numbers of deaths. Bureau of Census for population estimates. </text:p>
          </table:table-cell>
          <table:table-cell table:number-columns-repeated="1011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ll Injury</text:p>
          </table:table-cell>
          <table:table-cell office:value-type="float" office:value="17284">
            <text:p>17284</text:p>
          </table:table-cell>
          <table:table-cell office:value-type="float" office:value="61766194">
            <text:p>61766194</text:p>
          </table:table-cell>
          <table:table-cell office:value-type="float" office:value="27.98">
            <text:p>27.98</text:p>
          </table:table-cell>
          <table:table-cell/>
          <table:table-cell office:value-type="string">
            <text:p>http://webappa.cdc.gov/sasweb/ncipc/mortrate10_us.html</text:p>
          </table:table-cell>
          <table:table-cell table:number-columns-repeated="1011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ll Injury</text:p>
          </table:table-cell>
          <table:table-cell office:value-type="float" office:value="75488">
            <text:p>75488</text:p>
          </table:table-cell>
          <table:table-cell office:value-type="float" office:value="124820140">
            <text:p>124820140</text:p>
          </table:table-cell>
          <table:table-cell office:value-type="float" office:value="60.48">
            <text:p>60.48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ll Injury</text:p>
          </table:table-cell>
          <table:table-cell office:value-type="float" office:value="101688">
            <text:p>101688</text:p>
          </table:table-cell>
          <table:table-cell office:value-type="float" office:value="102733988">
            <text:p>102733988</text:p>
          </table:table-cell>
          <table:table-cell office:value-type="float" office:value="98.98">
            <text:p>98.98</text:p>
          </table:table-cell>
          <table:table-cell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ll Injury</text:p>
          </table:table-cell>
          <table:table-cell office:value-type="float" office:value="43474">
            <text:p>43474</text:p>
          </table:table-cell>
          <table:table-cell office:value-type="float" office:value="109611174">
            <text:p>109611174</text:p>
          </table:table-cell>
          <table:table-cell office:value-type="float" office:value="39.66">
            <text:p>39.66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All Injury</text:p>
          </table:table-cell>
          <table:table-cell office:value-type="float" office:value="145162">
            <text:p>145162</text:p>
          </table:table-cell>
          <table:table-cell office:value-type="float" office:value="212345162">
            <text:p>212345162</text:p>
          </table:table-cell>
          <table:table-cell office:value-type="float" office:value="68.36">
            <text:p>68.36</text:p>
          </table:table-cell>
          <table:table-cell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54713">
            <text:p>54713</text:p>
          </table:table-cell>
          <table:table-cell office:value-type="float" office:value="63385932">
            <text:p>63385932</text:p>
          </table:table-cell>
          <table:table-cell office:value-type="float" office:value="86.32">
            <text:p>86.32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17788">
            <text:p>17788</text:p>
          </table:table-cell>
          <table:table-cell office:value-type="float" office:value="62374964">
            <text:p>62374964</text:p>
          </table:table-cell>
          <table:table-cell office:value-type="float" office:value="28.52">
            <text:p>28.52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72501">
            <text:p>72501</text:p>
          </table:table-cell>
          <table:table-cell office:value-type="float" office:value="125760896">
            <text:p>125760896</text:p>
          </table:table-cell>
          <table:table-cell office:value-type="float" office:value="57.65">
            <text:p>57.65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116323">
            <text:p>116323</text:p>
          </table:table-cell>
          <table:table-cell office:value-type="float" office:value="113836190">
            <text:p>113836190</text:p>
          </table:table-cell>
          <table:table-cell office:value-type="float" office:value="102.18">
            <text:p>102.18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55417">
            <text:p>55417</text:p>
          </table:table-cell>
          <table:table-cell office:value-type="float" office:value="120727881">
            <text:p>120727881</text:p>
          </table:table-cell>
          <table:table-cell office:value-type="float" office:value="45.9">
            <text:p>45.9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171740">
            <text:p>171740</text:p>
          </table:table-cell>
          <table:table-cell office:value-type="float" office:value="234564071">
            <text:p>234564071</text:p>
          </table:table-cell>
          <table:table-cell office:value-type="float" office:value="73.22">
            <text:p>73.22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45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64094">
            <text:p>64094</text:p>
          </table:table-cell>
          <table:table-cell office:value-type="float" office:value="57106467">
            <text:p>57106467</text:p>
          </table:table-cell>
          <table:table-cell office:value-type="float" office:value="112.24">
            <text:p>112.24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45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38536">
            <text:p>38536</text:p>
          </table:table-cell>
          <table:table-cell office:value-type="float" office:value="64650962">
            <text:p>64650962</text:p>
          </table:table-cell>
          <table:table-cell office:value-type="float" office:value="59.61">
            <text:p>59.61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45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All Injury</text:p>
          </table:table-cell>
          <table:table-cell office:value-type="float" office:value="102630">
            <text:p>102630</text:p>
          </table:table-cell>
          <table:table-cell office:value-type="float" office:value="121757429">
            <text:p>121757429</text:p>
          </table:table-cell>
          <table:table-cell office:value-type="float" office:value="84.29">
            <text:p>84.29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Homicide Injury</text:p>
          </table:table-cell>
          <table:table-cell office:value-type="float" office:value="11820">
            <text:p>11820</text:p>
          </table:table-cell>
          <table:table-cell office:value-type="float" office:value="63053946">
            <text:p>63053946</text:p>
          </table:table-cell>
          <table:table-cell office:value-type="float" office:value="18.75">
            <text:p>18.75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Homicide Injury</text:p>
          </table:table-cell>
          <table:table-cell office:value-type="float" office:value="2949">
            <text:p>2949</text:p>
          </table:table-cell>
          <table:table-cell office:value-type="float" office:value="61766194">
            <text:p>61766194</text:p>
          </table:table-cell>
          <table:table-cell office:value-type="float" office:value="4.77">
            <text:p>4.77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Homicide Injury</text:p>
          </table:table-cell>
          <table:table-cell office:value-type="float" office:value="14769">
            <text:p>14769</text:p>
          </table:table-cell>
          <table:table-cell office:value-type="float" office:value="124820140">
            <text:p>124820140</text:p>
          </table:table-cell>
          <table:table-cell office:value-type="float" office:value="11.83">
            <text:p>11.83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Homicide Injury</text:p>
          </table:table-cell>
          <table:table-cell office:value-type="float" office:value="14284">
            <text:p>14284</text:p>
          </table:table-cell>
          <table:table-cell office:value-type="float" office:value="102733988">
            <text:p>102733988</text:p>
          </table:table-cell>
          <table:table-cell office:value-type="float" office:value="13.9">
            <text:p>13.9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Homicide Injury</text:p>
          </table:table-cell>
          <table:table-cell office:value-type="float" office:value="4183">
            <text:p>4183</text:p>
          </table:table-cell>
          <table:table-cell office:value-type="float" office:value="109611174">
            <text:p>109611174</text:p>
          </table:table-cell>
          <table:table-cell office:value-type="float" office:value="3.82">
            <text:p>3.82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Homicide Injury</text:p>
          </table:table-cell>
          <table:table-cell office:value-type="float" office:value="18467">
            <text:p>18467</text:p>
          </table:table-cell>
          <table:table-cell office:value-type="float" office:value="212345162">
            <text:p>212345162</text:p>
          </table:table-cell>
          <table:table-cell office:value-type="float" office:value="8.7">
            <text:p>8.7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Homicide Injury</text:p>
          </table:table-cell>
          <table:table-cell office:value-type="float" office:value="9519">
            <text:p>9519</text:p>
          </table:table-cell>
          <table:table-cell office:value-type="float" office:value="63385932">
            <text:p>63385932</text:p>
          </table:table-cell>
          <table:table-cell office:value-type="float" office:value="15.02">
            <text:p>15.02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Homicide Injury</text:p>
          </table:table-cell>
          <table:table-cell office:value-type="float" office:value="1890">
            <text:p>1890</text:p>
          </table:table-cell>
          <table:table-cell office:value-type="float" office:value="62374964">
            <text:p>62374964</text:p>
          </table:table-cell>
          <table:table-cell office:value-type="float" office:value="3.03">
            <text:p>3.03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Homicide Injury</text:p>
          </table:table-cell>
          <table:table-cell office:value-type="float" office:value="11409">
            <text:p>11409</text:p>
          </table:table-cell>
          <table:table-cell office:value-type="float" office:value="125760896">
            <text:p>125760896</text:p>
          </table:table-cell>
          <table:table-cell office:value-type="float" office:value="9.07">
            <text:p>9.07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Homicide Injury</text:p>
          </table:table-cell>
          <table:table-cell office:value-type="float" office:value="11581">
            <text:p>11581</text:p>
          </table:table-cell>
          <table:table-cell office:value-type="float" office:value="113836190">
            <text:p>113836190</text:p>
          </table:table-cell>
          <table:table-cell office:value-type="float" office:value="10.17">
            <text:p>10.17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Homicide Injury</text:p>
          </table:table-cell>
          <table:table-cell office:value-type="float" office:value="2978">
            <text:p>2978</text:p>
          </table:table-cell>
          <table:table-cell office:value-type="float" office:value="120727881">
            <text:p>120727881</text:p>
          </table:table-cell>
          <table:table-cell office:value-type="float" office:value="2.47">
            <text:p>2.47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8 to 85+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Homicide Injury</text:p>
          </table:table-cell>
          <table:table-cell office:value-type="float" office:value="14559">
            <text:p>14559</text:p>
          </table:table-cell>
          <table:table-cell office:value-type="float" office:value="234564071">
            <text:p>234564071</text:p>
          </table:table-cell>
          <table:table-cell office:value-type="float" office:value="6.21">
            <text:p>6.21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Suicide Injury</text:p>
          </table:table-cell>
          <table:table-cell office:value-type="float" office:value="12788">
            <text:p>12788</text:p>
          </table:table-cell>
          <table:table-cell office:value-type="float" office:value="63053946">
            <text:p>63053946</text:p>
          </table:table-cell>
          <table:table-cell office:value-type="float" office:value="20.28">
            <text:p>20.28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Suicide Injury</text:p>
          </table:table-cell>
          <table:table-cell office:value-type="float" office:value="2888">
            <text:p>2888</text:p>
          </table:table-cell>
          <table:table-cell office:value-type="float" office:value="61766194">
            <text:p>61766194</text:p>
          </table:table-cell>
          <table:table-cell office:value-type="float" office:value="4.68">
            <text:p>4.68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01">
            <text:p>2001</text:p>
          </table:table-cell>
          <table:table-cell office:value-type="string">
            <text:p>Suicide Injury</text:p>
          </table:table-cell>
          <table:table-cell office:value-type="float" office:value="15676">
            <text:p>15676</text:p>
          </table:table-cell>
          <table:table-cell office:value-type="float" office:value="124820140">
            <text:p>124820140</text:p>
          </table:table-cell>
          <table:table-cell office:value-type="float" office:value="12.56">
            <text:p>12.56</text:p>
          </table:table-cell>
          <table:table-cell table:number-columns-repeated="1013"/>
        </table:table-row>
        <table:table-row table:style-name="ro1">
          <table:table-cell office:value-type="string">
            <text:p>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Suicide Injury</text:p>
          </table:table-cell>
          <table:table-cell office:value-type="float" office:value="13447">
            <text:p>13447</text:p>
          </table:table-cell>
          <table:table-cell office:value-type="float" office:value="63385932">
            <text:p>63385932</text:p>
          </table:table-cell>
          <table:table-cell office:value-type="float" office:value="21.21">
            <text:p>21.21</text:p>
          </table:table-cell>
          <table:table-cell table:number-columns-repeated="1013"/>
        </table:table-row>
        <table:table-row table:style-name="ro1">
          <table:table-cell office:value-type="string">
            <text:p>Females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Suicide Injury</text:p>
          </table:table-cell>
          <table:table-cell office:value-type="float" office:value="3459">
            <text:p>3459</text:p>
          </table:table-cell>
          <table:table-cell office:value-type="float" office:value="62374964">
            <text:p>62374964</text:p>
          </table:table-cell>
          <table:table-cell office:value-type="float" office:value="5.55">
            <text:p>5.55</text:p>
          </table:table-cell>
          <table:table-cell table:number-columns-repeated="1013"/>
        </table:table-row>
        <table:table-row table:style-name="ro1">
          <table:table-cell office:value-type="string">
            <text:p>Total</text:p>
          </table:table-cell>
          <table:table-cell office:value-type="string">
            <text:p>All Races</text:p>
          </table:table-cell>
          <table:table-cell office:value-type="string">
            <text:p>United States</text:p>
          </table:table-cell>
          <table:table-cell office:value-type="string">
            <text:p>Both</text:p>
          </table:table-cell>
          <table:table-cell office:value-type="string">
            <text:p>Ages 15 to 44</text:p>
          </table:table-cell>
          <table:table-cell table:number-columns-repeated="2" office:value-type="float" office:value="2010">
            <text:p>2010</text:p>
          </table:table-cell>
          <table:table-cell office:value-type="string">
            <text:p>Suicide Injury</text:p>
          </table:table-cell>
          <table:table-cell office:value-type="float" office:value="16906">
            <text:p>16906</text:p>
          </table:table-cell>
          <table:table-cell office:value-type="float" office:value="125760896">
            <text:p>125760896</text:p>
          </table:table-cell>
          <table:table-cell office:value-type="float" office:value="13.44">
            <text:p>13.44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4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n_20__26__20_women_20_injuries" style:display-name="PageStyle_men &amp; women inju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ding_20_causes_20_2001" style:display-name="PageStyle_leading causes 2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ding_20_causes_20_2010" style:display-name="PageStyle_leading causes 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ison_20_with_20_NHAMCS" style:display-name="PageStyle_comparison with NHAM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tal_20_causes_20_2001_20__26__20_2010" style:display-name="PageStyle_fatal causes 2001 &amp; 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fatal_20_extract_20_causes" style:display-name="PageStyle_non-fatal extract ca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fatal_20_extract_20_totals" style:display-name="PageStyle_non-fatal extract tot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tal_20_extract_20_causes" style:display-name="PageStyle_fatal extract ca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tal_20_extract_20_totals" style:display-name="PageStyle_fatal extract tot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6569" meta:object-count="0"/>
    <meta:generator>OpenOffice/4.1.1$Win32 OpenOffice.org_project/411m6$Build-9775</meta:generator>
  </office:meta>
</office:document-meta>
</file>